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5.12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4.12cm"/>
    </style:style>
    <style:style style:name="co12" style:family="table-column">
      <style:table-column-properties fo:break-before="auto" style:column-width="3.976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3.512cm"/>
    </style:style>
    <style:style style:name="co15" style:family="table-column">
      <style:table-column-properties fo:break-before="auto" style:column-width="6.299cm"/>
    </style:style>
    <style:style style:name="co16" style:family="table-column">
      <style:table-column-properties fo:break-before="auto" style:column-width="2.641cm"/>
    </style:style>
    <style:style style:name="co17" style:family="table-column">
      <style:table-column-properties fo:break-before="auto" style:column-width="3.494cm"/>
    </style:style>
    <style:style style:name="co18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ls" table:style-name="ta1">
        <office:forms form:automatic-focus="false" form:apply-design-mode="false"/>
        <table:shapes>
          <draw:frame draw:z-index="0" draw:style-name="gr1" draw:text-style-name="P1" svg:width="15.999cm" svg:height="8.999cm" svg:x="31.302cm" svg:y="5.309cm">
            <draw:object draw:notify-on-update-of-ranges="tls.K3:tls.K10 tls.L2:tls.L2 tls.L3:tls.L10 tls.M2:tls.M2 tls.M3:tls.M10 tls.N2:tls.N2 tls.N3:tls.N10 tls.O2:tls.O2 tls.O3:tls.O10 tls.P2:tls.P2 tls.P3:tls.P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11" table:default-cell-style-name="Default"/>
        <table:table-row table:style-name="ro1">
          <table:table-cell table:number-columns-repeated="7"/>
          <table:table-cell office:value-type="string" calcext:value-type="string">
            <text:p>multimedi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ileset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compressionrate</text:p>
          </table:table-cell>
          <table:table-cell office:value-type="string" calcext:value-type="string">
            <text:p>restore</text:p>
          </table:table-cell>
          <table:table-cell office:value-type="string" calcext:value-type="string">
            <text:p>B MiB/s</text:p>
          </table:table-cell>
          <table:table-cell office:value-type="string" calcext:value-type="string">
            <text:p>R MiB/s</text:p>
          </table:table-cell>
          <table:table-cell/>
          <table:table-cell office:value-type="string" calcext:value-type="string">
            <text:p>Multimedia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ultimedia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0" calcext:value-type="float">
            <text:p>0</text:p>
          </table:table-cell>
          <table:table-cell office:value-type="float" office:value="681094" calcext:value-type="float">
            <text:p>681094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3]/1024" office:value-type="float" office:value="665.130859375" calcext:value-type="float">
            <text:p>665,13</text:p>
          </table:table-cell>
          <table:table-cell table:formula="of:=[.G3]/1024" office:value-type="float" office:value="665.12900390625" calcext:value-type="float">
            <text:p>665,13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3:.H7])" office:value-type="float" office:value="665.130859375" calcext:value-type="float">
            <text:p>665,130859375</text:p>
          </table:table-cell>
          <table:table-cell office:value-type="float" office:value="604.664453125" calcext:value-type="float">
            <text:p>604,664453125</text:p>
          </table:table-cell>
          <table:table-cell table:style-name="Default" office:value-type="float" office:value="665.130859375" calcext:value-type="float">
            <text:p>665,130859375</text:p>
          </table:table-cell>
          <table:table-cell office:value-type="float" office:value="604.664453125" calcext:value-type="float">
            <text:p>604,664453125</text:p>
          </table:table-cell>
          <table:table-cell office:value-type="float" office:value="665.130859375" calcext:value-type="float">
            <text:p>665,13085937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3:.I7])" office:value-type="float" office:value="665.12900390625" calcext:value-type="float">
            <text:p>665,129003906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65.12900390625" calcext:value-type="float">
            <text:p>665,12900390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1" calcext:value-type="float">
            <text:p>1</text:p>
          </table:table-cell>
          <table:table-cell office:value-type="float" office:value="619176.4" calcext:value-type="float">
            <text:p>619176,4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4]/1024" office:value-type="float" office:value="604.664453125" calcext:value-type="float">
            <text:p>604,66</text:p>
          </table:table-cell>
          <table:table-cell table:formula="of:=[.G4]/1024" office:value-type="float" office:value="604.6626953125" calcext:value-type="float">
            <text:p>604,66</text:p>
          </table:table-cell>
          <table:table-cell/>
          <table:table-cell table:style-name="ce1" office:value-type="string" calcext:value-type="string">
            <text:p>lzo</text:p>
          </table:table-cell>
          <table:table-cell table:number-matrix-columns-spanned="5" table:number-matrix-rows-spanned="1" table:formula="of:=TRANSPOSE([.H8:.H12])" office:value-type="float" office:value="665.6208984375" calcext:value-type="float">
            <text:p>665,6208984375</text:p>
          </table:table-cell>
          <table:table-cell office:value-type="float" office:value="665.6208984375" calcext:value-type="float">
            <text:p>665,6208984375</text:p>
          </table:table-cell>
          <table:table-cell table:style-name="Default" office:value-type="float" office:value="665.6208984375" calcext:value-type="float">
            <text:p>665,6208984375</text:p>
          </table:table-cell>
          <table:table-cell office:value-type="float" office:value="665.6208984375" calcext:value-type="float">
            <text:p>665,6208984375</text:p>
          </table:table-cell>
          <table:table-cell office:value-type="float" office:value="665.6208984375" calcext:value-type="float">
            <text:p>665,6208984375</text:p>
          </table:table-cell>
          <table:table-cell/>
          <table:table-cell table:style-name="ce1" table:formula="of:=[.K4]" office:value-type="string" office:string-value="lzo" calcext:value-type="string">
            <text:p>lzo</text:p>
          </table:table-cell>
          <table:table-cell table:number-matrix-columns-spanned="5" table:number-matrix-rows-spanned="1" table:formula="of:=TRANSPOSE([.I8:.I12])" office:value-type="float" office:value="665.12900390625" calcext:value-type="float">
            <text:p>665,129003906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65.12900390625" calcext:value-type="float">
            <text:p>665,12900390625</text:p>
          </table:table-cell>
          <table:table-cell office:value-type="float" office:value="665.12900390625" calcext:value-type="float">
            <text:p>665,12900390625</text:p>
          </table:table-cell>
          <table:table-cell office:value-type="float" office:value="665.12900390625" calcext:value-type="float">
            <text:p>665,12900390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2" calcext:value-type="float">
            <text:p>2</text:p>
          </table:table-cell>
          <table:table-cell office:value-type="float" office:value="681094" calcext:value-type="float">
            <text:p>681094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5]/1024" office:value-type="float" office:value="665.130859375" calcext:value-type="float">
            <text:p>665,13</text:p>
          </table:table-cell>
          <table:table-cell table:formula="of:=[.G5]/1024" office:value-type="float" office:value="604.6626953125" calcext:value-type="float">
            <text:p>604,66</text:p>
          </table:table-cell>
          <table:table-cell/>
          <table:table-cell table:style-name="ce1" table:formula="of:=[.F13]" office:value-type="string" office:string-value="1,0 % (lz4)" calcext:value-type="string">
            <text:p>1,0 % (lz4)</text:p>
          </table:table-cell>
          <table:table-cell table:number-matrix-columns-spanned="5" table:number-matrix-rows-spanned="1" table:formula="of:=TRANSPOSE([.H13:.H17])" office:value-type="float" office:value="168.829296875" calcext:value-type="float">
            <text:p>168,829296875</text:p>
          </table:table-cell>
          <table:table-cell office:value-type="float" office:value="188.12412109375" calcext:value-type="float">
            <text:p>188,12412109375</text:p>
          </table:table-cell>
          <table:table-cell table:style-name="Default" office:value-type="float" office:value="329.2171875" calcext:value-type="float">
            <text:p>329,2171875</text:p>
          </table:table-cell>
          <table:table-cell office:value-type="float" office:value="506.487890625" calcext:value-type="float">
            <text:p>506,487890625</text:p>
          </table:table-cell>
          <table:table-cell office:value-type="float" office:value="438.95615234375" calcext:value-type="float">
            <text:p>438,95615234375</text:p>
          </table:table-cell>
          <table:table-cell/>
          <table:table-cell table:style-name="ce1" table:formula="of:=[.K5]" office:value-type="string" office:string-value="1,0 % (lz4)" calcext:value-type="string">
            <text:p>1,0 % (lz4)</text:p>
          </table:table-cell>
          <table:table-cell table:number-matrix-columns-spanned="5" table:number-matrix-rows-spanned="1" table:formula="of:=TRANSPOSE([.I13:.I17])"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5" calcext:value-type="float">
            <text:p>5</text:p>
          </table:table-cell>
          <table:table-cell office:value-type="float" office:value="619176.4" calcext:value-type="float">
            <text:p>619176,4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6]/1024" office:value-type="float" office:value="604.664453125" calcext:value-type="float">
            <text:p>604,66</text:p>
          </table:table-cell>
          <table:table-cell table:formula="of:=[.G6]/1024" office:value-type="float" office:value="604.6626953125" calcext:value-type="float">
            <text:p>604,66</text:p>
          </table:table-cell>
          <table:table-cell/>
          <table:table-cell table:style-name="ce1" table:formula="of:=[.F18]" office:value-type="string" office:string-value="1,8 % (lz4hc)" calcext:value-type="string">
            <text:p>1,8 % (lz4hc)</text:p>
          </table:table-cell>
          <table:table-cell table:number-matrix-columns-spanned="5" table:number-matrix-rows-spanned="1" table:formula="of:=TRANSPOSE([.H18:.H22])" office:value-type="float" office:value="30.79521484375" calcext:value-type="float">
            <text:p>30,79521484375</text:p>
          </table:table-cell>
          <table:table-cell office:value-type="float" office:value="31.2373046875" calcext:value-type="float">
            <text:p>31,2373046875</text:p>
          </table:table-cell>
          <table:table-cell table:style-name="Default" office:value-type="float" office:value="56.28095703125" calcext:value-type="float">
            <text:p>56,28095703125</text:p>
          </table:table-cell>
          <table:table-cell office:value-type="float" office:value="105.2998046875" calcext:value-type="float">
            <text:p>105,2998046875</text:p>
          </table:table-cell>
          <table:table-cell office:value-type="float" office:value="136.01220703125" calcext:value-type="float">
            <text:p>136,01220703125</text:p>
          </table:table-cell>
          <table:table-cell/>
          <table:table-cell table:style-name="ce1" table:formula="of:=[.K6]" office:value-type="string" office:string-value="1,8 % (lz4hc)" calcext:value-type="string">
            <text:p>1,8 % (lz4hc)</text:p>
          </table:table-cell>
          <table:table-cell table:number-matrix-columns-spanned="5" table:number-matrix-rows-spanned="1" table:formula="of:=TRANSPOSE([.I18:.I22])" office:value-type="float" office:value="554.27421875" calcext:value-type="float">
            <text:p>554,2742187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554.27421875" calcext:value-type="float">
            <text:p>554,2742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10" calcext:value-type="float">
            <text:p>10</text:p>
          </table:table-cell>
          <table:table-cell office:value-type="float" office:value="681094" calcext:value-type="float">
            <text:p>681094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7]/1024" office:value-type="float" office:value="665.130859375" calcext:value-type="float">
            <text:p>665,13</text:p>
          </table:table-cell>
          <table:table-cell table:formula="of:=[.G7]/1024" office:value-type="float" office:value="665.12900390625" calcext:value-type="float">
            <text:p>665,13</text:p>
          </table:table-cell>
          <table:table-cell/>
          <table:table-cell table:style-name="ce1" table:formula="of:=[.F23]" office:value-type="string" office:string-value="2,3 % (gzip1)" calcext:value-type="string">
            <text:p>2,3 % (gzip1)</text:p>
          </table:table-cell>
          <table:table-cell table:style-name="ce1" table:number-matrix-columns-spanned="5" table:number-matrix-rows-spanned="1" table:formula="of:=TRANSPOSE([.H23:.H27])" office:value-type="float" office:value="48.475" calcext:value-type="float">
            <text:p>48,48</text:p>
          </table:table-cell>
          <table:table-cell office:value-type="float" office:value="49.20947265625" calcext:value-type="float">
            <text:p>49,20947265625</text:p>
          </table:table-cell>
          <table:table-cell office:value-type="float" office:value="91.48798828125" calcext:value-type="float">
            <text:p>91,49</text:p>
          </table:table-cell>
          <table:table-cell table:style-name="ce1" office:value-type="float" office:value="166.555078125" calcext:value-type="float">
            <text:p>166,56</text:p>
          </table:table-cell>
          <table:table-cell office:value-type="float" office:value="223.987890625" calcext:value-type="float">
            <text:p>223,987890625</text:p>
          </table:table-cell>
          <table:table-cell/>
          <table:table-cell table:style-name="ce1" table:formula="of:=[.K7]" office:value-type="string" office:string-value="2,3 % (gzip1)" calcext:value-type="string">
            <text:p>2,3 % (gzip1)</text:p>
          </table:table-cell>
          <table:table-cell table:style-name="ce1" table:number-matrix-columns-spanned="5" table:number-matrix-rows-spanned="1" table:formula="of:=TRANSPOSE([.I23:.I27])" office:value-type="float" office:value="255.81884765625" calcext:value-type="float">
            <text:p>255,82</text:p>
          </table:table-cell>
          <table:table-cell office:value-type="float" office:value="246.34404296875" calcext:value-type="float">
            <text:p>246,34404296875</text:p>
          </table:table-cell>
          <table:table-cell table:style-name="ce1" office:value-type="float" office:value="255.81884765625" calcext:value-type="float">
            <text:p>255,82</text:p>
          </table:table-cell>
          <table:table-cell table:style-name="ce1" office:value-type="float" office:value="255.81884765625" calcext:value-type="float">
            <text:p>255,82</text:p>
          </table:table-cell>
          <table:table-cell office:value-type="float" office:value="266.0515625" calcext:value-type="float">
            <text:p>266,051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0" calcext:value-type="float">
            <text:p>0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8]/1024" office:value-type="float" office:value="665.6208984375" calcext:value-type="float">
            <text:p>665,62</text:p>
          </table:table-cell>
          <table:table-cell table:formula="of:=[.G8]/1024" office:value-type="float" office:value="665.12900390625" calcext:value-type="float">
            <text:p>665,13</text:p>
          </table:table-cell>
          <table:table-cell/>
          <table:table-cell table:style-name="ce1" table:formula="of:=[.F28]" office:value-type="string" office:string-value="2,9 % (gzip3)" calcext:value-type="string">
            <text:p>2,9 % (gzip3)</text:p>
          </table:table-cell>
          <table:table-cell table:style-name="ce1" table:number-matrix-columns-spanned="5" table:number-matrix-rows-spanned="1" table:formula="of:=TRANSPOSE([.H28:.H32])" office:value-type="float" office:value="44.52490234375" calcext:value-type="float">
            <text:p>44,52</text:p>
          </table:table-cell>
          <table:table-cell office:value-type="float" office:value="47.47138671875" calcext:value-type="float">
            <text:p>47,47138671875</text:p>
          </table:table-cell>
          <table:table-cell office:value-type="float" office:value="83.8455078125" calcext:value-type="float">
            <text:p>83,85</text:p>
          </table:table-cell>
          <table:table-cell table:style-name="ce1" office:value-type="float" office:value="161.40263671875" calcext:value-type="float">
            <text:p>161,40</text:p>
          </table:table-cell>
          <table:table-cell office:value-type="float" office:value="222.62431640625" calcext:value-type="float">
            <text:p>222,62431640625</text:p>
          </table:table-cell>
          <table:table-cell/>
          <table:table-cell table:style-name="ce1" table:formula="of:=[.K8]" office:value-type="string" office:string-value="2,9 % (gzip3)" calcext:value-type="string">
            <text:p>2,9 % (gzip3)</text:p>
          </table:table-cell>
          <table:table-cell table:style-name="ce1" table:number-matrix-columns-spanned="5" table:number-matrix-rows-spanned="1" table:formula="of:=TRANSPOSE([.I28:.I32])" office:value-type="float" office:value="246.34404296875" calcext:value-type="float">
            <text:p>246,34</text:p>
          </table:table-cell>
          <table:table-cell office:value-type="float" office:value="246.34404296875" calcext:value-type="float">
            <text:p>246,34404296875</text:p>
          </table:table-cell>
          <table:table-cell table:style-name="ce1" office:value-type="float" office:value="221.70966796875" calcext:value-type="float">
            <text:p>221,71</text:p>
          </table:table-cell>
          <table:table-cell table:style-name="ce1" office:value-type="float" office:value="266.0515625" calcext:value-type="float">
            <text:p>266,05</text:p>
          </table:table-cell>
          <table:table-cell office:value-type="float" office:value="255.81884765625" calcext:value-type="float">
            <text:p>255,8188476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1" calcext:value-type="float">
            <text:p>1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9]/1024" office:value-type="float" office:value="665.6208984375" calcext:value-type="float">
            <text:p>665,62</text:p>
          </table:table-cell>
          <table:table-cell table:formula="of:=[.G9]/1024" office:value-type="float" office:value="604.6626953125" calcext:value-type="float">
            <text:p>604,66</text:p>
          </table:table-cell>
          <table:table-cell/>
          <table:table-cell table:style-name="ce1" table:formula="of:=[.F33]" office:value-type="string" office:string-value="3,0 % (gzip)" calcext:value-type="string">
            <text:p>3,0 % (gzip)</text:p>
          </table:table-cell>
          <table:table-cell table:style-name="ce1" table:number-matrix-columns-spanned="5" table:number-matrix-rows-spanned="1" table:formula="of:=TRANSPOSE([.H33:.H37])" office:value-type="float" office:value="38.4001953125" calcext:value-type="float">
            <text:p>38,40</text:p>
          </table:table-cell>
          <table:table-cell office:value-type="float" office:value="40.32021484375" calcext:value-type="float">
            <text:p>40,32021484375</text:p>
          </table:table-cell>
          <table:table-cell office:value-type="float" office:value="72.4857421875" calcext:value-type="float">
            <text:p>72,49</text:p>
          </table:table-cell>
          <table:table-cell table:style-name="ce1" office:value-type="float" office:value="140.244140625" calcext:value-type="float">
            <text:p>140,24</text:p>
          </table:table-cell>
          <table:table-cell office:value-type="float" office:value="189.74208984375" calcext:value-type="float">
            <text:p>189,74208984375</text:p>
          </table:table-cell>
          <table:table-cell/>
          <table:table-cell table:style-name="ce1" table:formula="of:=[.K9]" office:value-type="string" office:string-value="3,0 % (gzip)" calcext:value-type="string">
            <text:p>3,0 % (gzip)</text:p>
          </table:table-cell>
          <table:table-cell table:style-name="ce1" table:number-matrix-columns-spanned="5" table:number-matrix-rows-spanned="1" table:formula="of:=TRANSPOSE([.I33:.I37])" office:value-type="float" office:value="255.81884765625" calcext:value-type="float">
            <text:p>255,82</text:p>
          </table:table-cell>
          <table:table-cell office:value-type="float" office:value="266.0515625" calcext:value-type="float">
            <text:p>266,0515625</text:p>
          </table:table-cell>
          <table:table-cell table:style-name="ce1" office:value-type="float" office:value="246.34404296875" calcext:value-type="float">
            <text:p>246,34</text:p>
          </table:table-cell>
          <table:table-cell table:style-name="ce1" office:value-type="float" office:value="277.137109375" calcext:value-type="float">
            <text:p>277,14</text:p>
          </table:table-cell>
          <table:table-cell office:value-type="float" office:value="277.137109375" calcext:value-type="float">
            <text:p>277,137109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2" calcext:value-type="float">
            <text:p>2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10]/1024" office:value-type="float" office:value="665.6208984375" calcext:value-type="float">
            <text:p>665,62</text:p>
          </table:table-cell>
          <table:table-cell table:formula="of:=[.G10]/1024" office:value-type="float" office:value="665.12900390625" calcext:value-type="float">
            <text:p>665,13</text:p>
          </table:table-cell>
          <table:table-cell/>
          <table:table-cell table:style-name="ce1" table:formula="of:=[.F38]" office:value-type="string" office:string-value="3,0 % (gzip9)" calcext:value-type="string">
            <text:p>3,0 % (gzip9)</text:p>
          </table:table-cell>
          <table:table-cell table:style-name="ce1" table:number-matrix-columns-spanned="5" table:number-matrix-rows-spanned="1" table:formula="of:=TRANSPOSE([.H38:.H42])" office:value-type="float" office:value="36.862109375" calcext:value-type="float">
            <text:p>36,86</text:p>
          </table:table-cell>
          <table:table-cell office:value-type="float" office:value="39.3345703125" calcext:value-type="float">
            <text:p>39,3345703125</text:p>
          </table:table-cell>
          <table:table-cell office:value-type="float" office:value="67.1966796875" calcext:value-type="float">
            <text:p>67,20</text:p>
          </table:table-cell>
          <table:table-cell table:style-name="ce1" office:value-type="float" office:value="134.39326171875" calcext:value-type="float">
            <text:p>134,39</text:p>
          </table:table-cell>
          <table:table-cell office:value-type="float" office:value="184.3107421875" calcext:value-type="float">
            <text:p>184,3107421875</text:p>
          </table:table-cell>
          <table:table-cell/>
          <table:table-cell table:style-name="ce1" table:formula="of:=[.K10]" office:value-type="string" office:string-value="3,0 % (gzip9)" calcext:value-type="string">
            <text:p>3,0 % (gzip9)</text:p>
          </table:table-cell>
          <table:table-cell table:style-name="ce1" table:number-matrix-columns-spanned="5" table:number-matrix-rows-spanned="1" table:formula="of:=TRANSPOSE([.I38:.I42])" office:value-type="float" office:value="255.81884765625" calcext:value-type="float">
            <text:p>255,82</text:p>
          </table:table-cell>
          <table:table-cell office:value-type="float" office:value="266.0515625" calcext:value-type="float">
            <text:p>266,0515625</text:p>
          </table:table-cell>
          <table:table-cell table:style-name="ce1" office:value-type="float" office:value="255.81884765625" calcext:value-type="float">
            <text:p>255,82</text:p>
          </table:table-cell>
          <table:table-cell table:style-name="ce1" office:value-type="float" office:value="266.0515625" calcext:value-type="float">
            <text:p>266,05</text:p>
          </table:table-cell>
          <table:table-cell office:value-type="float" office:value="266.0515625" calcext:value-type="float">
            <text:p>266,051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5" calcext:value-type="float">
            <text:p>5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11]/1024" office:value-type="float" office:value="665.6208984375" calcext:value-type="float">
            <text:p>665,62</text:p>
          </table:table-cell>
          <table:table-cell table:formula="of:=[.G11]/1024" office:value-type="float" office:value="665.12900390625" calcext:value-type="float">
            <text:p>665,1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10" calcext:value-type="float">
            <text:p>10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12]/1024" office:value-type="float" office:value="665.6208984375" calcext:value-type="float">
            <text:p>665,62</text:p>
          </table:table-cell>
          <table:table-cell table:formula="of:=[.G12]/1024" office:value-type="float" office:value="665.12900390625" calcext:value-type="float">
            <text:p>665,1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>
            <draw:frame draw:z-index="3" draw:style-name="gr1" draw:text-style-name="P1" svg:width="15.999cm" svg:height="8.999cm" svg:x="0.282cm" svg:y="0.107cm">
              <draw:object draw:notify-on-update-of-ranges="tls.R3:tls.R10 tls.S2:tls.S2 tls.S3:tls.S10 tls.T2:tls.T2 tls.T3:tls.T10 tls.U2:tls.U2 tls.U3:tls.U10 tls.V2:tls.V2 tls.V3:tls.V10 tls.W2:tls.W2 tls.W3:tls.W1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0" calcext:value-type="float">
            <text:p>0</text:p>
          </table:table-cell>
          <table:table-cell office:value-type="float" office:value="172881.2" calcext:value-type="float">
            <text:p>172881,2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3]/1024" office:value-type="float" office:value="168.829296875" calcext:value-type="float">
            <text:p>168,83</text:p>
          </table:table-cell>
          <table:table-cell table:formula="of:=[.G13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1" calcext:value-type="float">
            <text:p>1</text:p>
          </table:table-cell>
          <table:table-cell office:value-type="float" office:value="192639.1" calcext:value-type="float">
            <text:p>192639,1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4]/1024" office:value-type="float" office:value="188.12412109375" calcext:value-type="float">
            <text:p>188,12</text:p>
          </table:table-cell>
          <table:table-cell table:formula="of:=[.G14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2" calcext:value-type="float">
            <text:p>2</text:p>
          </table:table-cell>
          <table:table-cell office:value-type="float" office:value="337118.4" calcext:value-type="float">
            <text:p>337118,4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5]/1024" office:value-type="float" office:value="329.2171875" calcext:value-type="float">
            <text:p>329,22</text:p>
          </table:table-cell>
          <table:table-cell table:formula="of:=[.G15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5" calcext:value-type="float">
            <text:p>5</text:p>
          </table:table-cell>
          <table:table-cell office:value-type="float" office:value="518643.6" calcext:value-type="float">
            <text:p>518643,6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6]/1024" office:value-type="float" office:value="506.487890625" calcext:value-type="float">
            <text:p>506,49</text:p>
          </table:table-cell>
          <table:table-cell table:formula="of:=[.G16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10" calcext:value-type="float">
            <text:p>10</text:p>
          </table:table-cell>
          <table:table-cell office:value-type="float" office:value="449491.1" calcext:value-type="float">
            <text:p>449491,1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7]/1024" office:value-type="float" office:value="438.95615234375" calcext:value-type="float">
            <text:p>438,96</text:p>
          </table:table-cell>
          <table:table-cell table:formula="of:=[.G17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0" calcext:value-type="float">
            <text:p>0</text:p>
          </table:table-cell>
          <table:table-cell office:value-type="float" office:value="31534.3" calcext:value-type="float">
            <text:p>31534,3</text:p>
          </table:table-cell>
          <table:table-cell office:value-type="string" calcext:value-type="string">
            <text:p>1,8 % (lz4hc)</text:p>
          </table:table-cell>
          <table:table-cell office:value-type="float" office:value="567576.8" calcext:value-type="float">
            <text:p>567576,8</text:p>
          </table:table-cell>
          <table:table-cell table:formula="of:=[.E18]/1024" office:value-type="float" office:value="30.79521484375" calcext:value-type="float">
            <text:p>30,80</text:p>
          </table:table-cell>
          <table:table-cell table:formula="of:=[.G18]/1024" office:value-type="float" office:value="554.27421875" calcext:value-type="float">
            <text:p>554,27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1" calcext:value-type="float">
            <text:p>1</text:p>
          </table:table-cell>
          <table:table-cell office:value-type="float" office:value="31987" calcext:value-type="float">
            <text:p>31987</text:p>
          </table:table-cell>
          <table:table-cell office:value-type="string" calcext:value-type="string">
            <text:p>1,8 % (lz4hc)</text:p>
          </table:table-cell>
          <table:table-cell office:value-type="float" office:value="619174.6" calcext:value-type="float">
            <text:p>619174,6</text:p>
          </table:table-cell>
          <table:table-cell table:formula="of:=[.E19]/1024" office:value-type="float" office:value="31.2373046875" calcext:value-type="float">
            <text:p>31,24</text:p>
          </table:table-cell>
          <table:table-cell table:formula="of:=[.G19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2" calcext:value-type="float">
            <text:p>2</text:p>
          </table:table-cell>
          <table:table-cell office:value-type="float" office:value="57631.7" calcext:value-type="float">
            <text:p>57631,7</text:p>
          </table:table-cell>
          <table:table-cell office:value-type="string" calcext:value-type="string">
            <text:p>1,8 % (lz4hc)</text:p>
          </table:table-cell>
          <table:table-cell office:value-type="float" office:value="619174.6" calcext:value-type="float">
            <text:p>619174,6</text:p>
          </table:table-cell>
          <table:table-cell table:formula="of:=[.E20]/1024" office:value-type="float" office:value="56.28095703125" calcext:value-type="float">
            <text:p>56,28</text:p>
          </table:table-cell>
          <table:table-cell table:formula="of:=[.G20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5" calcext:value-type="float">
            <text:p>5</text:p>
          </table:table-cell>
          <table:table-cell office:value-type="float" office:value="107827" calcext:value-type="float">
            <text:p>107827</text:p>
          </table:table-cell>
          <table:table-cell office:value-type="string" calcext:value-type="string">
            <text:p>1,8 % (lz4hc)</text:p>
          </table:table-cell>
          <table:table-cell office:value-type="float" office:value="619174.6" calcext:value-type="float">
            <text:p>619174,6</text:p>
          </table:table-cell>
          <table:table-cell table:formula="of:=[.E21]/1024" office:value-type="float" office:value="105.2998046875" calcext:value-type="float">
            <text:p>105,30</text:p>
          </table:table-cell>
          <table:table-cell table:formula="of:=[.G21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10" calcext:value-type="float">
            <text:p>10</text:p>
          </table:table-cell>
          <table:table-cell office:value-type="float" office:value="139276.5" calcext:value-type="float">
            <text:p>139276,5</text:p>
          </table:table-cell>
          <table:table-cell office:value-type="string" calcext:value-type="string">
            <text:p>1,8 % (lz4hc)</text:p>
          </table:table-cell>
          <table:table-cell office:value-type="float" office:value="567576.8" calcext:value-type="float">
            <text:p>567576,8</text:p>
          </table:table-cell>
          <table:table-cell table:formula="of:=[.E22]/1024" office:value-type="float" office:value="136.01220703125" calcext:value-type="float">
            <text:p>136,01</text:p>
          </table:table-cell>
          <table:table-cell table:formula="of:=[.G22]/1024" office:value-type="float" office:value="554.27421875" calcext:value-type="float">
            <text:p>554,27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0" calcext:value-type="float">
            <text:p>0</text:p>
          </table:table-cell>
          <table:table-cell office:value-type="float" office:value="49638.4" calcext:value-type="float">
            <text:p>49638,4</text:p>
          </table:table-cell>
          <table:table-cell office:value-type="string" calcext:value-type="string">
            <text:p>2,3 % (gzip1)</text:p>
          </table:table-cell>
          <table:table-cell office:value-type="float" office:value="261958.5" calcext:value-type="float">
            <text:p>261958,5</text:p>
          </table:table-cell>
          <table:table-cell table:formula="of:=[.E23]/1024" office:value-type="float" office:value="48.475" calcext:value-type="float">
            <text:p>48,48</text:p>
          </table:table-cell>
          <table:table-cell table:formula="of:=[.G23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1" calcext:value-type="float">
            <text:p>1</text:p>
          </table:table-cell>
          <table:table-cell office:value-type="float" office:value="50390.5" calcext:value-type="float">
            <text:p>50390,5</text:p>
          </table:table-cell>
          <table:table-cell office:value-type="string" calcext:value-type="string">
            <text:p>2,3 % (gzip1)</text:p>
          </table:table-cell>
          <table:table-cell office:value-type="float" office:value="252256.3" calcext:value-type="float">
            <text:p>252256,3</text:p>
          </table:table-cell>
          <table:table-cell table:formula="of:=[.E24]/1024" office:value-type="float" office:value="49.20947265625" calcext:value-type="float">
            <text:p>49,21</text:p>
          </table:table-cell>
          <table:table-cell table:formula="of:=[.G24]/1024" office:value-type="float" office:value="246.34404296875" calcext:value-type="float">
            <text:p>246,3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2" calcext:value-type="float">
            <text:p>2</text:p>
          </table:table-cell>
          <table:table-cell office:value-type="float" office:value="93683.7" calcext:value-type="float">
            <text:p>93683,7</text:p>
          </table:table-cell>
          <table:table-cell office:value-type="string" calcext:value-type="string">
            <text:p>2,3 % (gzip1)</text:p>
          </table:table-cell>
          <table:table-cell office:value-type="float" office:value="261958.5" calcext:value-type="float">
            <text:p>261958,5</text:p>
          </table:table-cell>
          <table:table-cell table:formula="of:=[.E25]/1024" office:value-type="float" office:value="91.48798828125" calcext:value-type="float">
            <text:p>91,49</text:p>
          </table:table-cell>
          <table:table-cell table:formula="of:=[.G25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5" calcext:value-type="float">
            <text:p>5</text:p>
          </table:table-cell>
          <table:table-cell office:value-type="float" office:value="170552.4" calcext:value-type="float">
            <text:p>170552,4</text:p>
          </table:table-cell>
          <table:table-cell office:value-type="string" calcext:value-type="string">
            <text:p>2,3 % (gzip1)</text:p>
          </table:table-cell>
          <table:table-cell office:value-type="float" office:value="261958.5" calcext:value-type="float">
            <text:p>261958,5</text:p>
          </table:table-cell>
          <table:table-cell table:formula="of:=[.E26]/1024" office:value-type="float" office:value="166.555078125" calcext:value-type="float">
            <text:p>166,56</text:p>
          </table:table-cell>
          <table:table-cell table:formula="of:=[.G26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10" calcext:value-type="float">
            <text:p>10</text:p>
          </table:table-cell>
          <table:table-cell office:value-type="float" office:value="229363.6" calcext:value-type="float">
            <text:p>229363,6</text:p>
          </table:table-cell>
          <table:table-cell office:value-type="string" calcext:value-type="string">
            <text:p>2,3 % (gzip1)</text:p>
          </table:table-cell>
          <table:table-cell office:value-type="float" office:value="272436.8" calcext:value-type="float">
            <text:p>272436,8</text:p>
          </table:table-cell>
          <table:table-cell table:formula="of:=[.E27]/1024" office:value-type="float" office:value="223.987890625" calcext:value-type="float">
            <text:p>223,99</text:p>
          </table:table-cell>
          <table:table-cell table:formula="of:=[.G27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0" calcext:value-type="float">
            <text:p>0</text:p>
          </table:table-cell>
          <table:table-cell office:value-type="float" office:value="45593.5" calcext:value-type="float">
            <text:p>45593,5</text:p>
          </table:table-cell>
          <table:table-cell office:value-type="string" calcext:value-type="string">
            <text:p>2,9 % (gzip3)</text:p>
          </table:table-cell>
          <table:table-cell office:value-type="float" office:value="252256.3" calcext:value-type="float">
            <text:p>252256,3</text:p>
          </table:table-cell>
          <table:table-cell table:formula="of:=[.E28]/1024" office:value-type="float" office:value="44.52490234375" calcext:value-type="float">
            <text:p>44,52</text:p>
          </table:table-cell>
          <table:table-cell table:formula="of:=[.G28]/1024" office:value-type="float" office:value="246.34404296875" calcext:value-type="float">
            <text:p>246,3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1" calcext:value-type="float">
            <text:p>1</text:p>
          </table:table-cell>
          <table:table-cell office:value-type="float" office:value="48610.7" calcext:value-type="float">
            <text:p>48610,7</text:p>
          </table:table-cell>
          <table:table-cell office:value-type="string" calcext:value-type="string">
            <text:p>2,9 % (gzip3)</text:p>
          </table:table-cell>
          <table:table-cell office:value-type="float" office:value="252256.3" calcext:value-type="float">
            <text:p>252256,3</text:p>
          </table:table-cell>
          <table:table-cell table:formula="of:=[.E29]/1024" office:value-type="float" office:value="47.47138671875" calcext:value-type="float">
            <text:p>47,47</text:p>
          </table:table-cell>
          <table:table-cell table:formula="of:=[.G29]/1024" office:value-type="float" office:value="246.34404296875" calcext:value-type="float">
            <text:p>246,3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2" calcext:value-type="float">
            <text:p>2</text:p>
          </table:table-cell>
          <table:table-cell office:value-type="float" office:value="85857.8" calcext:value-type="float">
            <text:p>85857,8</text:p>
          </table:table-cell>
          <table:table-cell office:value-type="string" calcext:value-type="string">
            <text:p>2,9 % (gzip3)</text:p>
          </table:table-cell>
          <table:table-cell office:value-type="float" office:value="227030.7" calcext:value-type="float">
            <text:p>227030,7</text:p>
          </table:table-cell>
          <table:table-cell table:formula="of:=[.E30]/1024" office:value-type="float" office:value="83.8455078125" calcext:value-type="float">
            <text:p>83,85</text:p>
          </table:table-cell>
          <table:table-cell table:formula="of:=[.G30]/1024" office:value-type="float" office:value="221.70966796875" calcext:value-type="float">
            <text:p>221,71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5" calcext:value-type="float">
            <text:p>5</text:p>
          </table:table-cell>
          <table:table-cell office:value-type="float" office:value="165276.3" calcext:value-type="float">
            <text:p>165276,3</text:p>
          </table:table-cell>
          <table:table-cell office:value-type="string" calcext:value-type="string">
            <text:p>2,9 % (gzip3)</text:p>
          </table:table-cell>
          <table:table-cell office:value-type="float" office:value="272436.8" calcext:value-type="float">
            <text:p>272436,8</text:p>
          </table:table-cell>
          <table:table-cell table:formula="of:=[.E31]/1024" office:value-type="float" office:value="161.40263671875" calcext:value-type="float">
            <text:p>161,40</text:p>
          </table:table-cell>
          <table:table-cell table:formula="of:=[.G31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10" calcext:value-type="float">
            <text:p>10</text:p>
          </table:table-cell>
          <table:table-cell office:value-type="float" office:value="227967.3" calcext:value-type="float">
            <text:p>227967,3</text:p>
          </table:table-cell>
          <table:table-cell office:value-type="string" calcext:value-type="string">
            <text:p>2,9 % (gzip3)</text:p>
          </table:table-cell>
          <table:table-cell office:value-type="float" office:value="261958.5" calcext:value-type="float">
            <text:p>261958,5</text:p>
          </table:table-cell>
          <table:table-cell table:formula="of:=[.E32]/1024" office:value-type="float" office:value="222.62431640625" calcext:value-type="float">
            <text:p>222,62</text:p>
          </table:table-cell>
          <table:table-cell table:formula="of:=[.G32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0" calcext:value-type="float">
            <text:p>0</text:p>
          </table:table-cell>
          <table:table-cell office:value-type="float" office:value="39321.8" calcext:value-type="float">
            <text:p>39321,8</text:p>
          </table:table-cell>
          <table:table-cell office:value-type="string" calcext:value-type="string">
            <text:p>3,0 % (gzip)</text:p>
          </table:table-cell>
          <table:table-cell office:value-type="float" office:value="261958.5" calcext:value-type="float">
            <text:p>261958,5</text:p>
          </table:table-cell>
          <table:table-cell table:formula="of:=[.E33]/1024" office:value-type="float" office:value="38.4001953125" calcext:value-type="float">
            <text:p>38,40</text:p>
          </table:table-cell>
          <table:table-cell table:formula="of:=[.G33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1" calcext:value-type="float">
            <text:p>1</text:p>
          </table:table-cell>
          <table:table-cell office:value-type="float" office:value="41287.9" calcext:value-type="float">
            <text:p>41287,9</text:p>
          </table:table-cell>
          <table:table-cell office:value-type="string" calcext:value-type="string">
            <text:p>3,0 % (gzip)</text:p>
          </table:table-cell>
          <table:table-cell office:value-type="float" office:value="272436.8" calcext:value-type="float">
            <text:p>272436,8</text:p>
          </table:table-cell>
          <table:table-cell table:formula="of:=[.E34]/1024" office:value-type="float" office:value="40.32021484375" calcext:value-type="float">
            <text:p>40,32</text:p>
          </table:table-cell>
          <table:table-cell table:formula="of:=[.G34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2" calcext:value-type="float">
            <text:p>2</text:p>
          </table:table-cell>
          <table:table-cell office:value-type="float" office:value="74225.4" calcext:value-type="float">
            <text:p>74225,4</text:p>
          </table:table-cell>
          <table:table-cell office:value-type="string" calcext:value-type="string">
            <text:p>3,0 % (gzip)</text:p>
          </table:table-cell>
          <table:table-cell office:value-type="float" office:value="252256.3" calcext:value-type="float">
            <text:p>252256,3</text:p>
          </table:table-cell>
          <table:table-cell table:formula="of:=[.E35]/1024" office:value-type="float" office:value="72.4857421875" calcext:value-type="float">
            <text:p>72,49</text:p>
          </table:table-cell>
          <table:table-cell table:formula="of:=[.G35]/1024" office:value-type="float" office:value="246.34404296875" calcext:value-type="float">
            <text:p>246,3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5" calcext:value-type="float">
            <text:p>5</text:p>
          </table:table-cell>
          <table:table-cell office:value-type="float" office:value="143610" calcext:value-type="float">
            <text:p>143610</text:p>
          </table:table-cell>
          <table:table-cell office:value-type="string" calcext:value-type="string">
            <text:p>3,0 % (gzip)</text:p>
          </table:table-cell>
          <table:table-cell office:value-type="float" office:value="283788.4" calcext:value-type="float">
            <text:p>283788,4</text:p>
          </table:table-cell>
          <table:table-cell table:formula="of:=[.E36]/1024" office:value-type="float" office:value="140.244140625" calcext:value-type="float">
            <text:p>140,24</text:p>
          </table:table-cell>
          <table:table-cell table:formula="of:=[.G36]/1024" office:value-type="float" office:value="277.137109375" calcext:value-type="float">
            <text:p>277,1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10" calcext:value-type="float">
            <text:p>10</text:p>
          </table:table-cell>
          <table:table-cell office:value-type="float" office:value="194295.9" calcext:value-type="float">
            <text:p>194295,9</text:p>
          </table:table-cell>
          <table:table-cell office:value-type="string" calcext:value-type="string">
            <text:p>3,0 % (gzip)</text:p>
          </table:table-cell>
          <table:table-cell office:value-type="float" office:value="283788.4" calcext:value-type="float">
            <text:p>283788,4</text:p>
          </table:table-cell>
          <table:table-cell table:formula="of:=[.E37]/1024" office:value-type="float" office:value="189.74208984375" calcext:value-type="float">
            <text:p>189,74</text:p>
          </table:table-cell>
          <table:table-cell table:formula="of:=[.G37]/1024" office:value-type="float" office:value="277.137109375" calcext:value-type="float">
            <text:p>277,1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0" calcext:value-type="float">
            <text:p>0</text:p>
          </table:table-cell>
          <table:table-cell office:value-type="float" office:value="37746.8" calcext:value-type="float">
            <text:p>37746,8</text:p>
          </table:table-cell>
          <table:table-cell office:value-type="string" calcext:value-type="string">
            <text:p>3,0 % (gzip9)</text:p>
          </table:table-cell>
          <table:table-cell office:value-type="float" office:value="261958.5" calcext:value-type="float">
            <text:p>261958,5</text:p>
          </table:table-cell>
          <table:table-cell table:formula="of:=[.E38]/1024" office:value-type="float" office:value="36.862109375" calcext:value-type="float">
            <text:p>36,86</text:p>
          </table:table-cell>
          <table:table-cell table:formula="of:=[.G38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1" calcext:value-type="float">
            <text:p>1</text:p>
          </table:table-cell>
          <table:table-cell office:value-type="float" office:value="40278.6" calcext:value-type="float">
            <text:p>40278,6</text:p>
          </table:table-cell>
          <table:table-cell office:value-type="string" calcext:value-type="string">
            <text:p>3,0 % (gzip9)</text:p>
          </table:table-cell>
          <table:table-cell office:value-type="float" office:value="272436.8" calcext:value-type="float">
            <text:p>272436,8</text:p>
          </table:table-cell>
          <table:table-cell table:formula="of:=[.E39]/1024" office:value-type="float" office:value="39.3345703125" calcext:value-type="float">
            <text:p>39,33</text:p>
          </table:table-cell>
          <table:table-cell table:formula="of:=[.G39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2" calcext:value-type="float">
            <text:p>2</text:p>
          </table:table-cell>
          <table:table-cell office:value-type="float" office:value="68809.4" calcext:value-type="float">
            <text:p>68809,4</text:p>
          </table:table-cell>
          <table:table-cell office:value-type="string" calcext:value-type="string">
            <text:p>3,0 % (gzip9)</text:p>
          </table:table-cell>
          <table:table-cell office:value-type="float" office:value="261958.5" calcext:value-type="float">
            <text:p>261958,5</text:p>
          </table:table-cell>
          <table:table-cell table:formula="of:=[.E40]/1024" office:value-type="float" office:value="67.1966796875" calcext:value-type="float">
            <text:p>67,20</text:p>
          </table:table-cell>
          <table:table-cell table:formula="of:=[.G40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5" calcext:value-type="float">
            <text:p>5</text:p>
          </table:table-cell>
          <table:table-cell office:value-type="float" office:value="137618.7" calcext:value-type="float">
            <text:p>137618,7</text:p>
          </table:table-cell>
          <table:table-cell office:value-type="string" calcext:value-type="string">
            <text:p>3,0 % (gzip9)</text:p>
          </table:table-cell>
          <table:table-cell office:value-type="float" office:value="272436.8" calcext:value-type="float">
            <text:p>272436,8</text:p>
          </table:table-cell>
          <table:table-cell table:formula="of:=[.E41]/1024" office:value-type="float" office:value="134.39326171875" calcext:value-type="float">
            <text:p>134,39</text:p>
          </table:table-cell>
          <table:table-cell table:formula="of:=[.G41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10" calcext:value-type="float">
            <text:p>10</text:p>
          </table:table-cell>
          <table:table-cell office:value-type="float" office:value="188734.2" calcext:value-type="float">
            <text:p>188734,2</text:p>
          </table:table-cell>
          <table:table-cell office:value-type="string" calcext:value-type="string">
            <text:p>3,0 % (gzip9)</text:p>
          </table:table-cell>
          <table:table-cell office:value-type="float" office:value="272436.8" calcext:value-type="float">
            <text:p>272436,8</text:p>
          </table:table-cell>
          <table:table-cell table:formula="of:=[.E42]/1024" office:value-type="float" office:value="184.3107421875" calcext:value-type="float">
            <text:p>184,31</text:p>
          </table:table-cell>
          <table:table-cell table:formula="of:=[.G42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0" calcext:value-type="float">
            <text:p>10</text:p>
          </table:table-cell>
          <table:table-cell office:value-type="float" office:value="681092.1" calcext:value-type="float">
            <text:p>681092,1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43]/1024" office:value-type="float" office:value="665.12900390625" calcext:value-type="float">
            <text:p>665,13</text:p>
          </table:table-cell>
          <table:table-cell table:formula="of:=[.G43]/1024" office:value-type="float" office:value="665.12900390625" calcext:value-type="float">
            <text:p>665,13</text:p>
          </table:table-cell>
          <table:table-cell/>
          <table:table-cell table:style-name="ce1" table:formula="of:=[.H89]" office:value-type="float" office:value="310.11455078125" calcext:value-type="float">
            <text:p>310,11</text:p>
          </table:table-cell>
          <table:table-cell table:style-name="ce1" table:formula="of:=[.I89]" office:value-type="float" office:value="364.840625" calcext:value-type="float">
            <text:p>364,84</text:p>
          </table:table-cell>
          <table:table-cell/>
          <table:table-cell table:formula="of:=[.H135]" office:value-type="float" office:value="0" calcext:value-type="float">
            <text:p>0,00</text:p>
          </table:table-cell>
          <table:table-cell table:style-name="ce1" table:formula="of:=[.I135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5" calcext:value-type="float">
            <text:p>5</text:p>
          </table:table-cell>
          <table:table-cell office:value-type="float" office:value="619174.6" calcext:value-type="float">
            <text:p>619174,6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44]/1024" office:value-type="float" office:value="604.6626953125" calcext:value-type="float">
            <text:p>604,66</text:p>
          </table:table-cell>
          <table:table-cell table:formula="of:=[.G44]/1024" office:value-type="float" office:value="604.6626953125" calcext:value-type="float">
            <text:p>604,66</text:p>
          </table:table-cell>
          <table:table-cell/>
          <table:table-cell table:style-name="ce1" table:formula="of:=[.H90]" office:value-type="float" office:value="326.43642578125" calcext:value-type="float">
            <text:p>326,44</text:p>
          </table:table-cell>
          <table:table-cell table:style-name="ce1" table:formula="of:=[.I90]" office:value-type="float" office:value="364.840625" calcext:value-type="float">
            <text:p>364,84</text:p>
          </table:table-cell>
          <table:table-cell/>
          <table:table-cell table:formula="of:=[.H136]" office:value-type="float" office:value="0" calcext:value-type="float">
            <text:p>0,00</text:p>
          </table:table-cell>
          <table:table-cell table:style-name="ce1" table:formula="of:=[.I136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2" calcext:value-type="float">
            <text:p>2</text:p>
          </table:table-cell>
          <table:table-cell office:value-type="float" office:value="756769" calcext:value-type="float">
            <text:p>756769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45]/1024" office:value-type="float" office:value="739.0322265625" calcext:value-type="float">
            <text:p>739,03</text:p>
          </table:table-cell>
          <table:table-cell table:formula="of:=[.G45]/1024" office:value-type="float" office:value="665.12900390625" calcext:value-type="float">
            <text:p>665,13</text:p>
          </table:table-cell>
          <table:table-cell/>
          <table:table-cell table:style-name="ce1" table:formula="of:=[.H91]" office:value-type="float" office:value="310.11455078125" calcext:value-type="float">
            <text:p>310,11</text:p>
          </table:table-cell>
          <table:table-cell table:style-name="ce1" table:formula="of:=[.I91]" office:value-type="float" office:value="364.840625" calcext:value-type="float">
            <text:p>364,84</text:p>
          </table:table-cell>
          <table:table-cell/>
          <table:table-cell table:formula="of:=[.H137]" office:value-type="float" office:value="0" calcext:value-type="float">
            <text:p>0,00</text:p>
          </table:table-cell>
          <table:table-cell table:style-name="ce1" table:formula="of:=[.I137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" calcext:value-type="float">
            <text:p>1</text:p>
          </table:table-cell>
          <table:table-cell office:value-type="float" office:value="756769" calcext:value-type="float">
            <text:p>756769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46]/1024" office:value-type="float" office:value="739.0322265625" calcext:value-type="float">
            <text:p>739,03</text:p>
          </table:table-cell>
          <table:table-cell table:formula="of:=[.G46]/1024" office:value-type="float" office:value="665.12900390625" calcext:value-type="float">
            <text:p>665,13</text:p>
          </table:table-cell>
          <table:table-cell/>
          <table:table-cell table:style-name="ce1" table:formula="of:=[.H92]" office:value-type="float" office:value="310.11455078125" calcext:value-type="float">
            <text:p>310,11</text:p>
          </table:table-cell>
          <table:table-cell table:style-name="ce1" table:formula="of:=[.I92]" office:value-type="float" office:value="364.840625" calcext:value-type="float">
            <text:p>364,84</text:p>
          </table:table-cell>
          <table:table-cell/>
          <table:table-cell table:formula="of:=[.H138]" office:value-type="float" office:value="0" calcext:value-type="float">
            <text:p>0,00</text:p>
          </table:table-cell>
          <table:table-cell table:style-name="ce1" table:formula="of:=[.I138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0" calcext:value-type="float">
            <text:p>0</text:p>
          </table:table-cell>
          <table:table-cell office:value-type="float" office:value="681092.1" calcext:value-type="float">
            <text:p>681092,1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47]/1024" office:value-type="float" office:value="665.12900390625" calcext:value-type="float">
            <text:p>665,13</text:p>
          </table:table-cell>
          <table:table-cell table:formula="of:=[.G47]/1024" office:value-type="float" office:value="665.12900390625" calcext:value-type="float">
            <text:p>665,13</text:p>
          </table:table-cell>
          <table:table-cell/>
          <table:table-cell table:style-name="ce1" table:formula="of:=[.H93]" office:value-type="float" office:value="310.11455078125" calcext:value-type="float">
            <text:p>310,11</text:p>
          </table:table-cell>
          <table:table-cell table:style-name="ce1" table:formula="of:=[.I93]" office:value-type="float" office:value="344.57177734375" calcext:value-type="float">
            <text:p>344,57</text:p>
          </table:table-cell>
          <table:table-cell/>
          <table:table-cell table:formula="of:=[.H139]" office:value-type="float" office:value="0" calcext:value-type="float">
            <text:p>0,00</text:p>
          </table:table-cell>
          <table:table-cell table:style-name="ce1" table:formula="of:=[.I139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table:formula="of:=[.B2]" office:value-type="string" office:string-value="fileset" calcext:value-type="string">
            <text:p>fileset</text:p>
          </table:table-cell>
          <table:table-cell/>
          <table:table-cell table:formula="of:=[.D2]" office:value-type="string" office:string-value="workers" calcext:value-type="string">
            <text:p>workers</text:p>
          </table:table-cell>
          <table:table-cell/>
          <table:table-cell table:formula="of:=[.F2]" office:value-type="string" office:string-value="compressionrate" calcext:value-type="string">
            <text:p>compressionrate</text:p>
          </table:table-cell>
          <table:table-cell/>
          <table:table-cell table:style-name="Default" table:formula="of:=[.H2]" office:value-type="string" office:string-value="B MiB/s" calcext:value-type="string">
            <text:p>B MiB/s</text:p>
          </table:table-cell>
          <table:table-cell table:style-name="Default" table:formula="of:=[.I2]" office:value-type="string" office:string-value="R MiB/s" calcext:value-type="string">
            <text:p>R MiB/s</text:p>
          </table:table-cell>
          <table:table-cell/>
          <table:table-cell office:value-type="string" calcext:value-type="string">
            <text:p>linux root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nux rootfs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0" calcext:value-type="float">
            <text:p>0</text:p>
          </table:table-cell>
          <table:table-cell office:value-type="float" office:value="276564.7" calcext:value-type="float">
            <text:p>276564,7</text:p>
          </table:table-cell>
          <table:table-cell office:value-type="string" calcext:value-type="string">
            <text:p>None</text:p>
          </table:table-cell>
          <table:table-cell office:value-type="float" office:value="302435.6" calcext:value-type="float">
            <text:p>302435,6</text:p>
          </table:table-cell>
          <table:table-cell table:formula="of:=[.E49]/1024" office:value-type="float" office:value="270.08271484375" calcext:value-type="float">
            <text:p>270,08</text:p>
          </table:table-cell>
          <table:table-cell table:formula="of:=[.G49]/1024" office:value-type="float" office:value="295.347265625" calcext:value-type="float">
            <text:p>295,3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49:.H53])" office:value-type="float" office:value="270.08271484375" calcext:value-type="float">
            <text:p>270,08271484375</text:p>
          </table:table-cell>
          <table:table-cell office:value-type="float" office:value="270.08271484375" calcext:value-type="float">
            <text:p>270,08271484375</text:p>
          </table:table-cell>
          <table:table-cell table:style-name="Default" office:value-type="float" office:value="270.08271484375" calcext:value-type="float">
            <text:p>270,08271484375</text:p>
          </table:table-cell>
          <table:table-cell office:value-type="float" office:value="282.3591796875" calcext:value-type="float">
            <text:p>282,3591796875</text:p>
          </table:table-cell>
          <table:table-cell office:value-type="float" office:value="282.3591796875" calcext:value-type="float">
            <text:p>282,359179687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49:.I53])" office:value-type="float" office:value="295.347265625" calcext:value-type="float">
            <text:p>295,347265625</text:p>
          </table:table-cell>
          <table:table-cell office:value-type="float" office:value="310.11455078125" calcext:value-type="float">
            <text:p>310,11455078125</text:p>
          </table:table-cell>
          <table:table-cell office:value-type="float" office:value="295.347265625" calcext:value-type="float">
            <text:p>295,347265625</text:p>
          </table:table-cell>
          <table:table-cell office:value-type="float" office:value="310.11455078125" calcext:value-type="float">
            <text:p>310,11455078125</text:p>
          </table:table-cell>
          <table:table-cell office:value-type="float" office:value="326.43642578125" calcext:value-type="float">
            <text:p>326,43642578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1" calcext:value-type="float">
            <text:p>1</text:p>
          </table:table-cell>
          <table:table-cell office:value-type="float" office:value="276564.7" calcext:value-type="float">
            <text:p>276564,7</text:p>
          </table:table-cell>
          <table:table-cell office:value-type="string" calcext:value-type="string">
            <text:p>None</text:p>
          </table:table-cell>
          <table:table-cell office:value-type="float" office:value="317557.3" calcext:value-type="float">
            <text:p>317557,3</text:p>
          </table:table-cell>
          <table:table-cell table:formula="of:=[.E50]/1024" office:value-type="float" office:value="270.08271484375" calcext:value-type="float">
            <text:p>270,08</text:p>
          </table:table-cell>
          <table:table-cell table:formula="of:=[.G50]/1024" office:value-type="float" office:value="310.11455078125" calcext:value-type="float">
            <text:p>310,11</text:p>
          </table:table-cell>
          <table:table-cell/>
          <table:table-cell table:style-name="ce1" table:formula="of:=[.F54]" office:value-type="string" office:string-value="46,7 % (lzo)" calcext:value-type="string">
            <text:p>46,7 % (lzo)</text:p>
          </table:table-cell>
          <table:table-cell table:number-matrix-columns-spanned="5" table:number-matrix-rows-spanned="1" table:formula="of:=TRANSPOSE([.H54:.H58])" office:value-type="float" office:value="127.163671875" calcext:value-type="float">
            <text:p>127,163671875</text:p>
          </table:table-cell>
          <table:table-cell office:value-type="float" office:value="132.25029296875" calcext:value-type="float">
            <text:p>132,25029296875</text:p>
          </table:table-cell>
          <table:table-cell table:style-name="Default" office:value-type="float" office:value="143.75029296875" calcext:value-type="float">
            <text:p>143,75029296875</text:p>
          </table:table-cell>
          <table:table-cell office:value-type="float" office:value="150.284375" calcext:value-type="float">
            <text:p>150,284375</text:p>
          </table:table-cell>
          <table:table-cell office:value-type="float" office:value="150.284375" calcext:value-type="float">
            <text:p>150,284375</text:p>
          </table:table-cell>
          <table:table-cell/>
          <table:table-cell table:style-name="ce1" table:formula="of:=[.K50]" office:value-type="string" office:string-value="46,7 % (lzo)" calcext:value-type="string">
            <text:p>46,7 % (lzo)</text:p>
          </table:table-cell>
          <table:table-cell table:number-matrix-columns-spanned="5" table:number-matrix-rows-spanned="1" table:formula="of:=TRANSPOSE([.I54:.I58])" office:value-type="float" office:value="269.66484375" calcext:value-type="float">
            <text:p>269,66484375</text:p>
          </table:table-cell>
          <table:table-cell office:value-type="float" office:value="269.66484375" calcext:value-type="float">
            <text:p>269,66484375</text:p>
          </table:table-cell>
          <table:table-cell office:value-type="float" office:value="258.42880859375" calcext:value-type="float">
            <text:p>258,42880859375</text:p>
          </table:table-cell>
          <table:table-cell office:value-type="float" office:value="269.66484375" calcext:value-type="float">
            <text:p>269,66484375</text:p>
          </table:table-cell>
          <table:table-cell office:value-type="float" office:value="269.66484375" calcext:value-type="float">
            <text:p>269,6648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2" calcext:value-type="float">
            <text:p>2</text:p>
          </table:table-cell>
          <table:table-cell office:value-type="float" office:value="276564.7" calcext:value-type="float">
            <text:p>276564,7</text:p>
          </table:table-cell>
          <table:table-cell office:value-type="string" calcext:value-type="string">
            <text:p>None</text:p>
          </table:table-cell>
          <table:table-cell office:value-type="float" office:value="302435.6" calcext:value-type="float">
            <text:p>302435,6</text:p>
          </table:table-cell>
          <table:table-cell table:formula="of:=[.E51]/1024" office:value-type="float" office:value="270.08271484375" calcext:value-type="float">
            <text:p>270,08</text:p>
          </table:table-cell>
          <table:table-cell table:formula="of:=[.G51]/1024" office:value-type="float" office:value="295.347265625" calcext:value-type="float">
            <text:p>295,35</text:p>
          </table:table-cell>
          <table:table-cell/>
          <table:table-cell table:style-name="ce1" table:formula="of:=[.F59]" office:value-type="string" office:string-value="45,4 % (lz4)" calcext:value-type="string">
            <text:p>45,4 % (lz4)</text:p>
          </table:table-cell>
          <table:table-cell table:number-matrix-columns-spanned="5" table:number-matrix-rows-spanned="1" table:formula="of:=TRANSPOSE([.H59:.H63])" office:value-type="float" office:value="55.5046875" calcext:value-type="float">
            <text:p>55,5046875</text:p>
          </table:table-cell>
          <table:table-cell office:value-type="float" office:value="55.5046875" calcext:value-type="float">
            <text:p>55,5046875</text:p>
          </table:table-cell>
          <table:table-cell table:style-name="Default" office:value-type="float" office:value="70.53720703125" calcext:value-type="float">
            <text:p>70,53720703125</text:p>
          </table:table-cell>
          <table:table-cell office:value-type="float" office:value="84.64462890625" calcext:value-type="float">
            <text:p>84,64462890625</text:p>
          </table:table-cell>
          <table:table-cell office:value-type="float" office:value="84.64462890625" calcext:value-type="float">
            <text:p>84,64462890625</text:p>
          </table:table-cell>
          <table:table-cell/>
          <table:table-cell table:style-name="ce1" table:formula="of:=[.K51]" office:value-type="string" office:string-value="45,4 % (lz4)" calcext:value-type="string">
            <text:p>45,4 % (lz4)</text:p>
          </table:table-cell>
          <table:table-cell table:number-matrix-columns-spanned="5" table:number-matrix-rows-spanned="1" table:formula="of:=TRANSPOSE([.I59:.I63])" office:value-type="float" office:value="248.09169921875" calcext:value-type="float">
            <text:p>248,09169921875</text:p>
          </table:table-cell>
          <table:table-cell office:value-type="float" office:value="238.54970703125" calcext:value-type="float">
            <text:p>238,54970703125</text:p>
          </table:table-cell>
          <table:table-cell office:value-type="float" office:value="248.09169921875" calcext:value-type="float">
            <text:p>248,09169921875</text:p>
          </table:table-cell>
          <table:table-cell office:value-type="float" office:value="248.09169921875" calcext:value-type="float">
            <text:p>248,09169921875</text:p>
          </table:table-cell>
          <table:table-cell office:value-type="float" office:value="258.42880859375" calcext:value-type="float">
            <text:p>258,42880859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5" calcext:value-type="float">
            <text:p>5</text:p>
          </table:table-cell>
          <table:table-cell office:value-type="float" office:value="289135.8" calcext:value-type="float">
            <text:p>289135,8</text:p>
          </table:table-cell>
          <table:table-cell office:value-type="string" calcext:value-type="string">
            <text:p>None</text:p>
          </table:table-cell>
          <table:table-cell office:value-type="float" office:value="317557.3" calcext:value-type="float">
            <text:p>317557,3</text:p>
          </table:table-cell>
          <table:table-cell table:formula="of:=[.E52]/1024" office:value-type="float" office:value="282.3591796875" calcext:value-type="float">
            <text:p>282,36</text:p>
          </table:table-cell>
          <table:table-cell table:formula="of:=[.G52]/1024" office:value-type="float" office:value="310.11455078125" calcext:value-type="float">
            <text:p>310,11</text:p>
          </table:table-cell>
          <table:table-cell/>
          <table:table-cell table:style-name="ce1" table:formula="of:=[.F64]" office:value-type="string" office:string-value="52,3 % (lz4hc)" calcext:value-type="string">
            <text:p>52,3 % (lz4hc)</text:p>
          </table:table-cell>
          <table:table-cell table:number-matrix-columns-spanned="5" table:number-matrix-rows-spanned="1" table:formula="of:=TRANSPOSE([.H64:.H68])" office:value-type="float" office:value="10.84150390625" calcext:value-type="float">
            <text:p>10,84150390625</text:p>
          </table:table-cell>
          <table:table-cell office:value-type="float" office:value="10.9619140625" calcext:value-type="float">
            <text:p>10,9619140625</text:p>
          </table:table-cell>
          <table:table-cell table:style-name="Default" office:value-type="float" office:value="15.9984375" calcext:value-type="float">
            <text:p>15,9984375</text:p>
          </table:table-cell>
          <table:table-cell office:value-type="float" office:value="20.84306640625" calcext:value-type="float">
            <text:p>20,84306640625</text:p>
          </table:table-cell>
          <table:table-cell office:value-type="float" office:value="22.4220703125" calcext:value-type="float">
            <text:p>22,4220703125</text:p>
          </table:table-cell>
          <table:table-cell/>
          <table:table-cell table:style-name="ce1" table:formula="of:=[.K52]" office:value-type="string" office:string-value="52,3 % (lz4hc)" calcext:value-type="string">
            <text:p>52,3 % (lz4hc)</text:p>
          </table:table-cell>
          <table:table-cell table:number-matrix-columns-spanned="5" table:number-matrix-rows-spanned="1" table:formula="of:=TRANSPOSE([.I64:.I68])" office:value-type="float" office:value="258.42880859375" calcext:value-type="float">
            <text:p>258,42880859375</text:p>
          </table:table-cell>
          <table:table-cell office:value-type="float" office:value="258.42880859375" calcext:value-type="float">
            <text:p>258,42880859375</text:p>
          </table:table-cell>
          <table:table-cell office:value-type="float" office:value="258.42880859375" calcext:value-type="float">
            <text:p>258,42880859375</text:p>
          </table:table-cell>
          <table:table-cell office:value-type="float" office:value="258.42880859375" calcext:value-type="float">
            <text:p>258,42880859375</text:p>
          </table:table-cell>
          <table:table-cell office:value-type="float" office:value="258.42880859375" calcext:value-type="float">
            <text:p>258,42880859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10" calcext:value-type="float">
            <text:p>10</text:p>
          </table:table-cell>
          <table:table-cell office:value-type="float" office:value="289135.8" calcext:value-type="float">
            <text:p>289135,8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  <table:table-cell table:formula="of:=[.E53]/1024" office:value-type="float" office:value="282.3591796875" calcext:value-type="float">
            <text:p>282,36</text:p>
          </table:table-cell>
          <table:table-cell table:formula="of:=[.G53]/1024" office:value-type="float" office:value="326.43642578125" calcext:value-type="float">
            <text:p>326,44</text:p>
          </table:table-cell>
          <table:table-cell/>
          <table:table-cell table:style-name="ce1" table:formula="of:=[.F69]" office:value-type="string" office:string-value="56,9 % (gzip1)" calcext:value-type="string">
            <text:p>56,9 % (gzip1)</text:p>
          </table:table-cell>
          <table:table-cell table:style-name="ce1" table:number-matrix-columns-spanned="5" table:number-matrix-rows-spanned="1" table:formula="of:=TRANSPOSE([.H69:.H73])" office:value-type="float" office:value="34.70927734375" calcext:value-type="float">
            <text:p>34,71</text:p>
          </table:table-cell>
          <table:table-cell office:value-type="float" office:value="35.166015625" calcext:value-type="float">
            <text:p>35,166015625</text:p>
          </table:table-cell>
          <table:table-cell office:value-type="float" office:value="45.29853515625" calcext:value-type="float">
            <text:p>45,30</text:p>
          </table:table-cell>
          <table:table-cell table:style-name="ce1" office:value-type="float" office:value="54.5431640625" calcext:value-type="float">
            <text:p>54,54</text:p>
          </table:table-cell>
          <table:table-cell office:value-type="float" office:value="56.86416015625" calcext:value-type="float">
            <text:p>56,86416015625</text:p>
          </table:table-cell>
          <table:table-cell/>
          <table:table-cell table:style-name="ce1" table:formula="of:=[.K53]" office:value-type="string" office:string-value="56,9 % (gzip1)" calcext:value-type="string">
            <text:p>56,9 % (gzip1)</text:p>
          </table:table-cell>
          <table:table-cell table:style-name="ce1" table:number-matrix-columns-spanned="5" table:number-matrix-rows-spanned="1" table:formula="of:=TRANSPOSE([.I69:.I73])" office:value-type="float" office:value="193.82158203125" calcext:value-type="float">
            <text:p>193,82</text:p>
          </table:table-cell>
          <table:table-cell office:value-type="float" office:value="193.82158203125" calcext:value-type="float">
            <text:p>193,82158203125</text:p>
          </table:table-cell>
          <table:table-cell table:style-name="ce1" office:value-type="float" office:value="200.07392578125" calcext:value-type="float">
            <text:p>200,07</text:p>
          </table:table-cell>
          <table:table-cell table:style-name="ce1" office:value-type="float" office:value="200.07392578125" calcext:value-type="float">
            <text:p>200,07</text:p>
          </table:table-cell>
          <table:table-cell office:value-type="float" office:value="200.07392578125" calcext:value-type="float">
            <text:p>200,07392578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0" calcext:value-type="float">
            <text:p>0</text:p>
          </table:table-cell>
          <table:table-cell office:value-type="float" office:value="130215.6" calcext:value-type="float">
            <text:p>130215,6</text:p>
          </table:table-cell>
          <table:table-cell office:value-type="string" calcext:value-type="string">
            <text:p>46,7 % (lzo)</text:p>
          </table:table-cell>
          <table:table-cell office:value-type="float" office:value="276136.8" calcext:value-type="float">
            <text:p>276136,8</text:p>
          </table:table-cell>
          <table:table-cell table:formula="of:=[.E54]/1024" office:value-type="float" office:value="127.163671875" calcext:value-type="float">
            <text:p>127,16</text:p>
          </table:table-cell>
          <table:table-cell table:formula="of:=[.G54]/1024" office:value-type="float" office:value="269.66484375" calcext:value-type="float">
            <text:p>269,66</text:p>
          </table:table-cell>
          <table:table-cell/>
          <table:table-cell table:style-name="ce1" table:formula="of:=[.F74]" office:value-type="string" office:string-value="58,0 % (gzip3)" calcext:value-type="string">
            <text:p>58,0 % (gzip3)</text:p>
          </table:table-cell>
          <table:table-cell table:style-name="ce1" table:number-matrix-columns-spanned="5" table:number-matrix-rows-spanned="1" table:formula="of:=TRANSPOSE([.H74:.H78])" office:value-type="float" office:value="26.57041015625" calcext:value-type="float">
            <text:p>26,57</text:p>
          </table:table-cell>
          <table:table-cell office:value-type="float" office:value="26.8443359375" calcext:value-type="float">
            <text:p>26,8443359375</text:p>
          </table:table-cell>
          <table:table-cell office:value-type="float" office:value="36.67470703125" calcext:value-type="float">
            <text:p>36,67</text:p>
          </table:table-cell>
          <table:table-cell table:style-name="ce1" office:value-type="float" office:value="44.133984375" calcext:value-type="float">
            <text:p>44,13</text:p>
          </table:table-cell>
          <table:table-cell office:value-type="float" office:value="46.4982421875" calcext:value-type="float">
            <text:p>46,4982421875</text:p>
          </table:table-cell>
          <table:table-cell/>
          <table:table-cell table:style-name="ce1" table:formula="of:=[.K54]" office:value-type="string" office:string-value="58,0 % (gzip3)" calcext:value-type="string">
            <text:p>58,0 % (gzip3)</text:p>
          </table:table-cell>
          <table:table-cell table:style-name="ce1" table:number-matrix-columns-spanned="5" table:number-matrix-rows-spanned="1" table:formula="of:=TRANSPOSE([.I74:.I78])" office:value-type="float" office:value="193.82158203125" calcext:value-type="float">
            <text:p>193,82</text:p>
          </table:table-cell>
          <table:table-cell office:value-type="float" office:value="200.07392578125" calcext:value-type="float">
            <text:p>200,07392578125</text:p>
          </table:table-cell>
          <table:table-cell table:style-name="ce1" office:value-type="float" office:value="206.74306640625" calcext:value-type="float">
            <text:p>206,74</text:p>
          </table:table-cell>
          <table:table-cell table:style-name="ce1" office:value-type="float" office:value="206.74306640625" calcext:value-type="float">
            <text:p>206,74</text:p>
          </table:table-cell>
          <table:table-cell office:value-type="float" office:value="206.74306640625" calcext:value-type="float">
            <text:p>206,74306640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1" calcext:value-type="float">
            <text:p>1</text:p>
          </table:table-cell>
          <table:table-cell office:value-type="float" office:value="135424.3" calcext:value-type="float">
            <text:p>135424,3</text:p>
          </table:table-cell>
          <table:table-cell office:value-type="string" calcext:value-type="string">
            <text:p>46,7 % (lzo)</text:p>
          </table:table-cell>
          <table:table-cell office:value-type="float" office:value="276136.8" calcext:value-type="float">
            <text:p>276136,8</text:p>
          </table:table-cell>
          <table:table-cell table:formula="of:=[.E55]/1024" office:value-type="float" office:value="132.25029296875" calcext:value-type="float">
            <text:p>132,25</text:p>
          </table:table-cell>
          <table:table-cell table:formula="of:=[.G55]/1024" office:value-type="float" office:value="269.66484375" calcext:value-type="float">
            <text:p>269,66</text:p>
          </table:table-cell>
          <table:table-cell/>
          <table:table-cell table:style-name="ce1" table:formula="of:=[.F79]" office:value-type="string" office:string-value="59,7 % (gzip)" calcext:value-type="string">
            <text:p>59,7 % (gzip)</text:p>
          </table:table-cell>
          <table:table-cell table:style-name="ce1" table:number-matrix-columns-spanned="5" table:number-matrix-rows-spanned="1" table:formula="of:=TRANSPOSE([.H79:.H83])" office:value-type="float" office:value="13.217578125" calcext:value-type="float">
            <text:p>13,22</text:p>
          </table:table-cell>
          <table:table-cell office:value-type="float" office:value="13.01103515625" calcext:value-type="float">
            <text:p>13,01103515625</text:p>
          </table:table-cell>
          <table:table-cell office:value-type="float" office:value="19.365234375" calcext:value-type="float">
            <text:p>19,37</text:p>
          </table:table-cell>
          <table:table-cell table:style-name="ce1" office:value-type="float" office:value="25.23349609375" calcext:value-type="float">
            <text:p>25,23</text:p>
          </table:table-cell>
          <table:table-cell office:value-type="float" office:value="27.75693359375" calcext:value-type="float">
            <text:p>27,75693359375</text:p>
          </table:table-cell>
          <table:table-cell/>
          <table:table-cell table:style-name="ce1" table:formula="of:=[.K55]" office:value-type="string" office:string-value="59,7 % (gzip)" calcext:value-type="string">
            <text:p>59,7 % (gzip)</text:p>
          </table:table-cell>
          <table:table-cell table:style-name="ce1" table:number-matrix-columns-spanned="5" table:number-matrix-rows-spanned="1" table:formula="of:=TRANSPOSE([.I79:.I83])" office:value-type="float" office:value="200.07392578125" calcext:value-type="float">
            <text:p>200,07</text:p>
          </table:table-cell>
          <table:table-cell office:value-type="float" office:value="193.82158203125" calcext:value-type="float">
            <text:p>193,82158203125</text:p>
          </table:table-cell>
          <table:table-cell table:style-name="ce1" office:value-type="float" office:value="206.74306640625" calcext:value-type="float">
            <text:p>206,74</text:p>
          </table:table-cell>
          <table:table-cell table:style-name="ce1" office:value-type="float" office:value="206.74306640625" calcext:value-type="float">
            <text:p>206,74</text:p>
          </table:table-cell>
          <table:table-cell office:value-type="float" office:value="206.74306640625" calcext:value-type="float">
            <text:p>206,74306640625</text:p>
          </table:table-cell>
          <table:table-cell/>
          <table:table-cell office:value-type="string" calcext:value-type="string">
            <text:p>kk</text:p>
          </table:table-cell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2" calcext:value-type="float">
            <text:p>2</text:p>
          </table:table-cell>
          <table:table-cell office:value-type="float" office:value="147200.3" calcext:value-type="float">
            <text:p>147200,3</text:p>
          </table:table-cell>
          <table:table-cell office:value-type="string" calcext:value-type="string">
            <text:p>46,7 % (lzo)</text:p>
          </table:table-cell>
          <table:table-cell office:value-type="float" office:value="264631.1" calcext:value-type="float">
            <text:p>264631,1</text:p>
          </table:table-cell>
          <table:table-cell table:formula="of:=[.E56]/1024" office:value-type="float" office:value="143.75029296875" calcext:value-type="float">
            <text:p>143,75</text:p>
          </table:table-cell>
          <table:table-cell table:formula="of:=[.G56]/1024" office:value-type="float" office:value="258.42880859375" calcext:value-type="float">
            <text:p>258,43</text:p>
          </table:table-cell>
          <table:table-cell/>
          <table:table-cell table:style-name="ce1" table:formula="of:=[.F84]" office:value-type="string" office:string-value="59,9 % (gzip9)" calcext:value-type="string">
            <text:p>59,9 % (gzip9)</text:p>
          </table:table-cell>
          <table:table-cell table:style-name="ce1" table:number-matrix-columns-spanned="5" table:number-matrix-rows-spanned="1" table:formula="of:=TRANSPOSE([.H84:.H88])" office:value-type="float" office:value="4.2388671875" calcext:value-type="float">
            <text:p>4,24</text:p>
          </table:table-cell>
          <table:table-cell office:value-type="float" office:value="4.2388671875" calcext:value-type="float">
            <text:p>4,2388671875</text:p>
          </table:table-cell>
          <table:table-cell office:value-type="float" office:value="6.65302734375" calcext:value-type="float">
            <text:p>6,65</text:p>
          </table:table-cell>
          <table:table-cell table:style-name="ce1" office:value-type="float" office:value="9.28447265625" calcext:value-type="float">
            <text:p>9,28</text:p>
          </table:table-cell>
          <table:table-cell office:value-type="float" office:value="10.49892578125" calcext:value-type="float">
            <text:p>10,49892578125</text:p>
          </table:table-cell>
          <table:table-cell/>
          <table:table-cell table:style-name="ce1" table:formula="of:=[.K56]" office:value-type="string" office:string-value="59,9 % (gzip9)" calcext:value-type="string">
            <text:p>59,9 % (gzip9)</text:p>
          </table:table-cell>
          <table:table-cell table:style-name="ce1" table:number-matrix-columns-spanned="5" table:number-matrix-rows-spanned="1" table:formula="of:=TRANSPOSE([.I84:.I88])" office:value-type="float" office:value="200.07392578125" calcext:value-type="float">
            <text:p>200,07</text:p>
          </table:table-cell>
          <table:table-cell office:value-type="float" office:value="206.74306640625" calcext:value-type="float">
            <text:p>206,74306640625</text:p>
          </table:table-cell>
          <table:table-cell table:style-name="ce1" office:value-type="float" office:value="213.87216796875" calcext:value-type="float">
            <text:p>213,87</text:p>
          </table:table-cell>
          <table:table-cell table:style-name="ce1" office:value-type="float" office:value="213.87216796875" calcext:value-type="float">
            <text:p>213,87</text:p>
          </table:table-cell>
          <table:table-cell office:value-type="float" office:value="206.74306640625" calcext:value-type="float">
            <text:p>206,74306640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5" calcext:value-type="float">
            <text:p>5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,7 % (lzo)</text:p>
          </table:table-cell>
          <table:table-cell office:value-type="float" office:value="276136.8" calcext:value-type="float">
            <text:p>276136,8</text:p>
          </table:table-cell>
          <table:table-cell table:formula="of:=[.E57]/1024" office:value-type="float" office:value="150.284375" calcext:value-type="float">
            <text:p>150,28</text:p>
          </table:table-cell>
          <table:table-cell table:formula="of:=[.G57]/1024" office:value-type="float" office:value="269.66484375" calcext:value-type="float">
            <text:p>269,66</text:p>
          </table:table-cell>
          <table:table-cell>
            <draw:frame draw:z-index="1" draw:style-name="gr1" draw:text-style-name="P1" svg:width="15.999cm" svg:height="8.999cm" svg:x="1.985cm" svg:y="0.428cm">
              <draw:object draw:notify-on-update-of-ranges="tls.K49:tls.K56 tls.L48:tls.L48 tls.L49:tls.L56 tls.M48:tls.M48 tls.M49:tls.M56 tls.N48:tls.N48 tls.N49:tls.N56 tls.O48:tls.O48 tls.O49:tls.O56 tls.P48:tls.P48 tls.P49:tls.P5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4" draw:style-name="gr1" draw:text-style-name="P1" svg:width="15.999cm" svg:height="8.999cm" svg:x="2.214cm" svg:y="0.216cm">
              <draw:object draw:notify-on-update-of-ranges="tls.R49:tls.R56 tls.S48:tls.S48 tls.S49:tls.S56 tls.T48:tls.T48 tls.T49:tls.T56 tls.U48:tls.U48 tls.U49:tls.U56 tls.V48:tls.V48 tls.V49:tls.V56 tls.W48:tls.W48 tls.W49:tls.W5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10" calcext:value-type="float">
            <text:p>10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,7 % (lzo)</text:p>
          </table:table-cell>
          <table:table-cell office:value-type="float" office:value="276136.8" calcext:value-type="float">
            <text:p>276136,8</text:p>
          </table:table-cell>
          <table:table-cell table:formula="of:=[.E58]/1024" office:value-type="float" office:value="150.284375" calcext:value-type="float">
            <text:p>150,28</text:p>
          </table:table-cell>
          <table:table-cell table:formula="of:=[.G58]/1024" office:value-type="float" office:value="269.66484375" calcext:value-type="float">
            <text:p>269,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0" calcext:value-type="float">
            <text:p>0</text:p>
          </table:table-cell>
          <table:table-cell office:value-type="float" office:value="56836.8" calcext:value-type="float">
            <text:p>56836,8</text:p>
          </table:table-cell>
          <table:table-cell office:value-type="string" calcext:value-type="string">
            <text:p>45,4 % (lz4)</text:p>
          </table:table-cell>
          <table:table-cell office:value-type="float" office:value="254045.9" calcext:value-type="float">
            <text:p>254045,9</text:p>
          </table:table-cell>
          <table:table-cell table:formula="of:=[.E59]/1024" office:value-type="float" office:value="55.5046875" calcext:value-type="float">
            <text:p>55,50</text:p>
          </table:table-cell>
          <table:table-cell table:formula="of:=[.G59]/1024" office:value-type="float" office:value="248.09169921875" calcext:value-type="float">
            <text:p>248,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1" calcext:value-type="float">
            <text:p>1</text:p>
          </table:table-cell>
          <table:table-cell office:value-type="float" office:value="56836.8" calcext:value-type="float">
            <text:p>56836,8</text:p>
          </table:table-cell>
          <table:table-cell office:value-type="string" calcext:value-type="string">
            <text:p>45,4 % (lz4)</text:p>
          </table:table-cell>
          <table:table-cell office:value-type="float" office:value="244274.9" calcext:value-type="float">
            <text:p>244274,9</text:p>
          </table:table-cell>
          <table:table-cell table:formula="of:=[.E60]/1024" office:value-type="float" office:value="55.5046875" calcext:value-type="float">
            <text:p>55,50</text:p>
          </table:table-cell>
          <table:table-cell table:formula="of:=[.G60]/1024" office:value-type="float" office:value="238.54970703125" calcext:value-type="float">
            <text:p>238,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2" calcext:value-type="float">
            <text:p>2</text:p>
          </table:table-cell>
          <table:table-cell office:value-type="float" office:value="72230.1" calcext:value-type="float">
            <text:p>72230,1</text:p>
          </table:table-cell>
          <table:table-cell office:value-type="string" calcext:value-type="string">
            <text:p>45,4 % (lz4)</text:p>
          </table:table-cell>
          <table:table-cell office:value-type="float" office:value="254045.9" calcext:value-type="float">
            <text:p>254045,9</text:p>
          </table:table-cell>
          <table:table-cell table:formula="of:=[.E61]/1024" office:value-type="float" office:value="70.53720703125" calcext:value-type="float">
            <text:p>70,54</text:p>
          </table:table-cell>
          <table:table-cell table:formula="of:=[.G61]/1024" office:value-type="float" office:value="248.09169921875" calcext:value-type="float">
            <text:p>248,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5" calcext:value-type="float">
            <text:p>5</text:p>
          </table:table-cell>
          <table:table-cell office:value-type="float" office:value="86676.1" calcext:value-type="float">
            <text:p>86676,1</text:p>
          </table:table-cell>
          <table:table-cell office:value-type="string" calcext:value-type="string">
            <text:p>45,4 % (lz4)</text:p>
          </table:table-cell>
          <table:table-cell office:value-type="float" office:value="254045.9" calcext:value-type="float">
            <text:p>254045,9</text:p>
          </table:table-cell>
          <table:table-cell table:formula="of:=[.E62]/1024" office:value-type="float" office:value="84.64462890625" calcext:value-type="float">
            <text:p>84,64</text:p>
          </table:table-cell>
          <table:table-cell table:formula="of:=[.G62]/1024" office:value-type="float" office:value="248.09169921875" calcext:value-type="float">
            <text:p>248,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10" calcext:value-type="float">
            <text:p>10</text:p>
          </table:table-cell>
          <table:table-cell office:value-type="float" office:value="86676.1" calcext:value-type="float">
            <text:p>86676,1</text:p>
          </table:table-cell>
          <table:table-cell office:value-type="string" calcext:value-type="string">
            <text:p>45,4 % (lz4)</text:p>
          </table:table-cell>
          <table:table-cell office:value-type="float" office:value="264631.1" calcext:value-type="float">
            <text:p>264631,1</text:p>
          </table:table-cell>
          <table:table-cell table:formula="of:=[.E63]/1024" office:value-type="float" office:value="84.64462890625" calcext:value-type="float">
            <text:p>84,64</text:p>
          </table:table-cell>
          <table:table-cell table:formula="of:=[.G63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0" calcext:value-type="float">
            <text:p>0</text:p>
          </table:table-cell>
          <table:table-cell office:value-type="float" office:value="11101.7" calcext:value-type="float">
            <text:p>11101,7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4]/1024" office:value-type="float" office:value="10.84150390625" calcext:value-type="float">
            <text:p>10,84</text:p>
          </table:table-cell>
          <table:table-cell table:formula="of:=[.G64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1" calcext:value-type="float">
            <text:p>1</text:p>
          </table:table-cell>
          <table:table-cell office:value-type="float" office:value="11225" calcext:value-type="float">
            <text:p>11225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5]/1024" office:value-type="float" office:value="10.9619140625" calcext:value-type="float">
            <text:p>10,96</text:p>
          </table:table-cell>
          <table:table-cell table:formula="of:=[.G65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2" calcext:value-type="float">
            <text:p>2</text:p>
          </table:table-cell>
          <table:table-cell office:value-type="float" office:value="16382.4" calcext:value-type="float">
            <text:p>16382,4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6]/1024" office:value-type="float" office:value="15.9984375" calcext:value-type="float">
            <text:p>16,00</text:p>
          </table:table-cell>
          <table:table-cell table:formula="of:=[.G66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5" calcext:value-type="float">
            <text:p>5</text:p>
          </table:table-cell>
          <table:table-cell office:value-type="float" office:value="21343.3" calcext:value-type="float">
            <text:p>21343,3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7]/1024" office:value-type="float" office:value="20.84306640625" calcext:value-type="float">
            <text:p>20,84</text:p>
          </table:table-cell>
          <table:table-cell table:formula="of:=[.G67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10" calcext:value-type="float">
            <text:p>10</text:p>
          </table:table-cell>
          <table:table-cell office:value-type="float" office:value="22960.2" calcext:value-type="float">
            <text:p>22960,2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8]/1024" office:value-type="float" office:value="22.4220703125" calcext:value-type="float">
            <text:p>22,42</text:p>
          </table:table-cell>
          <table:table-cell table:formula="of:=[.G68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0" calcext:value-type="float">
            <text:p>0</text:p>
          </table:table-cell>
          <table:table-cell office:value-type="float" office:value="35542.3" calcext:value-type="float">
            <text:p>35542,3</text:p>
          </table:table-cell>
          <table:table-cell office:value-type="string" calcext:value-type="string">
            <text:p>56,9 % (gzip1)</text:p>
          </table:table-cell>
          <table:table-cell office:value-type="float" office:value="198473.3" calcext:value-type="float">
            <text:p>198473,3</text:p>
          </table:table-cell>
          <table:table-cell table:formula="of:=[.E69]/1024" office:value-type="float" office:value="34.70927734375" calcext:value-type="float">
            <text:p>34,71</text:p>
          </table:table-cell>
          <table:table-cell table:formula="of:=[.G69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1" calcext:value-type="float">
            <text:p>1</text:p>
          </table:table-cell>
          <table:table-cell office:value-type="float" office:value="36010" calcext:value-type="float">
            <text:p>36010</text:p>
          </table:table-cell>
          <table:table-cell office:value-type="string" calcext:value-type="string">
            <text:p>56,9 % (gzip1)</text:p>
          </table:table-cell>
          <table:table-cell office:value-type="float" office:value="198473.3" calcext:value-type="float">
            <text:p>198473,3</text:p>
          </table:table-cell>
          <table:table-cell table:formula="of:=[.E70]/1024" office:value-type="float" office:value="35.166015625" calcext:value-type="float">
            <text:p>35,17</text:p>
          </table:table-cell>
          <table:table-cell table:formula="of:=[.G70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2" calcext:value-type="float">
            <text:p>2</text:p>
          </table:table-cell>
          <table:table-cell office:value-type="float" office:value="46385.7" calcext:value-type="float">
            <text:p>46385,7</text:p>
          </table:table-cell>
          <table:table-cell office:value-type="string" calcext:value-type="string">
            <text:p>56,9 % (gzip1)</text:p>
          </table:table-cell>
          <table:table-cell office:value-type="float" office:value="204875.7" calcext:value-type="float">
            <text:p>204875,7</text:p>
          </table:table-cell>
          <table:table-cell table:formula="of:=[.E71]/1024" office:value-type="float" office:value="45.29853515625" calcext:value-type="float">
            <text:p>45,30</text:p>
          </table:table-cell>
          <table:table-cell table:formula="of:=[.G71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5" calcext:value-type="float">
            <text:p>5</text:p>
          </table:table-cell>
          <table:table-cell office:value-type="float" office:value="55852.2" calcext:value-type="float">
            <text:p>55852,2</text:p>
          </table:table-cell>
          <table:table-cell office:value-type="string" calcext:value-type="string">
            <text:p>56,9 % (gzip1)</text:p>
          </table:table-cell>
          <table:table-cell office:value-type="float" office:value="204875.7" calcext:value-type="float">
            <text:p>204875,7</text:p>
          </table:table-cell>
          <table:table-cell table:formula="of:=[.E72]/1024" office:value-type="float" office:value="54.5431640625" calcext:value-type="float">
            <text:p>54,54</text:p>
          </table:table-cell>
          <table:table-cell table:formula="of:=[.G72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10" calcext:value-type="float">
            <text:p>10</text:p>
          </table:table-cell>
          <table:table-cell office:value-type="float" office:value="58228.9" calcext:value-type="float">
            <text:p>58228,9</text:p>
          </table:table-cell>
          <table:table-cell office:value-type="string" calcext:value-type="string">
            <text:p>56,9 % (gzip1)</text:p>
          </table:table-cell>
          <table:table-cell office:value-type="float" office:value="204875.7" calcext:value-type="float">
            <text:p>204875,7</text:p>
          </table:table-cell>
          <table:table-cell table:formula="of:=[.E73]/1024" office:value-type="float" office:value="56.86416015625" calcext:value-type="float">
            <text:p>56,86</text:p>
          </table:table-cell>
          <table:table-cell table:formula="of:=[.G73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0" calcext:value-type="float">
            <text:p>0</text:p>
          </table:table-cell>
          <table:table-cell office:value-type="float" office:value="27208.1" calcext:value-type="float">
            <text:p>27208,1</text:p>
          </table:table-cell>
          <table:table-cell office:value-type="string" calcext:value-type="string">
            <text:p>58,0 % (gzip3)</text:p>
          </table:table-cell>
          <table:table-cell office:value-type="float" office:value="198473.3" calcext:value-type="float">
            <text:p>198473,3</text:p>
          </table:table-cell>
          <table:table-cell table:formula="of:=[.E74]/1024" office:value-type="float" office:value="26.57041015625" calcext:value-type="float">
            <text:p>26,57</text:p>
          </table:table-cell>
          <table:table-cell table:formula="of:=[.G74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1" calcext:value-type="float">
            <text:p>1</text:p>
          </table:table-cell>
          <table:table-cell office:value-type="float" office:value="27488.6" calcext:value-type="float">
            <text:p>27488,6</text:p>
          </table:table-cell>
          <table:table-cell office:value-type="string" calcext:value-type="string">
            <text:p>58,0 % (gzip3)</text:p>
          </table:table-cell>
          <table:table-cell office:value-type="float" office:value="204875.7" calcext:value-type="float">
            <text:p>204875,7</text:p>
          </table:table-cell>
          <table:table-cell table:formula="of:=[.E75]/1024" office:value-type="float" office:value="26.8443359375" calcext:value-type="float">
            <text:p>26,84</text:p>
          </table:table-cell>
          <table:table-cell table:formula="of:=[.G75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2" calcext:value-type="float">
            <text:p>2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,0 % (gzip3)</text:p>
          </table:table-cell>
          <table:table-cell office:value-type="float" office:value="211704.9" calcext:value-type="float">
            <text:p>211704,9</text:p>
          </table:table-cell>
          <table:table-cell table:formula="of:=[.E76]/1024" office:value-type="float" office:value="36.67470703125" calcext:value-type="float">
            <text:p>36,67</text:p>
          </table:table-cell>
          <table:table-cell table:formula="of:=[.G76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5" calcext:value-type="float">
            <text:p>5</text:p>
          </table:table-cell>
          <table:table-cell office:value-type="float" office:value="45193.2" calcext:value-type="float">
            <text:p>45193,2</text:p>
          </table:table-cell>
          <table:table-cell office:value-type="string" calcext:value-type="string">
            <text:p>58,0 % (gzip3)</text:p>
          </table:table-cell>
          <table:table-cell office:value-type="float" office:value="211704.9" calcext:value-type="float">
            <text:p>211704,9</text:p>
          </table:table-cell>
          <table:table-cell table:formula="of:=[.E77]/1024" office:value-type="float" office:value="44.133984375" calcext:value-type="float">
            <text:p>44,13</text:p>
          </table:table-cell>
          <table:table-cell table:formula="of:=[.G77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10" calcext:value-type="float">
            <text:p>10</text:p>
          </table:table-cell>
          <table:table-cell office:value-type="float" office:value="47614.2" calcext:value-type="float">
            <text:p>47614,2</text:p>
          </table:table-cell>
          <table:table-cell office:value-type="string" calcext:value-type="string">
            <text:p>58,0 % (gzip3)</text:p>
          </table:table-cell>
          <table:table-cell office:value-type="float" office:value="211704.9" calcext:value-type="float">
            <text:p>211704,9</text:p>
          </table:table-cell>
          <table:table-cell table:formula="of:=[.E78]/1024" office:value-type="float" office:value="46.4982421875" calcext:value-type="float">
            <text:p>46,50</text:p>
          </table:table-cell>
          <table:table-cell table:formula="of:=[.G78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0" calcext:value-type="float">
            <text:p>0</text:p>
          </table:table-cell>
          <table:table-cell office:value-type="float" office:value="13534.8" calcext:value-type="float">
            <text:p>13534,8</text:p>
          </table:table-cell>
          <table:table-cell office:value-type="string" calcext:value-type="string">
            <text:p>59,7 % (gzip)</text:p>
          </table:table-cell>
          <table:table-cell office:value-type="float" office:value="204875.7" calcext:value-type="float">
            <text:p>204875,7</text:p>
          </table:table-cell>
          <table:table-cell table:formula="of:=[.E79]/1024" office:value-type="float" office:value="13.217578125" calcext:value-type="float">
            <text:p>13,22</text:p>
          </table:table-cell>
          <table:table-cell table:formula="of:=[.G79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1" calcext:value-type="float">
            <text:p>1</text:p>
          </table:table-cell>
          <table:table-cell office:value-type="float" office:value="13323.3" calcext:value-type="float">
            <text:p>13323,3</text:p>
          </table:table-cell>
          <table:table-cell office:value-type="string" calcext:value-type="string">
            <text:p>59,7 % (gzip)</text:p>
          </table:table-cell>
          <table:table-cell office:value-type="float" office:value="198473.3" calcext:value-type="float">
            <text:p>198473,3</text:p>
          </table:table-cell>
          <table:table-cell table:formula="of:=[.E80]/1024" office:value-type="float" office:value="13.01103515625" calcext:value-type="float">
            <text:p>13,01</text:p>
          </table:table-cell>
          <table:table-cell table:formula="of:=[.G80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2" calcext:value-type="float">
            <text:p>2</text:p>
          </table:table-cell>
          <table:table-cell office:value-type="float" office:value="19830" calcext:value-type="float">
            <text:p>19830</text:p>
          </table:table-cell>
          <table:table-cell office:value-type="string" calcext:value-type="string">
            <text:p>59,7 % (gzip)</text:p>
          </table:table-cell>
          <table:table-cell office:value-type="float" office:value="211704.9" calcext:value-type="float">
            <text:p>211704,9</text:p>
          </table:table-cell>
          <table:table-cell table:formula="of:=[.E81]/1024" office:value-type="float" office:value="19.365234375" calcext:value-type="float">
            <text:p>19,37</text:p>
          </table:table-cell>
          <table:table-cell table:formula="of:=[.G81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5" calcext:value-type="float">
            <text:p>5</text:p>
          </table:table-cell>
          <table:table-cell office:value-type="float" office:value="25839.1" calcext:value-type="float">
            <text:p>25839,1</text:p>
          </table:table-cell>
          <table:table-cell office:value-type="string" calcext:value-type="string">
            <text:p>59,7 % (gzip)</text:p>
          </table:table-cell>
          <table:table-cell office:value-type="float" office:value="211704.9" calcext:value-type="float">
            <text:p>211704,9</text:p>
          </table:table-cell>
          <table:table-cell table:formula="of:=[.E82]/1024" office:value-type="float" office:value="25.23349609375" calcext:value-type="float">
            <text:p>25,23</text:p>
          </table:table-cell>
          <table:table-cell table:formula="of:=[.G82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10" calcext:value-type="float">
            <text:p>10</text:p>
          </table:table-cell>
          <table:table-cell office:value-type="float" office:value="28423.1" calcext:value-type="float">
            <text:p>28423,1</text:p>
          </table:table-cell>
          <table:table-cell office:value-type="string" calcext:value-type="string">
            <text:p>59,7 % (gzip)</text:p>
          </table:table-cell>
          <table:table-cell office:value-type="float" office:value="211704.9" calcext:value-type="float">
            <text:p>211704,9</text:p>
          </table:table-cell>
          <table:table-cell table:formula="of:=[.E83]/1024" office:value-type="float" office:value="27.75693359375" calcext:value-type="float">
            <text:p>27,76</text:p>
          </table:table-cell>
          <table:table-cell table:formula="of:=[.G83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0" calcext:value-type="float">
            <text:p>0</text:p>
          </table:table-cell>
          <table:table-cell office:value-type="float" office:value="4340.6" calcext:value-type="float">
            <text:p>4340,6</text:p>
          </table:table-cell>
          <table:table-cell office:value-type="string" calcext:value-type="string">
            <text:p>59,9 % (gzip9)</text:p>
          </table:table-cell>
          <table:table-cell office:value-type="float" office:value="204875.7" calcext:value-type="float">
            <text:p>204875,7</text:p>
          </table:table-cell>
          <table:table-cell table:formula="of:=[.E84]/1024" office:value-type="float" office:value="4.2388671875" calcext:value-type="float">
            <text:p>4,24</text:p>
          </table:table-cell>
          <table:table-cell table:formula="of:=[.G84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1" calcext:value-type="float">
            <text:p>1</text:p>
          </table:table-cell>
          <table:table-cell office:value-type="float" office:value="4340.6" calcext:value-type="float">
            <text:p>4340,6</text:p>
          </table:table-cell>
          <table:table-cell office:value-type="string" calcext:value-type="string">
            <text:p>59,9 % (gzip9)</text:p>
          </table:table-cell>
          <table:table-cell office:value-type="float" office:value="211704.9" calcext:value-type="float">
            <text:p>211704,9</text:p>
          </table:table-cell>
          <table:table-cell table:formula="of:=[.E85]/1024" office:value-type="float" office:value="4.2388671875" calcext:value-type="float">
            <text:p>4,24</text:p>
          </table:table-cell>
          <table:table-cell table:formula="of:=[.G85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2" calcext:value-type="float">
            <text:p>2</text:p>
          </table:table-cell>
          <table:table-cell office:value-type="float" office:value="6812.7" calcext:value-type="float">
            <text:p>6812,7</text:p>
          </table:table-cell>
          <table:table-cell office:value-type="string" calcext:value-type="string">
            <text:p>59,9 % (gzip9)</text:p>
          </table:table-cell>
          <table:table-cell office:value-type="float" office:value="219005.1" calcext:value-type="float">
            <text:p>219005,1</text:p>
          </table:table-cell>
          <table:table-cell table:formula="of:=[.E86]/1024" office:value-type="float" office:value="6.65302734375" calcext:value-type="float">
            <text:p>6,65</text:p>
          </table:table-cell>
          <table:table-cell table:formula="of:=[.G86]/1024" office:value-type="float" office:value="213.87216796875" calcext:value-type="float">
            <text:p>213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5" calcext:value-type="float">
            <text:p>5</text:p>
          </table:table-cell>
          <table:table-cell office:value-type="float" office:value="9507.3" calcext:value-type="float">
            <text:p>9507,3</text:p>
          </table:table-cell>
          <table:table-cell office:value-type="string" calcext:value-type="string">
            <text:p>59,9 % (gzip9)</text:p>
          </table:table-cell>
          <table:table-cell office:value-type="float" office:value="219005.1" calcext:value-type="float">
            <text:p>219005,1</text:p>
          </table:table-cell>
          <table:table-cell table:formula="of:=[.E87]/1024" office:value-type="float" office:value="9.28447265625" calcext:value-type="float">
            <text:p>9,28</text:p>
          </table:table-cell>
          <table:table-cell table:formula="of:=[.G87]/1024" office:value-type="float" office:value="213.87216796875" calcext:value-type="float">
            <text:p>213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10" calcext:value-type="float">
            <text:p>10</text:p>
          </table:table-cell>
          <table:table-cell office:value-type="float" office:value="10750.9" calcext:value-type="float">
            <text:p>10750,9</text:p>
          </table:table-cell>
          <table:table-cell office:value-type="string" calcext:value-type="string">
            <text:p>59,9 % (gzip9)</text:p>
          </table:table-cell>
          <table:table-cell office:value-type="float" office:value="211704.9" calcext:value-type="float">
            <text:p>211704,9</text:p>
          </table:table-cell>
          <table:table-cell table:formula="of:=[.E88]/1024" office:value-type="float" office:value="10.49892578125" calcext:value-type="float">
            <text:p>10,50</text:p>
          </table:table-cell>
          <table:table-cell table:formula="of:=[.G88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0" calcext:value-type="float">
            <text:p>10</text:p>
          </table:table-cell>
          <table:table-cell office:value-type="float" office:value="317557.3" calcext:value-type="float">
            <text:p>317557,3</text:p>
          </table:table-cell>
          <table:table-cell office:value-type="string" calcext:value-type="string">
            <text:p>None</text:p>
          </table:table-cell>
          <table:table-cell office:value-type="float" office:value="373596.8" calcext:value-type="float">
            <text:p>373596,8</text:p>
          </table:table-cell>
          <table:table-cell table:formula="of:=[.E89]/1024" office:value-type="float" office:value="310.11455078125" calcext:value-type="float">
            <text:p>310,11</text:p>
          </table:table-cell>
          <table:table-cell table:formula="of:=[.G89]/1024" office:value-type="float" office:value="364.840625" calcext:value-type="float">
            <text:p>364,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5" calcext:value-type="float">
            <text:p>5</text:p>
          </table:table-cell>
          <table:table-cell office:value-type="float" office:value="334270.9" calcext:value-type="float">
            <text:p>334270,9</text:p>
          </table:table-cell>
          <table:table-cell office:value-type="string" calcext:value-type="string">
            <text:p>None</text:p>
          </table:table-cell>
          <table:table-cell office:value-type="float" office:value="373596.8" calcext:value-type="float">
            <text:p>373596,8</text:p>
          </table:table-cell>
          <table:table-cell table:formula="of:=[.E90]/1024" office:value-type="float" office:value="326.43642578125" calcext:value-type="float">
            <text:p>326,44</text:p>
          </table:table-cell>
          <table:table-cell table:formula="of:=[.G90]/1024" office:value-type="float" office:value="364.840625" calcext:value-type="float">
            <text:p>364,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2" calcext:value-type="float">
            <text:p>2</text:p>
          </table:table-cell>
          <table:table-cell office:value-type="float" office:value="317557.3" calcext:value-type="float">
            <text:p>317557,3</text:p>
          </table:table-cell>
          <table:table-cell office:value-type="string" calcext:value-type="string">
            <text:p>None</text:p>
          </table:table-cell>
          <table:table-cell office:value-type="float" office:value="373596.8" calcext:value-type="float">
            <text:p>373596,8</text:p>
          </table:table-cell>
          <table:table-cell table:formula="of:=[.E91]/1024" office:value-type="float" office:value="310.11455078125" calcext:value-type="float">
            <text:p>310,11</text:p>
          </table:table-cell>
          <table:table-cell table:formula="of:=[.G91]/1024" office:value-type="float" office:value="364.840625" calcext:value-type="float">
            <text:p>364,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" calcext:value-type="float">
            <text:p>1</text:p>
          </table:table-cell>
          <table:table-cell office:value-type="float" office:value="317557.3" calcext:value-type="float">
            <text:p>317557,3</text:p>
          </table:table-cell>
          <table:table-cell office:value-type="string" calcext:value-type="string">
            <text:p>None</text:p>
          </table:table-cell>
          <table:table-cell office:value-type="float" office:value="373596.8" calcext:value-type="float">
            <text:p>373596,8</text:p>
          </table:table-cell>
          <table:table-cell table:formula="of:=[.E92]/1024" office:value-type="float" office:value="310.11455078125" calcext:value-type="float">
            <text:p>310,11</text:p>
          </table:table-cell>
          <table:table-cell table:formula="of:=[.G92]/1024" office:value-type="float" office:value="364.840625" calcext:value-type="float">
            <text:p>364,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0" calcext:value-type="float">
            <text:p>0</text:p>
          </table:table-cell>
          <table:table-cell office:value-type="float" office:value="317557.3" calcext:value-type="float">
            <text:p>317557,3</text:p>
          </table:table-cell>
          <table:table-cell office:value-type="string" calcext:value-type="string">
            <text:p>None</text:p>
          </table:table-cell>
          <table:table-cell office:value-type="float" office:value="352841.5" calcext:value-type="float">
            <text:p>352841,5</text:p>
          </table:table-cell>
          <table:table-cell table:formula="of:=[.E93]/1024" office:value-type="float" office:value="310.11455078125" calcext:value-type="float">
            <text:p>310,11</text:p>
          </table:table-cell>
          <table:table-cell table:formula="of:=[.G93]/1024" office:value-type="float" office:value="344.57177734375" calcext:value-type="float">
            <text:p>344,57</text:p>
          </table:table-cell>
          <table:table-cell table:number-columns-repeated="16"/>
        </table:table-row>
        <table:table-row table:style-name="ro1">
          <table:table-cell/>
          <table:table-cell table:formula="of:=[.B2]" office:value-type="string" office:string-value="fileset" calcext:value-type="string">
            <text:p>fileset</text:p>
          </table:table-cell>
          <table:table-cell/>
          <table:table-cell table:formula="of:=[.D2]" office:value-type="string" office:string-value="workers" calcext:value-type="string">
            <text:p>workers</text:p>
          </table:table-cell>
          <table:table-cell/>
          <table:table-cell table:formula="of:=[.F2]" office:value-type="string" office:string-value="compressionrate" calcext:value-type="string">
            <text:p>compressionrate</text:p>
          </table:table-cell>
          <table:table-cell/>
          <table:table-cell table:style-name="Default" table:formula="of:=[.H2]" office:value-type="string" office:string-value="B MiB/s" calcext:value-type="string">
            <text:p>B MiB/s</text:p>
          </table:table-cell>
          <table:table-cell table:style-name="Default" table:formula="of:=[.I2]" office:value-type="string" office:string-value="R MiB/s" calcext:value-type="string">
            <text:p>R MiB/s</text:p>
          </table:table-cell>
          <table:table-cell/>
          <table:table-cell office:value-type="string" calcext:value-type="string">
            <text:p>kernel 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nux rootfs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0" calcext:value-type="float">
            <text:p>0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35352.6" calcext:value-type="float">
            <text:p>135352,6</text:p>
          </table:table-cell>
          <table:table-cell table:formula="of:=[.E95]/1024" office:value-type="float" office:value="102.10888671875" calcext:value-type="float">
            <text:p>102,11</text:p>
          </table:table-cell>
          <table:table-cell table:formula="of:=[.G95]/1024" office:value-type="float" office:value="132.1802734375" calcext:value-type="float">
            <text:p>132,18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95:.H99])" office:value-type="float" office:value="102.10888671875" calcext:value-type="float">
            <text:p>102,10888671875</text:p>
          </table:table-cell>
          <table:table-cell office:value-type="float" office:value="102.10888671875" calcext:value-type="float">
            <text:p>102,10888671875</text:p>
          </table:table-cell>
          <table:table-cell table:style-name="Default" office:value-type="float" office:value="102.10888671875" calcext:value-type="float">
            <text:p>102,10888671875</text:p>
          </table:table-cell>
          <table:table-cell office:value-type="float" office:value="110.61796875" calcext:value-type="float">
            <text:p>110,61796875</text:p>
          </table:table-cell>
          <table:table-cell office:value-type="float" office:value="102.10888671875" calcext:value-type="float">
            <text:p>102,1088867187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95:.I99])" office:value-type="float" office:value="132.1802734375" calcext:value-type="float">
            <text:p>132,18027343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20.1638671875" calcext:value-type="float">
            <text:p>120,163867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1" calcext:value-type="float">
            <text:p>1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23047.8" calcext:value-type="float">
            <text:p>123047,8</text:p>
          </table:table-cell>
          <table:table-cell table:formula="of:=[.E96]/1024" office:value-type="float" office:value="102.10888671875" calcext:value-type="float">
            <text:p>102,11</text:p>
          </table:table-cell>
          <table:table-cell table:formula="of:=[.G96]/1024" office:value-type="float" office:value="120.1638671875" calcext:value-type="float">
            <text:p>120,16</text:p>
          </table:table-cell>
          <table:table-cell/>
          <table:table-cell table:style-name="ce1" table:formula="of:=[.F100]" office:value-type="string" office:string-value="68,8 % (lzo)" calcext:value-type="string">
            <text:p>68,8 % (lzo)</text:p>
          </table:table-cell>
          <table:table-cell table:number-matrix-columns-spanned="5" table:number-matrix-rows-spanned="1" table:formula="of:=TRANSPOSE([.H100:.H104])" office:value-type="float" office:value="29.41123046875" calcext:value-type="float">
            <text:p>29,41123046875</text:p>
          </table:table-cell>
          <table:table-cell office:value-type="float" office:value="31.6736328125" calcext:value-type="float">
            <text:p>31,6736328125</text:p>
          </table:table-cell>
          <table:table-cell table:style-name="Default" office:value-type="float" office:value="31.6736328125" calcext:value-type="float">
            <text:p>31,6736328125</text:p>
          </table:table-cell>
          <table:table-cell office:value-type="float" office:value="29.41123046875" calcext:value-type="float">
            <text:p>29,41123046875</text:p>
          </table:table-cell>
          <table:table-cell office:value-type="float" office:value="31.6736328125" calcext:value-type="float">
            <text:p>31,6736328125</text:p>
          </table:table-cell>
          <table:table-cell/>
          <table:table-cell table:style-name="ce1" table:formula="of:=[.K96]" office:value-type="string" office:string-value="68,8 % (lzo)" calcext:value-type="string">
            <text:p>68,8 % (lzo)</text:p>
          </table:table-cell>
          <table:table-cell table:number-matrix-columns-spanned="5" table:number-matrix-rows-spanned="1" table:formula="of:=TRANSPOSE([.I100:.I104])" office:value-type="float" office:value="110.1501953125" calcext:value-type="float">
            <text:p>110,1501953125</text:p>
          </table:table-cell>
          <table:table-cell office:value-type="float" office:value="110.1501953125" calcext:value-type="float">
            <text:p>110,150195312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2" calcext:value-type="float">
            <text:p>2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23047.8" calcext:value-type="float">
            <text:p>123047,8</text:p>
          </table:table-cell>
          <table:table-cell table:formula="of:=[.E97]/1024" office:value-type="float" office:value="102.10888671875" calcext:value-type="float">
            <text:p>102,11</text:p>
          </table:table-cell>
          <table:table-cell table:formula="of:=[.G97]/1024" office:value-type="float" office:value="120.1638671875" calcext:value-type="float">
            <text:p>120,16</text:p>
          </table:table-cell>
          <table:table-cell/>
          <table:table-cell table:style-name="ce1" table:formula="of:=[.F105]" office:value-type="string" office:string-value="67,3 % (lz4)" calcext:value-type="string">
            <text:p>67,3 % (lz4)</text:p>
          </table:table-cell>
          <table:table-cell table:number-matrix-columns-spanned="5" table:number-matrix-rows-spanned="1" table:formula="of:=TRANSPOSE([.H105:.H109])" office:value-type="float" office:value="20.594921875" calcext:value-type="float">
            <text:p>20,594921875</text:p>
          </table:table-cell>
          <table:table-cell office:value-type="float" office:value="20.594921875" calcext:value-type="float">
            <text:p>20,594921875</text:p>
          </table:table-cell>
          <table:table-cell table:style-name="Default" office:value-type="float" office:value="22.76279296875" calcext:value-type="float">
            <text:p>22,76279296875</text:p>
          </table:table-cell>
          <table:table-cell office:value-type="float" office:value="22.76279296875" calcext:value-type="float">
            <text:p>22,76279296875</text:p>
          </table:table-cell>
          <table:table-cell office:value-type="float" office:value="21.62470703125" calcext:value-type="float">
            <text:p>21,62470703125</text:p>
          </table:table-cell>
          <table:table-cell/>
          <table:table-cell table:style-name="ce1" table:formula="of:=[.K97]" office:value-type="string" office:string-value="67,3 % (lz4)" calcext:value-type="string">
            <text:p>67,3 % (lz4)</text:p>
          </table:table-cell>
          <table:table-cell table:number-matrix-columns-spanned="5" table:number-matrix-rows-spanned="1" table:formula="of:=TRANSPOSE([.I105:.I109])" office:value-type="float" office:value="120.1638671875" calcext:value-type="float">
            <text:p>120,1638671875</text:p>
          </table:table-cell>
          <table:table-cell office:value-type="float" office:value="110.1501953125" calcext:value-type="float">
            <text:p>110,1501953125</text:p>
          </table:table-cell>
          <table:table-cell office:value-type="float" office:value="110.1501953125" calcext:value-type="float">
            <text:p>110,1501953125</text:p>
          </table:table-cell>
          <table:table-cell office:value-type="float" office:value="110.1501953125" calcext:value-type="float">
            <text:p>110,1501953125</text:p>
          </table:table-cell>
          <table:table-cell office:value-type="float" office:value="101.6771484375" calcext:value-type="float">
            <text:p>101,677148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5" calcext:value-type="float">
            <text:p>5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35352.6" calcext:value-type="float">
            <text:p>135352,6</text:p>
          </table:table-cell>
          <table:table-cell table:formula="of:=[.E98]/1024" office:value-type="float" office:value="110.61796875" calcext:value-type="float">
            <text:p>110,62</text:p>
          </table:table-cell>
          <table:table-cell table:formula="of:=[.G98]/1024" office:value-type="float" office:value="132.1802734375" calcext:value-type="float">
            <text:p>132,18</text:p>
          </table:table-cell>
          <table:table-cell/>
          <table:table-cell table:style-name="ce1" table:formula="of:=[.F110]" office:value-type="string" office:string-value="74,2 % (lz4hc)" calcext:value-type="string">
            <text:p>74,2 % (lz4hc)</text:p>
          </table:table-cell>
          <table:table-cell table:number-matrix-columns-spanned="5" table:number-matrix-rows-spanned="1" table:formula="of:=TRANSPOSE([.H110:.H114])" office:value-type="float" office:value="5.25263671875" calcext:value-type="float">
            <text:p>5,25263671875</text:p>
          </table:table-cell>
          <table:table-cell office:value-type="float" office:value="4.87744140625" calcext:value-type="float">
            <text:p>4,87744140625</text:p>
          </table:table-cell>
          <table:table-cell table:style-name="Default" office:value-type="float" office:value="6.32265625" calcext:value-type="float">
            <text:p>6,32265625</text:p>
          </table:table-cell>
          <table:table-cell office:value-type="float" office:value="6.828515625" calcext:value-type="float">
            <text:p>6,828515625</text:p>
          </table:table-cell>
          <table:table-cell office:value-type="float" office:value="7.11298828125" calcext:value-type="float">
            <text:p>7,11298828125</text:p>
          </table:table-cell>
          <table:table-cell/>
          <table:table-cell table:style-name="ce1" table:formula="of:=[.K98]" office:value-type="string" office:string-value="74,2 % (lz4hc)" calcext:value-type="string">
            <text:p>74,2 % (lz4hc)</text:p>
          </table:table-cell>
          <table:table-cell table:number-matrix-columns-spanned="5" table:number-matrix-rows-spanned="1" table:formula="of:=TRANSPOSE([.I110:.I114])" office:value-type="float" office:value="132.1802734375" calcext:value-type="float">
            <text:p>132,18027343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10" calcext:value-type="float">
            <text:p>10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23047.8" calcext:value-type="float">
            <text:p>123047,8</text:p>
          </table:table-cell>
          <table:table-cell table:formula="of:=[.E99]/1024" office:value-type="float" office:value="102.10888671875" calcext:value-type="float">
            <text:p>102,11</text:p>
          </table:table-cell>
          <table:table-cell table:formula="of:=[.G99]/1024" office:value-type="float" office:value="120.1638671875" calcext:value-type="float">
            <text:p>120,16</text:p>
          </table:table-cell>
          <table:table-cell/>
          <table:table-cell table:style-name="ce1" table:formula="of:=[.F115]" office:value-type="string" office:string-value="76,5 % (gzip1)" calcext:value-type="string">
            <text:p>76,5 % (gzip1)</text:p>
          </table:table-cell>
          <table:table-cell table:style-name="ce1" table:number-matrix-columns-spanned="5" table:number-matrix-rows-spanned="1" table:formula="of:=TRANSPOSE([.H115:.H119])" office:value-type="float" office:value="16.34560546875" calcext:value-type="float">
            <text:p>16,35</text:p>
          </table:table-cell>
          <table:table-cell office:value-type="float" office:value="15.5283203125" calcext:value-type="float">
            <text:p>15,5283203125</text:p>
          </table:table-cell>
          <table:table-cell office:value-type="float" office:value="15.5283203125" calcext:value-type="float">
            <text:p>15,53</text:p>
          </table:table-cell>
          <table:table-cell table:style-name="ce1" office:value-type="float" office:value="16.34560546875" calcext:value-type="float">
            <text:p>16,35</text:p>
          </table:table-cell>
          <table:table-cell office:value-type="float" office:value="16.34560546875" calcext:value-type="float">
            <text:p>16,34560546875</text:p>
          </table:table-cell>
          <table:table-cell/>
          <table:table-cell table:style-name="ce1" table:formula="of:=[.K99]" office:value-type="string" office:string-value="76,5 % (gzip1)" calcext:value-type="string">
            <text:p>76,5 % (gzip1)</text:p>
          </table:table-cell>
          <table:table-cell table:style-name="ce1" table:number-matrix-columns-spanned="5" table:number-matrix-rows-spanned="1" table:formula="of:=TRANSPOSE([.I115:.I119])" office:value-type="float" office:value="110.1501953125" calcext:value-type="float">
            <text:p>110,15</text:p>
          </table:table-cell>
          <table:table-cell office:value-type="float" office:value="94.414453125" calcext:value-type="float">
            <text:p>94,414453125</text:p>
          </table:table-cell>
          <table:table-cell table:style-name="ce1" office:value-type="float" office:value="110.1501953125" calcext:value-type="float">
            <text:p>110,15</text:p>
          </table:table-cell>
          <table:table-cell table:style-name="ce1" office:value-type="float" office:value="101.6771484375" calcext:value-type="float">
            <text:p>101,68</text:p>
          </table:table-cell>
          <table:table-cell office:value-type="float" office:value="110.1501953125" calcext:value-type="float">
            <text:p>110,1501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0" calcext:value-type="float">
            <text:p>0</text:p>
          </table:table-cell>
          <table:table-cell office:value-type="float" office:value="30117.1" calcext:value-type="float">
            <text:p>30117,1</text:p>
          </table:table-cell>
          <table:table-cell office:value-type="string" calcext:value-type="string">
            <text:p>68,8 % (lzo)</text:p>
          </table:table-cell>
          <table:table-cell office:value-type="float" office:value="112793.8" calcext:value-type="float">
            <text:p>112793,8</text:p>
          </table:table-cell>
          <table:table-cell table:formula="of:=[.E100]/1024" office:value-type="float" office:value="29.41123046875" calcext:value-type="float">
            <text:p>29,41</text:p>
          </table:table-cell>
          <table:table-cell table:formula="of:=[.G100]/1024" office:value-type="float" office:value="110.1501953125" calcext:value-type="float">
            <text:p>110,15</text:p>
          </table:table-cell>
          <table:table-cell/>
          <table:table-cell table:style-name="ce1" table:formula="of:=[.F120]" office:value-type="string" office:string-value="78,0 % (gzip3)" calcext:value-type="string">
            <text:p>78,0 % (gzip3)</text:p>
          </table:table-cell>
          <table:table-cell table:style-name="ce1" table:number-matrix-columns-spanned="5" table:number-matrix-rows-spanned="1" table:formula="of:=TRANSPOSE([.H120:.H124])" office:value-type="float" office:value="13.851171875" calcext:value-type="float">
            <text:p>13,85</text:p>
          </table:table-cell>
          <table:table-cell office:value-type="float" office:value="13.22158203125" calcext:value-type="float">
            <text:p>13,22158203125</text:p>
          </table:table-cell>
          <table:table-cell office:value-type="float" office:value="13.851171875" calcext:value-type="float">
            <text:p>13,85</text:p>
          </table:table-cell>
          <table:table-cell table:style-name="ce1" office:value-type="float" office:value="13.851171875" calcext:value-type="float">
            <text:p>13,85</text:p>
          </table:table-cell>
          <table:table-cell office:value-type="float" office:value="14.54375" calcext:value-type="float">
            <text:p>14,54375</text:p>
          </table:table-cell>
          <table:table-cell/>
          <table:table-cell table:style-name="ce1" table:formula="of:=[.K100]" office:value-type="string" office:string-value="78,0 % (gzip3)" calcext:value-type="string">
            <text:p>78,0 % (gzip3)</text:p>
          </table:table-cell>
          <table:table-cell table:style-name="ce1" table:number-matrix-columns-spanned="5" table:number-matrix-rows-spanned="1" table:formula="of:=TRANSPOSE([.I120:.I124])" office:value-type="float" office:value="110.1501953125" calcext:value-type="float">
            <text:p>110,15</text:p>
          </table:table-cell>
          <table:table-cell office:value-type="float" office:value="101.6771484375" calcext:value-type="float">
            <text:p>101,6771484375</text:p>
          </table:table-cell>
          <table:table-cell table:style-name="ce1" office:value-type="float" office:value="110.1501953125" calcext:value-type="float">
            <text:p>110,15</text:p>
          </table:table-cell>
          <table:table-cell table:style-name="ce1" office:value-type="float" office:value="110.1501953125" calcext:value-type="float">
            <text:p>110,15</text:p>
          </table:table-cell>
          <table:table-cell office:value-type="float" office:value="110.1501953125" calcext:value-type="float">
            <text:p>110,1501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1" calcext:value-type="float">
            <text:p>1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,8 % (lzo)</text:p>
          </table:table-cell>
          <table:table-cell office:value-type="float" office:value="112793.8" calcext:value-type="float">
            <text:p>112793,8</text:p>
          </table:table-cell>
          <table:table-cell table:formula="of:=[.E101]/1024" office:value-type="float" office:value="31.6736328125" calcext:value-type="float">
            <text:p>31,67</text:p>
          </table:table-cell>
          <table:table-cell table:formula="of:=[.G101]/1024" office:value-type="float" office:value="110.1501953125" calcext:value-type="float">
            <text:p>110,15</text:p>
          </table:table-cell>
          <table:table-cell/>
          <table:table-cell table:style-name="ce1" table:formula="of:=[.F125]" office:value-type="string" office:string-value="80,2 % (gzip)" calcext:value-type="string">
            <text:p>80,2 % (gzip)</text:p>
          </table:table-cell>
          <table:table-cell table:style-name="ce1" table:number-matrix-columns-spanned="5" table:number-matrix-rows-spanned="1" table:formula="of:=TRANSPOSE([.H125:.H129])" office:value-type="float" office:value="8.43271484375" calcext:value-type="float">
            <text:p>8,43</text:p>
          </table:table-cell>
          <table:table-cell office:value-type="float" office:value="8.169140625" calcext:value-type="float">
            <text:p>8,169140625</text:p>
          </table:table-cell>
          <table:table-cell office:value-type="float" office:value="8.71376953125" calcext:value-type="float">
            <text:p>8,71</text:p>
          </table:table-cell>
          <table:table-cell table:style-name="ce1" office:value-type="float" office:value="8.43271484375" calcext:value-type="float">
            <text:p>8,43</text:p>
          </table:table-cell>
          <table:table-cell office:value-type="float" office:value="9.0142578125" calcext:value-type="float">
            <text:p>9,0142578125</text:p>
          </table:table-cell>
          <table:table-cell/>
          <table:table-cell table:style-name="ce1" table:formula="of:=[.K101]" office:value-type="string" office:string-value="80,2 % (gzip)" calcext:value-type="string">
            <text:p>80,2 % (gzip)</text:p>
          </table:table-cell>
          <table:table-cell table:style-name="ce1" table:number-matrix-columns-spanned="5" table:number-matrix-rows-spanned="1" table:formula="of:=TRANSPOSE([.I125:.I129])" office:value-type="float" office:value="110.1501953125" calcext:value-type="float">
            <text:p>110,15</text:p>
          </table:table-cell>
          <table:table-cell office:value-type="float" office:value="110.1501953125" calcext:value-type="float">
            <text:p>110,1501953125</text:p>
          </table:table-cell>
          <table:table-cell table:style-name="ce1" office:value-type="float" office:value="110.1501953125" calcext:value-type="float">
            <text:p>110,15</text:p>
          </table:table-cell>
          <table:table-cell table:style-name="ce1" office:value-type="float" office:value="101.6771484375" calcext:value-type="float">
            <text:p>101,68</text:p>
          </table:table-cell>
          <table:table-cell office:value-type="float" office:value="110.1501953125" calcext:value-type="float">
            <text:p>110,1501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2" calcext:value-type="float">
            <text:p>2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,8 % (lzo)</text:p>
          </table:table-cell>
          <table:table-cell office:value-type="float" office:value="123047.8" calcext:value-type="float">
            <text:p>123047,8</text:p>
          </table:table-cell>
          <table:table-cell table:formula="of:=[.E102]/1024" office:value-type="float" office:value="31.6736328125" calcext:value-type="float">
            <text:p>31,67</text:p>
          </table:table-cell>
          <table:table-cell table:formula="of:=[.G102]/1024" office:value-type="float" office:value="120.1638671875" calcext:value-type="float">
            <text:p>120,16</text:p>
          </table:table-cell>
          <table:table-cell/>
          <table:table-cell table:style-name="ce1" table:formula="of:=[.F130]" office:value-type="string" office:string-value="80,5 % (gzip9)" calcext:value-type="string">
            <text:p>80,5 % (gzip9)</text:p>
          </table:table-cell>
          <table:table-cell table:style-name="ce1" table:number-matrix-columns-spanned="5" table:number-matrix-rows-spanned="1" table:formula="of:=TRANSPOSE([.H130:.H134])" office:value-type="float" office:value="5.161328125" calcext:value-type="float">
            <text:p>5,16</text:p>
          </table:table-cell>
          <table:table-cell office:value-type="float" office:value="5.3763671875" calcext:value-type="float">
            <text:p>5,3763671875</text:p>
          </table:table-cell>
          <table:table-cell office:value-type="float" office:value="5.86513671875" calcext:value-type="float">
            <text:p>5,87</text:p>
          </table:table-cell>
          <table:table-cell table:style-name="ce1" office:value-type="float" office:value="6.14443359375" calcext:value-type="float">
            <text:p>6,14</text:p>
          </table:table-cell>
          <table:table-cell office:value-type="float" office:value="6.14443359375" calcext:value-type="float">
            <text:p>6,14443359375</text:p>
          </table:table-cell>
          <table:table-cell/>
          <table:table-cell table:style-name="ce1" table:formula="of:=[.K102]" office:value-type="string" office:string-value="80,5 % (gzip9)" calcext:value-type="string">
            <text:p>80,5 % (gzip9)</text:p>
          </table:table-cell>
          <table:table-cell table:style-name="ce1" table:number-matrix-columns-spanned="5" table:number-matrix-rows-spanned="1" table:formula="of:=TRANSPOSE([.I130:.I134])" office:value-type="float" office:value="110.1501953125" calcext:value-type="float">
            <text:p>110,15</text:p>
          </table:table-cell>
          <table:table-cell office:value-type="float" office:value="110.1501953125" calcext:value-type="float">
            <text:p>110,1501953125</text:p>
          </table:table-cell>
          <table:table-cell table:style-name="ce1" office:value-type="float" office:value="101.6771484375" calcext:value-type="float">
            <text:p>101,68</text:p>
          </table:table-cell>
          <table:table-cell table:style-name="ce1" office:value-type="float" office:value="110.1501953125" calcext:value-type="float">
            <text:p>110,15</text:p>
          </table:table-cell>
          <table:table-cell office:value-type="float" office:value="110.1501953125" calcext:value-type="float">
            <text:p>110,1501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5" calcext:value-type="float">
            <text:p>5</text:p>
          </table:table-cell>
          <table:table-cell office:value-type="float" office:value="30117.1" calcext:value-type="float">
            <text:p>30117,1</text:p>
          </table:table-cell>
          <table:table-cell office:value-type="string" calcext:value-type="string">
            <text:p>68,8 % (lzo)</text:p>
          </table:table-cell>
          <table:table-cell office:value-type="float" office:value="123047.8" calcext:value-type="float">
            <text:p>123047,8</text:p>
          </table:table-cell>
          <table:table-cell table:formula="of:=[.E103]/1024" office:value-type="float" office:value="29.41123046875" calcext:value-type="float">
            <text:p>29,41</text:p>
          </table:table-cell>
          <table:table-cell table:formula="of:=[.G103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10" calcext:value-type="float">
            <text:p>10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,8 % (lzo)</text:p>
          </table:table-cell>
          <table:table-cell office:value-type="float" office:value="123047.8" calcext:value-type="float">
            <text:p>123047,8</text:p>
          </table:table-cell>
          <table:table-cell table:formula="of:=[.E104]/1024" office:value-type="float" office:value="31.6736328125" calcext:value-type="float">
            <text:p>31,67</text:p>
          </table:table-cell>
          <table:table-cell table:formula="of:=[.G104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0" calcext:value-type="float">
            <text:p>0</text:p>
          </table:table-cell>
          <table:table-cell office:value-type="float" office:value="21089.2" calcext:value-type="float">
            <text:p>21089,2</text:p>
          </table:table-cell>
          <table:table-cell office:value-type="string" calcext:value-type="string">
            <text:p>67,3 % (lz4)</text:p>
          </table:table-cell>
          <table:table-cell office:value-type="float" office:value="123047.8" calcext:value-type="float">
            <text:p>123047,8</text:p>
          </table:table-cell>
          <table:table-cell table:formula="of:=[.E105]/1024" office:value-type="float" office:value="20.594921875" calcext:value-type="float">
            <text:p>20,59</text:p>
          </table:table-cell>
          <table:table-cell table:formula="of:=[.G105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1" calcext:value-type="float">
            <text:p>1</text:p>
          </table:table-cell>
          <table:table-cell office:value-type="float" office:value="21089.2" calcext:value-type="float">
            <text:p>21089,2</text:p>
          </table:table-cell>
          <table:table-cell office:value-type="string" calcext:value-type="string">
            <text:p>67,3 % (lz4)</text:p>
          </table:table-cell>
          <table:table-cell office:value-type="float" office:value="112793.8" calcext:value-type="float">
            <text:p>112793,8</text:p>
          </table:table-cell>
          <table:table-cell table:formula="of:=[.E106]/1024" office:value-type="float" office:value="20.594921875" calcext:value-type="float">
            <text:p>20,59</text:p>
          </table:table-cell>
          <table:table-cell table:formula="of:=[.G106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2" calcext:value-type="float">
            <text:p>2</text:p>
          </table:table-cell>
          <table:table-cell office:value-type="float" office:value="23309.1" calcext:value-type="float">
            <text:p>23309,1</text:p>
          </table:table-cell>
          <table:table-cell office:value-type="string" calcext:value-type="string">
            <text:p>67,3 % (lz4)</text:p>
          </table:table-cell>
          <table:table-cell office:value-type="float" office:value="112793.8" calcext:value-type="float">
            <text:p>112793,8</text:p>
          </table:table-cell>
          <table:table-cell table:formula="of:=[.E107]/1024" office:value-type="float" office:value="22.76279296875" calcext:value-type="float">
            <text:p>22,76</text:p>
          </table:table-cell>
          <table:table-cell table:formula="of:=[.G107]/1024" office:value-type="float" office:value="110.1501953125" calcext:value-type="float">
            <text:p>110,15</text:p>
          </table:table-cell>
          <table:table-cell>
            <draw:frame draw:z-index="2" draw:style-name="gr1" draw:text-style-name="P1" svg:width="15.999cm" svg:height="8.999cm" svg:x="2.04cm" svg:y="0.081cm">
              <draw:object draw:notify-on-update-of-ranges="tls.K95:tls.K102 tls.L94:tls.L94 tls.L95:tls.L102 tls.M94:tls.M94 tls.M95:tls.M102 tls.N94:tls.N94 tls.N95:tls.N102 tls.O94:tls.O94 tls.O95:tls.O102 tls.P94:tls.P94 tls.P95:tls.P10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15.999cm" svg:height="8.999cm" svg:x="0.026cm" svg:y="0.001cm">
              <draw:object draw:notify-on-update-of-ranges="tls.R95:tls.R102 tls.S94:tls.S94 tls.S95:tls.S102 tls.T94:tls.T94 tls.T95:tls.T102 tls.U94:tls.U94 tls.U95:tls.U102 tls.V94:tls.V94 tls.V95:tls.V102 tls.W94:tls.W94 tls.W95:tls.W10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5" calcext:value-type="float">
            <text:p>5</text:p>
          </table:table-cell>
          <table:table-cell office:value-type="float" office:value="23309.1" calcext:value-type="float">
            <text:p>23309,1</text:p>
          </table:table-cell>
          <table:table-cell office:value-type="string" calcext:value-type="string">
            <text:p>67,3 % (lz4)</text:p>
          </table:table-cell>
          <table:table-cell office:value-type="float" office:value="112793.8" calcext:value-type="float">
            <text:p>112793,8</text:p>
          </table:table-cell>
          <table:table-cell table:formula="of:=[.E108]/1024" office:value-type="float" office:value="22.76279296875" calcext:value-type="float">
            <text:p>22,76</text:p>
          </table:table-cell>
          <table:table-cell table:formula="of:=[.G108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10" calcext:value-type="float">
            <text:p>10</text:p>
          </table:table-cell>
          <table:table-cell office:value-type="float" office:value="22143.7" calcext:value-type="float">
            <text:p>22143,7</text:p>
          </table:table-cell>
          <table:table-cell office:value-type="string" calcext:value-type="string">
            <text:p>67,3 % (lz4)</text:p>
          </table:table-cell>
          <table:table-cell office:value-type="float" office:value="104117.4" calcext:value-type="float">
            <text:p>104117,4</text:p>
          </table:table-cell>
          <table:table-cell table:formula="of:=[.E109]/1024" office:value-type="float" office:value="21.62470703125" calcext:value-type="float">
            <text:p>21,62</text:p>
          </table:table-cell>
          <table:table-cell table:formula="of:=[.G109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0" calcext:value-type="float">
            <text:p>0</text:p>
          </table:table-cell>
          <table:table-cell office:value-type="float" office:value="5378.7" calcext:value-type="float">
            <text:p>5378,7</text:p>
          </table:table-cell>
          <table:table-cell office:value-type="string" calcext:value-type="string">
            <text:p>74,2 % (lz4hc)</text:p>
          </table:table-cell>
          <table:table-cell office:value-type="float" office:value="135352.6" calcext:value-type="float">
            <text:p>135352,6</text:p>
          </table:table-cell>
          <table:table-cell table:formula="of:=[.E110]/1024" office:value-type="float" office:value="5.25263671875" calcext:value-type="float">
            <text:p>5,25</text:p>
          </table:table-cell>
          <table:table-cell table:formula="of:=[.G110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1" calcext:value-type="float">
            <text:p>1</text:p>
          </table:table-cell>
          <table:table-cell office:value-type="float" office:value="4994.5" calcext:value-type="float">
            <text:p>4994,5</text:p>
          </table:table-cell>
          <table:table-cell office:value-type="string" calcext:value-type="string">
            <text:p>74,2 % (lz4hc)</text:p>
          </table:table-cell>
          <table:table-cell office:value-type="float" office:value="123047.8" calcext:value-type="float">
            <text:p>123047,8</text:p>
          </table:table-cell>
          <table:table-cell table:formula="of:=[.E111]/1024" office:value-type="float" office:value="4.87744140625" calcext:value-type="float">
            <text:p>4,88</text:p>
          </table:table-cell>
          <table:table-cell table:formula="of:=[.G111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2" calcext:value-type="float">
            <text:p>2</text:p>
          </table:table-cell>
          <table:table-cell office:value-type="float" office:value="6474.4" calcext:value-type="float">
            <text:p>6474,4</text:p>
          </table:table-cell>
          <table:table-cell office:value-type="string" calcext:value-type="string">
            <text:p>74,2 % (lz4hc)</text:p>
          </table:table-cell>
          <table:table-cell office:value-type="float" office:value="123047.8" calcext:value-type="float">
            <text:p>123047,8</text:p>
          </table:table-cell>
          <table:table-cell table:formula="of:=[.E112]/1024" office:value-type="float" office:value="6.32265625" calcext:value-type="float">
            <text:p>6,32</text:p>
          </table:table-cell>
          <table:table-cell table:formula="of:=[.G112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5" calcext:value-type="float">
            <text:p>5</text:p>
          </table:table-cell>
          <table:table-cell office:value-type="float" office:value="6992.4" calcext:value-type="float">
            <text:p>6992,4</text:p>
          </table:table-cell>
          <table:table-cell office:value-type="string" calcext:value-type="string">
            <text:p>74,2 % (lz4hc)</text:p>
          </table:table-cell>
          <table:table-cell office:value-type="float" office:value="123047.8" calcext:value-type="float">
            <text:p>123047,8</text:p>
          </table:table-cell>
          <table:table-cell table:formula="of:=[.E113]/1024" office:value-type="float" office:value="6.828515625" calcext:value-type="float">
            <text:p>6,83</text:p>
          </table:table-cell>
          <table:table-cell table:formula="of:=[.G113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10" calcext:value-type="float">
            <text:p>10</text:p>
          </table:table-cell>
          <table:table-cell office:value-type="float" office:value="7283.7" calcext:value-type="float">
            <text:p>7283,7</text:p>
          </table:table-cell>
          <table:table-cell office:value-type="string" calcext:value-type="string">
            <text:p>74,2 % (lz4hc)</text:p>
          </table:table-cell>
          <table:table-cell office:value-type="float" office:value="123047.8" calcext:value-type="float">
            <text:p>123047,8</text:p>
          </table:table-cell>
          <table:table-cell table:formula="of:=[.E114]/1024" office:value-type="float" office:value="7.11298828125" calcext:value-type="float">
            <text:p>7,11</text:p>
          </table:table-cell>
          <table:table-cell table:formula="of:=[.G114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0" calcext:value-type="float">
            <text:p>0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,5 % (gzip1)</text:p>
          </table:table-cell>
          <table:table-cell office:value-type="float" office:value="112793.8" calcext:value-type="float">
            <text:p>112793,8</text:p>
          </table:table-cell>
          <table:table-cell table:formula="of:=[.E115]/1024" office:value-type="float" office:value="16.34560546875" calcext:value-type="float">
            <text:p>16,35</text:p>
          </table:table-cell>
          <table:table-cell table:formula="of:=[.G115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1" calcext:value-type="float">
            <text:p>1</text:p>
          </table:table-cell>
          <table:table-cell office:value-type="float" office:value="15901" calcext:value-type="float">
            <text:p>15901</text:p>
          </table:table-cell>
          <table:table-cell office:value-type="string" calcext:value-type="string">
            <text:p>76,5 % (gzip1)</text:p>
          </table:table-cell>
          <table:table-cell office:value-type="float" office:value="96680.4" calcext:value-type="float">
            <text:p>96680,4</text:p>
          </table:table-cell>
          <table:table-cell table:formula="of:=[.E116]/1024" office:value-type="float" office:value="15.5283203125" calcext:value-type="float">
            <text:p>15,53</text:p>
          </table:table-cell>
          <table:table-cell table:formula="of:=[.G116]/1024" office:value-type="float" office:value="94.414453125" calcext:value-type="float">
            <text:p>94,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2" calcext:value-type="float">
            <text:p>2</text:p>
          </table:table-cell>
          <table:table-cell office:value-type="float" office:value="15901" calcext:value-type="float">
            <text:p>15901</text:p>
          </table:table-cell>
          <table:table-cell office:value-type="string" calcext:value-type="string">
            <text:p>76,5 % (gzip1)</text:p>
          </table:table-cell>
          <table:table-cell office:value-type="float" office:value="112793.8" calcext:value-type="float">
            <text:p>112793,8</text:p>
          </table:table-cell>
          <table:table-cell table:formula="of:=[.E117]/1024" office:value-type="float" office:value="15.5283203125" calcext:value-type="float">
            <text:p>15,53</text:p>
          </table:table-cell>
          <table:table-cell table:formula="of:=[.G117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5" calcext:value-type="float">
            <text:p>5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,5 % (gzip1)</text:p>
          </table:table-cell>
          <table:table-cell office:value-type="float" office:value="104117.4" calcext:value-type="float">
            <text:p>104117,4</text:p>
          </table:table-cell>
          <table:table-cell table:formula="of:=[.E118]/1024" office:value-type="float" office:value="16.34560546875" calcext:value-type="float">
            <text:p>16,35</text:p>
          </table:table-cell>
          <table:table-cell table:formula="of:=[.G118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10" calcext:value-type="float">
            <text:p>10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,5 % (gzip1)</text:p>
          </table:table-cell>
          <table:table-cell office:value-type="float" office:value="112793.8" calcext:value-type="float">
            <text:p>112793,8</text:p>
          </table:table-cell>
          <table:table-cell table:formula="of:=[.E119]/1024" office:value-type="float" office:value="16.34560546875" calcext:value-type="float">
            <text:p>16,35</text:p>
          </table:table-cell>
          <table:table-cell table:formula="of:=[.G119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0" calcext:value-type="float">
            <text:p>0</text:p>
          </table:table-cell>
          <table:table-cell office:value-type="float" office:value="14183.6" calcext:value-type="float">
            <text:p>14183,6</text:p>
          </table:table-cell>
          <table:table-cell office:value-type="string" calcext:value-type="string">
            <text:p>78,0 % (gzip3)</text:p>
          </table:table-cell>
          <table:table-cell office:value-type="float" office:value="112793.8" calcext:value-type="float">
            <text:p>112793,8</text:p>
          </table:table-cell>
          <table:table-cell table:formula="of:=[.E120]/1024" office:value-type="float" office:value="13.851171875" calcext:value-type="float">
            <text:p>13,85</text:p>
          </table:table-cell>
          <table:table-cell table:formula="of:=[.G120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1" calcext:value-type="float">
            <text:p>1</text:p>
          </table:table-cell>
          <table:table-cell office:value-type="float" office:value="13538.9" calcext:value-type="float">
            <text:p>13538,9</text:p>
          </table:table-cell>
          <table:table-cell office:value-type="string" calcext:value-type="string">
            <text:p>78,0 % (gzip3)</text:p>
          </table:table-cell>
          <table:table-cell office:value-type="float" office:value="104117.4" calcext:value-type="float">
            <text:p>104117,4</text:p>
          </table:table-cell>
          <table:table-cell table:formula="of:=[.E121]/1024" office:value-type="float" office:value="13.22158203125" calcext:value-type="float">
            <text:p>13,22</text:p>
          </table:table-cell>
          <table:table-cell table:formula="of:=[.G121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2" calcext:value-type="float">
            <text:p>2</text:p>
          </table:table-cell>
          <table:table-cell office:value-type="float" office:value="14183.6" calcext:value-type="float">
            <text:p>14183,6</text:p>
          </table:table-cell>
          <table:table-cell office:value-type="string" calcext:value-type="string">
            <text:p>78,0 % (gzip3)</text:p>
          </table:table-cell>
          <table:table-cell office:value-type="float" office:value="112793.8" calcext:value-type="float">
            <text:p>112793,8</text:p>
          </table:table-cell>
          <table:table-cell table:formula="of:=[.E122]/1024" office:value-type="float" office:value="13.851171875" calcext:value-type="float">
            <text:p>13,85</text:p>
          </table:table-cell>
          <table:table-cell table:formula="of:=[.G122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5" calcext:value-type="float">
            <text:p>5</text:p>
          </table:table-cell>
          <table:table-cell office:value-type="float" office:value="14183.6" calcext:value-type="float">
            <text:p>14183,6</text:p>
          </table:table-cell>
          <table:table-cell office:value-type="string" calcext:value-type="string">
            <text:p>78,0 % (gzip3)</text:p>
          </table:table-cell>
          <table:table-cell office:value-type="float" office:value="112793.8" calcext:value-type="float">
            <text:p>112793,8</text:p>
          </table:table-cell>
          <table:table-cell table:formula="of:=[.E123]/1024" office:value-type="float" office:value="13.851171875" calcext:value-type="float">
            <text:p>13,85</text:p>
          </table:table-cell>
          <table:table-cell table:formula="of:=[.G123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10" calcext:value-type="float">
            <text:p>10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,0 % (gzip3)</text:p>
          </table:table-cell>
          <table:table-cell office:value-type="float" office:value="112793.8" calcext:value-type="float">
            <text:p>112793,8</text:p>
          </table:table-cell>
          <table:table-cell table:formula="of:=[.E124]/1024" office:value-type="float" office:value="14.54375" calcext:value-type="float">
            <text:p>14,54</text:p>
          </table:table-cell>
          <table:table-cell table:formula="of:=[.G124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0" calcext:value-type="float">
            <text:p>0</text:p>
          </table:table-cell>
          <table:table-cell office:value-type="float" office:value="8635.1" calcext:value-type="float">
            <text:p>8635,1</text:p>
          </table:table-cell>
          <table:table-cell office:value-type="string" calcext:value-type="string">
            <text:p>80,2 % (gzip)</text:p>
          </table:table-cell>
          <table:table-cell office:value-type="float" office:value="112793.8" calcext:value-type="float">
            <text:p>112793,8</text:p>
          </table:table-cell>
          <table:table-cell table:formula="of:=[.E125]/1024" office:value-type="float" office:value="8.43271484375" calcext:value-type="float">
            <text:p>8,43</text:p>
          </table:table-cell>
          <table:table-cell table:formula="of:=[.G125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1" calcext:value-type="float">
            <text:p>1</text:p>
          </table:table-cell>
          <table:table-cell office:value-type="float" office:value="8365.2" calcext:value-type="float">
            <text:p>8365,2</text:p>
          </table:table-cell>
          <table:table-cell office:value-type="string" calcext:value-type="string">
            <text:p>80,2 % (gzip)</text:p>
          </table:table-cell>
          <table:table-cell office:value-type="float" office:value="112793.8" calcext:value-type="float">
            <text:p>112793,8</text:p>
          </table:table-cell>
          <table:table-cell table:formula="of:=[.E126]/1024" office:value-type="float" office:value="8.169140625" calcext:value-type="float">
            <text:p>8,17</text:p>
          </table:table-cell>
          <table:table-cell table:formula="of:=[.G126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2" calcext:value-type="float">
            <text:p>2</text:p>
          </table:table-cell>
          <table:table-cell office:value-type="float" office:value="8922.9" calcext:value-type="float">
            <text:p>8922,9</text:p>
          </table:table-cell>
          <table:table-cell office:value-type="string" calcext:value-type="string">
            <text:p>80,2 % (gzip)</text:p>
          </table:table-cell>
          <table:table-cell office:value-type="float" office:value="112793.8" calcext:value-type="float">
            <text:p>112793,8</text:p>
          </table:table-cell>
          <table:table-cell table:formula="of:=[.E127]/1024" office:value-type="float" office:value="8.71376953125" calcext:value-type="float">
            <text:p>8,71</text:p>
          </table:table-cell>
          <table:table-cell table:formula="of:=[.G127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5" calcext:value-type="float">
            <text:p>5</text:p>
          </table:table-cell>
          <table:table-cell office:value-type="float" office:value="8635.1" calcext:value-type="float">
            <text:p>8635,1</text:p>
          </table:table-cell>
          <table:table-cell office:value-type="string" calcext:value-type="string">
            <text:p>80,2 % (gzip)</text:p>
          </table:table-cell>
          <table:table-cell office:value-type="float" office:value="104117.4" calcext:value-type="float">
            <text:p>104117,4</text:p>
          </table:table-cell>
          <table:table-cell table:formula="of:=[.E128]/1024" office:value-type="float" office:value="8.43271484375" calcext:value-type="float">
            <text:p>8,43</text:p>
          </table:table-cell>
          <table:table-cell table:formula="of:=[.G128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10" calcext:value-type="float">
            <text:p>10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,2 % (gzip)</text:p>
          </table:table-cell>
          <table:table-cell office:value-type="float" office:value="112793.8" calcext:value-type="float">
            <text:p>112793,8</text:p>
          </table:table-cell>
          <table:table-cell table:formula="of:=[.E129]/1024" office:value-type="float" office:value="9.0142578125" calcext:value-type="float">
            <text:p>9,01</text:p>
          </table:table-cell>
          <table:table-cell table:formula="of:=[.G129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0" calcext:value-type="float">
            <text:p>0</text:p>
          </table:table-cell>
          <table:table-cell office:value-type="float" office:value="5285.2" calcext:value-type="float">
            <text:p>5285,2</text:p>
          </table:table-cell>
          <table:table-cell office:value-type="string" calcext:value-type="string">
            <text:p>80,5 % (gzip9)</text:p>
          </table:table-cell>
          <table:table-cell office:value-type="float" office:value="112793.8" calcext:value-type="float">
            <text:p>112793,8</text:p>
          </table:table-cell>
          <table:table-cell table:formula="of:=[.E130]/1024" office:value-type="float" office:value="5.161328125" calcext:value-type="float">
            <text:p>5,16</text:p>
          </table:table-cell>
          <table:table-cell table:formula="of:=[.G130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1" calcext:value-type="float">
            <text:p>1</text:p>
          </table:table-cell>
          <table:table-cell office:value-type="float" office:value="5505.4" calcext:value-type="float">
            <text:p>5505,4</text:p>
          </table:table-cell>
          <table:table-cell office:value-type="string" calcext:value-type="string">
            <text:p>80,5 % (gzip9)</text:p>
          </table:table-cell>
          <table:table-cell office:value-type="float" office:value="112793.8" calcext:value-type="float">
            <text:p>112793,8</text:p>
          </table:table-cell>
          <table:table-cell table:formula="of:=[.E131]/1024" office:value-type="float" office:value="5.3763671875" calcext:value-type="float">
            <text:p>5,38</text:p>
          </table:table-cell>
          <table:table-cell table:formula="of:=[.G131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2" calcext:value-type="float">
            <text:p>2</text:p>
          </table:table-cell>
          <table:table-cell office:value-type="float" office:value="6005.9" calcext:value-type="float">
            <text:p>6005,9</text:p>
          </table:table-cell>
          <table:table-cell office:value-type="string" calcext:value-type="string">
            <text:p>80,5 % (gzip9)</text:p>
          </table:table-cell>
          <table:table-cell office:value-type="float" office:value="104117.4" calcext:value-type="float">
            <text:p>104117,4</text:p>
          </table:table-cell>
          <table:table-cell table:formula="of:=[.E132]/1024" office:value-type="float" office:value="5.86513671875" calcext:value-type="float">
            <text:p>5,87</text:p>
          </table:table-cell>
          <table:table-cell table:formula="of:=[.G132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5" calcext:value-type="float">
            <text:p>5</text:p>
          </table:table-cell>
          <table:table-cell office:value-type="float" office:value="6291.9" calcext:value-type="float">
            <text:p>6291,9</text:p>
          </table:table-cell>
          <table:table-cell office:value-type="string" calcext:value-type="string">
            <text:p>80,5 % (gzip9)</text:p>
          </table:table-cell>
          <table:table-cell office:value-type="float" office:value="112793.8" calcext:value-type="float">
            <text:p>112793,8</text:p>
          </table:table-cell>
          <table:table-cell table:formula="of:=[.E133]/1024" office:value-type="float" office:value="6.14443359375" calcext:value-type="float">
            <text:p>6,14</text:p>
          </table:table-cell>
          <table:table-cell table:formula="of:=[.G133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10" calcext:value-type="float">
            <text:p>10</text:p>
          </table:table-cell>
          <table:table-cell office:value-type="float" office:value="6291.9" calcext:value-type="float">
            <text:p>6291,9</text:p>
          </table:table-cell>
          <table:table-cell office:value-type="string" calcext:value-type="string">
            <text:p>80,5 % (gzip9)</text:p>
          </table:table-cell>
          <table:table-cell office:value-type="float" office:value="112793.8" calcext:value-type="float">
            <text:p>112793,8</text:p>
          </table:table-cell>
          <table:table-cell table:formula="of:=[.E134]/1024" office:value-type="float" office:value="6.14443359375" calcext:value-type="float">
            <text:p>6,14</text:p>
          </table:table-cell>
          <table:table-cell table:formula="of:=[.G134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0" calcext:value-type="float">
            <text:p>10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96680.4" calcext:value-type="float">
            <text:p>96680,4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5" calcext:value-type="float">
            <text:p>5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169190.8" calcext:value-type="float">
            <text:p>169190,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2" calcext:value-type="float">
            <text:p>2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" calcext:value-type="float">
            <text:p>1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0" calcext:value-type="float">
            <text:p>0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  <table:table-cell table:number-columns-repeated="18"/>
        </table:table-row>
        <table:table-row table:style-name="ro1" table:number-rows-repeated="104843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notls" table:style-name="ta1">
        <office:forms form:automatic-focus="false" form:apply-design-mode="false"/>
        <table:shapes>
          <draw:frame draw:z-index="0" draw:style-name="gr1" draw:text-style-name="P1" svg:width="15.999cm" svg:height="8.999cm" svg:x="31.302cm" svg:y="5.309cm">
            <draw:object draw:notify-on-update-of-ranges="notls.K3:notls.K10 notls.L2:notls.L2 notls.L3:notls.L10 notls.M2:notls.M2 notls.M3:notls.M10 notls.N2:notls.N2 notls.N3:notls.N10 notls.O2:notls.O2 notls.O3:notls.O10 notls.P2:notls.P2 notls.P3:notls.P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11" table:default-cell-style-name="Default"/>
        <table:table-row table:style-name="ro1">
          <table:table-cell table:number-columns-repeated="7"/>
          <table:table-cell office:value-type="string" calcext:value-type="string">
            <text:p>multimedi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ileset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compressionrate</text:p>
          </table:table-cell>
          <table:table-cell office:value-type="string" calcext:value-type="string">
            <text:p>restore</text:p>
          </table:table-cell>
          <table:table-cell office:value-type="string" calcext:value-type="string">
            <text:p>B MiB/s</text:p>
          </table:table-cell>
          <table:table-cell office:value-type="string" calcext:value-type="string">
            <text:p>R MiB/s</text:p>
          </table:table-cell>
          <table:table-cell/>
          <table:table-cell office:value-type="string" calcext:value-type="string">
            <text:p>Multimedia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ultimedia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972991.5" calcext:value-type="float">
            <text:p>972991,5</text:p>
          </table:table-cell>
          <table:table-cell office:value-type="string" calcext:value-type="string">
            <text:p>E</text:p>
          </table:table-cell>
          <table:table-cell office:value-type="float" office:value="851365.1" calcext:value-type="float">
            <text:p>851365,1</text:p>
          </table:table-cell>
          <table:table-cell table:formula="of:=[.E3]/1024" office:value-type="float" office:value="950.18701171875" calcext:value-type="float">
            <text:p>950,19</text:p>
          </table:table-cell>
          <table:table-cell table:formula="of:=[.G3]/1024" office:value-type="float" office:value="831.41123046875" calcext:value-type="float">
            <text:p>831,41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3:.H7])" office:value-type="float" office:value="950.18701171875" calcext:value-type="float">
            <text:p>950,18701171875</text:p>
          </table:table-cell>
          <table:table-cell office:value-type="float" office:value="950.18701171875" calcext:value-type="float">
            <text:p>950,18701171875</text:p>
          </table:table-cell>
          <table:table-cell table:style-name="Default" office:value-type="float" office:value="1108.55146484375" calcext:value-type="float">
            <text:p>1108,55146484375</text:p>
          </table:table-cell>
          <table:table-cell office:value-type="float" office:value="1108.55146484375" calcext:value-type="float">
            <text:p>1108,55146484375</text:p>
          </table:table-cell>
          <table:table-cell office:value-type="float" office:value="950.18701171875" calcext:value-type="float">
            <text:p>950,1870117187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3:.I7])" office:value-type="float" office:value="831.41123046875" calcext:value-type="float">
            <text:p>831,41123046875</text:p>
          </table:table-cell>
          <table:table-cell office:value-type="float" office:value="950.18427734375" calcext:value-type="float">
            <text:p>950,18427734375</text:p>
          </table:table-cell>
          <table:table-cell office:value-type="float" office:value="831.41123046875" calcext:value-type="float">
            <text:p>831,41123046875</text:p>
          </table:table-cell>
          <table:table-cell office:value-type="float" office:value="831.41123046875" calcext:value-type="float">
            <text:p>831,41123046875</text:p>
          </table:table-cell>
          <table:table-cell office:value-type="float" office:value="831.41123046875" calcext:value-type="float">
            <text:p>831,41123046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972991.5" calcext:value-type="float">
            <text:p>972991,5</text:p>
          </table:table-cell>
          <table:table-cell office:value-type="string" calcext:value-type="string">
            <text:p>E</text:p>
          </table:table-cell>
          <table:table-cell office:value-type="float" office:value="972988.7" calcext:value-type="float">
            <text:p>972988,7</text:p>
          </table:table-cell>
          <table:table-cell table:formula="of:=[.E4]/1024" office:value-type="float" office:value="950.18701171875" calcext:value-type="float">
            <text:p>950,19</text:p>
          </table:table-cell>
          <table:table-cell table:formula="of:=[.G4]/1024" office:value-type="float" office:value="950.18427734375" calcext:value-type="float">
            <text:p>950,18</text:p>
          </table:table-cell>
          <table:table-cell/>
          <table:table-cell table:style-name="ce1" office:value-type="string" calcext:value-type="string">
            <text:p>lzo</text:p>
          </table:table-cell>
          <table:table-cell table:number-matrix-columns-spanned="5" table:number-matrix-rows-spanned="1" table:formula="of:=TRANSPOSE([.H8:.H12])" office:value-type="float" office:value="950.88701171875" calcext:value-type="float">
            <text:p>950,88701171875</text:p>
          </table:table-cell>
          <table:table-cell office:value-type="float" office:value="950.88701171875" calcext:value-type="float">
            <text:p>950,88701171875</text:p>
          </table:table-cell>
          <table:table-cell table:style-name="Default" office:value-type="float" office:value="1109.3681640625" calcext:value-type="float">
            <text:p>1109,3681640625</text:p>
          </table:table-cell>
          <table:table-cell office:value-type="float" office:value="950.88701171875" calcext:value-type="float">
            <text:p>950,88701171875</text:p>
          </table:table-cell>
          <table:table-cell office:value-type="float" office:value="1109.3681640625" calcext:value-type="float">
            <text:p>1109,3681640625</text:p>
          </table:table-cell>
          <table:table-cell/>
          <table:table-cell table:style-name="ce1" office:value-type="string" calcext:value-type="string">
            <text:p>lzo</text:p>
          </table:table-cell>
          <table:table-cell table:number-matrix-columns-spanned="5" table:number-matrix-rows-spanned="1" table:formula="of:=TRANSPOSE([.I8:.I12])" office:value-type="float" office:value="950.18427734375" calcext:value-type="float">
            <text:p>950,18427734375</text:p>
          </table:table-cell>
          <table:table-cell office:value-type="float" office:value="950.18427734375" calcext:value-type="float">
            <text:p>950,18427734375</text:p>
          </table:table-cell>
          <table:table-cell office:value-type="float" office:value="950.18427734375" calcext:value-type="float">
            <text:p>950,18427734375</text:p>
          </table:table-cell>
          <table:table-cell office:value-type="float" office:value="950.18427734375" calcext:value-type="float">
            <text:p>950,18427734375</text:p>
          </table:table-cell>
          <table:table-cell office:value-type="float" office:value="950.18427734375" calcext:value-type="float">
            <text:p>950,184277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1135156.7" calcext:value-type="float">
            <text:p>1135156,7</text:p>
          </table:table-cell>
          <table:table-cell office:value-type="string" calcext:value-type="string">
            <text:p>E</text:p>
          </table:table-cell>
          <table:table-cell office:value-type="float" office:value="851365.1" calcext:value-type="float">
            <text:p>851365,1</text:p>
          </table:table-cell>
          <table:table-cell table:formula="of:=[.E5]/1024" office:value-type="float" office:value="1108.55146484375" calcext:value-type="float">
            <text:p>1.108,55</text:p>
          </table:table-cell>
          <table:table-cell table:formula="of:=[.G5]/1024" office:value-type="float" office:value="831.41123046875" calcext:value-type="float">
            <text:p>831,41</text:p>
          </table:table-cell>
          <table:table-cell/>
          <table:table-cell table:style-name="ce1" table:formula="of:=[.F13]" office:value-type="string" office:string-value="1.8 % (lz4hc)" calcext:value-type="string">
            <text:p>1.8 % (lz4hc)</text:p>
          </table:table-cell>
          <table:table-cell table:number-matrix-columns-spanned="5" table:number-matrix-rows-spanned="1" table:formula="of:=TRANSPOSE([.H13:.H17])" office:value-type="float" office:value="56.28095703125" calcext:value-type="float">
            <text:p>56,28095703125</text:p>
          </table:table-cell>
          <table:table-cell office:value-type="float" office:value="59.35078125" calcext:value-type="float">
            <text:p>59,35078125</text:p>
          </table:table-cell>
          <table:table-cell table:style-name="Default" office:value-type="float" office:value="59.35078125" calcext:value-type="float">
            <text:p>59,35078125</text:p>
          </table:table-cell>
          <table:table-cell office:value-type="float" office:value="59.35078125" calcext:value-type="float">
            <text:p>59,35078125</text:p>
          </table:table-cell>
          <table:table-cell office:value-type="float" office:value="59.35078125" calcext:value-type="float">
            <text:p>59,35078125</text:p>
          </table:table-cell>
          <table:table-cell/>
          <table:table-cell table:style-name="ce1" table:formula="of:=[.K5]" office:value-type="string" office:string-value="1.8 % (lz4hc)" calcext:value-type="string">
            <text:p>1.8 % (lz4hc)</text:p>
          </table:table-cell>
          <table:table-cell table:number-matrix-columns-spanned="5" table:number-matrix-rows-spanned="1" table:formula="of:=TRANSPOSE([.I13:.I17])" office:value-type="float" office:value="739.0322265625" calcext:value-type="float">
            <text:p>739,0322265625</text:p>
          </table:table-cell>
          <table:table-cell office:value-type="float" office:value="739.0322265625" calcext:value-type="float">
            <text:p>739,0322265625</text:p>
          </table:table-cell>
          <table:table-cell office:value-type="float" office:value="739.0322265625" calcext:value-type="float">
            <text:p>739,0322265625</text:p>
          </table:table-cell>
          <table:table-cell office:value-type="float" office:value="831.41123046875" calcext:value-type="float">
            <text:p>831,41123046875</text:p>
          </table:table-cell>
          <table:table-cell office:value-type="float" office:value="831.41123046875" calcext:value-type="float">
            <text:p>831,41123046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1135156.7" calcext:value-type="float">
            <text:p>1135156,7</text:p>
          </table:table-cell>
          <table:table-cell office:value-type="string" calcext:value-type="string">
            <text:p>E</text:p>
          </table:table-cell>
          <table:table-cell office:value-type="float" office:value="851365.1" calcext:value-type="float">
            <text:p>851365,1</text:p>
          </table:table-cell>
          <table:table-cell table:formula="of:=[.E6]/1024" office:value-type="float" office:value="1108.55146484375" calcext:value-type="float">
            <text:p>1.108,55</text:p>
          </table:table-cell>
          <table:table-cell table:formula="of:=[.G6]/1024" office:value-type="float" office:value="831.41123046875" calcext:value-type="float">
            <text:p>831,41</text:p>
          </table:table-cell>
          <table:table-cell/>
          <table:table-cell table:style-name="ce1" table:formula="of:=[.F18]" office:value-type="string" office:string-value="1.0 % (lz4)" calcext:value-type="string">
            <text:p>1.0 % (lz4)</text:p>
          </table:table-cell>
          <table:table-cell table:number-matrix-columns-spanned="5" table:number-matrix-rows-spanned="1" table:formula="of:=TRANSPOSE([.H18:.H22])" office:value-type="float" office:value="329.2171875" calcext:value-type="float">
            <text:p>329,2171875</text:p>
          </table:table-cell>
          <table:table-cell office:value-type="float" office:value="346.5443359375" calcext:value-type="float">
            <text:p>346,5443359375</text:p>
          </table:table-cell>
          <table:table-cell table:style-name="Default" office:value-type="float" office:value="346.5443359375" calcext:value-type="float">
            <text:p>346,5443359375</text:p>
          </table:table-cell>
          <table:table-cell office:value-type="float" office:value="346.5443359375" calcext:value-type="float">
            <text:p>346,5443359375</text:p>
          </table:table-cell>
          <table:table-cell office:value-type="float" office:value="365.796875" calcext:value-type="float">
            <text:p>365,796875</text:p>
          </table:table-cell>
          <table:table-cell/>
          <table:table-cell table:style-name="ce1" table:formula="of:=[.K6]" office:value-type="string" office:string-value="1.0 % (lz4)" calcext:value-type="string">
            <text:p>1.0 % (lz4)</text:p>
          </table:table-cell>
          <table:table-cell table:number-matrix-columns-spanned="5" table:number-matrix-rows-spanned="1" table:formula="of:=TRANSPOSE([.I18:.I22])" office:value-type="float" office:value="831.41123046875" calcext:value-type="float">
            <text:p>831,41123046875</text:p>
          </table:table-cell>
          <table:table-cell office:value-type="float" office:value="950.18427734375" calcext:value-type="float">
            <text:p>950,18427734375</text:p>
          </table:table-cell>
          <table:table-cell office:value-type="float" office:value="739.0322265625" calcext:value-type="float">
            <text:p>739,0322265625</text:p>
          </table:table-cell>
          <table:table-cell office:value-type="float" office:value="554.27421875" calcext:value-type="float">
            <text:p>554,27421875</text:p>
          </table:table-cell>
          <table:table-cell office:value-type="float" office:value="831.41123046875" calcext:value-type="float">
            <text:p>831,41123046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972991.5" calcext:value-type="float">
            <text:p>972991,5</text:p>
          </table:table-cell>
          <table:table-cell office:value-type="string" calcext:value-type="string">
            <text:p>E</text:p>
          </table:table-cell>
          <table:table-cell office:value-type="float" office:value="851365.1" calcext:value-type="float">
            <text:p>851365,1</text:p>
          </table:table-cell>
          <table:table-cell table:formula="of:=[.E7]/1024" office:value-type="float" office:value="950.18701171875" calcext:value-type="float">
            <text:p>950,19</text:p>
          </table:table-cell>
          <table:table-cell table:formula="of:=[.G7]/1024" office:value-type="float" office:value="831.41123046875" calcext:value-type="float">
            <text:p>831,41</text:p>
          </table:table-cell>
          <table:table-cell/>
          <table:table-cell table:style-name="ce1" table:formula="of:=[.F23]" office:value-type="string" office:string-value="3.0 % (gzip9)" calcext:value-type="string">
            <text:p>3.0 % (gzip9)</text:p>
          </table:table-cell>
          <table:table-cell table:style-name="ce1" table:number-matrix-columns-spanned="5" table:number-matrix-rows-spanned="1" table:formula="of:=TRANSPOSE([.H23:.H27])" office:value-type="float" office:value="72.48173828125" calcext:value-type="float">
            <text:p>72,48</text:p>
          </table:table-cell>
          <table:table-cell office:value-type="float" office:value="73.30546875" calcext:value-type="float">
            <text:p>73,30546875</text:p>
          </table:table-cell>
          <table:table-cell office:value-type="float" office:value="73.30546875" calcext:value-type="float">
            <text:p>73,31</text:p>
          </table:table-cell>
          <table:table-cell table:style-name="ce1" office:value-type="float" office:value="73.30546875" calcext:value-type="float">
            <text:p>73,31</text:p>
          </table:table-cell>
          <table:table-cell office:value-type="float" office:value="72.48173828125" calcext:value-type="float">
            <text:p>72,48173828125</text:p>
          </table:table-cell>
          <table:table-cell/>
          <table:table-cell table:style-name="ce1" table:formula="of:=[.K7]" office:value-type="string" office:string-value="3.0 % (gzip9)" calcext:value-type="string">
            <text:p>3.0 % (gzip9)</text:p>
          </table:table-cell>
          <table:table-cell table:style-name="ce1" table:number-matrix-columns-spanned="5" table:number-matrix-rows-spanned="1" table:formula="of:=TRANSPOSE([.I23:.I27])" office:value-type="float" office:value="316.728125" calcext:value-type="float">
            <text:p>316,73</text:p>
          </table:table-cell>
          <table:table-cell office:value-type="float" office:value="302.33134765625" calcext:value-type="float">
            <text:p>302,33134765625</text:p>
          </table:table-cell>
          <table:table-cell table:style-name="ce1" office:value-type="float" office:value="277.137109375" calcext:value-type="float">
            <text:p>277,14</text:p>
          </table:table-cell>
          <table:table-cell table:style-name="ce1" office:value-type="float" office:value="289.1865234375" calcext:value-type="float">
            <text:p>289,19</text:p>
          </table:table-cell>
          <table:table-cell office:value-type="float" office:value="289.1865234375" calcext:value-type="float">
            <text:p>289,18652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973708.3" calcext:value-type="float">
            <text:p>973708,3</text:p>
          </table:table-cell>
          <table:table-cell office:value-type="string" calcext:value-type="string">
            <text:p>lzo</text:p>
          </table:table-cell>
          <table:table-cell office:value-type="float" office:value="972988.7" calcext:value-type="float">
            <text:p>972988,7</text:p>
          </table:table-cell>
          <table:table-cell table:formula="of:=[.E8]/1024" office:value-type="float" office:value="950.88701171875" calcext:value-type="float">
            <text:p>950,89</text:p>
          </table:table-cell>
          <table:table-cell table:formula="of:=[.G8]/1024" office:value-type="float" office:value="950.18427734375" calcext:value-type="float">
            <text:p>950,18</text:p>
          </table:table-cell>
          <table:table-cell/>
          <table:table-cell table:style-name="ce1" table:formula="of:=[.F28]" office:value-type="string" office:string-value="3.0 % (gzip)" calcext:value-type="string">
            <text:p>3.0 % (gzip)</text:p>
          </table:table-cell>
          <table:table-cell table:style-name="ce1" table:number-matrix-columns-spanned="5" table:number-matrix-rows-spanned="1" table:formula="of:=TRANSPOSE([.H28:.H32])" office:value-type="float" office:value="75.896875" calcext:value-type="float">
            <text:p>75,90</text:p>
          </table:table-cell>
          <table:table-cell office:value-type="float" office:value="75.01435546875" calcext:value-type="float">
            <text:p>75,01435546875</text:p>
          </table:table-cell>
          <table:table-cell office:value-type="float" office:value="75.896875" calcext:value-type="float">
            <text:p>75,90</text:p>
          </table:table-cell>
          <table:table-cell table:style-name="ce1" office:value-type="float" office:value="75.01435546875" calcext:value-type="float">
            <text:p>75,01</text:p>
          </table:table-cell>
          <table:table-cell office:value-type="float" office:value="74.15205078125" calcext:value-type="float">
            <text:p>74,15205078125</text:p>
          </table:table-cell>
          <table:table-cell/>
          <table:table-cell table:style-name="ce1" table:formula="of:=[.K8]" office:value-type="string" office:string-value="3.0 % (gzip)" calcext:value-type="string">
            <text:p>3.0 % (gzip)</text:p>
          </table:table-cell>
          <table:table-cell table:style-name="ce1" table:number-matrix-columns-spanned="5" table:number-matrix-rows-spanned="1" table:formula="of:=TRANSPOSE([.I28:.I32])" office:value-type="float" office:value="302.33134765625" calcext:value-type="float">
            <text:p>302,33</text:p>
          </table:table-cell>
          <table:table-cell office:value-type="float" office:value="302.33134765625" calcext:value-type="float">
            <text:p>302,33134765625</text:p>
          </table:table-cell>
          <table:table-cell table:style-name="ce1" office:value-type="float" office:value="289.1865234375" calcext:value-type="float">
            <text:p>289,19</text:p>
          </table:table-cell>
          <table:table-cell table:style-name="ce1" office:value-type="float" office:value="302.33134765625" calcext:value-type="float">
            <text:p>302,33</text:p>
          </table:table-cell>
          <table:table-cell office:value-type="float" office:value="302.33134765625" calcext:value-type="float">
            <text:p>302,3313476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973708.3" calcext:value-type="float">
            <text:p>973708,3</text:p>
          </table:table-cell>
          <table:table-cell office:value-type="string" calcext:value-type="string">
            <text:p>lzo</text:p>
          </table:table-cell>
          <table:table-cell office:value-type="float" office:value="972988.7" calcext:value-type="float">
            <text:p>972988,7</text:p>
          </table:table-cell>
          <table:table-cell table:formula="of:=[.E9]/1024" office:value-type="float" office:value="950.88701171875" calcext:value-type="float">
            <text:p>950,89</text:p>
          </table:table-cell>
          <table:table-cell table:formula="of:=[.G9]/1024" office:value-type="float" office:value="950.18427734375" calcext:value-type="float">
            <text:p>950,18</text:p>
          </table:table-cell>
          <table:table-cell/>
          <table:table-cell table:style-name="ce1" table:formula="of:=[.F33]" office:value-type="string" office:string-value="2.9 % (gzip3)" calcext:value-type="string">
            <text:p>2.9 % (gzip3)</text:p>
          </table:table-cell>
          <table:table-cell table:style-name="ce1" table:number-matrix-columns-spanned="5" table:number-matrix-rows-spanned="1" table:formula="of:=TRANSPOSE([.H33:.H37])" office:value-type="float" office:value="89.66806640625" calcext:value-type="float">
            <text:p>89,67</text:p>
          </table:table-cell>
          <table:table-cell office:value-type="float" office:value="89.66806640625" calcext:value-type="float">
            <text:p>89,66806640625</text:p>
          </table:table-cell>
          <table:table-cell office:value-type="float" office:value="88.43974609375" calcext:value-type="float">
            <text:p>88,44</text:p>
          </table:table-cell>
          <table:table-cell table:style-name="ce1" office:value-type="float" office:value="88.43974609375" calcext:value-type="float">
            <text:p>88,44</text:p>
          </table:table-cell>
          <table:table-cell office:value-type="float" office:value="88.43974609375" calcext:value-type="float">
            <text:p>88,43974609375</text:p>
          </table:table-cell>
          <table:table-cell/>
          <table:table-cell table:style-name="ce1" table:formula="of:=[.K9]" office:value-type="string" office:string-value="2.9 % (gzip3)" calcext:value-type="string">
            <text:p>2.9 % (gzip3)</text:p>
          </table:table-cell>
          <table:table-cell table:style-name="ce1" table:number-matrix-columns-spanned="5" table:number-matrix-rows-spanned="1" table:formula="of:=TRANSPOSE([.I33:.I37])" office:value-type="float" office:value="289.1865234375" calcext:value-type="float">
            <text:p>289,19</text:p>
          </table:table-cell>
          <table:table-cell office:value-type="float" office:value="302.33134765625" calcext:value-type="float">
            <text:p>302,33134765625</text:p>
          </table:table-cell>
          <table:table-cell table:style-name="ce1" office:value-type="float" office:value="266.0515625" calcext:value-type="float">
            <text:p>266,05</text:p>
          </table:table-cell>
          <table:table-cell table:style-name="ce1" office:value-type="float" office:value="289.1865234375" calcext:value-type="float">
            <text:p>289,19</text:p>
          </table:table-cell>
          <table:table-cell office:value-type="float" office:value="289.1865234375" calcext:value-type="float">
            <text:p>289,18652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1135993" calcext:value-type="float">
            <text:p>1135993</text:p>
          </table:table-cell>
          <table:table-cell office:value-type="string" calcext:value-type="string">
            <text:p>lzo</text:p>
          </table:table-cell>
          <table:table-cell office:value-type="float" office:value="972988.7" calcext:value-type="float">
            <text:p>972988,7</text:p>
          </table:table-cell>
          <table:table-cell table:formula="of:=[.E10]/1024" office:value-type="float" office:value="1109.3681640625" calcext:value-type="float">
            <text:p>1.109,37</text:p>
          </table:table-cell>
          <table:table-cell table:formula="of:=[.G10]/1024" office:value-type="float" office:value="950.18427734375" calcext:value-type="float">
            <text:p>950,18</text:p>
          </table:table-cell>
          <table:table-cell/>
          <table:table-cell table:style-name="ce1" table:formula="of:=[.F38]" office:value-type="string" office:string-value="2.3 % (gzip1)" calcext:value-type="string">
            <text:p>2.3 % (gzip1)</text:p>
          </table:table-cell>
          <table:table-cell table:style-name="ce1" table:number-matrix-columns-spanned="5" table:number-matrix-rows-spanned="1" table:formula="of:=TRANSPOSE([.H38:.H42])" office:value-type="float" office:value="91.48798828125" calcext:value-type="float">
            <text:p>91,49</text:p>
          </table:table-cell>
          <table:table-cell office:value-type="float" office:value="92.79501953125" calcext:value-type="float">
            <text:p>92,79501953125</text:p>
          </table:table-cell>
          <table:table-cell office:value-type="float" office:value="92.79501953125" calcext:value-type="float">
            <text:p>92,80</text:p>
          </table:table-cell>
          <table:table-cell table:style-name="ce1" office:value-type="float" office:value="92.79501953125" calcext:value-type="float">
            <text:p>92,80</text:p>
          </table:table-cell>
          <table:table-cell office:value-type="float" office:value="94.13984375" calcext:value-type="float">
            <text:p>94,13984375</text:p>
          </table:table-cell>
          <table:table-cell/>
          <table:table-cell table:style-name="ce1" table:formula="of:=[.K10]" office:value-type="string" office:string-value="2.3 % (gzip1)" calcext:value-type="string">
            <text:p>2.3 % (gzip1)</text:p>
          </table:table-cell>
          <table:table-cell table:style-name="ce1" table:number-matrix-columns-spanned="5" table:number-matrix-rows-spanned="1" table:formula="of:=TRANSPOSE([.I38:.I42])" office:value-type="float" office:value="302.33134765625" calcext:value-type="float">
            <text:p>302,33</text:p>
          </table:table-cell>
          <table:table-cell office:value-type="float" office:value="289.1865234375" calcext:value-type="float">
            <text:p>289,1865234375</text:p>
          </table:table-cell>
          <table:table-cell table:style-name="ce1" office:value-type="float" office:value="277.137109375" calcext:value-type="float">
            <text:p>277,14</text:p>
          </table:table-cell>
          <table:table-cell table:style-name="ce1" office:value-type="float" office:value="289.1865234375" calcext:value-type="float">
            <text:p>289,19</text:p>
          </table:table-cell>
          <table:table-cell office:value-type="float" office:value="289.1865234375" calcext:value-type="float">
            <text:p>289,18652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973708.3" calcext:value-type="float">
            <text:p>973708,3</text:p>
          </table:table-cell>
          <table:table-cell office:value-type="string" calcext:value-type="string">
            <text:p>lzo</text:p>
          </table:table-cell>
          <table:table-cell office:value-type="float" office:value="972988.7" calcext:value-type="float">
            <text:p>972988,7</text:p>
          </table:table-cell>
          <table:table-cell table:formula="of:=[.E11]/1024" office:value-type="float" office:value="950.88701171875" calcext:value-type="float">
            <text:p>950,89</text:p>
          </table:table-cell>
          <table:table-cell table:formula="of:=[.G11]/1024" office:value-type="float" office:value="950.18427734375" calcext:value-type="float">
            <text:p>950,18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1135993" calcext:value-type="float">
            <text:p>1135993</text:p>
          </table:table-cell>
          <table:table-cell office:value-type="string" calcext:value-type="string">
            <text:p>lzo</text:p>
          </table:table-cell>
          <table:table-cell office:value-type="float" office:value="972988.7" calcext:value-type="float">
            <text:p>972988,7</text:p>
          </table:table-cell>
          <table:table-cell table:formula="of:=[.E12]/1024" office:value-type="float" office:value="1109.3681640625" calcext:value-type="float">
            <text:p>1.109,37</text:p>
          </table:table-cell>
          <table:table-cell table:formula="of:=[.G12]/1024" office:value-type="float" office:value="950.18427734375" calcext:value-type="float">
            <text:p>950,18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>
            <draw:frame draw:z-index="3" draw:style-name="gr1" draw:text-style-name="P1" svg:width="15.999cm" svg:height="8.999cm" svg:x="0.282cm" svg:y="0.107cm">
              <draw:object draw:notify-on-update-of-ranges="notls.R3:notls.R10 notls.S2:notls.S2 notls.S3:notls.S10 notls.T2:notls.T2 notls.T3:notls.T10 notls.U2:notls.U2 notls.U3:notls.U10 notls.V2:notls.V2 notls.V3:notls.V10 notls.W2:notls.W2 notls.W3:notls.W1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57631.7" calcext:value-type="float">
            <text:p>57631,7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  <table:table-cell table:formula="of:=[.E13]/1024" office:value-type="float" office:value="56.28095703125" calcext:value-type="float">
            <text:p>56,28</text:p>
          </table:table-cell>
          <table:table-cell table:formula="of:=[.G13]/1024" office:value-type="float" office:value="739.0322265625" calcext:value-type="float">
            <text:p>739,0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60775.2" calcext:value-type="float">
            <text:p>60775,2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  <table:table-cell table:formula="of:=[.E14]/1024" office:value-type="float" office:value="59.35078125" calcext:value-type="float">
            <text:p>59,35</text:p>
          </table:table-cell>
          <table:table-cell table:formula="of:=[.G14]/1024" office:value-type="float" office:value="739.0322265625" calcext:value-type="float">
            <text:p>739,0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60775.2" calcext:value-type="float">
            <text:p>60775,2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  <table:table-cell table:formula="of:=[.E15]/1024" office:value-type="float" office:value="59.35078125" calcext:value-type="float">
            <text:p>59,35</text:p>
          </table:table-cell>
          <table:table-cell table:formula="of:=[.G15]/1024" office:value-type="float" office:value="739.0322265625" calcext:value-type="float">
            <text:p>739,0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60775.2" calcext:value-type="float">
            <text:p>60775,2</text:p>
          </table:table-cell>
          <table:table-cell office:value-type="string" calcext:value-type="string">
            <text:p>1.8 % (lz4hc)</text:p>
          </table:table-cell>
          <table:table-cell office:value-type="float" office:value="851365.1" calcext:value-type="float">
            <text:p>851365,1</text:p>
          </table:table-cell>
          <table:table-cell table:formula="of:=[.E16]/1024" office:value-type="float" office:value="59.35078125" calcext:value-type="float">
            <text:p>59,35</text:p>
          </table:table-cell>
          <table:table-cell table:formula="of:=[.G16]/1024" office:value-type="float" office:value="831.41123046875" calcext:value-type="float">
            <text:p>831,41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60775.2" calcext:value-type="float">
            <text:p>60775,2</text:p>
          </table:table-cell>
          <table:table-cell office:value-type="string" calcext:value-type="string">
            <text:p>1.8 % (lz4hc)</text:p>
          </table:table-cell>
          <table:table-cell office:value-type="float" office:value="851365.1" calcext:value-type="float">
            <text:p>851365,1</text:p>
          </table:table-cell>
          <table:table-cell table:formula="of:=[.E17]/1024" office:value-type="float" office:value="59.35078125" calcext:value-type="float">
            <text:p>59,35</text:p>
          </table:table-cell>
          <table:table-cell table:formula="of:=[.G17]/1024" office:value-type="float" office:value="831.41123046875" calcext:value-type="float">
            <text:p>831,41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337118.4" calcext:value-type="float">
            <text:p>337118,4</text:p>
          </table:table-cell>
          <table:table-cell office:value-type="string" calcext:value-type="string">
            <text:p>1.0 % (lz4)</text:p>
          </table:table-cell>
          <table:table-cell office:value-type="float" office:value="851365.1" calcext:value-type="float">
            <text:p>851365,1</text:p>
          </table:table-cell>
          <table:table-cell table:formula="of:=[.E18]/1024" office:value-type="float" office:value="329.2171875" calcext:value-type="float">
            <text:p>329,22</text:p>
          </table:table-cell>
          <table:table-cell table:formula="of:=[.G18]/1024" office:value-type="float" office:value="831.41123046875" calcext:value-type="float">
            <text:p>831,41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354861.4" calcext:value-type="float">
            <text:p>354861,4</text:p>
          </table:table-cell>
          <table:table-cell office:value-type="string" calcext:value-type="string">
            <text:p>1.0 % (lz4)</text:p>
          </table:table-cell>
          <table:table-cell office:value-type="float" office:value="972988.7" calcext:value-type="float">
            <text:p>972988,7</text:p>
          </table:table-cell>
          <table:table-cell table:formula="of:=[.E19]/1024" office:value-type="float" office:value="346.5443359375" calcext:value-type="float">
            <text:p>346,54</text:p>
          </table:table-cell>
          <table:table-cell table:formula="of:=[.G19]/1024" office:value-type="float" office:value="950.18427734375" calcext:value-type="float">
            <text:p>950,18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354861.4" calcext:value-type="float">
            <text:p>354861,4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  <table:table-cell table:formula="of:=[.E20]/1024" office:value-type="float" office:value="346.5443359375" calcext:value-type="float">
            <text:p>346,54</text:p>
          </table:table-cell>
          <table:table-cell table:formula="of:=[.G20]/1024" office:value-type="float" office:value="739.0322265625" calcext:value-type="float">
            <text:p>739,0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354861.4" calcext:value-type="float">
            <text:p>354861,4</text:p>
          </table:table-cell>
          <table:table-cell office:value-type="string" calcext:value-type="string">
            <text:p>1.0 % (lz4)</text:p>
          </table:table-cell>
          <table:table-cell office:value-type="float" office:value="567576.8" calcext:value-type="float">
            <text:p>567576,8</text:p>
          </table:table-cell>
          <table:table-cell table:formula="of:=[.E21]/1024" office:value-type="float" office:value="346.5443359375" calcext:value-type="float">
            <text:p>346,54</text:p>
          </table:table-cell>
          <table:table-cell table:formula="of:=[.G21]/1024" office:value-type="float" office:value="554.27421875" calcext:value-type="float">
            <text:p>554,27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374576" calcext:value-type="float">
            <text:p>374576</text:p>
          </table:table-cell>
          <table:table-cell office:value-type="string" calcext:value-type="string">
            <text:p>1.0 % (lz4)</text:p>
          </table:table-cell>
          <table:table-cell office:value-type="float" office:value="851365.1" calcext:value-type="float">
            <text:p>851365,1</text:p>
          </table:table-cell>
          <table:table-cell table:formula="of:=[.E22]/1024" office:value-type="float" office:value="365.796875" calcext:value-type="float">
            <text:p>365,80</text:p>
          </table:table-cell>
          <table:table-cell table:formula="of:=[.G22]/1024" office:value-type="float" office:value="831.41123046875" calcext:value-type="float">
            <text:p>831,41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74221.3" calcext:value-type="float">
            <text:p>74221,3</text:p>
          </table:table-cell>
          <table:table-cell office:value-type="string" calcext:value-type="string">
            <text:p>3.0 % (gzip9)</text:p>
          </table:table-cell>
          <table:table-cell office:value-type="float" office:value="324329.6" calcext:value-type="float">
            <text:p>324329,6</text:p>
          </table:table-cell>
          <table:table-cell table:formula="of:=[.E23]/1024" office:value-type="float" office:value="72.48173828125" calcext:value-type="float">
            <text:p>72,48</text:p>
          </table:table-cell>
          <table:table-cell table:formula="of:=[.G23]/1024" office:value-type="float" office:value="316.728125" calcext:value-type="float">
            <text:p>316,7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309587.3" calcext:value-type="float">
            <text:p>309587,3</text:p>
          </table:table-cell>
          <table:table-cell table:formula="of:=[.E24]/1024" office:value-type="float" office:value="73.30546875" calcext:value-type="float">
            <text:p>73,31</text:p>
          </table:table-cell>
          <table:table-cell table:formula="of:=[.G24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283788.4" calcext:value-type="float">
            <text:p>283788,4</text:p>
          </table:table-cell>
          <table:table-cell table:formula="of:=[.E25]/1024" office:value-type="float" office:value="73.30546875" calcext:value-type="float">
            <text:p>73,31</text:p>
          </table:table-cell>
          <table:table-cell table:formula="of:=[.G25]/1024" office:value-type="float" office:value="277.137109375" calcext:value-type="float">
            <text:p>277,1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296127" calcext:value-type="float">
            <text:p>296127</text:p>
          </table:table-cell>
          <table:table-cell table:formula="of:=[.E26]/1024" office:value-type="float" office:value="73.30546875" calcext:value-type="float">
            <text:p>73,31</text:p>
          </table:table-cell>
          <table:table-cell table:formula="of:=[.G26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74221.3" calcext:value-type="float">
            <text:p>74221,3</text:p>
          </table:table-cell>
          <table:table-cell office:value-type="string" calcext:value-type="string">
            <text:p>3.0 % (gzip9)</text:p>
          </table:table-cell>
          <table:table-cell office:value-type="float" office:value="296127" calcext:value-type="float">
            <text:p>296127</text:p>
          </table:table-cell>
          <table:table-cell table:formula="of:=[.E27]/1024" office:value-type="float" office:value="72.48173828125" calcext:value-type="float">
            <text:p>72,48</text:p>
          </table:table-cell>
          <table:table-cell table:formula="of:=[.G27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77718.4" calcext:value-type="float">
            <text:p>77718,4</text:p>
          </table:table-cell>
          <table:table-cell office:value-type="string" calcext:value-type="string">
            <text:p>3.0 % (gzip)</text:p>
          </table:table-cell>
          <table:table-cell office:value-type="float" office:value="309587.3" calcext:value-type="float">
            <text:p>309587,3</text:p>
          </table:table-cell>
          <table:table-cell table:formula="of:=[.E28]/1024" office:value-type="float" office:value="75.896875" calcext:value-type="float">
            <text:p>75,90</text:p>
          </table:table-cell>
          <table:table-cell table:formula="of:=[.G28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76814.7" calcext:value-type="float">
            <text:p>76814,7</text:p>
          </table:table-cell>
          <table:table-cell office:value-type="string" calcext:value-type="string">
            <text:p>3.0 % (gzip)</text:p>
          </table:table-cell>
          <table:table-cell office:value-type="float" office:value="309587.3" calcext:value-type="float">
            <text:p>309587,3</text:p>
          </table:table-cell>
          <table:table-cell table:formula="of:=[.E29]/1024" office:value-type="float" office:value="75.01435546875" calcext:value-type="float">
            <text:p>75,01</text:p>
          </table:table-cell>
          <table:table-cell table:formula="of:=[.G29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77718.4" calcext:value-type="float">
            <text:p>77718,4</text:p>
          </table:table-cell>
          <table:table-cell office:value-type="string" calcext:value-type="string">
            <text:p>3.0 % (gzip)</text:p>
          </table:table-cell>
          <table:table-cell office:value-type="float" office:value="296127" calcext:value-type="float">
            <text:p>296127</text:p>
          </table:table-cell>
          <table:table-cell table:formula="of:=[.E30]/1024" office:value-type="float" office:value="75.896875" calcext:value-type="float">
            <text:p>75,90</text:p>
          </table:table-cell>
          <table:table-cell table:formula="of:=[.G30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76814.7" calcext:value-type="float">
            <text:p>76814,7</text:p>
          </table:table-cell>
          <table:table-cell office:value-type="string" calcext:value-type="string">
            <text:p>3.0 % (gzip)</text:p>
          </table:table-cell>
          <table:table-cell office:value-type="float" office:value="309587.3" calcext:value-type="float">
            <text:p>309587,3</text:p>
          </table:table-cell>
          <table:table-cell table:formula="of:=[.E31]/1024" office:value-type="float" office:value="75.01435546875" calcext:value-type="float">
            <text:p>75,01</text:p>
          </table:table-cell>
          <table:table-cell table:formula="of:=[.G31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75931.7" calcext:value-type="float">
            <text:p>75931,7</text:p>
          </table:table-cell>
          <table:table-cell office:value-type="string" calcext:value-type="string">
            <text:p>3.0 % (gzip)</text:p>
          </table:table-cell>
          <table:table-cell office:value-type="float" office:value="309587.3" calcext:value-type="float">
            <text:p>309587,3</text:p>
          </table:table-cell>
          <table:table-cell table:formula="of:=[.E32]/1024" office:value-type="float" office:value="74.15205078125" calcext:value-type="float">
            <text:p>74,15</text:p>
          </table:table-cell>
          <table:table-cell table:formula="of:=[.G32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91820.1" calcext:value-type="float">
            <text:p>91820,1</text:p>
          </table:table-cell>
          <table:table-cell office:value-type="string" calcext:value-type="string">
            <text:p>2.9 % (gzip3)</text:p>
          </table:table-cell>
          <table:table-cell office:value-type="float" office:value="296127" calcext:value-type="float">
            <text:p>296127</text:p>
          </table:table-cell>
          <table:table-cell table:formula="of:=[.E33]/1024" office:value-type="float" office:value="89.66806640625" calcext:value-type="float">
            <text:p>89,67</text:p>
          </table:table-cell>
          <table:table-cell table:formula="of:=[.G33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91820.1" calcext:value-type="float">
            <text:p>91820,1</text:p>
          </table:table-cell>
          <table:table-cell office:value-type="string" calcext:value-type="string">
            <text:p>2.9 % (gzip3)</text:p>
          </table:table-cell>
          <table:table-cell office:value-type="float" office:value="309587.3" calcext:value-type="float">
            <text:p>309587,3</text:p>
          </table:table-cell>
          <table:table-cell table:formula="of:=[.E34]/1024" office:value-type="float" office:value="89.66806640625" calcext:value-type="float">
            <text:p>89,67</text:p>
          </table:table-cell>
          <table:table-cell table:formula="of:=[.G34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72436.8" calcext:value-type="float">
            <text:p>272436,8</text:p>
          </table:table-cell>
          <table:table-cell table:formula="of:=[.E35]/1024" office:value-type="float" office:value="88.43974609375" calcext:value-type="float">
            <text:p>88,44</text:p>
          </table:table-cell>
          <table:table-cell table:formula="of:=[.G35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96127" calcext:value-type="float">
            <text:p>296127</text:p>
          </table:table-cell>
          <table:table-cell table:formula="of:=[.E36]/1024" office:value-type="float" office:value="88.43974609375" calcext:value-type="float">
            <text:p>88,44</text:p>
          </table:table-cell>
          <table:table-cell table:formula="of:=[.G36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96127" calcext:value-type="float">
            <text:p>296127</text:p>
          </table:table-cell>
          <table:table-cell table:formula="of:=[.E37]/1024" office:value-type="float" office:value="88.43974609375" calcext:value-type="float">
            <text:p>88,44</text:p>
          </table:table-cell>
          <table:table-cell table:formula="of:=[.G37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93683.7" calcext:value-type="float">
            <text:p>93683,7</text:p>
          </table:table-cell>
          <table:table-cell office:value-type="string" calcext:value-type="string">
            <text:p>2.3 % (gzip1)</text:p>
          </table:table-cell>
          <table:table-cell office:value-type="float" office:value="309587.3" calcext:value-type="float">
            <text:p>309587,3</text:p>
          </table:table-cell>
          <table:table-cell table:formula="of:=[.E38]/1024" office:value-type="float" office:value="91.48798828125" calcext:value-type="float">
            <text:p>91,49</text:p>
          </table:table-cell>
          <table:table-cell table:formula="of:=[.G38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95022.1" calcext:value-type="float">
            <text:p>95022,1</text:p>
          </table:table-cell>
          <table:table-cell office:value-type="string" calcext:value-type="string">
            <text:p>2.3 % (gzip1)</text:p>
          </table:table-cell>
          <table:table-cell office:value-type="float" office:value="296127" calcext:value-type="float">
            <text:p>296127</text:p>
          </table:table-cell>
          <table:table-cell table:formula="of:=[.E39]/1024" office:value-type="float" office:value="92.79501953125" calcext:value-type="float">
            <text:p>92,80</text:p>
          </table:table-cell>
          <table:table-cell table:formula="of:=[.G39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95022.1" calcext:value-type="float">
            <text:p>95022,1</text:p>
          </table:table-cell>
          <table:table-cell office:value-type="string" calcext:value-type="string">
            <text:p>2.3 % (gzip1)</text:p>
          </table:table-cell>
          <table:table-cell office:value-type="float" office:value="283788.4" calcext:value-type="float">
            <text:p>283788,4</text:p>
          </table:table-cell>
          <table:table-cell table:formula="of:=[.E40]/1024" office:value-type="float" office:value="92.79501953125" calcext:value-type="float">
            <text:p>92,80</text:p>
          </table:table-cell>
          <table:table-cell table:formula="of:=[.G40]/1024" office:value-type="float" office:value="277.137109375" calcext:value-type="float">
            <text:p>277,1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95022.1" calcext:value-type="float">
            <text:p>95022,1</text:p>
          </table:table-cell>
          <table:table-cell office:value-type="string" calcext:value-type="string">
            <text:p>2.3 % (gzip1)</text:p>
          </table:table-cell>
          <table:table-cell office:value-type="float" office:value="296127" calcext:value-type="float">
            <text:p>296127</text:p>
          </table:table-cell>
          <table:table-cell table:formula="of:=[.E41]/1024" office:value-type="float" office:value="92.79501953125" calcext:value-type="float">
            <text:p>92,80</text:p>
          </table:table-cell>
          <table:table-cell table:formula="of:=[.G41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96399.2" calcext:value-type="float">
            <text:p>96399,2</text:p>
          </table:table-cell>
          <table:table-cell office:value-type="string" calcext:value-type="string">
            <text:p>2.3 % (gzip1)</text:p>
          </table:table-cell>
          <table:table-cell office:value-type="float" office:value="296127" calcext:value-type="float">
            <text:p>296127</text:p>
          </table:table-cell>
          <table:table-cell table:formula="of:=[.E42]/1024" office:value-type="float" office:value="94.13984375" calcext:value-type="float">
            <text:p>94,14</text:p>
          </table:table-cell>
          <table:table-cell table:formula="of:=[.G42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10"/>
          <table:table-cell table:style-name="ce1" table:formula="of:=[.H89]" office:value-type="float" office:value="0" calcext:value-type="float">
            <text:p>0,00</text:p>
          </table:table-cell>
          <table:table-cell table:style-name="ce1" table:formula="of:=[.I89]" office:value-type="float" office:value="0" calcext:value-type="float">
            <text:p>0,00</text:p>
          </table:table-cell>
          <table:table-cell/>
          <table:table-cell table:formula="of:=[.H135]" office:value-type="float" office:value="0" calcext:value-type="float">
            <text:p>0,00</text:p>
          </table:table-cell>
          <table:table-cell table:style-name="ce1" table:formula="of:=[.I135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" table:formula="of:=[.H90]" office:value-type="float" office:value="0" calcext:value-type="float">
            <text:p>0,00</text:p>
          </table:table-cell>
          <table:table-cell table:style-name="ce1" table:formula="of:=[.I90]" office:value-type="float" office:value="0" calcext:value-type="float">
            <text:p>0,00</text:p>
          </table:table-cell>
          <table:table-cell/>
          <table:table-cell table:formula="of:=[.H136]" office:value-type="float" office:value="0" calcext:value-type="float">
            <text:p>0,00</text:p>
          </table:table-cell>
          <table:table-cell table:style-name="ce1" table:formula="of:=[.I136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" table:formula="of:=[.H91]" office:value-type="float" office:value="0" calcext:value-type="float">
            <text:p>0,00</text:p>
          </table:table-cell>
          <table:table-cell table:style-name="ce1" table:formula="of:=[.I91]" office:value-type="float" office:value="0" calcext:value-type="float">
            <text:p>0,00</text:p>
          </table:table-cell>
          <table:table-cell/>
          <table:table-cell table:formula="of:=[.H137]" office:value-type="float" office:value="0" calcext:value-type="float">
            <text:p>0,00</text:p>
          </table:table-cell>
          <table:table-cell table:style-name="ce1" table:formula="of:=[.I137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" table:formula="of:=[.H92]" office:value-type="float" office:value="0" calcext:value-type="float">
            <text:p>0,00</text:p>
          </table:table-cell>
          <table:table-cell table:style-name="ce1" table:formula="of:=[.I92]" office:value-type="float" office:value="0" calcext:value-type="float">
            <text:p>0,00</text:p>
          </table:table-cell>
          <table:table-cell/>
          <table:table-cell table:formula="of:=[.H138]" office:value-type="float" office:value="0" calcext:value-type="float">
            <text:p>0,00</text:p>
          </table:table-cell>
          <table:table-cell table:style-name="ce1" table:formula="of:=[.I138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" table:formula="of:=[.H93]" office:value-type="float" office:value="0" calcext:value-type="float">
            <text:p>0,00</text:p>
          </table:table-cell>
          <table:table-cell table:style-name="ce1" table:formula="of:=[.I93]" office:value-type="float" office:value="0" calcext:value-type="float">
            <text:p>0,00</text:p>
          </table:table-cell>
          <table:table-cell/>
          <table:table-cell table:formula="of:=[.H139]" office:value-type="float" office:value="0" calcext:value-type="float">
            <text:p>0,00</text:p>
          </table:table-cell>
          <table:table-cell table:style-name="ce1" table:formula="of:=[.I139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table:formula="of:=[.B2]" office:value-type="string" office:string-value="fileset" calcext:value-type="string">
            <text:p>fileset</text:p>
          </table:table-cell>
          <table:table-cell/>
          <table:table-cell table:formula="of:=[.D2]" office:value-type="string" office:string-value="workers" calcext:value-type="string">
            <text:p>workers</text:p>
          </table:table-cell>
          <table:table-cell/>
          <table:table-cell table:formula="of:=[.F2]" office:value-type="string" office:string-value="compressionrate" calcext:value-type="string">
            <text:p>compressionrate</text:p>
          </table:table-cell>
          <table:table-cell/>
          <table:table-cell table:style-name="Default" table:formula="of:=[.H2]" office:value-type="string" office:string-value="B MiB/s" calcext:value-type="string">
            <text:p>B MiB/s</text:p>
          </table:table-cell>
          <table:table-cell table:style-name="Default" table:formula="of:=[.I2]" office:value-type="string" office:string-value="R MiB/s" calcext:value-type="string">
            <text:p>R MiB/s</text:p>
          </table:table-cell>
          <table:table-cell/>
          <table:table-cell office:value-type="string" calcext:value-type="string">
            <text:p>linux root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nux rootfs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353388.2" calcext:value-type="float">
            <text:p>353388,2</text:p>
          </table:table-cell>
          <table:table-cell office:value-type="string" calcext:value-type="string">
            <text:p>E</text:p>
          </table:table-cell>
          <table:table-cell office:value-type="float" office:value="423409.8" calcext:value-type="float">
            <text:p>423409,8</text:p>
          </table:table-cell>
          <table:table-cell table:formula="of:=[.E49]/1024" office:value-type="float" office:value="345.1056640625" calcext:value-type="float">
            <text:p>345,11</text:p>
          </table:table-cell>
          <table:table-cell table:formula="of:=[.G49]/1024" office:value-type="float" office:value="413.4861328125" calcext:value-type="float">
            <text:p>413,49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49:.H53])" office:value-type="float" office:value="345.1056640625" calcext:value-type="float">
            <text:p>345,1056640625</text:p>
          </table:table-cell>
          <table:table-cell office:value-type="float" office:value="345.1056640625" calcext:value-type="float">
            <text:p>345,1056640625</text:p>
          </table:table-cell>
          <table:table-cell table:style-name="Default" office:value-type="float" office:value="345.1056640625" calcext:value-type="float">
            <text:p>345,1056640625</text:p>
          </table:table-cell>
          <table:table-cell office:value-type="float" office:value="345.1056640625" calcext:value-type="float">
            <text:p>345,1056640625</text:p>
          </table:table-cell>
          <table:table-cell office:value-type="float" office:value="345.1056640625" calcext:value-type="float">
            <text:p>345,105664062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49:.I53])" office:value-type="float" office:value="413.4861328125" calcext:value-type="float">
            <text:p>413,4861328125</text:p>
          </table:table-cell>
          <table:table-cell office:value-type="float" office:value="413.4861328125" calcext:value-type="float">
            <text:p>413,4861328125</text:p>
          </table:table-cell>
          <table:table-cell office:value-type="float" office:value="413.4861328125" calcext:value-type="float">
            <text:p>413,4861328125</text:p>
          </table:table-cell>
          <table:table-cell office:value-type="float" office:value="413.4861328125" calcext:value-type="float">
            <text:p>413,4861328125</text:p>
          </table:table-cell>
          <table:table-cell office:value-type="float" office:value="413.4861328125" calcext:value-type="float">
            <text:p>413,4861328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353388.2" calcext:value-type="float">
            <text:p>353388,2</text:p>
          </table:table-cell>
          <table:table-cell office:value-type="string" calcext:value-type="string">
            <text:p>E</text:p>
          </table:table-cell>
          <table:table-cell office:value-type="float" office:value="423409.8" calcext:value-type="float">
            <text:p>423409,8</text:p>
          </table:table-cell>
          <table:table-cell table:formula="of:=[.E50]/1024" office:value-type="float" office:value="345.1056640625" calcext:value-type="float">
            <text:p>345,11</text:p>
          </table:table-cell>
          <table:table-cell table:formula="of:=[.G50]/1024" office:value-type="float" office:value="413.4861328125" calcext:value-type="float">
            <text:p>413,49</text:p>
          </table:table-cell>
          <table:table-cell/>
          <table:table-cell table:style-name="ce1" table:formula="of:=[.F54]" office:value-type="string" office:string-value="46.7 % (lzo)" calcext:value-type="string">
            <text:p>46.7 % (lzo)</text:p>
          </table:table-cell>
          <table:table-cell table:number-matrix-columns-spanned="5" table:number-matrix-rows-spanned="1" table:formula="of:=TRANSPOSE([.H54:.H58])" office:value-type="float" office:value="157.4408203125" calcext:value-type="float">
            <text:p>157,4408203125</text:p>
          </table:table-cell>
          <table:table-cell office:value-type="float" office:value="150.284375" calcext:value-type="float">
            <text:p>150,284375</text:p>
          </table:table-cell>
          <table:table-cell table:style-name="Default" office:value-type="float" office:value="165.31279296875" calcext:value-type="float">
            <text:p>165,31279296875</text:p>
          </table:table-cell>
          <table:table-cell office:value-type="float" office:value="165.31279296875" calcext:value-type="float">
            <text:p>165,31279296875</text:p>
          </table:table-cell>
          <table:table-cell office:value-type="float" office:value="157.4408203125" calcext:value-type="float">
            <text:p>157,4408203125</text:p>
          </table:table-cell>
          <table:table-cell/>
          <table:table-cell table:style-name="ce1" table:formula="of:=[.K50]" office:value-type="string" office:string-value="46.7 % (lzo)" calcext:value-type="string">
            <text:p>46.7 % (lzo)</text:p>
          </table:table-cell>
          <table:table-cell table:number-matrix-columns-spanned="5" table:number-matrix-rows-spanned="1" table:formula="of:=TRANSPOSE([.I54:.I58])" office:value-type="float" office:value="310.11455078125" calcext:value-type="float">
            <text:p>310,11455078125</text:p>
          </table:table-cell>
          <table:table-cell office:value-type="float" office:value="310.11455078125" calcext:value-type="float">
            <text:p>310,11455078125</text:p>
          </table:table-cell>
          <table:table-cell office:value-type="float" office:value="326.43642578125" calcext:value-type="float">
            <text:p>326,43642578125</text:p>
          </table:table-cell>
          <table:table-cell office:value-type="float" office:value="326.43642578125" calcext:value-type="float">
            <text:p>326,43642578125</text:p>
          </table:table-cell>
          <table:table-cell office:value-type="float" office:value="310.11455078125" calcext:value-type="float">
            <text:p>310,11455078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353388.2" calcext:value-type="float">
            <text:p>353388,2</text:p>
          </table:table-cell>
          <table:table-cell office:value-type="string" calcext:value-type="string">
            <text:p>E</text:p>
          </table:table-cell>
          <table:table-cell office:value-type="float" office:value="423409.8" calcext:value-type="float">
            <text:p>423409,8</text:p>
          </table:table-cell>
          <table:table-cell table:formula="of:=[.E51]/1024" office:value-type="float" office:value="345.1056640625" calcext:value-type="float">
            <text:p>345,11</text:p>
          </table:table-cell>
          <table:table-cell table:formula="of:=[.G51]/1024" office:value-type="float" office:value="413.4861328125" calcext:value-type="float">
            <text:p>413,49</text:p>
          </table:table-cell>
          <table:table-cell/>
          <table:table-cell table:style-name="ce1" table:formula="of:=[.F59]" office:value-type="string" office:string-value="52.3 % (lz4hc)" calcext:value-type="string">
            <text:p>52.3 % (lz4hc)</text:p>
          </table:table-cell>
          <table:table-cell table:number-matrix-columns-spanned="5" table:number-matrix-rows-spanned="1" table:formula="of:=TRANSPOSE([.H59:.H63])" office:value-type="float" office:value="16.26220703125" calcext:value-type="float">
            <text:p>16,26220703125</text:p>
          </table:table-cell>
          <table:table-cell office:value-type="float" office:value="16.26220703125" calcext:value-type="float">
            <text:p>16,26220703125</text:p>
          </table:table-cell>
          <table:table-cell table:style-name="Default" office:value-type="float" office:value="16.26220703125" calcext:value-type="float">
            <text:p>16,26220703125</text:p>
          </table:table-cell>
          <table:table-cell office:value-type="float" office:value="16.08544921875" calcext:value-type="float">
            <text:p>16,08544921875</text:p>
          </table:table-cell>
          <table:table-cell office:value-type="float" office:value="16.26220703125" calcext:value-type="float">
            <text:p>16,26220703125</text:p>
          </table:table-cell>
          <table:table-cell/>
          <table:table-cell table:style-name="ce1" table:formula="of:=[.K51]" office:value-type="string" office:string-value="52.3 % (lz4hc)" calcext:value-type="string">
            <text:p>52.3 % (lz4hc)</text:p>
          </table:table-cell>
          <table:table-cell table:number-matrix-columns-spanned="5" table:number-matrix-rows-spanned="1" table:formula="of:=TRANSPOSE([.I59:.I63])" office:value-type="float" office:value="295.347265625" calcext:value-type="float">
            <text:p>295,347265625</text:p>
          </table:table-cell>
          <table:table-cell office:value-type="float" office:value="310.11455078125" calcext:value-type="float">
            <text:p>310,11455078125</text:p>
          </table:table-cell>
          <table:table-cell office:value-type="float" office:value="310.11455078125" calcext:value-type="float">
            <text:p>310,11455078125</text:p>
          </table:table-cell>
          <table:table-cell office:value-type="float" office:value="295.347265625" calcext:value-type="float">
            <text:p>295,347265625</text:p>
          </table:table-cell>
          <table:table-cell office:value-type="float" office:value="295.347265625" calcext:value-type="float">
            <text:p>295,34726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353388.2" calcext:value-type="float">
            <text:p>353388,2</text:p>
          </table:table-cell>
          <table:table-cell office:value-type="string" calcext:value-type="string">
            <text:p>E</text:p>
          </table:table-cell>
          <table:table-cell office:value-type="float" office:value="423409.8" calcext:value-type="float">
            <text:p>423409,8</text:p>
          </table:table-cell>
          <table:table-cell table:formula="of:=[.E52]/1024" office:value-type="float" office:value="345.1056640625" calcext:value-type="float">
            <text:p>345,11</text:p>
          </table:table-cell>
          <table:table-cell table:formula="of:=[.G52]/1024" office:value-type="float" office:value="413.4861328125" calcext:value-type="float">
            <text:p>413,49</text:p>
          </table:table-cell>
          <table:table-cell/>
          <table:table-cell table:style-name="ce1" table:formula="of:=[.F64]" office:value-type="string" office:string-value="45.4 % (lz4)" calcext:value-type="string">
            <text:p>45.4 % (lz4)</text:p>
          </table:table-cell>
          <table:table-cell table:number-matrix-columns-spanned="5" table:number-matrix-rows-spanned="1" table:formula="of:=TRANSPOSE([.H64:.H68])" office:value-type="float" office:value="76.94970703125" calcext:value-type="float">
            <text:p>76,94970703125</text:p>
          </table:table-cell>
          <table:table-cell office:value-type="float" office:value="75.23974609375" calcext:value-type="float">
            <text:p>75,23974609375</text:p>
          </table:table-cell>
          <table:table-cell table:style-name="Default" office:value-type="float" office:value="75.23974609375" calcext:value-type="float">
            <text:p>75,23974609375</text:p>
          </table:table-cell>
          <table:table-cell office:value-type="float" office:value="75.23974609375" calcext:value-type="float">
            <text:p>75,23974609375</text:p>
          </table:table-cell>
          <table:table-cell office:value-type="float" office:value="75.23974609375" calcext:value-type="float">
            <text:p>75,23974609375</text:p>
          </table:table-cell>
          <table:table-cell/>
          <table:table-cell table:style-name="ce1" table:formula="of:=[.K52]" office:value-type="string" office:string-value="45.4 % (lz4)" calcext:value-type="string">
            <text:p>45.4 % (lz4)</text:p>
          </table:table-cell>
          <table:table-cell table:number-matrix-columns-spanned="5" table:number-matrix-rows-spanned="1" table:formula="of:=TRANSPOSE([.I64:.I68])" office:value-type="float" office:value="295.347265625" calcext:value-type="float">
            <text:p>295,347265625</text:p>
          </table:table-cell>
          <table:table-cell office:value-type="float" office:value="295.347265625" calcext:value-type="float">
            <text:p>295,347265625</text:p>
          </table:table-cell>
          <table:table-cell office:value-type="float" office:value="281.92236328125" calcext:value-type="float">
            <text:p>281,92236328125</text:p>
          </table:table-cell>
          <table:table-cell office:value-type="float" office:value="295.347265625" calcext:value-type="float">
            <text:p>295,347265625</text:p>
          </table:table-cell>
          <table:table-cell office:value-type="float" office:value="295.347265625" calcext:value-type="float">
            <text:p>295,34726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353388.2" calcext:value-type="float">
            <text:p>353388,2</text:p>
          </table:table-cell>
          <table:table-cell office:value-type="string" calcext:value-type="string">
            <text:p>E</text:p>
          </table:table-cell>
          <table:table-cell office:value-type="float" office:value="423409.8" calcext:value-type="float">
            <text:p>423409,8</text:p>
          </table:table-cell>
          <table:table-cell table:formula="of:=[.E53]/1024" office:value-type="float" office:value="345.1056640625" calcext:value-type="float">
            <text:p>345,11</text:p>
          </table:table-cell>
          <table:table-cell table:formula="of:=[.G53]/1024" office:value-type="float" office:value="413.4861328125" calcext:value-type="float">
            <text:p>413,49</text:p>
          </table:table-cell>
          <table:table-cell/>
          <table:table-cell table:style-name="ce1" table:formula="of:=[.F69]" office:value-type="string" office:string-value="59.9 % (gzip9)" calcext:value-type="string">
            <text:p>59.9 % (gzip9)</text:p>
          </table:table-cell>
          <table:table-cell table:style-name="ce1" table:number-matrix-columns-spanned="5" table:number-matrix-rows-spanned="1" table:formula="of:=TRANSPOSE([.H69:.H73])" office:value-type="float" office:value="6.65302734375" calcext:value-type="float">
            <text:p>6,65</text:p>
          </table:table-cell>
          <table:table-cell office:value-type="float" office:value="6.6708984375" calcext:value-type="float">
            <text:p>6,6708984375</text:p>
          </table:table-cell>
          <table:table-cell office:value-type="float" office:value="6.6353515625" calcext:value-type="float">
            <text:p>6,64</text:p>
          </table:table-cell>
          <table:table-cell table:style-name="ce1" office:value-type="float" office:value="6.6353515625" calcext:value-type="float">
            <text:p>6,64</text:p>
          </table:table-cell>
          <table:table-cell office:value-type="float" office:value="6.6353515625" calcext:value-type="float">
            <text:p>6,6353515625</text:p>
          </table:table-cell>
          <table:table-cell/>
          <table:table-cell table:style-name="ce1" table:formula="of:=[.K53]" office:value-type="string" office:string-value="59.9 % (gzip9)" calcext:value-type="string">
            <text:p>59.9 % (gzip9)</text:p>
          </table:table-cell>
          <table:table-cell table:style-name="ce1" table:number-matrix-columns-spanned="5" table:number-matrix-rows-spanned="1" table:formula="of:=TRANSPOSE([.I69:.I73])" office:value-type="float" office:value="229.71455078125" calcext:value-type="float">
            <text:p>229,71</text:p>
          </table:table-cell>
          <table:table-cell office:value-type="float" office:value="229.71455078125" calcext:value-type="float">
            <text:p>229,71455078125</text:p>
          </table:table-cell>
          <table:table-cell table:style-name="ce1" office:value-type="float" office:value="238.54970703125" calcext:value-type="float">
            <text:p>238,55</text:p>
          </table:table-cell>
          <table:table-cell table:style-name="ce1" office:value-type="float" office:value="238.54970703125" calcext:value-type="float">
            <text:p>238,55</text:p>
          </table:table-cell>
          <table:table-cell office:value-type="float" office:value="221.51044921875" calcext:value-type="float">
            <text:p>221,5104492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161219.4" calcext:value-type="float">
            <text:p>161219,4</text:p>
          </table:table-cell>
          <table:table-cell office:value-type="string" calcext:value-type="string">
            <text:p>46.7 % (lzo)</text:p>
          </table:table-cell>
          <table:table-cell office:value-type="float" office:value="317557.3" calcext:value-type="float">
            <text:p>317557,3</text:p>
          </table:table-cell>
          <table:table-cell table:formula="of:=[.E54]/1024" office:value-type="float" office:value="157.4408203125" calcext:value-type="float">
            <text:p>157,44</text:p>
          </table:table-cell>
          <table:table-cell table:formula="of:=[.G54]/1024" office:value-type="float" office:value="310.11455078125" calcext:value-type="float">
            <text:p>310,11</text:p>
          </table:table-cell>
          <table:table-cell/>
          <table:table-cell table:style-name="ce1" table:formula="of:=[.F74]" office:value-type="string" office:string-value="59.7 % (gzip)" calcext:value-type="string">
            <text:p>59.7 % (gzip)</text:p>
          </table:table-cell>
          <table:table-cell table:style-name="ce1" table:number-matrix-columns-spanned="5" table:number-matrix-rows-spanned="1" table:formula="of:=TRANSPOSE([.H74:.H78])" office:value-type="float" office:value="19.67021484375" calcext:value-type="float">
            <text:p>19,67</text:p>
          </table:table-cell>
          <table:table-cell office:value-type="float" office:value="19.5166015625" calcext:value-type="float">
            <text:p>19,5166015625</text:p>
          </table:table-cell>
          <table:table-cell office:value-type="float" office:value="19.365234375" calcext:value-type="float">
            <text:p>19,37</text:p>
          </table:table-cell>
          <table:table-cell table:style-name="ce1" office:value-type="float" office:value="19.5166015625" calcext:value-type="float">
            <text:p>19,52</text:p>
          </table:table-cell>
          <table:table-cell office:value-type="float" office:value="19.67021484375" calcext:value-type="float">
            <text:p>19,67021484375</text:p>
          </table:table-cell>
          <table:table-cell/>
          <table:table-cell table:style-name="ce1" table:formula="of:=[.K54]" office:value-type="string" office:string-value="59.7 % (gzip)" calcext:value-type="string">
            <text:p>59.7 % (gzip)</text:p>
          </table:table-cell>
          <table:table-cell table:style-name="ce1" table:number-matrix-columns-spanned="5" table:number-matrix-rows-spanned="1" table:formula="of:=TRANSPOSE([.I74:.I78])" office:value-type="float" office:value="229.71455078125" calcext:value-type="float">
            <text:p>229,71</text:p>
          </table:table-cell>
          <table:table-cell office:value-type="float" office:value="238.54970703125" calcext:value-type="float">
            <text:p>238,54970703125</text:p>
          </table:table-cell>
          <table:table-cell table:style-name="ce1" office:value-type="float" office:value="229.71455078125" calcext:value-type="float">
            <text:p>229,71</text:p>
          </table:table-cell>
          <table:table-cell table:style-name="ce1" office:value-type="float" office:value="221.51044921875" calcext:value-type="float">
            <text:p>221,51</text:p>
          </table:table-cell>
          <table:table-cell office:value-type="float" office:value="193.82158203125" calcext:value-type="float">
            <text:p>193,8215820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.7 % (lzo)</text:p>
          </table:table-cell>
          <table:table-cell office:value-type="float" office:value="317557.3" calcext:value-type="float">
            <text:p>317557,3</text:p>
          </table:table-cell>
          <table:table-cell table:formula="of:=[.E55]/1024" office:value-type="float" office:value="150.284375" calcext:value-type="float">
            <text:p>150,28</text:p>
          </table:table-cell>
          <table:table-cell table:formula="of:=[.G55]/1024" office:value-type="float" office:value="310.11455078125" calcext:value-type="float">
            <text:p>310,11</text:p>
          </table:table-cell>
          <table:table-cell/>
          <table:table-cell table:style-name="ce1" table:formula="of:=[.F79]" office:value-type="string" office:string-value="58.0 % (gzip3)" calcext:value-type="string">
            <text:p>58.0 % (gzip3)</text:p>
          </table:table-cell>
          <table:table-cell table:style-name="ce1" table:number-matrix-columns-spanned="5" table:number-matrix-rows-spanned="1" table:formula="of:=TRANSPOSE([.H79:.H83])" office:value-type="float" office:value="37.7376953125" calcext:value-type="float">
            <text:p>37,74</text:p>
          </table:table-cell>
          <table:table-cell office:value-type="float" office:value="37.7376953125" calcext:value-type="float">
            <text:p>37,7376953125</text:p>
          </table:table-cell>
          <table:table-cell office:value-type="float" office:value="37.7376953125" calcext:value-type="float">
            <text:p>37,74</text:p>
          </table:table-cell>
          <table:table-cell table:style-name="ce1" office:value-type="float" office:value="37.1986328125" calcext:value-type="float">
            <text:p>37,20</text:p>
          </table:table-cell>
          <table:table-cell office:value-type="float" office:value="37.1986328125" calcext:value-type="float">
            <text:p>37,1986328125</text:p>
          </table:table-cell>
          <table:table-cell/>
          <table:table-cell table:style-name="ce1" table:formula="of:=[.K55]" office:value-type="string" office:string-value="58.0 % (gzip3)" calcext:value-type="string">
            <text:p>58.0 % (gzip3)</text:p>
          </table:table-cell>
          <table:table-cell table:style-name="ce1" table:number-matrix-columns-spanned="5" table:number-matrix-rows-spanned="1" table:formula="of:=TRANSPOSE([.I79:.I83])" office:value-type="float" office:value="229.71455078125" calcext:value-type="float">
            <text:p>229,71</text:p>
          </table:table-cell>
          <table:table-cell office:value-type="float" office:value="229.71455078125" calcext:value-type="float">
            <text:p>229,71455078125</text:p>
          </table:table-cell>
          <table:table-cell table:style-name="ce1" office:value-type="float" office:value="229.71455078125" calcext:value-type="float">
            <text:p>229,71</text:p>
          </table:table-cell>
          <table:table-cell table:style-name="ce1" office:value-type="float" office:value="221.51044921875" calcext:value-type="float">
            <text:p>221,51</text:p>
          </table:table-cell>
          <table:table-cell office:value-type="float" office:value="229.71455078125" calcext:value-type="float">
            <text:p>229,71455078125</text:p>
          </table:table-cell>
          <table:table-cell/>
          <table:table-cell office:value-type="string" calcext:value-type="string">
            <text:p>kk</text:p>
          </table:table-cell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169280.3" calcext:value-type="float">
            <text:p>169280,3</text:p>
          </table:table-cell>
          <table:table-cell office:value-type="string" calcext:value-type="string">
            <text:p>46.7 % (lzo)</text:p>
          </table:table-cell>
          <table:table-cell office:value-type="float" office:value="334270.9" calcext:value-type="float">
            <text:p>334270,9</text:p>
          </table:table-cell>
          <table:table-cell table:formula="of:=[.E56]/1024" office:value-type="float" office:value="165.31279296875" calcext:value-type="float">
            <text:p>165,31</text:p>
          </table:table-cell>
          <table:table-cell table:formula="of:=[.G56]/1024" office:value-type="float" office:value="326.43642578125" calcext:value-type="float">
            <text:p>326,44</text:p>
          </table:table-cell>
          <table:table-cell/>
          <table:table-cell table:style-name="ce1" table:formula="of:=[.F84]" office:value-type="string" office:string-value="56.9 % (gzip1)" calcext:value-type="string">
            <text:p>56.9 % (gzip1)</text:p>
          </table:table-cell>
          <table:table-cell table:style-name="ce1" table:number-matrix-columns-spanned="5" table:number-matrix-rows-spanned="1" table:formula="of:=TRANSPOSE([.H84:.H88])" office:value-type="float" office:value="47.72529296875" calcext:value-type="float">
            <text:p>47,73</text:p>
          </table:table-cell>
          <table:table-cell office:value-type="float" office:value="47.72529296875" calcext:value-type="float">
            <text:p>47,72529296875</text:p>
          </table:table-cell>
          <table:table-cell office:value-type="float" office:value="47.72529296875" calcext:value-type="float">
            <text:p>47,73</text:p>
          </table:table-cell>
          <table:table-cell table:style-name="ce1" office:value-type="float" office:value="47.72529296875" calcext:value-type="float">
            <text:p>47,73</text:p>
          </table:table-cell>
          <table:table-cell office:value-type="float" office:value="46.07958984375" calcext:value-type="float">
            <text:p>46,07958984375</text:p>
          </table:table-cell>
          <table:table-cell/>
          <table:table-cell table:style-name="ce1" table:formula="of:=[.K56]" office:value-type="string" office:string-value="56.9 % (gzip1)" calcext:value-type="string">
            <text:p>56.9 % (gzip1)</text:p>
          </table:table-cell>
          <table:table-cell table:style-name="ce1" table:number-matrix-columns-spanned="5" table:number-matrix-rows-spanned="1" table:formula="of:=TRANSPOSE([.I84:.I88])" office:value-type="float" office:value="229.71455078125" calcext:value-type="float">
            <text:p>229,71</text:p>
          </table:table-cell>
          <table:table-cell office:value-type="float" office:value="221.51044921875" calcext:value-type="float">
            <text:p>221,51044921875</text:p>
          </table:table-cell>
          <table:table-cell table:style-name="ce1" office:value-type="float" office:value="221.51044921875" calcext:value-type="float">
            <text:p>221,51</text:p>
          </table:table-cell>
          <table:table-cell table:style-name="ce1" office:value-type="float" office:value="221.51044921875" calcext:value-type="float">
            <text:p>221,51</text:p>
          </table:table-cell>
          <table:table-cell office:value-type="float" office:value="221.51044921875" calcext:value-type="float">
            <text:p>221,5104492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169280.3" calcext:value-type="float">
            <text:p>169280,3</text:p>
          </table:table-cell>
          <table:table-cell office:value-type="string" calcext:value-type="string">
            <text:p>46.7 % (lzo)</text:p>
          </table:table-cell>
          <table:table-cell office:value-type="float" office:value="334270.9" calcext:value-type="float">
            <text:p>334270,9</text:p>
          </table:table-cell>
          <table:table-cell table:formula="of:=[.E57]/1024" office:value-type="float" office:value="165.31279296875" calcext:value-type="float">
            <text:p>165,31</text:p>
          </table:table-cell>
          <table:table-cell table:formula="of:=[.G57]/1024" office:value-type="float" office:value="326.43642578125" calcext:value-type="float">
            <text:p>326,44</text:p>
          </table:table-cell>
          <table:table-cell>
            <draw:frame draw:z-index="1" draw:style-name="gr1" draw:text-style-name="P1" svg:width="15.999cm" svg:height="8.999cm" svg:x="1.985cm" svg:y="0.428cm">
              <draw:object draw:notify-on-update-of-ranges="notls.K49:notls.K56 notls.L48:notls.L48 notls.L49:notls.L56 notls.M48:notls.M48 notls.M49:notls.M56 notls.N48:notls.N48 notls.N49:notls.N56 notls.O48:notls.O48 notls.O49:notls.O56 notls.P48:notls.P48 notls.P49:notls.P5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draw:z-index="4" draw:style-name="gr1" draw:text-style-name="P1" svg:width="15.999cm" svg:height="8.999cm" svg:x="2.214cm" svg:y="0.216cm">
              <draw:object draw:notify-on-update-of-ranges="notls.R49:notls.R56 notls.S48:notls.S48 notls.S49:notls.S56 notls.T48:notls.T48 notls.T49:notls.T56 notls.U48:notls.U48 notls.U49:notls.U56 notls.V48:notls.V48 notls.V49:notls.V56 notls.W48:notls.W48 notls.W49:notls.W56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161219.4" calcext:value-type="float">
            <text:p>161219,4</text:p>
          </table:table-cell>
          <table:table-cell office:value-type="string" calcext:value-type="string">
            <text:p>46.7 % (lzo)</text:p>
          </table:table-cell>
          <table:table-cell office:value-type="float" office:value="317557.3" calcext:value-type="float">
            <text:p>317557,3</text:p>
          </table:table-cell>
          <table:table-cell table:formula="of:=[.E58]/1024" office:value-type="float" office:value="157.4408203125" calcext:value-type="float">
            <text:p>157,44</text:p>
          </table:table-cell>
          <table:table-cell table:formula="of:=[.G58]/1024" office:value-type="float" office:value="310.11455078125" calcext:value-type="float">
            <text:p>310,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16652.5" calcext:value-type="float">
            <text:p>16652,5</text:p>
          </table:table-cell>
          <table:table-cell office:value-type="string" calcext:value-type="string">
            <text:p>52.3 % (lz4hc)</text:p>
          </table:table-cell>
          <table:table-cell office:value-type="float" office:value="302435.6" calcext:value-type="float">
            <text:p>302435,6</text:p>
          </table:table-cell>
          <table:table-cell table:formula="of:=[.E59]/1024" office:value-type="float" office:value="16.26220703125" calcext:value-type="float">
            <text:p>16,26</text:p>
          </table:table-cell>
          <table:table-cell table:formula="of:=[.G59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16652.5" calcext:value-type="float">
            <text:p>16652,5</text:p>
          </table:table-cell>
          <table:table-cell office:value-type="string" calcext:value-type="string">
            <text:p>52.3 % (lz4hc)</text:p>
          </table:table-cell>
          <table:table-cell office:value-type="float" office:value="317557.3" calcext:value-type="float">
            <text:p>317557,3</text:p>
          </table:table-cell>
          <table:table-cell table:formula="of:=[.E60]/1024" office:value-type="float" office:value="16.26220703125" calcext:value-type="float">
            <text:p>16,26</text:p>
          </table:table-cell>
          <table:table-cell table:formula="of:=[.G60]/1024" office:value-type="float" office:value="310.11455078125" calcext:value-type="float">
            <text:p>310,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16652.5" calcext:value-type="float">
            <text:p>16652,5</text:p>
          </table:table-cell>
          <table:table-cell office:value-type="string" calcext:value-type="string">
            <text:p>52.3 % (lz4hc)</text:p>
          </table:table-cell>
          <table:table-cell office:value-type="float" office:value="317557.3" calcext:value-type="float">
            <text:p>317557,3</text:p>
          </table:table-cell>
          <table:table-cell table:formula="of:=[.E61]/1024" office:value-type="float" office:value="16.26220703125" calcext:value-type="float">
            <text:p>16,26</text:p>
          </table:table-cell>
          <table:table-cell table:formula="of:=[.G61]/1024" office:value-type="float" office:value="310.11455078125" calcext:value-type="float">
            <text:p>310,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16471.5" calcext:value-type="float">
            <text:p>16471,5</text:p>
          </table:table-cell>
          <table:table-cell office:value-type="string" calcext:value-type="string">
            <text:p>52.3 % (lz4hc)</text:p>
          </table:table-cell>
          <table:table-cell office:value-type="float" office:value="302435.6" calcext:value-type="float">
            <text:p>302435,6</text:p>
          </table:table-cell>
          <table:table-cell table:formula="of:=[.E62]/1024" office:value-type="float" office:value="16.08544921875" calcext:value-type="float">
            <text:p>16,09</text:p>
          </table:table-cell>
          <table:table-cell table:formula="of:=[.G62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16652.5" calcext:value-type="float">
            <text:p>16652,5</text:p>
          </table:table-cell>
          <table:table-cell office:value-type="string" calcext:value-type="string">
            <text:p>52.3 % (lz4hc)</text:p>
          </table:table-cell>
          <table:table-cell office:value-type="float" office:value="302435.6" calcext:value-type="float">
            <text:p>302435,6</text:p>
          </table:table-cell>
          <table:table-cell table:formula="of:=[.E63]/1024" office:value-type="float" office:value="16.26220703125" calcext:value-type="float">
            <text:p>16,26</text:p>
          </table:table-cell>
          <table:table-cell table:formula="of:=[.G63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78796.5" calcext:value-type="float">
            <text:p>78796,5</text:p>
          </table:table-cell>
          <table:table-cell office:value-type="string" calcext:value-type="string">
            <text:p>45.4 % (lz4)</text:p>
          </table:table-cell>
          <table:table-cell office:value-type="float" office:value="302435.6" calcext:value-type="float">
            <text:p>302435,6</text:p>
          </table:table-cell>
          <table:table-cell table:formula="of:=[.E64]/1024" office:value-type="float" office:value="76.94970703125" calcext:value-type="float">
            <text:p>76,95</text:p>
          </table:table-cell>
          <table:table-cell table:formula="of:=[.G64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77045.5" calcext:value-type="float">
            <text:p>77045,5</text:p>
          </table:table-cell>
          <table:table-cell office:value-type="string" calcext:value-type="string">
            <text:p>45.4 % (lz4)</text:p>
          </table:table-cell>
          <table:table-cell office:value-type="float" office:value="302435.6" calcext:value-type="float">
            <text:p>302435,6</text:p>
          </table:table-cell>
          <table:table-cell table:formula="of:=[.E65]/1024" office:value-type="float" office:value="75.23974609375" calcext:value-type="float">
            <text:p>75,24</text:p>
          </table:table-cell>
          <table:table-cell table:formula="of:=[.G65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77045.5" calcext:value-type="float">
            <text:p>77045,5</text:p>
          </table:table-cell>
          <table:table-cell office:value-type="string" calcext:value-type="string">
            <text:p>45.4 % (lz4)</text:p>
          </table:table-cell>
          <table:table-cell office:value-type="float" office:value="288688.5" calcext:value-type="float">
            <text:p>288688,5</text:p>
          </table:table-cell>
          <table:table-cell table:formula="of:=[.E66]/1024" office:value-type="float" office:value="75.23974609375" calcext:value-type="float">
            <text:p>75,24</text:p>
          </table:table-cell>
          <table:table-cell table:formula="of:=[.G66]/1024" office:value-type="float" office:value="281.92236328125" calcext:value-type="float">
            <text:p>281,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77045.5" calcext:value-type="float">
            <text:p>77045,5</text:p>
          </table:table-cell>
          <table:table-cell office:value-type="string" calcext:value-type="string">
            <text:p>45.4 % (lz4)</text:p>
          </table:table-cell>
          <table:table-cell office:value-type="float" office:value="302435.6" calcext:value-type="float">
            <text:p>302435,6</text:p>
          </table:table-cell>
          <table:table-cell table:formula="of:=[.E67]/1024" office:value-type="float" office:value="75.23974609375" calcext:value-type="float">
            <text:p>75,24</text:p>
          </table:table-cell>
          <table:table-cell table:formula="of:=[.G67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77045.5" calcext:value-type="float">
            <text:p>77045,5</text:p>
          </table:table-cell>
          <table:table-cell office:value-type="string" calcext:value-type="string">
            <text:p>45.4 % (lz4)</text:p>
          </table:table-cell>
          <table:table-cell office:value-type="float" office:value="302435.6" calcext:value-type="float">
            <text:p>302435,6</text:p>
          </table:table-cell>
          <table:table-cell table:formula="of:=[.E68]/1024" office:value-type="float" office:value="75.23974609375" calcext:value-type="float">
            <text:p>75,24</text:p>
          </table:table-cell>
          <table:table-cell table:formula="of:=[.G68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6812.7" calcext:value-type="float">
            <text:p>6812,7</text:p>
          </table:table-cell>
          <table:table-cell office:value-type="string" calcext:value-type="string">
            <text:p>59.9 % (gzip9)</text:p>
          </table:table-cell>
          <table:table-cell office:value-type="float" office:value="235227.7" calcext:value-type="float">
            <text:p>235227,7</text:p>
          </table:table-cell>
          <table:table-cell table:formula="of:=[.E69]/1024" office:value-type="float" office:value="6.65302734375" calcext:value-type="float">
            <text:p>6,65</text:p>
          </table:table-cell>
          <table:table-cell table:formula="of:=[.G69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6831" calcext:value-type="float">
            <text:p>6831</text:p>
          </table:table-cell>
          <table:table-cell office:value-type="string" calcext:value-type="string">
            <text:p>59.9 % (gzip9)</text:p>
          </table:table-cell>
          <table:table-cell office:value-type="float" office:value="235227.7" calcext:value-type="float">
            <text:p>235227,7</text:p>
          </table:table-cell>
          <table:table-cell table:formula="of:=[.E70]/1024" office:value-type="float" office:value="6.6708984375" calcext:value-type="float">
            <text:p>6,67</text:p>
          </table:table-cell>
          <table:table-cell table:formula="of:=[.G70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6794.6" calcext:value-type="float">
            <text:p>6794,6</text:p>
          </table:table-cell>
          <table:table-cell office:value-type="string" calcext:value-type="string">
            <text:p>59.9 % (gzip9)</text:p>
          </table:table-cell>
          <table:table-cell office:value-type="float" office:value="244274.9" calcext:value-type="float">
            <text:p>244274,9</text:p>
          </table:table-cell>
          <table:table-cell table:formula="of:=[.E71]/1024" office:value-type="float" office:value="6.6353515625" calcext:value-type="float">
            <text:p>6,64</text:p>
          </table:table-cell>
          <table:table-cell table:formula="of:=[.G71]/1024" office:value-type="float" office:value="238.54970703125" calcext:value-type="float">
            <text:p>238,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6794.6" calcext:value-type="float">
            <text:p>6794,6</text:p>
          </table:table-cell>
          <table:table-cell office:value-type="string" calcext:value-type="string">
            <text:p>59.9 % (gzip9)</text:p>
          </table:table-cell>
          <table:table-cell office:value-type="float" office:value="244274.9" calcext:value-type="float">
            <text:p>244274,9</text:p>
          </table:table-cell>
          <table:table-cell table:formula="of:=[.E72]/1024" office:value-type="float" office:value="6.6353515625" calcext:value-type="float">
            <text:p>6,64</text:p>
          </table:table-cell>
          <table:table-cell table:formula="of:=[.G72]/1024" office:value-type="float" office:value="238.54970703125" calcext:value-type="float">
            <text:p>238,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794.6" calcext:value-type="float">
            <text:p>6794,6</text:p>
          </table:table-cell>
          <table:table-cell office:value-type="string" calcext:value-type="string">
            <text:p>59.9 % (gzip9)</text:p>
          </table:table-cell>
          <table:table-cell office:value-type="float" office:value="226826.7" calcext:value-type="float">
            <text:p>226826,7</text:p>
          </table:table-cell>
          <table:table-cell table:formula="of:=[.E73]/1024" office:value-type="float" office:value="6.6353515625" calcext:value-type="float">
            <text:p>6,64</text:p>
          </table:table-cell>
          <table:table-cell table:formula="of:=[.G73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20142.3" calcext:value-type="float">
            <text:p>20142,3</text:p>
          </table:table-cell>
          <table:table-cell office:value-type="string" calcext:value-type="string">
            <text:p>59.7 % (gzip)</text:p>
          </table:table-cell>
          <table:table-cell office:value-type="float" office:value="235227.7" calcext:value-type="float">
            <text:p>235227,7</text:p>
          </table:table-cell>
          <table:table-cell table:formula="of:=[.E74]/1024" office:value-type="float" office:value="19.67021484375" calcext:value-type="float">
            <text:p>19,67</text:p>
          </table:table-cell>
          <table:table-cell table:formula="of:=[.G74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44274.9" calcext:value-type="float">
            <text:p>244274,9</text:p>
          </table:table-cell>
          <table:table-cell table:formula="of:=[.E75]/1024" office:value-type="float" office:value="19.5166015625" calcext:value-type="float">
            <text:p>19,52</text:p>
          </table:table-cell>
          <table:table-cell table:formula="of:=[.G75]/1024" office:value-type="float" office:value="238.54970703125" calcext:value-type="float">
            <text:p>238,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19830" calcext:value-type="float">
            <text:p>19830</text:p>
          </table:table-cell>
          <table:table-cell office:value-type="string" calcext:value-type="string">
            <text:p>59.7 % (gzip)</text:p>
          </table:table-cell>
          <table:table-cell office:value-type="float" office:value="235227.7" calcext:value-type="float">
            <text:p>235227,7</text:p>
          </table:table-cell>
          <table:table-cell table:formula="of:=[.E76]/1024" office:value-type="float" office:value="19.365234375" calcext:value-type="float">
            <text:p>19,37</text:p>
          </table:table-cell>
          <table:table-cell table:formula="of:=[.G76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26826.7" calcext:value-type="float">
            <text:p>226826,7</text:p>
          </table:table-cell>
          <table:table-cell table:formula="of:=[.E77]/1024" office:value-type="float" office:value="19.5166015625" calcext:value-type="float">
            <text:p>19,52</text:p>
          </table:table-cell>
          <table:table-cell table:formula="of:=[.G77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20142.3" calcext:value-type="float">
            <text:p>20142,3</text:p>
          </table:table-cell>
          <table:table-cell office:value-type="string" calcext:value-type="string">
            <text:p>59.7 % (gzip)</text:p>
          </table:table-cell>
          <table:table-cell office:value-type="float" office:value="198473.3" calcext:value-type="float">
            <text:p>198473,3</text:p>
          </table:table-cell>
          <table:table-cell table:formula="of:=[.E78]/1024" office:value-type="float" office:value="19.67021484375" calcext:value-type="float">
            <text:p>19,67</text:p>
          </table:table-cell>
          <table:table-cell table:formula="of:=[.G78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38643.4" calcext:value-type="float">
            <text:p>38643,4</text:p>
          </table:table-cell>
          <table:table-cell office:value-type="string" calcext:value-type="string">
            <text:p>58.0 % (gzip3)</text:p>
          </table:table-cell>
          <table:table-cell office:value-type="float" office:value="235227.7" calcext:value-type="float">
            <text:p>235227,7</text:p>
          </table:table-cell>
          <table:table-cell table:formula="of:=[.E79]/1024" office:value-type="float" office:value="37.7376953125" calcext:value-type="float">
            <text:p>37,74</text:p>
          </table:table-cell>
          <table:table-cell table:formula="of:=[.G79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38643.4" calcext:value-type="float">
            <text:p>38643,4</text:p>
          </table:table-cell>
          <table:table-cell office:value-type="string" calcext:value-type="string">
            <text:p>58.0 % (gzip3)</text:p>
          </table:table-cell>
          <table:table-cell office:value-type="float" office:value="235227.7" calcext:value-type="float">
            <text:p>235227,7</text:p>
          </table:table-cell>
          <table:table-cell table:formula="of:=[.E80]/1024" office:value-type="float" office:value="37.7376953125" calcext:value-type="float">
            <text:p>37,74</text:p>
          </table:table-cell>
          <table:table-cell table:formula="of:=[.G80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38643.4" calcext:value-type="float">
            <text:p>38643,4</text:p>
          </table:table-cell>
          <table:table-cell office:value-type="string" calcext:value-type="string">
            <text:p>58.0 % (gzip3)</text:p>
          </table:table-cell>
          <table:table-cell office:value-type="float" office:value="235227.7" calcext:value-type="float">
            <text:p>235227,7</text:p>
          </table:table-cell>
          <table:table-cell table:formula="of:=[.E81]/1024" office:value-type="float" office:value="37.7376953125" calcext:value-type="float">
            <text:p>37,74</text:p>
          </table:table-cell>
          <table:table-cell table:formula="of:=[.G81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38091.4" calcext:value-type="float">
            <text:p>38091,4</text:p>
          </table:table-cell>
          <table:table-cell office:value-type="string" calcext:value-type="string">
            <text:p>58.0 % (gzip3)</text:p>
          </table:table-cell>
          <table:table-cell office:value-type="float" office:value="226826.7" calcext:value-type="float">
            <text:p>226826,7</text:p>
          </table:table-cell>
          <table:table-cell table:formula="of:=[.E82]/1024" office:value-type="float" office:value="37.1986328125" calcext:value-type="float">
            <text:p>37,20</text:p>
          </table:table-cell>
          <table:table-cell table:formula="of:=[.G82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38091.4" calcext:value-type="float">
            <text:p>38091,4</text:p>
          </table:table-cell>
          <table:table-cell office:value-type="string" calcext:value-type="string">
            <text:p>58.0 % (gzip3)</text:p>
          </table:table-cell>
          <table:table-cell office:value-type="float" office:value="235227.7" calcext:value-type="float">
            <text:p>235227,7</text:p>
          </table:table-cell>
          <table:table-cell table:formula="of:=[.E83]/1024" office:value-type="float" office:value="37.1986328125" calcext:value-type="float">
            <text:p>37,20</text:p>
          </table:table-cell>
          <table:table-cell table:formula="of:=[.G83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48870.7" calcext:value-type="float">
            <text:p>48870,7</text:p>
          </table:table-cell>
          <table:table-cell office:value-type="string" calcext:value-type="string">
            <text:p>56.9 % (gzip1)</text:p>
          </table:table-cell>
          <table:table-cell office:value-type="float" office:value="235227.7" calcext:value-type="float">
            <text:p>235227,7</text:p>
          </table:table-cell>
          <table:table-cell table:formula="of:=[.E84]/1024" office:value-type="float" office:value="47.72529296875" calcext:value-type="float">
            <text:p>47,73</text:p>
          </table:table-cell>
          <table:table-cell table:formula="of:=[.G84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48870.7" calcext:value-type="float">
            <text:p>48870,7</text:p>
          </table:table-cell>
          <table:table-cell office:value-type="string" calcext:value-type="string">
            <text:p>56.9 % (gzip1)</text:p>
          </table:table-cell>
          <table:table-cell office:value-type="float" office:value="226826.7" calcext:value-type="float">
            <text:p>226826,7</text:p>
          </table:table-cell>
          <table:table-cell table:formula="of:=[.E85]/1024" office:value-type="float" office:value="47.72529296875" calcext:value-type="float">
            <text:p>47,73</text:p>
          </table:table-cell>
          <table:table-cell table:formula="of:=[.G85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48870.7" calcext:value-type="float">
            <text:p>48870,7</text:p>
          </table:table-cell>
          <table:table-cell office:value-type="string" calcext:value-type="string">
            <text:p>56.9 % (gzip1)</text:p>
          </table:table-cell>
          <table:table-cell office:value-type="float" office:value="226826.7" calcext:value-type="float">
            <text:p>226826,7</text:p>
          </table:table-cell>
          <table:table-cell table:formula="of:=[.E86]/1024" office:value-type="float" office:value="47.72529296875" calcext:value-type="float">
            <text:p>47,73</text:p>
          </table:table-cell>
          <table:table-cell table:formula="of:=[.G86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48870.7" calcext:value-type="float">
            <text:p>48870,7</text:p>
          </table:table-cell>
          <table:table-cell office:value-type="string" calcext:value-type="string">
            <text:p>56.9 % (gzip1)</text:p>
          </table:table-cell>
          <table:table-cell office:value-type="float" office:value="226826.7" calcext:value-type="float">
            <text:p>226826,7</text:p>
          </table:table-cell>
          <table:table-cell table:formula="of:=[.E87]/1024" office:value-type="float" office:value="47.72529296875" calcext:value-type="float">
            <text:p>47,73</text:p>
          </table:table-cell>
          <table:table-cell table:formula="of:=[.G87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47185.5" calcext:value-type="float">
            <text:p>47185,5</text:p>
          </table:table-cell>
          <table:table-cell office:value-type="string" calcext:value-type="string">
            <text:p>56.9 % (gzip1)</text:p>
          </table:table-cell>
          <table:table-cell office:value-type="float" office:value="226826.7" calcext:value-type="float">
            <text:p>226826,7</text:p>
          </table:table-cell>
          <table:table-cell table:formula="of:=[.E88]/1024" office:value-type="float" office:value="46.07958984375" calcext:value-type="float">
            <text:p>46,08</text:p>
          </table:table-cell>
          <table:table-cell table:formula="of:=[.G88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 table:number-rows-repeated="5">
          <table:table-cell table:number-columns-repeated="25"/>
        </table:table-row>
        <table:table-row table:style-name="ro1">
          <table:table-cell/>
          <table:table-cell table:formula="of:=[.B2]" office:value-type="string" office:string-value="fileset" calcext:value-type="string">
            <text:p>fileset</text:p>
          </table:table-cell>
          <table:table-cell/>
          <table:table-cell table:formula="of:=[.D2]" office:value-type="string" office:string-value="workers" calcext:value-type="string">
            <text:p>workers</text:p>
          </table:table-cell>
          <table:table-cell/>
          <table:table-cell table:formula="of:=[.F2]" office:value-type="string" office:string-value="compressionrate" calcext:value-type="string">
            <text:p>compressionrate</text:p>
          </table:table-cell>
          <table:table-cell/>
          <table:table-cell table:style-name="Default" table:formula="of:=[.H2]" office:value-type="string" office:string-value="B MiB/s" calcext:value-type="string">
            <text:p>B MiB/s</text:p>
          </table:table-cell>
          <table:table-cell table:style-name="Default" table:formula="of:=[.I2]" office:value-type="string" office:string-value="R MiB/s" calcext:value-type="string">
            <text:p>R MiB/s</text:p>
          </table:table-cell>
          <table:table-cell/>
          <table:table-cell office:value-type="string" calcext:value-type="string">
            <text:p>kernel 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nux rootfs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123570.3" calcext:value-type="float">
            <text:p>123570,3</text:p>
          </table:table-cell>
          <table:table-cell office:value-type="string" calcext:value-type="string">
            <text:p>E</text:p>
          </table:table-cell>
          <table:table-cell office:value-type="float" office:value="150391.8" calcext:value-type="float">
            <text:p>150391,8</text:p>
          </table:table-cell>
          <table:table-cell table:formula="of:=[.E95]/1024" office:value-type="float" office:value="120.67412109375" calcext:value-type="float">
            <text:p>120,67</text:p>
          </table:table-cell>
          <table:table-cell table:formula="of:=[.G95]/1024" office:value-type="float" office:value="146.8669921875" calcext:value-type="float">
            <text:p>146,87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95:.H99])" office:value-type="float" office:value="120.67412109375" calcext:value-type="float">
            <text:p>120,67412109375</text:p>
          </table:table-cell>
          <table:table-cell office:value-type="float" office:value="120.67412109375" calcext:value-type="float">
            <text:p>120,67412109375</text:p>
          </table:table-cell>
          <table:table-cell table:style-name="Default" office:value-type="float" office:value="110.61796875" calcext:value-type="float">
            <text:p>110,61796875</text:p>
          </table:table-cell>
          <table:table-cell office:value-type="float" office:value="120.67412109375" calcext:value-type="float">
            <text:p>120,67412109375</text:p>
          </table:table-cell>
          <table:table-cell office:value-type="float" office:value="120.67412109375" calcext:value-type="float">
            <text:p>120,6741210937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95:.I99])" office:value-type="float" office:value="146.8669921875" calcext:value-type="float">
            <text:p>146,8669921875</text:p>
          </table:table-cell>
          <table:table-cell office:value-type="float" office:value="165.225390625" calcext:value-type="float">
            <text:p>165,225390625</text:p>
          </table:table-cell>
          <table:table-cell office:value-type="float" office:value="165.225390625" calcext:value-type="float">
            <text:p>165,225390625</text:p>
          </table:table-cell>
          <table:table-cell office:value-type="float" office:value="165.225390625" calcext:value-type="float">
            <text:p>165,225390625</text:p>
          </table:table-cell>
          <table:table-cell office:value-type="float" office:value="146.8669921875" calcext:value-type="float">
            <text:p>146,866992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123570.3" calcext:value-type="float">
            <text:p>123570,3</text:p>
          </table:table-cell>
          <table:table-cell office:value-type="string" calcext:value-type="string">
            <text:p>E</text:p>
          </table:table-cell>
          <table:table-cell office:value-type="float" office:value="169190.8" calcext:value-type="float">
            <text:p>169190,8</text:p>
          </table:table-cell>
          <table:table-cell table:formula="of:=[.E96]/1024" office:value-type="float" office:value="120.67412109375" calcext:value-type="float">
            <text:p>120,67</text:p>
          </table:table-cell>
          <table:table-cell table:formula="of:=[.G96]/1024" office:value-type="float" office:value="165.225390625" calcext:value-type="float">
            <text:p>165,23</text:p>
          </table:table-cell>
          <table:table-cell/>
          <table:table-cell table:style-name="ce1" table:formula="of:=[.F100]" office:value-type="string" office:string-value="68.8 % (lzo)" calcext:value-type="string">
            <text:p>68.8 % (lzo)</text:p>
          </table:table-cell>
          <table:table-cell table:number-matrix-columns-spanned="5" table:number-matrix-rows-spanned="1" table:formula="of:=TRANSPOSE([.H100:.H104])" office:value-type="float" office:value="34.3130859375" calcext:value-type="float">
            <text:p>34,3130859375</text:p>
          </table:table-cell>
          <table:table-cell office:value-type="float" office:value="31.6736328125" calcext:value-type="float">
            <text:p>31,6736328125</text:p>
          </table:table-cell>
          <table:table-cell table:style-name="Default" office:value-type="float" office:value="34.3130859375" calcext:value-type="float">
            <text:p>34,3130859375</text:p>
          </table:table-cell>
          <table:table-cell office:value-type="float" office:value="34.3130859375" calcext:value-type="float">
            <text:p>34,3130859375</text:p>
          </table:table-cell>
          <table:table-cell office:value-type="float" office:value="34.3130859375" calcext:value-type="float">
            <text:p>34,3130859375</text:p>
          </table:table-cell>
          <table:table-cell/>
          <table:table-cell table:style-name="ce1" table:formula="of:=[.K96]" office:value-type="string" office:string-value="68.8 % (lzo)" calcext:value-type="string">
            <text:p>68.8 % (lzo)</text:p>
          </table:table-cell>
          <table:table-cell table:number-matrix-columns-spanned="5" table:number-matrix-rows-spanned="1" table:formula="of:=TRANSPOSE([.I100:.I104])" office:value-type="float" office:value="146.8669921875" calcext:value-type="float">
            <text:p>146,86699218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46.8669921875" calcext:value-type="float">
            <text:p>146,8669921875</text:p>
          </table:table-cell>
          <table:table-cell office:value-type="float" office:value="132.1802734375" calcext:value-type="float">
            <text:p>132,18027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E</text:p>
          </table:table-cell>
          <table:table-cell office:value-type="float" office:value="169190.8" calcext:value-type="float">
            <text:p>169190,8</text:p>
          </table:table-cell>
          <table:table-cell table:formula="of:=[.E97]/1024" office:value-type="float" office:value="110.61796875" calcext:value-type="float">
            <text:p>110,62</text:p>
          </table:table-cell>
          <table:table-cell table:formula="of:=[.G97]/1024" office:value-type="float" office:value="165.225390625" calcext:value-type="float">
            <text:p>165,23</text:p>
          </table:table-cell>
          <table:table-cell/>
          <table:table-cell table:style-name="ce1" table:formula="of:=[.F105]" office:value-type="string" office:string-value="74.2 % (lz4hc)" calcext:value-type="string">
            <text:p>74.2 % (lz4hc)</text:p>
          </table:table-cell>
          <table:table-cell table:number-matrix-columns-spanned="5" table:number-matrix-rows-spanned="1" table:formula="of:=TRANSPOSE([.H105:.H109])" office:value-type="float" office:value="6.5658203125" calcext:value-type="float">
            <text:p>6,5658203125</text:p>
          </table:table-cell>
          <table:table-cell office:value-type="float" office:value="6.4419921875" calcext:value-type="float">
            <text:p>6,4419921875</text:p>
          </table:table-cell>
          <table:table-cell table:style-name="Default" office:value-type="float" office:value="6.69462890625" calcext:value-type="float">
            <text:p>6,69462890625</text:p>
          </table:table-cell>
          <table:table-cell office:value-type="float" office:value="6.32265625" calcext:value-type="float">
            <text:p>6,32265625</text:p>
          </table:table-cell>
          <table:table-cell office:value-type="float" office:value="6.32265625" calcext:value-type="float">
            <text:p>6,32265625</text:p>
          </table:table-cell>
          <table:table-cell/>
          <table:table-cell table:style-name="ce1" table:formula="of:=[.K97]" office:value-type="string" office:string-value="74.2 % (lz4hc)" calcext:value-type="string">
            <text:p>74.2 % (lz4hc)</text:p>
          </table:table-cell>
          <table:table-cell table:number-matrix-columns-spanned="5" table:number-matrix-rows-spanned="1" table:formula="of:=TRANSPOSE([.I105:.I109])" office:value-type="float" office:value="146.8669921875" calcext:value-type="float">
            <text:p>146,86699218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46.8669921875" calcext:value-type="float">
            <text:p>146,8669921875</text:p>
          </table:table-cell>
          <table:table-cell office:value-type="float" office:value="146.8669921875" calcext:value-type="float">
            <text:p>146,866992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123570.3" calcext:value-type="float">
            <text:p>123570,3</text:p>
          </table:table-cell>
          <table:table-cell office:value-type="string" calcext:value-type="string">
            <text:p>E</text:p>
          </table:table-cell>
          <table:table-cell office:value-type="float" office:value="169190.8" calcext:value-type="float">
            <text:p>169190,8</text:p>
          </table:table-cell>
          <table:table-cell table:formula="of:=[.E98]/1024" office:value-type="float" office:value="120.67412109375" calcext:value-type="float">
            <text:p>120,67</text:p>
          </table:table-cell>
          <table:table-cell table:formula="of:=[.G98]/1024" office:value-type="float" office:value="165.225390625" calcext:value-type="float">
            <text:p>165,23</text:p>
          </table:table-cell>
          <table:table-cell/>
          <table:table-cell table:style-name="ce1" table:formula="of:=[.F110]" office:value-type="string" office:string-value="67.3 % (lz4)" calcext:value-type="string">
            <text:p>67.3 % (lz4)</text:p>
          </table:table-cell>
          <table:table-cell table:number-matrix-columns-spanned="5" table:number-matrix-rows-spanned="1" table:formula="of:=TRANSPOSE([.H110:.H114])" office:value-type="float" office:value="24.02744140625" calcext:value-type="float">
            <text:p>24,02744140625</text:p>
          </table:table-cell>
          <table:table-cell office:value-type="float" office:value="24.02744140625" calcext:value-type="float">
            <text:p>24,02744140625</text:p>
          </table:table-cell>
          <table:table-cell table:style-name="Default" office:value-type="float" office:value="24.02744140625" calcext:value-type="float">
            <text:p>24,02744140625</text:p>
          </table:table-cell>
          <table:table-cell office:value-type="float" office:value="24.02744140625" calcext:value-type="float">
            <text:p>24,02744140625</text:p>
          </table:table-cell>
          <table:table-cell office:value-type="float" office:value="22.76279296875" calcext:value-type="float">
            <text:p>22,76279296875</text:p>
          </table:table-cell>
          <table:table-cell/>
          <table:table-cell table:style-name="ce1" table:formula="of:=[.K98]" office:value-type="string" office:string-value="67.3 % (lz4)" calcext:value-type="string">
            <text:p>67.3 % (lz4)</text:p>
          </table:table-cell>
          <table:table-cell table:number-matrix-columns-spanned="5" table:number-matrix-rows-spanned="1" table:formula="of:=TRANSPOSE([.I110:.I114])" office:value-type="float" office:value="132.1802734375" calcext:value-type="float">
            <text:p>132,18027343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46.8669921875" calcext:value-type="float">
            <text:p>146,86699218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46.8669921875" calcext:value-type="float">
            <text:p>146,866992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123570.3" calcext:value-type="float">
            <text:p>123570,3</text:p>
          </table:table-cell>
          <table:table-cell office:value-type="string" calcext:value-type="string">
            <text:p>E</text:p>
          </table:table-cell>
          <table:table-cell office:value-type="float" office:value="150391.8" calcext:value-type="float">
            <text:p>150391,8</text:p>
          </table:table-cell>
          <table:table-cell table:formula="of:=[.E99]/1024" office:value-type="float" office:value="120.67412109375" calcext:value-type="float">
            <text:p>120,67</text:p>
          </table:table-cell>
          <table:table-cell table:formula="of:=[.G99]/1024" office:value-type="float" office:value="146.8669921875" calcext:value-type="float">
            <text:p>146,87</text:p>
          </table:table-cell>
          <table:table-cell/>
          <table:table-cell table:style-name="ce1" table:formula="of:=[.F115]" office:value-type="string" office:string-value="80.5 % (gzip9)" calcext:value-type="string">
            <text:p>80.5 % (gzip9)</text:p>
          </table:table-cell>
          <table:table-cell table:style-name="ce1" table:number-matrix-columns-spanned="5" table:number-matrix-rows-spanned="1" table:formula="of:=TRANSPOSE([.H115:.H119])" office:value-type="float" office:value="6.14443359375" calcext:value-type="float">
            <text:p>6,14</text:p>
          </table:table-cell>
          <table:table-cell office:value-type="float" office:value="6.0015625" calcext:value-type="float">
            <text:p>6,0015625</text:p>
          </table:table-cell>
          <table:table-cell office:value-type="float" office:value="6.29423828125" calcext:value-type="float">
            <text:p>6,29</text:p>
          </table:table-cell>
          <table:table-cell table:style-name="ce1" office:value-type="float" office:value="6.14443359375" calcext:value-type="float">
            <text:p>6,14</text:p>
          </table:table-cell>
          <table:table-cell office:value-type="float" office:value="6.14443359375" calcext:value-type="float">
            <text:p>6,14443359375</text:p>
          </table:table-cell>
          <table:table-cell/>
          <table:table-cell table:style-name="ce1" table:formula="of:=[.K99]" office:value-type="string" office:string-value="80.5 % (gzip9)" calcext:value-type="string">
            <text:p>80.5 % (gzip9)</text:p>
          </table:table-cell>
          <table:table-cell table:style-name="ce1" table:number-matrix-columns-spanned="5" table:number-matrix-rows-spanned="1" table:formula="of:=TRANSPOSE([.I115:.I119])" office:value-type="float" office:value="132.1802734375" calcext:value-type="float">
            <text:p>132,18</text:p>
          </table:table-cell>
          <table:table-cell office:value-type="float" office:value="120.1638671875" calcext:value-type="float">
            <text:p>120,1638671875</text:p>
          </table:table-cell>
          <table:table-cell table:style-name="ce1" office:value-type="float" office:value="132.1802734375" calcext:value-type="float">
            <text:p>132,18</text:p>
          </table:table-cell>
          <table:table-cell table:style-name="ce1" office:value-type="float" office:value="132.1802734375" calcext:value-type="float">
            <text:p>132,18</text:p>
          </table:table-cell>
          <table:table-cell office:value-type="float" office:value="132.1802734375" calcext:value-type="float">
            <text:p>132,18027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35136.6" calcext:value-type="float">
            <text:p>35136,6</text:p>
          </table:table-cell>
          <table:table-cell office:value-type="string" calcext:value-type="string">
            <text:p>68.8 % (lzo)</text:p>
          </table:table-cell>
          <table:table-cell office:value-type="float" office:value="150391.8" calcext:value-type="float">
            <text:p>150391,8</text:p>
          </table:table-cell>
          <table:table-cell table:formula="of:=[.E100]/1024" office:value-type="float" office:value="34.3130859375" calcext:value-type="float">
            <text:p>34,31</text:p>
          </table:table-cell>
          <table:table-cell table:formula="of:=[.G100]/1024" office:value-type="float" office:value="146.8669921875" calcext:value-type="float">
            <text:p>146,87</text:p>
          </table:table-cell>
          <table:table-cell/>
          <table:table-cell table:style-name="ce1" table:formula="of:=[.F120]" office:value-type="string" office:string-value="80.2 % (gzip)" calcext:value-type="string">
            <text:p>80.2 % (gzip)</text:p>
          </table:table-cell>
          <table:table-cell table:style-name="ce1" table:number-matrix-columns-spanned="5" table:number-matrix-rows-spanned="1" table:formula="of:=TRANSPOSE([.H120:.H124])" office:value-type="float" office:value="9.0142578125" calcext:value-type="float">
            <text:p>9,01</text:p>
          </table:table-cell>
          <table:table-cell office:value-type="float" office:value="9.0142578125" calcext:value-type="float">
            <text:p>9,0142578125</text:p>
          </table:table-cell>
          <table:table-cell office:value-type="float" office:value="9.33623046875" calcext:value-type="float">
            <text:p>9,34</text:p>
          </table:table-cell>
          <table:table-cell table:style-name="ce1" office:value-type="float" office:value="9.0142578125" calcext:value-type="float">
            <text:p>9,01</text:p>
          </table:table-cell>
          <table:table-cell office:value-type="float" office:value="9.0142578125" calcext:value-type="float">
            <text:p>9,0142578125</text:p>
          </table:table-cell>
          <table:table-cell/>
          <table:table-cell table:style-name="ce1" table:formula="of:=[.K100]" office:value-type="string" office:string-value="80.2 % (gzip)" calcext:value-type="string">
            <text:p>80.2 % (gzip)</text:p>
          </table:table-cell>
          <table:table-cell table:style-name="ce1" table:number-matrix-columns-spanned="5" table:number-matrix-rows-spanned="1" table:formula="of:=TRANSPOSE([.I120:.I124])" office:value-type="float" office:value="120.1638671875" calcext:value-type="float">
            <text:p>120,16</text:p>
          </table:table-cell>
          <table:table-cell office:value-type="float" office:value="132.1802734375" calcext:value-type="float">
            <text:p>132,1802734375</text:p>
          </table:table-cell>
          <table:table-cell table:style-name="ce1" office:value-type="float" office:value="120.1638671875" calcext:value-type="float">
            <text:p>120,16</text:p>
          </table:table-cell>
          <table:table-cell table:style-name="ce1" office:value-type="float" office:value="132.1802734375" calcext:value-type="float">
            <text:p>132,18</text:p>
          </table:table-cell>
          <table:table-cell office:value-type="float" office:value="132.1802734375" calcext:value-type="float">
            <text:p>132,18027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  <table:table-cell table:formula="of:=[.E101]/1024" office:value-type="float" office:value="31.6736328125" calcext:value-type="float">
            <text:p>31,67</text:p>
          </table:table-cell>
          <table:table-cell table:formula="of:=[.G101]/1024" office:value-type="float" office:value="132.1802734375" calcext:value-type="float">
            <text:p>132,18</text:p>
          </table:table-cell>
          <table:table-cell/>
          <table:table-cell table:style-name="ce1" table:formula="of:=[.F125]" office:value-type="string" office:string-value="78.0 % (gzip3)" calcext:value-type="string">
            <text:p>78.0 % (gzip3)</text:p>
          </table:table-cell>
          <table:table-cell table:style-name="ce1" table:number-matrix-columns-spanned="5" table:number-matrix-rows-spanned="1" table:formula="of:=TRANSPOSE([.H125:.H129])" office:value-type="float" office:value="14.54375" calcext:value-type="float">
            <text:p>14,54</text:p>
          </table:table-cell>
          <table:table-cell office:value-type="float" office:value="14.54375" calcext:value-type="float">
            <text:p>14,54375</text:p>
          </table:table-cell>
          <table:table-cell office:value-type="float" office:value="15.3091796875" calcext:value-type="float">
            <text:p>15,31</text:p>
          </table:table-cell>
          <table:table-cell table:style-name="ce1" office:value-type="float" office:value="14.54375" calcext:value-type="float">
            <text:p>14,54</text:p>
          </table:table-cell>
          <table:table-cell office:value-type="float" office:value="15.3091796875" calcext:value-type="float">
            <text:p>15,3091796875</text:p>
          </table:table-cell>
          <table:table-cell/>
          <table:table-cell table:style-name="ce1" table:formula="of:=[.K101]" office:value-type="string" office:string-value="78.0 % (gzip3)" calcext:value-type="string">
            <text:p>78.0 % (gzip3)</text:p>
          </table:table-cell>
          <table:table-cell table:style-name="ce1" table:number-matrix-columns-spanned="5" table:number-matrix-rows-spanned="1" table:formula="of:=TRANSPOSE([.I125:.I129])" office:value-type="float" office:value="120.1638671875" calcext:value-type="float">
            <text:p>120,16</text:p>
          </table:table-cell>
          <table:table-cell office:value-type="float" office:value="110.1501953125" calcext:value-type="float">
            <text:p>110,1501953125</text:p>
          </table:table-cell>
          <table:table-cell table:style-name="ce1" office:value-type="float" office:value="132.1802734375" calcext:value-type="float">
            <text:p>132,18</text:p>
          </table:table-cell>
          <table:table-cell table:style-name="ce1" office:value-type="float" office:value="132.1802734375" calcext:value-type="float">
            <text:p>132,18</text:p>
          </table:table-cell>
          <table:table-cell office:value-type="float" office:value="132.1802734375" calcext:value-type="float">
            <text:p>132,18027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35136.6" calcext:value-type="float">
            <text:p>35136,6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  <table:table-cell table:formula="of:=[.E102]/1024" office:value-type="float" office:value="34.3130859375" calcext:value-type="float">
            <text:p>34,31</text:p>
          </table:table-cell>
          <table:table-cell table:formula="of:=[.G102]/1024" office:value-type="float" office:value="132.1802734375" calcext:value-type="float">
            <text:p>132,18</text:p>
          </table:table-cell>
          <table:table-cell/>
          <table:table-cell table:style-name="ce1" table:formula="of:=[.F130]" office:value-type="string" office:string-value="76.5 % (gzip1)" calcext:value-type="string">
            <text:p>76.5 % (gzip1)</text:p>
          </table:table-cell>
          <table:table-cell table:style-name="ce1" table:number-matrix-columns-spanned="5" table:number-matrix-rows-spanned="1" table:formula="of:=TRANSPOSE([.H130:.H134])" office:value-type="float" office:value="17.2537109375" calcext:value-type="float">
            <text:p>17,25</text:p>
          </table:table-cell>
          <table:table-cell office:value-type="float" office:value="17.2537109375" calcext:value-type="float">
            <text:p>17,2537109375</text:p>
          </table:table-cell>
          <table:table-cell office:value-type="float" office:value="18.26865234375" calcext:value-type="float">
            <text:p>18,27</text:p>
          </table:table-cell>
          <table:table-cell table:style-name="ce1" office:value-type="float" office:value="17.2537109375" calcext:value-type="float">
            <text:p>17,25</text:p>
          </table:table-cell>
          <table:table-cell office:value-type="float" office:value="18.26865234375" calcext:value-type="float">
            <text:p>18,26865234375</text:p>
          </table:table-cell>
          <table:table-cell/>
          <table:table-cell table:style-name="ce1" table:formula="of:=[.K102]" office:value-type="string" office:string-value="76.5 % (gzip1)" calcext:value-type="string">
            <text:p>76.5 % (gzip1)</text:p>
          </table:table-cell>
          <table:table-cell table:style-name="ce1" table:number-matrix-columns-spanned="5" table:number-matrix-rows-spanned="1" table:formula="of:=TRANSPOSE([.I130:.I134])" office:value-type="float" office:value="120.1638671875" calcext:value-type="float">
            <text:p>120,16</text:p>
          </table:table-cell>
          <table:table-cell office:value-type="float" office:value="110.1501953125" calcext:value-type="float">
            <text:p>110,1501953125</text:p>
          </table:table-cell>
          <table:table-cell table:style-name="ce1" office:value-type="float" office:value="132.1802734375" calcext:value-type="float">
            <text:p>132,18</text:p>
          </table:table-cell>
          <table:table-cell table:style-name="ce1" office:value-type="float" office:value="132.1802734375" calcext:value-type="float">
            <text:p>132,18</text:p>
          </table:table-cell>
          <table:table-cell office:value-type="float" office:value="120.1638671875" calcext:value-type="float">
            <text:p>120,163867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35136.6" calcext:value-type="float">
            <text:p>35136,6</text:p>
          </table:table-cell>
          <table:table-cell office:value-type="string" calcext:value-type="string">
            <text:p>68.8 % (lzo)</text:p>
          </table:table-cell>
          <table:table-cell office:value-type="float" office:value="150391.8" calcext:value-type="float">
            <text:p>150391,8</text:p>
          </table:table-cell>
          <table:table-cell table:formula="of:=[.E103]/1024" office:value-type="float" office:value="34.3130859375" calcext:value-type="float">
            <text:p>34,31</text:p>
          </table:table-cell>
          <table:table-cell table:formula="of:=[.G103]/1024" office:value-type="float" office:value="146.8669921875" calcext:value-type="float">
            <text:p>146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35136.6" calcext:value-type="float">
            <text:p>35136,6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  <table:table-cell table:formula="of:=[.E104]/1024" office:value-type="float" office:value="34.3130859375" calcext:value-type="float">
            <text:p>34,31</text:p>
          </table:table-cell>
          <table:table-cell table:formula="of:=[.G104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6723.4" calcext:value-type="float">
            <text:p>6723,4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  <table:table-cell table:formula="of:=[.E105]/1024" office:value-type="float" office:value="6.5658203125" calcext:value-type="float">
            <text:p>6,57</text:p>
          </table:table-cell>
          <table:table-cell table:formula="of:=[.G105]/1024" office:value-type="float" office:value="146.8669921875" calcext:value-type="float">
            <text:p>146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6596.6" calcext:value-type="float">
            <text:p>6596,6</text:p>
          </table:table-cell>
          <table:table-cell office:value-type="string" calcext:value-type="string">
            <text:p>74.2 % (lz4hc)</text:p>
          </table:table-cell>
          <table:table-cell office:value-type="float" office:value="135352.6" calcext:value-type="float">
            <text:p>135352,6</text:p>
          </table:table-cell>
          <table:table-cell table:formula="of:=[.E106]/1024" office:value-type="float" office:value="6.4419921875" calcext:value-type="float">
            <text:p>6,44</text:p>
          </table:table-cell>
          <table:table-cell table:formula="of:=[.G106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6855.3" calcext:value-type="float">
            <text:p>6855,3</text:p>
          </table:table-cell>
          <table:table-cell office:value-type="string" calcext:value-type="string">
            <text:p>74.2 % (lz4hc)</text:p>
          </table:table-cell>
          <table:table-cell office:value-type="float" office:value="135352.6" calcext:value-type="float">
            <text:p>135352,6</text:p>
          </table:table-cell>
          <table:table-cell table:formula="of:=[.E107]/1024" office:value-type="float" office:value="6.69462890625" calcext:value-type="float">
            <text:p>6,69</text:p>
          </table:table-cell>
          <table:table-cell table:formula="of:=[.G107]/1024" office:value-type="float" office:value="132.1802734375" calcext:value-type="float">
            <text:p>132,18</text:p>
          </table:table-cell>
          <table:table-cell>
            <draw:frame draw:z-index="2" draw:style-name="gr1" draw:text-style-name="P1" svg:width="15.999cm" svg:height="8.999cm" svg:x="2.04cm" svg:y="0.081cm">
              <draw:object draw:notify-on-update-of-ranges="notls.K95:notls.K102 notls.L94:notls.L94 notls.L95:notls.L102 notls.M94:notls.M94 notls.M95:notls.M102 notls.N94:notls.N94 notls.N95:notls.N102 notls.O94:notls.O94 notls.O95:notls.O102 notls.P94:notls.P94 notls.P95:notls.P10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15.999cm" svg:height="8.999cm" svg:x="0.026cm" svg:y="0.001cm">
              <draw:object draw:notify-on-update-of-ranges="notls.R95:notls.R102 notls.S94:notls.S94 notls.S95:notls.S102 notls.T94:notls.T94 notls.T95:notls.T102 notls.U94:notls.U94 notls.U95:notls.U102 notls.V94:notls.V94 notls.V95:notls.V102 notls.W94:notls.W94 notls.W95:notls.W10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6474.4" calcext:value-type="float">
            <text:p>6474,4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  <table:table-cell table:formula="of:=[.E108]/1024" office:value-type="float" office:value="6.32265625" calcext:value-type="float">
            <text:p>6,32</text:p>
          </table:table-cell>
          <table:table-cell table:formula="of:=[.G108]/1024" office:value-type="float" office:value="146.8669921875" calcext:value-type="float">
            <text:p>146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6474.4" calcext:value-type="float">
            <text:p>6474,4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  <table:table-cell table:formula="of:=[.E109]/1024" office:value-type="float" office:value="6.32265625" calcext:value-type="float">
            <text:p>6,32</text:p>
          </table:table-cell>
          <table:table-cell table:formula="of:=[.G109]/1024" office:value-type="float" office:value="146.8669921875" calcext:value-type="float">
            <text:p>146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24604.1" calcext:value-type="float">
            <text:p>24604,1</text:p>
          </table:table-cell>
          <table:table-cell office:value-type="string" calcext:value-type="string">
            <text:p>67.3 % (lz4)</text:p>
          </table:table-cell>
          <table:table-cell office:value-type="float" office:value="135352.6" calcext:value-type="float">
            <text:p>135352,6</text:p>
          </table:table-cell>
          <table:table-cell table:formula="of:=[.E110]/1024" office:value-type="float" office:value="24.02744140625" calcext:value-type="float">
            <text:p>24,03</text:p>
          </table:table-cell>
          <table:table-cell table:formula="of:=[.G110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24604.1" calcext:value-type="float">
            <text:p>24604,1</text:p>
          </table:table-cell>
          <table:table-cell office:value-type="string" calcext:value-type="string">
            <text:p>67.3 % (lz4)</text:p>
          </table:table-cell>
          <table:table-cell office:value-type="float" office:value="135352.6" calcext:value-type="float">
            <text:p>135352,6</text:p>
          </table:table-cell>
          <table:table-cell table:formula="of:=[.E111]/1024" office:value-type="float" office:value="24.02744140625" calcext:value-type="float">
            <text:p>24,03</text:p>
          </table:table-cell>
          <table:table-cell table:formula="of:=[.G111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24604.1" calcext:value-type="float">
            <text:p>24604,1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  <table:table-cell table:formula="of:=[.E112]/1024" office:value-type="float" office:value="24.02744140625" calcext:value-type="float">
            <text:p>24,03</text:p>
          </table:table-cell>
          <table:table-cell table:formula="of:=[.G112]/1024" office:value-type="float" office:value="146.8669921875" calcext:value-type="float">
            <text:p>146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24604.1" calcext:value-type="float">
            <text:p>24604,1</text:p>
          </table:table-cell>
          <table:table-cell office:value-type="string" calcext:value-type="string">
            <text:p>67.3 % (lz4)</text:p>
          </table:table-cell>
          <table:table-cell office:value-type="float" office:value="135352.6" calcext:value-type="float">
            <text:p>135352,6</text:p>
          </table:table-cell>
          <table:table-cell table:formula="of:=[.E113]/1024" office:value-type="float" office:value="24.02744140625" calcext:value-type="float">
            <text:p>24,03</text:p>
          </table:table-cell>
          <table:table-cell table:formula="of:=[.G113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23309.1" calcext:value-type="float">
            <text:p>23309,1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  <table:table-cell table:formula="of:=[.E114]/1024" office:value-type="float" office:value="22.76279296875" calcext:value-type="float">
            <text:p>22,76</text:p>
          </table:table-cell>
          <table:table-cell table:formula="of:=[.G114]/1024" office:value-type="float" office:value="146.8669921875" calcext:value-type="float">
            <text:p>146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6291.9" calcext:value-type="float">
            <text:p>6291,9</text:p>
          </table:table-cell>
          <table:table-cell office:value-type="string" calcext:value-type="string">
            <text:p>80.5 % (gzip9)</text:p>
          </table:table-cell>
          <table:table-cell office:value-type="float" office:value="135352.6" calcext:value-type="float">
            <text:p>135352,6</text:p>
          </table:table-cell>
          <table:table-cell table:formula="of:=[.E115]/1024" office:value-type="float" office:value="6.14443359375" calcext:value-type="float">
            <text:p>6,14</text:p>
          </table:table-cell>
          <table:table-cell table:formula="of:=[.G115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6145.6" calcext:value-type="float">
            <text:p>6145,6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  <table:table-cell table:formula="of:=[.E116]/1024" office:value-type="float" office:value="6.0015625" calcext:value-type="float">
            <text:p>6,00</text:p>
          </table:table-cell>
          <table:table-cell table:formula="of:=[.G116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35352.6" calcext:value-type="float">
            <text:p>135352,6</text:p>
          </table:table-cell>
          <table:table-cell table:formula="of:=[.E117]/1024" office:value-type="float" office:value="6.29423828125" calcext:value-type="float">
            <text:p>6,29</text:p>
          </table:table-cell>
          <table:table-cell table:formula="of:=[.G117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6291.9" calcext:value-type="float">
            <text:p>6291,9</text:p>
          </table:table-cell>
          <table:table-cell office:value-type="string" calcext:value-type="string">
            <text:p>80.5 % (gzip9)</text:p>
          </table:table-cell>
          <table:table-cell office:value-type="float" office:value="135352.6" calcext:value-type="float">
            <text:p>135352,6</text:p>
          </table:table-cell>
          <table:table-cell table:formula="of:=[.E118]/1024" office:value-type="float" office:value="6.14443359375" calcext:value-type="float">
            <text:p>6,14</text:p>
          </table:table-cell>
          <table:table-cell table:formula="of:=[.G118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291.9" calcext:value-type="float">
            <text:p>6291,9</text:p>
          </table:table-cell>
          <table:table-cell office:value-type="string" calcext:value-type="string">
            <text:p>80.5 % (gzip9)</text:p>
          </table:table-cell>
          <table:table-cell office:value-type="float" office:value="135352.6" calcext:value-type="float">
            <text:p>135352,6</text:p>
          </table:table-cell>
          <table:table-cell table:formula="of:=[.E119]/1024" office:value-type="float" office:value="6.14443359375" calcext:value-type="float">
            <text:p>6,14</text:p>
          </table:table-cell>
          <table:table-cell table:formula="of:=[.G119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  <table:table-cell table:formula="of:=[.E120]/1024" office:value-type="float" office:value="9.0142578125" calcext:value-type="float">
            <text:p>9,01</text:p>
          </table:table-cell>
          <table:table-cell table:formula="of:=[.G120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35352.6" calcext:value-type="float">
            <text:p>135352,6</text:p>
          </table:table-cell>
          <table:table-cell table:formula="of:=[.E121]/1024" office:value-type="float" office:value="9.0142578125" calcext:value-type="float">
            <text:p>9,01</text:p>
          </table:table-cell>
          <table:table-cell table:formula="of:=[.G121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9560.3" calcext:value-type="float">
            <text:p>9560,3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  <table:table-cell table:formula="of:=[.E122]/1024" office:value-type="float" office:value="9.33623046875" calcext:value-type="float">
            <text:p>9,34</text:p>
          </table:table-cell>
          <table:table-cell table:formula="of:=[.G122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35352.6" calcext:value-type="float">
            <text:p>135352,6</text:p>
          </table:table-cell>
          <table:table-cell table:formula="of:=[.E123]/1024" office:value-type="float" office:value="9.0142578125" calcext:value-type="float">
            <text:p>9,01</text:p>
          </table:table-cell>
          <table:table-cell table:formula="of:=[.G123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35352.6" calcext:value-type="float">
            <text:p>135352,6</text:p>
          </table:table-cell>
          <table:table-cell table:formula="of:=[.E124]/1024" office:value-type="float" office:value="9.0142578125" calcext:value-type="float">
            <text:p>9,01</text:p>
          </table:table-cell>
          <table:table-cell table:formula="of:=[.G124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  <table:table-cell table:formula="of:=[.E125]/1024" office:value-type="float" office:value="14.54375" calcext:value-type="float">
            <text:p>14,54</text:p>
          </table:table-cell>
          <table:table-cell table:formula="of:=[.G125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12793.8" calcext:value-type="float">
            <text:p>112793,8</text:p>
          </table:table-cell>
          <table:table-cell table:formula="of:=[.E126]/1024" office:value-type="float" office:value="14.54375" calcext:value-type="float">
            <text:p>14,54</text:p>
          </table:table-cell>
          <table:table-cell table:formula="of:=[.G126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15676.6" calcext:value-type="float">
            <text:p>15676,6</text:p>
          </table:table-cell>
          <table:table-cell office:value-type="string" calcext:value-type="string">
            <text:p>78.0 % (gzip3)</text:p>
          </table:table-cell>
          <table:table-cell office:value-type="float" office:value="135352.6" calcext:value-type="float">
            <text:p>135352,6</text:p>
          </table:table-cell>
          <table:table-cell table:formula="of:=[.E127]/1024" office:value-type="float" office:value="15.3091796875" calcext:value-type="float">
            <text:p>15,31</text:p>
          </table:table-cell>
          <table:table-cell table:formula="of:=[.G127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35352.6" calcext:value-type="float">
            <text:p>135352,6</text:p>
          </table:table-cell>
          <table:table-cell table:formula="of:=[.E128]/1024" office:value-type="float" office:value="14.54375" calcext:value-type="float">
            <text:p>14,54</text:p>
          </table:table-cell>
          <table:table-cell table:formula="of:=[.G128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15676.6" calcext:value-type="float">
            <text:p>15676,6</text:p>
          </table:table-cell>
          <table:table-cell office:value-type="string" calcext:value-type="string">
            <text:p>78.0 % (gzip3)</text:p>
          </table:table-cell>
          <table:table-cell office:value-type="float" office:value="135352.6" calcext:value-type="float">
            <text:p>135352,6</text:p>
          </table:table-cell>
          <table:table-cell table:formula="of:=[.E129]/1024" office:value-type="float" office:value="15.3091796875" calcext:value-type="float">
            <text:p>15,31</text:p>
          </table:table-cell>
          <table:table-cell table:formula="of:=[.G129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  <table:table-cell table:formula="of:=[.E130]/1024" office:value-type="float" office:value="17.2537109375" calcext:value-type="float">
            <text:p>17,25</text:p>
          </table:table-cell>
          <table:table-cell table:formula="of:=[.G130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12793.8" calcext:value-type="float">
            <text:p>112793,8</text:p>
          </table:table-cell>
          <table:table-cell table:formula="of:=[.E131]/1024" office:value-type="float" office:value="17.2537109375" calcext:value-type="float">
            <text:p>17,25</text:p>
          </table:table-cell>
          <table:table-cell table:formula="of:=[.G131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18707.1" calcext:value-type="float">
            <text:p>18707,1</text:p>
          </table:table-cell>
          <table:table-cell office:value-type="string" calcext:value-type="string">
            <text:p>76.5 % (gzip1)</text:p>
          </table:table-cell>
          <table:table-cell office:value-type="float" office:value="135352.6" calcext:value-type="float">
            <text:p>135352,6</text:p>
          </table:table-cell>
          <table:table-cell table:formula="of:=[.E132]/1024" office:value-type="float" office:value="18.26865234375" calcext:value-type="float">
            <text:p>18,27</text:p>
          </table:table-cell>
          <table:table-cell table:formula="of:=[.G132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35352.6" calcext:value-type="float">
            <text:p>135352,6</text:p>
          </table:table-cell>
          <table:table-cell table:formula="of:=[.E133]/1024" office:value-type="float" office:value="17.2537109375" calcext:value-type="float">
            <text:p>17,25</text:p>
          </table:table-cell>
          <table:table-cell table:formula="of:=[.G133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18707.1" calcext:value-type="float">
            <text:p>18707,1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  <table:table-cell table:formula="of:=[.E134]/1024" office:value-type="float" office:value="18.26865234375" calcext:value-type="float">
            <text:p>18,27</text:p>
          </table:table-cell>
          <table:table-cell table:formula="of:=[.G134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 table:number-rows-repeated="104844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No TLS acceleration" table:style-name="ta1">
        <office:forms form:automatic-focus="false" form:apply-design-mode="false"/>
        <table:shapes>
          <draw:frame draw:z-index="0" draw:style-name="gr1" draw:text-style-name="P1" svg:width="15.999cm" svg:height="8.999cm" svg:x="35.817cm" svg:y="1.64cm">
            <draw:object draw:notify-on-update-of-ranges="'No TLS acceleration'.B5:'No TLS acceleration'.C10 'No TLS acceleration'.I4:'No TLS acceleration'.I4 'No TLS acceleration'.I5:'No TLS acceleration'.I10 'No TLS acceleration'.J4:'No TLS acceleration'.J4 'No TLS acceleration'.J5:'No TLS acceleration'.J1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9cm" svg:height="8.999cm" svg:x="35.961cm" svg:y="11.495cm">
            <draw:object draw:notify-on-update-of-ranges="'No TLS acceleration'.B18:'No TLS acceleration'.C23 'No TLS acceleration'.I17:'No TLS acceleration'.I17 'No TLS acceleration'.I18:'No TLS acceleration'.I23 'No TLS acceleration'.J17:'No TLS acceleration'.J17 'No TLS acceleration'.J18:'No TLS acceleration'.J2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visibility="collapse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11" table:default-cell-style-name="ce1"/>
        <table:table-column table:style-name="co12" table:default-cell-style-name="ce1"/>
        <table:table-column table:style-name="co6" table:number-columns-repeated="3" table:default-cell-style-name="Default"/>
        <table:table-row table:style-name="ro1" table:number-rows-repeated="3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formula="of:=[$tls.B2]" office:value-type="string" office:string-value="fileset" calcext:value-type="string">
            <text:p>fileset</text:p>
          </table:table-cell>
          <table:table-cell table:formula="of:=[$tls.C2]" office:value-type="string" office:string-value="compression" calcext:value-type="string">
            <text:p>compression</text:p>
          </table:table-cell>
          <table:table-cell office:value-type="string" calcext:value-type="string">
            <text:p>filesetorder</text:p>
          </table:table-cell>
          <table:table-cell table:formula="of:=[$tls.E2]" office:value-type="string" office:string-value="backup" calcext:value-type="string">
            <text:p>backup</text:p>
          </table:table-cell>
          <table:table-cell table:formula="of:=[$tls.F2]" office:value-type="string" office:string-value="compressionrate" calcext:value-type="string">
            <text:p>compressionrate</text:p>
          </table:table-cell>
          <table:table-cell table:formula="of:=[$tls.G2]" office:value-type="string" office:string-value="restore" calcext:value-type="string">
            <text:p>restore</text:p>
          </table:table-cell>
          <table:table-cell table:style-name="Default" office:value-type="string" calcext:value-type="string">
            <text:p>Backup</text:p>
          </table:table-cell>
          <table:table-cell table:style-name="Default" office:value-type="string" calcext:value-type="string">
            <text:p>Resto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multimedia LZO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zo</text:p>
          </table:table-cell>
          <table:table-cell office:value-type="float" office:value="1" calcext:value-type="float">
            <text:p>1</text:p>
          </table:table-cell>
          <table:table-cell table:formula="of:=[$tls.E10]" office:value-type="float" office:value="681595.8" calcext:value-type="float">
            <text:p>681595,8</text:p>
          </table:table-cell>
          <table:table-cell office:value-type="string" calcext:value-type="string">
            <text:p>lzo</text:p>
          </table:table-cell>
          <table:table-cell table:formula="of:=[$tls.G10]" office:value-type="float" office:value="681092.1" calcext:value-type="float">
            <text:p>681092,1</text:p>
          </table:table-cell>
          <table:table-cell table:formula="of:=[$tls.H10]" office:value-type="float" office:value="665.6208984375" calcext:value-type="float">
            <text:p>665,62</text:p>
          </table:table-cell>
          <table:table-cell table:formula="of:=[$tls.I10]" office:value-type="float" office:value="665.12900390625" calcext:value-type="float">
            <text:p>665,13</text:p>
          </table:table-cell>
          <table:table-cell/>
          <table:table-cell table:style-name="ce3" table:formula="of:=[.I6]/[.I5]" office:value-type="percentage" office:value="1.66666666666667" calcext:value-type="percentage">
            <text:p>166,67 %</text:p>
          </table:table-cell>
          <table:table-cell table:style-name="ce3" table:formula="of:=[.J6]/[.J5]" office:value-type="percentage" office:value="1.42857140759671" calcext:value-type="percentage">
            <text:p>142,86 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 tls</text:p>
          </table:table-cell>
          <table:table-cell office:value-type="string" calcext:value-type="string">
            <text:p>lzo</text:p>
          </table:table-cell>
          <table:table-cell office:value-type="float" office:value="1" calcext:value-type="float">
            <text:p>1</text:p>
          </table:table-cell>
          <table:table-cell table:formula="of:=[$notls.E10]" office:value-type="float" office:value="1135993" calcext:value-type="float">
            <text:p>1135993</text:p>
          </table:table-cell>
          <table:table-cell table:formula="of:=[$notls.F10]" office:value-type="string" office:string-value="lzo" calcext:value-type="string">
            <text:p>lzo</text:p>
          </table:table-cell>
          <table:table-cell table:formula="of:=[$notls.G10]" office:value-type="float" office:value="972988.7" calcext:value-type="float">
            <text:p>972988,7</text:p>
          </table:table-cell>
          <table:table-cell table:formula="of:=[$notls.H10]" office:value-type="float" office:value="1109.3681640625" calcext:value-type="float">
            <text:p>1.109,37</text:p>
          </table:table-cell>
          <table:table-cell table:formula="of:=[$notls.I10]" office:value-type="float" office:value="950.18427734375" calcext:value-type="float">
            <text:p>950,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rootfs LZO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zo</text:p>
          </table:table-cell>
          <table:table-cell office:value-type="float" office:value="2" calcext:value-type="float">
            <text:p>2</text:p>
          </table:table-cell>
          <table:table-cell table:formula="of:=[$tls.E56]" office:value-type="float" office:value="147200.3" calcext:value-type="float">
            <text:p>147200,3</text:p>
          </table:table-cell>
          <table:table-cell table:formula="of:=[$tls.F56]" office:value-type="string" office:string-value="46,7 % (lzo)" calcext:value-type="string">
            <text:p>46,7 % (lzo)</text:p>
          </table:table-cell>
          <table:table-cell table:formula="of:=[$tls.G56]" office:value-type="float" office:value="264631.1" calcext:value-type="float">
            <text:p>264631,1</text:p>
          </table:table-cell>
          <table:table-cell table:formula="of:=[$tls.H56]" office:value-type="float" office:value="143.75029296875" calcext:value-type="float">
            <text:p>143,75</text:p>
          </table:table-cell>
          <table:table-cell table:formula="of:=[$tls.I56]" office:value-type="float" office:value="258.42880859375" calcext:value-type="float">
            <text:p>258,43</text:p>
          </table:table-cell>
          <table:table-cell/>
          <table:table-cell table:style-name="ce3" table:formula="of:=[.I8]/[.I7]" office:value-type="percentage" office:value="1.1499996942941" calcext:value-type="percentage">
            <text:p>115,00 %</text:p>
          </table:table-cell>
          <table:table-cell table:style-name="ce3" table:formula="of:=[.J8]/[.J7]" office:value-type="percentage" office:value="1.26315803395746" calcext:value-type="percentage">
            <text:p>126,32 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 tls</text:p>
          </table:table-cell>
          <table:table-cell office:value-type="string" calcext:value-type="string">
            <text:p>lzo</text:p>
          </table:table-cell>
          <table:table-cell office:value-type="float" office:value="2" calcext:value-type="float">
            <text:p>2</text:p>
          </table:table-cell>
          <table:table-cell table:formula="of:=[$notls.E56]" office:value-type="float" office:value="169280.3" calcext:value-type="float">
            <text:p>169280,3</text:p>
          </table:table-cell>
          <table:table-cell table:formula="of:=[$notls.F56]" office:value-type="string" office:string-value="46.7 % (lzo)" calcext:value-type="string">
            <text:p>46.7 % (lzo)</text:p>
          </table:table-cell>
          <table:table-cell table:formula="of:=[$notls.G56]" office:value-type="float" office:value="334270.9" calcext:value-type="float">
            <text:p>334270,9</text:p>
          </table:table-cell>
          <table:table-cell table:formula="of:=[$notls.H56]" office:value-type="float" office:value="165.31279296875" calcext:value-type="float">
            <text:p>165,31</text:p>
          </table:table-cell>
          <table:table-cell table:formula="of:=[$notls.I56]" office:value-type="float" office:value="326.43642578125" calcext:value-type="float">
            <text:p>326,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kernelsource LZO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zo</text:p>
          </table:table-cell>
          <table:table-cell office:value-type="float" office:value="3" calcext:value-type="float">
            <text:p>3</text:p>
          </table:table-cell>
          <table:table-cell table:formula="of:=[$tls.E102]" office:value-type="float" office:value="32433.8" calcext:value-type="float">
            <text:p>32433,8</text:p>
          </table:table-cell>
          <table:table-cell table:formula="of:=[$tls.F102]" office:value-type="string" office:string-value="68,8 % (lzo)" calcext:value-type="string">
            <text:p>68,8 % (lzo)</text:p>
          </table:table-cell>
          <table:table-cell table:formula="of:=[$tls.G102]" office:value-type="float" office:value="123047.8" calcext:value-type="float">
            <text:p>123047,8</text:p>
          </table:table-cell>
          <table:table-cell table:formula="of:=[$tls.H102]" office:value-type="float" office:value="31.6736328125" calcext:value-type="float">
            <text:p>31,67</text:p>
          </table:table-cell>
          <table:table-cell table:formula="of:=[$tls.I102]" office:value-type="float" office:value="120.1638671875" calcext:value-type="float">
            <text:p>120,16</text:p>
          </table:table-cell>
          <table:table-cell/>
          <table:table-cell table:style-name="ce3" table:formula="of:=[.I10]/[.I9]" office:value-type="percentage" office:value="1.08333281946611" calcext:value-type="percentage">
            <text:p>108,33 %</text:p>
          </table:table-cell>
          <table:table-cell table:style-name="ce3" table:formula="of:=[.J10]/[.J9]" office:value-type="percentage" office:value="1.10000016253846" calcext:value-type="percentage">
            <text:p>110,00 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 tls</text:p>
          </table:table-cell>
          <table:table-cell office:value-type="string" calcext:value-type="string">
            <text:p>lzo</text:p>
          </table:table-cell>
          <table:table-cell office:value-type="float" office:value="3" calcext:value-type="float">
            <text:p>3</text:p>
          </table:table-cell>
          <table:table-cell table:formula="of:=[$notls.E102]" office:value-type="float" office:value="35136.6" calcext:value-type="float">
            <text:p>35136,6</text:p>
          </table:table-cell>
          <table:table-cell table:formula="of:=[$notls.F102]" office:value-type="string" office:string-value="68.8 % (lzo)" calcext:value-type="string">
            <text:p>68.8 % (lzo)</text:p>
          </table:table-cell>
          <table:table-cell table:formula="of:=[$notls.G102]" office:value-type="float" office:value="135352.6" calcext:value-type="float">
            <text:p>135352,6</text:p>
          </table:table-cell>
          <table:table-cell table:formula="of:=[$notls.H102]" office:value-type="float" office:value="34.3130859375" calcext:value-type="float">
            <text:p>34,31</text:p>
          </table:table-cell>
          <table:table-cell table:formula="of:=[$notls.I102]" office:value-type="float" office:value="132.1802734375" calcext:value-type="float">
            <text:p>132,18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set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filesetorder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restore</text:p>
          </table:table-cell>
          <table:table-cell table:style-name="Default" office:value-type="string" calcext:value-type="string">
            <text:p>Backup</text:p>
          </table:table-cell>
          <table:table-cell table:style-name="Default" office:value-type="string" calcext:value-type="string">
            <text:p>Resto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multimedia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$tls.E5]" office:value-type="float" office:value="681094" calcext:value-type="float">
            <text:p>681094</text:p>
          </table:table-cell>
          <table:table-cell table:formula="of:=[$tls.F5]" office:value-type="string" office:string-value="None" calcext:value-type="string">
            <text:p>None</text:p>
          </table:table-cell>
          <table:table-cell table:formula="of:=[$tls.G5]" office:value-type="float" office:value="619174.6" calcext:value-type="float">
            <text:p>619174,6</text:p>
          </table:table-cell>
          <table:table-cell table:formula="of:=[$tls.H5]" office:value-type="float" office:value="665.130859375" calcext:value-type="float">
            <text:p>665,13</text:p>
          </table:table-cell>
          <table:table-cell table:formula="of:=[$tls.I5]" office:value-type="float" office:value="604.6626953125" calcext:value-type="float">
            <text:p>604,66</text:p>
          </table:table-cell>
          <table:table-cell/>
          <table:table-cell table:style-name="ce3" table:formula="of:=[.I19]/[.I18]" office:value-type="percentage" office:value="1.66666671560754" calcext:value-type="percentage">
            <text:p>166,67 %</text:p>
          </table:table-cell>
          <table:table-cell table:style-name="ce3" table:formula="of:=[.J19]/[.J18]" office:value-type="percentage" office:value="1.37500004037633" calcext:value-type="percentage">
            <text:p>137,50 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 tl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$notls.E5]" office:value-type="float" office:value="1135156.7" calcext:value-type="float">
            <text:p>1135156,7</text:p>
          </table:table-cell>
          <table:table-cell office:value-type="string" calcext:value-type="string">
            <text:p>None</text:p>
          </table:table-cell>
          <table:table-cell table:formula="of:=[$notls.G5]" office:value-type="float" office:value="851365.1" calcext:value-type="float">
            <text:p>851365,1</text:p>
          </table:table-cell>
          <table:table-cell table:formula="of:=[$notls.H5]" office:value-type="float" office:value="1108.55146484375" calcext:value-type="float">
            <text:p>1.108,55</text:p>
          </table:table-cell>
          <table:table-cell table:formula="of:=[$notls.I5]" office:value-type="float" office:value="831.41123046875" calcext:value-type="float">
            <text:p>831,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rootfs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formula="of:=[$tls.E51]" office:value-type="float" office:value="276564.7" calcext:value-type="float">
            <text:p>276564,7</text:p>
          </table:table-cell>
          <table:table-cell table:formula="of:=[$tls.F7]" office:value-type="string" office:string-value="None" calcext:value-type="string">
            <text:p>None</text:p>
          </table:table-cell>
          <table:table-cell table:formula="of:=[$tls.G51]" office:value-type="float" office:value="302435.6" calcext:value-type="float">
            <text:p>302435,6</text:p>
          </table:table-cell>
          <table:table-cell table:formula="of:=[$tls.H51]" office:value-type="float" office:value="270.08271484375" calcext:value-type="float">
            <text:p>270,08</text:p>
          </table:table-cell>
          <table:table-cell table:formula="of:=[$tls.I51]" office:value-type="float" office:value="295.347265625" calcext:value-type="float">
            <text:p>295,35</text:p>
          </table:table-cell>
          <table:table-cell/>
          <table:table-cell table:style-name="ce3" table:formula="of:=[.I21]/[.I20]" office:value-type="percentage" office:value="1.27777767733915" calcext:value-type="percentage">
            <text:p>127,78 %</text:p>
          </table:table-cell>
          <table:table-cell table:style-name="ce3" table:formula="of:=[.J21]/[.J20]" office:value-type="percentage" office:value="1.39999986774044" calcext:value-type="percentage">
            <text:p>140,00 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 tl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formula="of:=[$notls.E51]" office:value-type="float" office:value="353388.2" calcext:value-type="float">
            <text:p>353388,2</text:p>
          </table:table-cell>
          <table:table-cell office:value-type="string" calcext:value-type="string">
            <text:p>None</text:p>
          </table:table-cell>
          <table:table-cell table:formula="of:=[$notls.G51]" office:value-type="float" office:value="423409.8" calcext:value-type="float">
            <text:p>423409,8</text:p>
          </table:table-cell>
          <table:table-cell table:formula="of:=[$notls.H51]" office:value-type="float" office:value="345.1056640625" calcext:value-type="float">
            <text:p>345,11</text:p>
          </table:table-cell>
          <table:table-cell table:formula="of:=[$notls.I51]" office:value-type="float" office:value="413.4861328125" calcext:value-type="float">
            <text:p>413,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kernelsourc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formula="of:=[$tls.E97]" office:value-type="float" office:value="104559.5" calcext:value-type="float">
            <text:p>104559,5</text:p>
          </table:table-cell>
          <table:table-cell table:formula="of:=[$tls.F9]" office:value-type="string" office:string-value="None" calcext:value-type="string">
            <text:p>None</text:p>
          </table:table-cell>
          <table:table-cell table:formula="of:=[$tls.G97]" office:value-type="float" office:value="123047.8" calcext:value-type="float">
            <text:p>123047,8</text:p>
          </table:table-cell>
          <table:table-cell table:formula="of:=[$tls.H97]" office:value-type="float" office:value="102.10888671875" calcext:value-type="float">
            <text:p>102,11</text:p>
          </table:table-cell>
          <table:table-cell table:formula="of:=[$tls.I97]" office:value-type="float" office:value="120.1638671875" calcext:value-type="float">
            <text:p>120,16</text:p>
          </table:table-cell>
          <table:table-cell/>
          <table:table-cell table:style-name="ce3" table:formula="of:=[.I23]/[.I22]" office:value-type="percentage" office:value="1.08333341303277" calcext:value-type="percentage">
            <text:p>108,33 %</text:p>
          </table:table-cell>
          <table:table-cell table:style-name="ce3" table:formula="of:=[.J23]/[.J22]" office:value-type="percentage" office:value="1.37500060951923" calcext:value-type="percentage">
            <text:p>137,50 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 tls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formula="of:=[$notls.E97]"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table:formula="of:=[$notls.G97]" office:value-type="float" office:value="169190.8" calcext:value-type="float">
            <text:p>169190,8</text:p>
          </table:table-cell>
          <table:table-cell table:formula="of:=[$notls.H97]" office:value-type="float" office:value="110.61796875" calcext:value-type="float">
            <text:p>110,62</text:p>
          </table:table-cell>
          <table:table-cell table:formula="of:=[$notls.I97]" office:value-type="float" office:value="165.225390625" calcext:value-type="float">
            <text:p>165,23</text:p>
          </table:table-cell>
          <table:table-cell table:number-columns-repeated="3"/>
        </table:table-row>
        <table:table-row table:style-name="ro1" table:number-rows-repeated="39">
          <table:table-cell table:number-columns-repeated="13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 table:number-rows-repeated="39"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 table:number-rows-repeated="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isable Xattr ACL" table:style-name="ta1">
        <office:forms form:automatic-focus="false" form:apply-design-mode="false"/>
        <table:shapes>
          <draw:frame draw:z-index="0" draw:style-name="gr1" draw:text-style-name="P1" svg:width="15.999cm" svg:height="8.999cm" svg:x="35.071cm" svg:y="1.907cm">
            <draw:object draw:notify-on-update-of-ranges="'Disable Xattr ACL'.A3:'Disable Xattr ACL'.B8 'Disable Xattr ACL'.G2:'Disable Xattr ACL'.G2 'Disable Xattr ACL'.G3:'Disable Xattr ACL'.G8 'Disable Xattr ACL'.H2:'Disable Xattr ACL'.H2 'Disable Xattr ACL'.H3:'Disable Xattr ACL'.H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6" table:default-cell-style-name="ce3"/>
        <table:table-column table:style-name="co6" table:default-cell-style-name="Default"/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fileset</text:p>
          </table:table-cell>
          <table:table-cell office:value-type="string" calcext:value-type="string">
            <text:p>filesetoptions</text:p>
          </table:table-cell>
          <table:table-cell office:value-type="string" calcext:value-type="string">
            <text:p>clientoptions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compressionrate</text:p>
          </table:table-cell>
          <table:table-cell office:value-type="string" calcext:value-type="string">
            <text:p>restore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restore</text:p>
          </table:table-cell>
          <table:table-cell/>
          <table:table-cell office:value-type="string" calcext:value-type="string">
            <text:p>backup </text:p>
          </table:table-cell>
          <table:table-cell office:value-type="string" calcext:value-type="string">
            <text:p>restore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acl,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619176.4" calcext:value-type="float">
            <text:p>619176,4</text:p>
          </table:table-cell>
          <table:table-cell office:value-type="string" calcext:value-type="string">
            <text:p>-0.0 %</text:p>
          </table:table-cell>
          <table:table-cell office:value-type="float" office:value="681092.1" calcext:value-type="float">
            <text:p>681092,1</text:p>
          </table:table-cell>
          <table:table-cell table:style-name="ce1" table:formula="of:=[.D3]/1024" office:value-type="float" office:value="604.664453125" calcext:value-type="float">
            <text:p>604,66</text:p>
          </table:table-cell>
          <table:table-cell table:style-name="ce1" table:formula="of:=[.F3]/1024" office:value-type="float" office:value="665.12900390625" calcext:value-type="float">
            <text:p>665,13</text:p>
          </table:table-cell>
          <table:table-cell/>
          <table:table-cell table:formula="of:=[.G4]/[.G3]" office:value-type="percentage" office:value="0.999997092912456" calcext:value-type="percentage">
            <text:p>100,00 %</text:p>
          </table:table-cell>
          <table:table-cell table:style-name="ce3" table:formula="of:=[.H4]/[.H3]" office:value-type="percentage" office:value="1" calcext:value-type="percentage">
            <text:p>100,00 %</text:p>
          </table:table-cell>
        </table:table-row>
        <table:table-row table:style-name="ro1">
          <table:table-cell/>
          <table:table-cell office:value-type="string" calcext:value-type="string">
            <text:p>no acl,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619174.6" calcext:value-type="float">
            <text:p>619174,6</text:p>
          </table:table-cell>
          <table:table-cell office:value-type="string" calcext:value-type="string">
            <text:p>0.0 %</text:p>
          </table:table-cell>
          <table:table-cell office:value-type="float" office:value="681092.1" calcext:value-type="float">
            <text:p>681092,1</text:p>
          </table:table-cell>
          <table:table-cell table:style-name="ce1" table:formula="of:=[.D4]/1024" office:value-type="float" office:value="604.6626953125" calcext:value-type="float">
            <text:p>604,66</text:p>
          </table:table-cell>
          <table:table-cell table:style-name="ce1" table:formula="of:=[.F4]/1024" office:value-type="float" office:value="665.12900390625" calcext:value-type="float">
            <text:p>665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tfs</text:p>
          </table:table-cell>
          <table:table-cell office:value-type="string" calcext:value-type="string">
            <text:p>acl,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254439.5" calcext:value-type="float">
            <text:p>254439,5</text:p>
          </table:table-cell>
          <table:table-cell office:value-type="string" calcext:value-type="string">
            <text:p>-0.2 %</text:p>
          </table:table-cell>
          <table:table-cell office:value-type="float" office:value="244274.9" calcext:value-type="float">
            <text:p>244274,9</text:p>
          </table:table-cell>
          <table:table-cell table:style-name="ce1" table:formula="of:=[.D5]/1024" office:value-type="float" office:value="248.47607421875" calcext:value-type="float">
            <text:p>248,48</text:p>
          </table:table-cell>
          <table:table-cell table:style-name="ce1" table:formula="of:=[.F5]/1024" office:value-type="float" office:value="238.54970703125" calcext:value-type="float">
            <text:p>238,55</text:p>
          </table:table-cell>
          <table:table-cell/>
          <table:table-cell table:formula="of:=[.G6]/[.G5]" office:value-type="percentage" office:value="1.18863462630606" calcext:value-type="percentage">
            <text:p>118,86 %</text:p>
          </table:table-cell>
          <table:table-cell table:style-name="ce3" table:formula="of:=[.H6]/[.H5]" office:value-type="percentage" office:value="1.36842098799345" calcext:value-type="percentage">
            <text:p>136,84 %</text:p>
          </table:table-cell>
        </table:table-row>
        <table:table-row table:style-name="ro1">
          <table:table-cell/>
          <table:table-cell office:value-type="string" calcext:value-type="string">
            <text:p>no acl,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302435.6" calcext:value-type="float">
            <text:p>302435,6</text:p>
          </table:table-cell>
          <table:table-cell office:value-type="string" calcext:value-type="string">
            <text:p>0.0 %</text:p>
          </table:table-cell>
          <table:table-cell office:value-type="float" office:value="334270.9" calcext:value-type="float">
            <text:p>334270,9</text:p>
          </table:table-cell>
          <table:table-cell table:style-name="ce1" table:formula="of:=[.D6]/1024" office:value-type="float" office:value="295.347265625" calcext:value-type="float">
            <text:p>295,35</text:p>
          </table:table-cell>
          <table:table-cell table:style-name="ce1" table:formula="of:=[.F6]/1024" office:value-type="float" office:value="326.43642578125" calcext:value-type="float">
            <text:p>326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nelsource</text:p>
          </table:table-cell>
          <table:table-cell office:value-type="string" calcext:value-type="string">
            <text:p>acl,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-0.4 %</text:p>
          </table:table-cell>
          <table:table-cell office:value-type="float" office:value="135352.6" calcext:value-type="float">
            <text:p>135352,6</text:p>
          </table:table-cell>
          <table:table-cell table:style-name="ce1" table:formula="of:=[.D7]/1024" office:value-type="float" office:value="102.10888671875" calcext:value-type="float">
            <text:p>102,11</text:p>
          </table:table-cell>
          <table:table-cell table:style-name="ce1" table:formula="of:=[.F7]/1024" office:value-type="float" office:value="132.1802734375" calcext:value-type="float">
            <text:p>132,18</text:p>
          </table:table-cell>
          <table:table-cell/>
          <table:table-cell table:formula="of:=[.G8]/[.G7]" office:value-type="percentage" office:value="1.17682085319842" calcext:value-type="percentage">
            <text:p>117,68 %</text:p>
          </table:table-cell>
          <table:table-cell table:style-name="ce3" table:formula="of:=[.H8]/[.H7]" office:value-type="percentage" office:value="1" calcext:value-type="percentage">
            <text:p>100,00 %</text:p>
          </table:table-cell>
        </table:table-row>
        <table:table-row table:style-name="ro1">
          <table:table-cell/>
          <table:table-cell office:value-type="string" calcext:value-type="string">
            <text:p>no acl,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0.0 %</text:p>
          </table:table-cell>
          <table:table-cell office:value-type="float" office:value="135352.6" calcext:value-type="float">
            <text:p>135352,6</text:p>
          </table:table-cell>
          <table:table-cell table:style-name="ce1" table:formula="of:=[.D8]/1024" office:value-type="float" office:value="120.1638671875" calcext:value-type="float">
            <text:p>120,16</text:p>
          </table:table-cell>
          <table:table-cell table:style-name="ce1" table:formula="of:=[.F8]/1024" office:value-type="float" office:value="132.1802734375" calcext:value-type="float">
            <text:p>132,18</text:p>
          </table:table-cell>
          <table:table-cell table:number-columns-repeated="3"/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ignatures" table:style-name="ta1">
        <office:forms form:automatic-focus="false" form:apply-design-mode="false"/>
        <table:shapes>
          <draw:frame draw:z-index="0" draw:style-name="gr1" draw:text-style-name="P1" svg:width="15.999cm" svg:height="8.999cm" svg:x="16.023cm" svg:y="12.239cm">
            <draw:object draw:notify-on-update-of-ranges="signatures.A10:signatures.C15 signatures.N10:signatures.N15 signatures.O10:signatures.O1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7" table:default-cell-style-name="ce1"/>
        <table:table-column table:style-name="co1" table:default-cell-style-name="ce1"/>
        <table:table-column table:style-name="co18" table:default-cell-style-name="Default"/>
        <table:table-column table:style-name="co3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ileset</text:p>
          </table:table-cell>
          <table:table-cell office:value-type="string" calcext:value-type="string">
            <text:p>filesetoptions</text:p>
          </table:table-cell>
          <table:table-cell office:value-type="string" calcext:value-type="string">
            <text:p>clientoptions</text:p>
          </table:table-cell>
          <table:table-cell office:value-type="string" calcext:value-type="string">
            <text:p>Backup 1</text:p>
          </table:table-cell>
          <table:table-cell office:value-type="string" calcext:value-type="string">
            <text:p>Restore 1</text:p>
          </table:table-cell>
          <table:table-cell office:value-type="string" calcext:value-type="string">
            <text:p>backup2</text:p>
          </table:table-cell>
          <table:table-cell office:value-type="string" calcext:value-type="string">
            <text:p>restore2</text:p>
          </table:table-cell>
          <table:table-cell office:value-type="string" calcext:value-type="string">
            <text:p>backup3</text:p>
          </table:table-cell>
          <table:table-cell office:value-type="string" calcext:value-type="string">
            <text:p>restore3</text:p>
          </table:table-cell>
          <table:table-cell table:number-columns-repeated="4"/>
          <table:table-cell office:value-type="string" calcext:value-type="string">
            <text:p>backup</text:p>
          </table:table-cell>
          <table:table-cell office:value-type="string" calcext:value-type="string">
            <text:p>restor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6">
            <text:p>multimedia</text:p>
          </table:table-cell>
          <table:table-cell office:value-type="string" calcext:value-type="string">
            <text:p>no sig.</text:p>
          </table:table-cell>
          <table:table-cell office:value-type="string" calcext:value-type="string">
            <text:p>MaximumWorkersPerJob=02</text:p>
          </table:table-cell>
          <table:table-cell office:value-type="float" office:value="972991.5" calcext:value-type="float">
            <text:p>972991,5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1135156.7" calcext:value-type="float">
            <text:p>1135156,7</text:p>
          </table:table-cell>
          <table:table-cell office:value-type="float" office:value="756769" calcext:value-type="float">
            <text:p>756769</text:p>
          </table:table-cell>
          <table:table-cell office:value-type="float" office:value="1135156.7" calcext:value-type="float">
            <text:p>1135156,7</text:p>
          </table:table-cell>
          <table:table-cell office:value-type="float" office:value="756769" calcext:value-type="float">
            <text:p>756769</text:p>
          </table:table-cell>
          <table:table-cell table:number-columns-repeated="4"/>
          <table:table-cell table:formula="of:=AVERAGE([.D3];[.F3];[.H3])/1024" office:value-type="float" office:value="1055.76331380208" calcext:value-type="float">
            <text:p>1.055,76</text:p>
          </table:table-cell>
          <table:table-cell table:formula="of:=AVERAGE([.E3];[.G3];[.I3])/1024" office:value-type="float" office:value="714.397819010417" calcext:value-type="float">
            <text:p>714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d5</text:p>
          </table:table-cell>
          <table:table-cell office:value-type="string" calcext:value-type="string">
            <text:p>MaximumWorkersPerJob=02</text:p>
          </table:table-cell>
          <table:table-cell office:value-type="float" office:value="756771.1" calcext:value-type="float">
            <text:p>756771,1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71.1" calcext:value-type="float">
            <text:p>756771,1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851367.5" calcext:value-type="float">
            <text:p>851367,5</text:p>
          </table:table-cell>
          <table:table-cell office:value-type="float" office:value="681092.1" calcext:value-type="float">
            <text:p>681092,1</text:p>
          </table:table-cell>
          <table:table-cell table:number-columns-repeated="4"/>
          <table:table-cell table:formula="of:=AVERAGE([.D4];[.F4];[.H4])/1024" office:value-type="float" office:value="769.827376302083" calcext:value-type="float">
            <text:p>769,83</text:p>
          </table:table-cell>
          <table:table-cell table:formula="of:=AVERAGE([.E4];[.G4];[.I4])/1024" office:value-type="float" office:value="689.763411458333" calcext:value-type="float">
            <text:p>689,7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ha1</text:p>
          </table:table-cell>
          <table:table-cell office:value-type="string" calcext:value-type="string">
            <text:p>MaximumWorkersPerJob=02</text:p>
          </table:table-cell>
          <table:table-cell office:value-type="float" office:value="972991.5" calcext:value-type="float">
            <text:p>972991,5</text:p>
          </table:table-cell>
          <table:table-cell office:value-type="float" office:value="619174.6" calcext:value-type="float">
            <text:p>619174,6</text:p>
          </table:table-cell>
          <table:table-cell office:value-type="float" office:value="972991.5" calcext:value-type="float">
            <text:p>972991,5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972991.5" calcext:value-type="float">
            <text:p>972991,5</text:p>
          </table:table-cell>
          <table:table-cell office:value-type="float" office:value="681092.1" calcext:value-type="float">
            <text:p>681092,1</text:p>
          </table:table-cell>
          <table:table-cell table:number-columns-repeated="4"/>
          <table:table-cell table:formula="of:=AVERAGE([.D5];[.F5];[.H5])/1024" office:value-type="float" office:value="950.18701171875" calcext:value-type="float">
            <text:p>950,19</text:p>
          </table:table-cell>
          <table:table-cell table:formula="of:=AVERAGE([.E5];[.G5];[.I5])/1024" office:value-type="float" office:value="644.973567708333" calcext:value-type="float">
            <text:p>644,9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ha256</text:p>
          </table:table-cell>
          <table:table-cell office:value-type="string" calcext:value-type="string">
            <text:p>MaximumWorkersPerJob=02</text:p>
          </table:table-cell>
          <table:table-cell office:value-type="float" office:value="972991.5" calcext:value-type="float">
            <text:p>972991,5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1135156.7" calcext:value-type="float">
            <text:p>1135156,7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972991.5" calcext:value-type="float">
            <text:p>972991,5</text:p>
          </table:table-cell>
          <table:table-cell office:value-type="float" office:value="619174.6" calcext:value-type="float">
            <text:p>619174,6</text:p>
          </table:table-cell>
          <table:table-cell table:number-columns-repeated="4"/>
          <table:table-cell table:formula="of:=AVERAGE([.D6];[.F6];[.H6])/1024" office:value-type="float" office:value="1002.97516276042" calcext:value-type="float">
            <text:p>1.002,98</text:p>
          </table:table-cell>
          <table:table-cell table:formula="of:=AVERAGE([.E6];[.G6];[.I6])/1024" office:value-type="float" office:value="644.973567708333" calcext:value-type="float">
            <text:p>644,9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ha512</text:p>
          </table:table-cell>
          <table:table-cell office:value-type="string" calcext:value-type="string">
            <text:p>MaximumWorkersPerJob=02</text:p>
          </table:table-cell>
          <table:table-cell office:value-type="float" office:value="756771.1" calcext:value-type="float">
            <text:p>756771,1</text:p>
          </table:table-cell>
          <table:table-cell office:value-type="float" office:value="619174.6" calcext:value-type="float">
            <text:p>619174,6</text:p>
          </table:table-cell>
          <table:table-cell office:value-type="float" office:value="756771.1" calcext:value-type="float">
            <text:p>756771,1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851367.5" calcext:value-type="float">
            <text:p>851367,5</text:p>
          </table:table-cell>
          <table:table-cell office:value-type="float" office:value="681092.1" calcext:value-type="float">
            <text:p>681092,1</text:p>
          </table:table-cell>
          <table:table-cell table:number-columns-repeated="4"/>
          <table:table-cell table:formula="of:=AVERAGE([.D7];[.F7];[.H7])/1024" office:value-type="float" office:value="769.827376302083" calcext:value-type="float">
            <text:p>769,83</text:p>
          </table:table-cell>
          <table:table-cell table:formula="of:=AVERAGE([.E7];[.G7];[.I7])/1024" office:value-type="float" office:value="644.973567708333" calcext:value-type="float">
            <text:p>644,9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xxh128</text:p>
          </table:table-cell>
          <table:table-cell office:value-type="string" calcext:value-type="string">
            <text:p>MaximumWorkersPerJob=02</text:p>
          </table:table-cell>
          <table:table-cell office:value-type="float" office:value="567578.4" calcext:value-type="float">
            <text:p>567578,4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523918.5" calcext:value-type="float">
            <text:p>523918,5</text:p>
          </table:table-cell>
          <table:table-cell office:value-type="float" office:value="619174.6" calcext:value-type="float">
            <text:p>619174,6</text:p>
          </table:table-cell>
          <table:table-cell office:value-type="float" office:value="523918.5" calcext:value-type="float">
            <text:p>523918,5</text:p>
          </table:table-cell>
          <table:table-cell office:value-type="float" office:value="681092.1" calcext:value-type="float">
            <text:p>681092,1</text:p>
          </table:table-cell>
          <table:table-cell table:number-columns-repeated="4"/>
          <table:table-cell table:formula="of:=AVERAGE([.D8];[.F8];[.H8])/1024" office:value-type="float" office:value="525.8513671875" calcext:value-type="float">
            <text:p>525,85</text:p>
          </table:table-cell>
          <table:table-cell table:formula="of:=AVERAGE([.E8];[.G8];[.I8])/1024" office:value-type="float" office:value="644.973567708333" calcext:value-type="float">
            <text:p>644,97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style-name="ce7" office:value-type="string" calcext:value-type="string" table:number-columns-spanned="1" table:number-rows-spanned="6">
            <text:p>rootfs</text:p>
          </table:table-cell>
          <table:table-cell office:value-type="string" calcext:value-type="string">
            <text:p>no sig.</text:p>
          </table:table-cell>
          <table:table-cell office:value-type="string" calcext:value-type="string">
            <text:p>MaximumWorkersPerJob=02</text:p>
          </table:table-cell>
          <table:table-cell office:value-type="float" office:value="289135.8" calcext:value-type="float">
            <text:p>289135,8</text:p>
          </table:table-cell>
          <table:table-cell office:value-type="float" office:value="317557.3" calcext:value-type="float">
            <text:p>317557,3</text:p>
          </table:table-cell>
          <table:table-cell office:value-type="float" office:value="276564.7" calcext:value-type="float">
            <text:p>276564,7</text:p>
          </table:table-cell>
          <table:table-cell office:value-type="float" office:value="302435.6" calcext:value-type="float">
            <text:p>302435,6</text:p>
          </table:table-cell>
          <table:table-cell office:value-type="float" office:value="289135.8" calcext:value-type="float">
            <text:p>289135,8</text:p>
          </table:table-cell>
          <table:table-cell office:value-type="float" office:value="302435.6" calcext:value-type="float">
            <text:p>302435,6</text:p>
          </table:table-cell>
          <table:table-cell table:number-columns-repeated="4"/>
          <table:table-cell table:formula="of:=AVERAGE([.D10];[.F10];[.H10])/1024" office:value-type="float" office:value="278.267024739583" calcext:value-type="float">
            <text:p>278,27</text:p>
          </table:table-cell>
          <table:table-cell table:formula="of:=AVERAGE([.E10];[.G10];[.I10])/1024" office:value-type="float" office:value="300.269694010417" calcext:value-type="float">
            <text:p>300,2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d5</text:p>
          </table:table-cell>
          <table:table-cell office:value-type="string" calcext:value-type="string">
            <text:p>MaximumWorkersPerJob=02</text:p>
          </table:table-cell>
          <table:table-cell office:value-type="float" office:value="227178.2" calcext:value-type="float">
            <text:p>227178,2</text:p>
          </table:table-cell>
          <table:table-cell office:value-type="float" office:value="302435.6" calcext:value-type="float">
            <text:p>302435,6</text:p>
          </table:table-cell>
          <table:table-cell office:value-type="float" office:value="227178.2" calcext:value-type="float">
            <text:p>227178,2</text:p>
          </table:table-cell>
          <table:table-cell office:value-type="float" office:value="276136.8" calcext:value-type="float">
            <text:p>276136,8</text:p>
          </table:table-cell>
          <table:table-cell office:value-type="float" office:value="227178.2" calcext:value-type="float">
            <text:p>227178,2</text:p>
          </table:table-cell>
          <table:table-cell office:value-type="float" office:value="276136.8" calcext:value-type="float">
            <text:p>276136,8</text:p>
          </table:table-cell>
          <table:table-cell table:number-columns-repeated="4"/>
          <table:table-cell table:formula="of:=AVERAGE([.D11];[.F11];[.H11])/1024" office:value-type="float" office:value="221.8537109375" calcext:value-type="float">
            <text:p>221,85</text:p>
          </table:table-cell>
          <table:table-cell table:formula="of:=AVERAGE([.E11];[.G11];[.I11])/1024" office:value-type="float" office:value="278.225651041667" calcext:value-type="float">
            <text:p>278,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ha1</text:p>
          </table:table-cell>
          <table:table-cell office:value-type="string" calcext:value-type="string">
            <text:p>MaximumWorkersPerJob=02</text:p>
          </table:table-cell>
          <table:table-cell office:value-type="float" office:value="265041.2" calcext:value-type="float">
            <text:p>265041,2</text:p>
          </table:table-cell>
          <table:table-cell office:value-type="float" office:value="302435.6" calcext:value-type="float">
            <text:p>302435,6</text:p>
          </table:table-cell>
          <table:table-cell office:value-type="float" office:value="254439.5" calcext:value-type="float">
            <text:p>254439,5</text:p>
          </table:table-cell>
          <table:table-cell office:value-type="float" office:value="276136.8" calcext:value-type="float">
            <text:p>276136,8</text:p>
          </table:table-cell>
          <table:table-cell office:value-type="float" office:value="265041.2" calcext:value-type="float">
            <text:p>265041,2</text:p>
          </table:table-cell>
          <table:table-cell office:value-type="float" office:value="288688.5" calcext:value-type="float">
            <text:p>288688,5</text:p>
          </table:table-cell>
          <table:table-cell table:number-columns-repeated="4"/>
          <table:table-cell table:formula="of:=AVERAGE([.D12];[.F12];[.H12])/1024" office:value-type="float" office:value="255.37822265625" calcext:value-type="float">
            <text:p>255,38</text:p>
          </table:table-cell>
          <table:table-cell table:formula="of:=AVERAGE([.E12];[.G12];[.I12])/1024" office:value-type="float" office:value="282.311490885417" calcext:value-type="float">
            <text:p>282,3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ha256</text:p>
          </table:table-cell>
          <table:table-cell office:value-type="string" calcext:value-type="string">
            <text:p>MaximumWorkersPerJob=02</text:p>
          </table:table-cell>
          <table:table-cell office:value-type="float" office:value="254439.5" calcext:value-type="float">
            <text:p>254439,5</text:p>
          </table:table-cell>
          <table:table-cell office:value-type="float" office:value="302435.6" calcext:value-type="float">
            <text:p>302435,6</text:p>
          </table:table-cell>
          <table:table-cell office:value-type="float" office:value="254439.5" calcext:value-type="float">
            <text:p>254439,5</text:p>
          </table:table-cell>
          <table:table-cell office:value-type="float" office:value="288688.5" calcext:value-type="float">
            <text:p>288688,5</text:p>
          </table:table-cell>
          <table:table-cell office:value-type="float" office:value="254439.5" calcext:value-type="float">
            <text:p>254439,5</text:p>
          </table:table-cell>
          <table:table-cell office:value-type="float" office:value="288688.5" calcext:value-type="float">
            <text:p>288688,5</text:p>
          </table:table-cell>
          <table:table-cell table:number-columns-repeated="4"/>
          <table:table-cell table:formula="of:=AVERAGE([.D13];[.F13];[.H13])/1024" office:value-type="float" office:value="248.47607421875" calcext:value-type="float">
            <text:p>248,48</text:p>
          </table:table-cell>
          <table:table-cell table:formula="of:=AVERAGE([.E13];[.G13];[.I13])/1024" office:value-type="float" office:value="286.397330729167" calcext:value-type="float">
            <text:p>286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ha512</text:p>
          </table:table-cell>
          <table:table-cell office:value-type="string" calcext:value-type="string">
            <text:p>MaximumWorkersPerJob=02</text:p>
          </table:table-cell>
          <table:table-cell office:value-type="float" office:value="227178.2" calcext:value-type="float">
            <text:p>227178,2</text:p>
          </table:table-cell>
          <table:table-cell office:value-type="float" office:value="288688.5" calcext:value-type="float">
            <text:p>288688,5</text:p>
          </table:table-cell>
          <table:table-cell office:value-type="float" office:value="227178.2" calcext:value-type="float">
            <text:p>227178,2</text:p>
          </table:table-cell>
          <table:table-cell office:value-type="float" office:value="302435.6" calcext:value-type="float">
            <text:p>302435,6</text:p>
          </table:table-cell>
          <table:table-cell office:value-type="float" office:value="219344.4" calcext:value-type="float">
            <text:p>219344,4</text:p>
          </table:table-cell>
          <table:table-cell office:value-type="float" office:value="302435.6" calcext:value-type="float">
            <text:p>302435,6</text:p>
          </table:table-cell>
          <table:table-cell table:number-columns-repeated="4"/>
          <table:table-cell table:formula="of:=AVERAGE([.D14];[.F14];[.H14])/1024" office:value-type="float" office:value="219.303645833333" calcext:value-type="float">
            <text:p>219,30</text:p>
          </table:table-cell>
          <table:table-cell table:formula="of:=AVERAGE([.E14];[.G14];[.I14])/1024" office:value-type="float" office:value="290.872298177083" calcext:value-type="float">
            <text:p>290,8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xxh128</text:p>
          </table:table-cell>
          <table:table-cell office:value-type="string" calcext:value-type="string">
            <text:p>MaximumWorkersPerJob=02</text:p>
          </table:table-cell>
          <table:table-cell office:value-type="float" office:value="205193.2" calcext:value-type="float">
            <text:p>205193,2</text:p>
          </table:table-cell>
          <table:table-cell office:value-type="float" office:value="288688.5" calcext:value-type="float">
            <text:p>288688,5</text:p>
          </table:table-cell>
          <table:table-cell office:value-type="float" office:value="205193.2" calcext:value-type="float">
            <text:p>205193,2</text:p>
          </table:table-cell>
          <table:table-cell office:value-type="float" office:value="302435.6" calcext:value-type="float">
            <text:p>302435,6</text:p>
          </table:table-cell>
          <table:table-cell office:value-type="float" office:value="205193.2" calcext:value-type="float">
            <text:p>205193,2</text:p>
          </table:table-cell>
          <table:table-cell office:value-type="float" office:value="288688.5" calcext:value-type="float">
            <text:p>288688,5</text:p>
          </table:table-cell>
          <table:table-cell table:number-columns-repeated="4"/>
          <table:table-cell table:formula="of:=AVERAGE([.D15];[.F15];[.H15])/1024" office:value-type="float" office:value="200.383984375" calcext:value-type="float">
            <text:p>200,38</text:p>
          </table:table-cell>
          <table:table-cell table:formula="of:=AVERAGE([.E15];[.G15];[.I15])/1024" office:value-type="float" office:value="286.397330729167" calcext:value-type="float">
            <text:p>286,40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style-name="ce7" office:value-type="string" calcext:value-type="string" table:number-columns-spanned="1" table:number-rows-spanned="6">
            <text:p>kernel source</text:p>
          </table:table-cell>
          <table:table-cell office:value-type="string" calcext:value-type="string">
            <text:p>no sig.</text:p>
          </table:table-cell>
          <table:table-cell office:value-type="string" calcext:value-type="string">
            <text:p>MaximumWorkersPerJob=02</text:p>
          </table:table-cell>
          <table:table-cell office:value-type="float" office:value="104559.5" calcext:value-type="float">
            <text:p>104559,5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04559.5" calcext:value-type="float">
            <text:p>104559,5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04559.5" calcext:value-type="float">
            <text:p>104559,5</text:p>
          </table:table-cell>
          <table:table-cell office:value-type="float" office:value="123047.8" calcext:value-type="float">
            <text:p>123047,8</text:p>
          </table:table-cell>
          <table:table-cell table:number-columns-repeated="4"/>
          <table:table-cell table:formula="of:=AVERAGE([.D17];[.F17];[.H17])/1024" office:value-type="float" office:value="102.10888671875" calcext:value-type="float">
            <text:p>102,11</text:p>
          </table:table-cell>
          <table:table-cell table:formula="of:=AVERAGE([.E17];[.G17];[.I17])/1024" office:value-type="float" office:value="128.1748046875" calcext:value-type="float">
            <text:p>128,1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d5</text:p>
          </table:table-cell>
          <table:table-cell office:value-type="string" calcext:value-type="string">
            <text:p>MaximumWorkersPerJob=02</text:p>
          </table:table-cell>
          <table:table-cell office:value-type="float" office:value="90618.2" calcext:value-type="float">
            <text:p>90618,2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90618.2" calcext:value-type="float">
            <text:p>90618,2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84954.6" calcext:value-type="float">
            <text:p>84954,6</text:p>
          </table:table-cell>
          <table:table-cell office:value-type="float" office:value="123047.8" calcext:value-type="float">
            <text:p>123047,8</text:p>
          </table:table-cell>
          <table:table-cell table:number-columns-repeated="4"/>
          <table:table-cell table:formula="of:=AVERAGE([.D18];[.F18];[.H18])/1024" office:value-type="float" office:value="86.6507161458333" calcext:value-type="float">
            <text:p>86,65</text:p>
          </table:table-cell>
          <table:table-cell table:formula="of:=AVERAGE([.E18];[.G18];[.I18])/1024" office:value-type="float" office:value="120.1638671875" calcext:value-type="float">
            <text:p>120,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ha1</text:p>
          </table:table-cell>
          <table:table-cell office:value-type="string" calcext:value-type="string">
            <text:p>MaximumWorkersPerJob=02</text:p>
          </table:table-cell>
          <table:table-cell office:value-type="float" office:value="97091" calcext:value-type="float">
            <text:p>97091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90618.2" calcext:value-type="float">
            <text:p>90618,2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97091" calcext:value-type="float">
            <text:p>97091</text:p>
          </table:table-cell>
          <table:table-cell office:value-type="float" office:value="123047.8" calcext:value-type="float">
            <text:p>123047,8</text:p>
          </table:table-cell>
          <table:table-cell table:number-columns-repeated="4"/>
          <table:table-cell table:formula="of:=AVERAGE([.D19];[.F19];[.H19])/1024" office:value-type="float" office:value="92.7083984375" calcext:value-type="float">
            <text:p>92,71</text:p>
          </table:table-cell>
          <table:table-cell table:formula="of:=AVERAGE([.E19];[.G19];[.I19])/1024" office:value-type="float" office:value="120.1638671875" calcext:value-type="float">
            <text:p>120,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ha256</text:p>
          </table:table-cell>
          <table:table-cell office:value-type="string" calcext:value-type="string">
            <text:p>MaximumWorkersPerJob=02</text:p>
          </table:table-cell>
          <table:table-cell office:value-type="float" office:value="97091" calcext:value-type="float">
            <text:p>97091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90618.2" calcext:value-type="float">
            <text:p>90618,2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97091" calcext:value-type="float">
            <text:p>97091</text:p>
          </table:table-cell>
          <table:table-cell office:value-type="float" office:value="112793.8" calcext:value-type="float">
            <text:p>112793,8</text:p>
          </table:table-cell>
          <table:table-cell table:number-columns-repeated="4"/>
          <table:table-cell table:formula="of:=AVERAGE([.D20];[.F20];[.H20])/1024" office:value-type="float" office:value="92.7083984375" calcext:value-type="float">
            <text:p>92,71</text:p>
          </table:table-cell>
          <table:table-cell table:formula="of:=AVERAGE([.E20];[.G20];[.I20])/1024" office:value-type="float" office:value="120.8314453125" calcext:value-type="float">
            <text:p>120,8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ha512</text:p>
          </table:table-cell>
          <table:table-cell office:value-type="string" calcext:value-type="string">
            <text:p>MaximumWorkersPerJob=02</text:p>
          </table:table-cell>
          <table:table-cell office:value-type="float" office:value="97091" calcext:value-type="float">
            <text:p>97091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90618.2" calcext:value-type="float">
            <text:p>90618,2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90618.2" calcext:value-type="float">
            <text:p>90618,2</text:p>
          </table:table-cell>
          <table:table-cell office:value-type="float" office:value="112793.8" calcext:value-type="float">
            <text:p>112793,8</text:p>
          </table:table-cell>
          <table:table-cell table:number-columns-repeated="4"/>
          <table:table-cell table:formula="of:=AVERAGE([.D21];[.F21];[.H21])/1024" office:value-type="float" office:value="90.6013671875" calcext:value-type="float">
            <text:p>90,60</text:p>
          </table:table-cell>
          <table:table-cell table:formula="of:=AVERAGE([.E21];[.G21];[.I21])/1024" office:value-type="float" office:value="116.8259765625" calcext:value-type="float">
            <text:p>116,8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xxh128</text:p>
          </table:table-cell>
          <table:table-cell office:value-type="string" calcext:value-type="string">
            <text:p>MaximumWorkersPerJob=02</text:p>
          </table:table-cell>
          <table:table-cell office:value-type="float" office:value="84954.6" calcext:value-type="float">
            <text:p>84954,6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84954.6" calcext:value-type="float">
            <text:p>84954,6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84954.6" calcext:value-type="float">
            <text:p>84954,6</text:p>
          </table:table-cell>
          <table:table-cell office:value-type="float" office:value="112793.8" calcext:value-type="float">
            <text:p>112793,8</text:p>
          </table:table-cell>
          <table:table-cell table:number-columns-repeated="4"/>
          <table:table-cell table:formula="of:=AVERAGE([.D22];[.F22];[.H22])/1024" office:value-type="float" office:value="82.9634765625" calcext:value-type="float">
            <text:p>82,96</text:p>
          </table:table-cell>
          <table:table-cell table:formula="of:=AVERAGE([.E22];[.G22];[.I22])/1024" office:value-type="float" office:value="120.8314453125" calcext:value-type="float">
            <text:p>120,83</text:p>
          </table:table-cell>
          <table:table-cell table:number-columns-repeated="2"/>
        </table:table-row>
        <table:table-row table:style-name="ro1" table:number-rows-repeated="6">
          <table:table-cell table:number-columns-repeated="17"/>
        </table:table-row>
        <table:table-row table:style-name="ro1">
          <table:table-cell>
            <draw:frame draw:z-index="2" draw:style-name="gr1" draw:text-style-name="P1" svg:width="15.999cm" svg:height="8.999cm" svg:x="0.259cm" svg:y="0.321cm">
              <draw:object draw:notify-on-update-of-ranges="signatures.A3:signatures.B9 signatures.N2:signatures.N2 signatures.N3:signatures.N8 signatures.O2:signatures.O2 signatures.O3:signatures.O8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1"/>
          <table:table-cell>
            <draw:frame draw:z-index="1" draw:style-name="gr1" draw:text-style-name="P1" svg:width="15.999cm" svg:height="8.999cm" svg:x="0.061cm" svg:y="0.134cm">
              <draw:object draw:notify-on-update-of-ranges="signatures.A17:signatures.C22 signatures.N2:signatures.N2 signatures.N17:signatures.N22 signatures.O2:signatures.O2 signatures.O17:signatures.O22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104854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tls.B95:tls.I1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notls.B95:notls.G134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2" table:target-range-address="'No TLS acceleration'.B5:'No TLS acceleration'.J10" table:contains-header="false">
          <table:sort>
            <table:sort-by table:field-number="3" table:data-type="automatic"/>
            <table:sort-by table:field-number="0" table:order="descending" table:data-type="automatic"/>
          </table:sort>
        </table:database-range>
        <table:database-range table:name="__Anonymous_Sheet_DB__4" table:target-range-address="signatures.A3:signatures.I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.00.0000</text:date>, <text:time style:data-style-name="N2" text:time-value="11:42:41.44420198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7T13:29:37.580064942</dc:date>
    <meta:editing-duration>P1DT22H38M9S</meta:editing-duration>
    <meta:editing-cycles>23</meta:editing-cycles>
    <meta:generator>LibreOffice/7.6.2.1$Linux_X86_64 LibreOffice_project/60$Build-1</meta:generator>
    <meta:document-statistic meta:table-count="5" meta:cell-count="3145" meta:object-count="1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44cm" svg:y="0.318cm" chart:style-name="ch2">
          <text:p>workers vs. compression - multimedia data backup</text:p>
        </chart:title>
        <chart:legend chart:legend-position="end" svg:x="14.875cm" svg:y="3.205cm" style:legend-expansion="high" chart:style-name="ch3"/>
        <chart:plot-area chart:style-name="ch4" table:cell-range-address="tls.K2:tls.P10" chart:data-source-has-labels="both" svg:x="1.331cm" svg:y="1.275cm" svg:width="13.224cm" svg:height="6.564cm">
          <chart:coordinate-region svg:x="2.138cm" svg:y="1.474cm" svg:width="12.417cm" svg:height="4.394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tls.K3:tls.K10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tls.L3:tls.L10" chart:label-cell-address="tls.L2:tls.L2" chart:class="chart:bar">
            <chart:data-point chart:repeated="8"/>
          </chart:series>
          <chart:series chart:style-name="ch11" chart:values-cell-range-address="tls.M3:tls.M10" chart:label-cell-address="tls.M2:tls.M2" chart:class="chart:bar">
            <chart:data-point chart:repeated="8"/>
          </chart:series>
          <chart:series chart:style-name="ch12" chart:values-cell-range-address="tls.N3:tls.N10" chart:label-cell-address="tls.N2:tls.N2" chart:class="chart:bar">
            <chart:data-point chart:repeated="8"/>
          </chart:series>
          <chart:series chart:style-name="ch13" chart:values-cell-range-address="tls.O3:tls.O10" chart:label-cell-address="tls.O2:tls.O2" chart:class="chart:bar">
            <chart:data-point chart:repeated="8"/>
          </chart:series>
          <chart:series chart:style-name="ch14" chart:values-cell-range-address="tls.P3:tls.P10" chart:label-cell-address="tls.P2:tls.P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ls.L2:tls.L2</svg:desc>
                </draw:g>
              </table:table-cell>
              <table:table-cell office:value-type="string">
                <text:p>1</text:p>
                <draw:g>
                  <svg:desc>tls.M2:tls.M2</svg:desc>
                </draw:g>
              </table:table-cell>
              <table:table-cell office:value-type="string">
                <text:p>2</text:p>
                <draw:g>
                  <svg:desc>tls.N2:tls.N2</svg:desc>
                </draw:g>
              </table:table-cell>
              <table:table-cell office:value-type="string">
                <text:p>5</text:p>
                <draw:g>
                  <svg:desc>tls.O2:tls.O2</svg:desc>
                </draw:g>
              </table:table-cell>
              <table:table-cell office:value-type="string">
                <text:p>10</text:p>
                <draw:g>
                  <svg:desc>tls.P2:tls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tls.K3:tls.K10</svg:desc>
                </draw:g>
              </table:table-cell>
              <table:table-cell office:value-type="float" office:value="665.130859375">
                <text:p>665.130859375</text:p>
                <draw:g>
                  <svg:desc>tls.L3:tls.L10</svg:desc>
                </draw:g>
              </table:table-cell>
              <table:table-cell office:value-type="float" office:value="604.664453125">
                <text:p>604.664453125</text:p>
                <draw:g>
                  <svg:desc>tls.M3:tls.M10</svg:desc>
                </draw:g>
              </table:table-cell>
              <table:table-cell office:value-type="float" office:value="665.130859375">
                <text:p>665.130859375</text:p>
                <draw:g>
                  <svg:desc>tls.N3:tls.N10</svg:desc>
                </draw:g>
              </table:table-cell>
              <table:table-cell office:value-type="float" office:value="604.664453125">
                <text:p>604.664453125</text:p>
                <draw:g>
                  <svg:desc>tls.O3:tls.O10</svg:desc>
                </draw:g>
              </table:table-cell>
              <table:table-cell office:value-type="float" office:value="665.130859375">
                <text:p>665.130859375</text:p>
                <draw:g>
                  <svg:desc>tls.P3:tls.P10</svg:desc>
                </draw:g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665.6208984375">
                <text:p>665.6208984375</text:p>
              </table:table-cell>
              <table:table-cell office:value-type="float" office:value="665.6208984375">
                <text:p>665.6208984375</text:p>
              </table:table-cell>
              <table:table-cell office:value-type="float" office:value="665.6208984375">
                <text:p>665.6208984375</text:p>
              </table:table-cell>
              <table:table-cell office:value-type="float" office:value="665.6208984375">
                <text:p>665.6208984375</text:p>
              </table:table-cell>
              <table:table-cell office:value-type="float" office:value="665.6208984375">
                <text:p>665.6208984375</text:p>
              </table:table-cell>
            </table:table-row>
            <table:table-row>
              <table:table-cell office:value-type="string">
                <text:p>1,0 % (lz4)</text:p>
              </table:table-cell>
              <table:table-cell office:value-type="float" office:value="168.829296875">
                <text:p>168.829296875</text:p>
              </table:table-cell>
              <table:table-cell office:value-type="float" office:value="188.12412109375">
                <text:p>188.12412109375</text:p>
              </table:table-cell>
              <table:table-cell office:value-type="float" office:value="329.2171875">
                <text:p>329.2171875</text:p>
              </table:table-cell>
              <table:table-cell office:value-type="float" office:value="506.487890625">
                <text:p>506.487890625</text:p>
              </table:table-cell>
              <table:table-cell office:value-type="float" office:value="438.95615234375">
                <text:p>438.95615234375</text:p>
              </table:table-cell>
            </table:table-row>
            <table:table-row>
              <table:table-cell office:value-type="string">
                <text:p>1,8 % (lz4hc)</text:p>
              </table:table-cell>
              <table:table-cell office:value-type="float" office:value="30.79521484375">
                <text:p>30.79521484375</text:p>
              </table:table-cell>
              <table:table-cell office:value-type="float" office:value="31.2373046875">
                <text:p>31.2373046875</text:p>
              </table:table-cell>
              <table:table-cell office:value-type="float" office:value="56.28095703125">
                <text:p>56.28095703125</text:p>
              </table:table-cell>
              <table:table-cell office:value-type="float" office:value="105.2998046875">
                <text:p>105.2998046875</text:p>
              </table:table-cell>
              <table:table-cell office:value-type="float" office:value="136.01220703125">
                <text:p>136.01220703125</text:p>
              </table:table-cell>
            </table:table-row>
            <table:table-row>
              <table:table-cell office:value-type="string">
                <text:p>2,3 % (gzip1)</text:p>
              </table:table-cell>
              <table:table-cell office:value-type="float" office:value="48.475">
                <text:p>48.475</text:p>
              </table:table-cell>
              <table:table-cell office:value-type="float" office:value="49.20947265625">
                <text:p>49.20947265625</text:p>
              </table:table-cell>
              <table:table-cell office:value-type="float" office:value="91.48798828125">
                <text:p>91.48798828125</text:p>
              </table:table-cell>
              <table:table-cell office:value-type="float" office:value="166.555078125">
                <text:p>166.555078125</text:p>
              </table:table-cell>
              <table:table-cell office:value-type="float" office:value="223.987890625">
                <text:p>223.987890625</text:p>
              </table:table-cell>
            </table:table-row>
            <table:table-row>
              <table:table-cell office:value-type="string">
                <text:p>2,9 % (gzip3)</text:p>
              </table:table-cell>
              <table:table-cell office:value-type="float" office:value="44.52490234375">
                <text:p>44.52490234375</text:p>
              </table:table-cell>
              <table:table-cell office:value-type="float" office:value="47.47138671875">
                <text:p>47.47138671875</text:p>
              </table:table-cell>
              <table:table-cell office:value-type="float" office:value="83.8455078125">
                <text:p>83.8455078125</text:p>
              </table:table-cell>
              <table:table-cell office:value-type="float" office:value="161.40263671875">
                <text:p>161.40263671875</text:p>
              </table:table-cell>
              <table:table-cell office:value-type="float" office:value="222.62431640625">
                <text:p>222.62431640625</text:p>
              </table:table-cell>
            </table:table-row>
            <table:table-row>
              <table:table-cell office:value-type="string">
                <text:p>3,0 % (gzip)</text:p>
              </table:table-cell>
              <table:table-cell office:value-type="float" office:value="38.4001953125">
                <text:p>38.4001953125</text:p>
              </table:table-cell>
              <table:table-cell office:value-type="float" office:value="40.32021484375">
                <text:p>40.32021484375</text:p>
              </table:table-cell>
              <table:table-cell office:value-type="float" office:value="72.4857421875">
                <text:p>72.4857421875</text:p>
              </table:table-cell>
              <table:table-cell office:value-type="float" office:value="140.244140625">
                <text:p>140.244140625</text:p>
              </table:table-cell>
              <table:table-cell office:value-type="float" office:value="189.74208984375">
                <text:p>189.74208984375</text:p>
              </table:table-cell>
            </table:table-row>
            <table:table-row>
              <table:table-cell office:value-type="string">
                <text:p>3,0 % (gzip9)</text:p>
              </table:table-cell>
              <table:table-cell office:value-type="float" office:value="36.862109375">
                <text:p>36.862109375</text:p>
              </table:table-cell>
              <table:table-cell office:value-type="float" office:value="39.3345703125">
                <text:p>39.3345703125</text:p>
              </table:table-cell>
              <table:table-cell office:value-type="float" office:value="67.1966796875">
                <text:p>67.1966796875</text:p>
              </table:table-cell>
              <table:table-cell office:value-type="float" office:value="134.39326171875">
                <text:p>134.39326171875</text:p>
              </table:table-cell>
              <table:table-cell office:value-type="float" office:value="184.3107421875">
                <text:p>184.31074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31cm" svg:y="0.316cm" chart:style-name="ch2">
          <text:p>workers vs. compression - multimedia data - restore</text:p>
        </chart:title>
        <chart:legend chart:legend-position="end" svg:x="14.875cm" svg:y="3.205cm" style:legend-expansion="high" chart:style-name="ch3"/>
        <chart:plot-area chart:style-name="ch4" table:cell-range-address="notls.R2:notls.W10" chart:data-source-has-labels="both" svg:x="1.331cm" svg:y="1.275cm" svg:width="13.224cm" svg:height="6.564cm">
          <chart:coordinate-region svg:x="2.323cm" svg:y="1.474cm" svg:width="12.232cm" svg:height="4.394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notls.R3:notls.R10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notls.S3:notls.S10" chart:label-cell-address="notls.S2:notls.S2" chart:class="chart:bar">
            <chart:data-point chart:repeated="8"/>
          </chart:series>
          <chart:series chart:style-name="ch11" chart:values-cell-range-address="notls.T3:notls.T10" chart:label-cell-address="notls.T2:notls.T2" chart:class="chart:bar">
            <chart:data-point chart:repeated="8"/>
          </chart:series>
          <chart:series chart:style-name="ch12" chart:values-cell-range-address="notls.U3:notls.U10" chart:label-cell-address="notls.U2:notls.U2" chart:class="chart:bar">
            <chart:data-point chart:repeated="8"/>
          </chart:series>
          <chart:series chart:style-name="ch13" chart:values-cell-range-address="notls.V3:notls.V10" chart:label-cell-address="notls.V2:notls.V2" chart:class="chart:bar">
            <chart:data-point chart:repeated="8"/>
          </chart:series>
          <chart:series chart:style-name="ch14" chart:values-cell-range-address="notls.W3:notls.W10" chart:label-cell-address="notls.W2:notls.W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notls.S2:notls.S2</svg:desc>
                </draw:g>
              </table:table-cell>
              <table:table-cell office:value-type="string">
                <text:p>1</text:p>
                <draw:g>
                  <svg:desc>notls.T2:notls.T2</svg:desc>
                </draw:g>
              </table:table-cell>
              <table:table-cell office:value-type="string">
                <text:p>2</text:p>
                <draw:g>
                  <svg:desc>notls.U2:notls.U2</svg:desc>
                </draw:g>
              </table:table-cell>
              <table:table-cell office:value-type="string">
                <text:p>5</text:p>
                <draw:g>
                  <svg:desc>notls.V2:notls.V2</svg:desc>
                </draw:g>
              </table:table-cell>
              <table:table-cell office:value-type="string">
                <text:p>10</text:p>
                <draw:g>
                  <svg:desc>notls.W2:notls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notls.R3:notls.R10</svg:desc>
                </draw:g>
              </table:table-cell>
              <table:table-cell office:value-type="float" office:value="831.41123046875">
                <text:p>831.41123046875</text:p>
                <draw:g>
                  <svg:desc>notls.S3:notls.S10</svg:desc>
                </draw:g>
              </table:table-cell>
              <table:table-cell office:value-type="float" office:value="950.18427734375">
                <text:p>950.18427734375</text:p>
                <draw:g>
                  <svg:desc>notls.T3:notls.T10</svg:desc>
                </draw:g>
              </table:table-cell>
              <table:table-cell office:value-type="float" office:value="831.41123046875">
                <text:p>831.41123046875</text:p>
                <draw:g>
                  <svg:desc>notls.U3:notls.U10</svg:desc>
                </draw:g>
              </table:table-cell>
              <table:table-cell office:value-type="float" office:value="831.41123046875">
                <text:p>831.41123046875</text:p>
                <draw:g>
                  <svg:desc>notls.V3:notls.V10</svg:desc>
                </draw:g>
              </table:table-cell>
              <table:table-cell office:value-type="float" office:value="831.41123046875">
                <text:p>831.41123046875</text:p>
                <draw:g>
                  <svg:desc>notls.W3:notls.W10</svg:desc>
                </draw:g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950.18427734375">
                <text:p>950.18427734375</text:p>
              </table:table-cell>
              <table:table-cell office:value-type="float" office:value="950.18427734375">
                <text:p>950.18427734375</text:p>
              </table:table-cell>
              <table:table-cell office:value-type="float" office:value="950.18427734375">
                <text:p>950.18427734375</text:p>
              </table:table-cell>
              <table:table-cell office:value-type="float" office:value="950.18427734375">
                <text:p>950.18427734375</text:p>
              </table:table-cell>
              <table:table-cell office:value-type="float" office:value="950.18427734375">
                <text:p>950.18427734375</text:p>
              </table:table-cell>
            </table:table-row>
            <table:table-row>
              <table:table-cell office:value-type="string">
                <text:p>1.8 % (lz4hc)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831.41123046875">
                <text:p>831.41123046875</text:p>
              </table:table-cell>
              <table:table-cell office:value-type="float" office:value="831.41123046875">
                <text:p>831.41123046875</text:p>
              </table:table-cell>
            </table:table-row>
            <table:table-row>
              <table:table-cell office:value-type="string">
                <text:p>1.0 % (lz4)</text:p>
              </table:table-cell>
              <table:table-cell office:value-type="float" office:value="831.41123046875">
                <text:p>831.41123046875</text:p>
              </table:table-cell>
              <table:table-cell office:value-type="float" office:value="950.18427734375">
                <text:p>950.1842773437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554.27421875">
                <text:p>554.27421875</text:p>
              </table:table-cell>
              <table:table-cell office:value-type="float" office:value="831.41123046875">
                <text:p>831.41123046875</text:p>
              </table:table-cell>
            </table:table-row>
            <table:table-row>
              <table:table-cell office:value-type="string">
                <text:p>3.0 % (gzip9)</text:p>
              </table:table-cell>
              <table:table-cell office:value-type="float" office:value="316.728125">
                <text:p>316.728125</text:p>
              </table:table-cell>
              <table:table-cell office:value-type="float" office:value="302.33134765625">
                <text:p>302.3313476562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89.1865234375">
                <text:p>289.1865234375</text:p>
              </table:table-cell>
              <table:table-cell office:value-type="float" office:value="289.1865234375">
                <text:p>289.1865234375</text:p>
              </table:table-cell>
            </table:table-row>
            <table:table-row>
              <table:table-cell office:value-type="string">
                <text:p>3.0 % (gzip)</text:p>
              </table:table-cell>
              <table:table-cell office:value-type="float" office:value="302.33134765625">
                <text:p>302.33134765625</text:p>
              </table:table-cell>
              <table:table-cell office:value-type="float" office:value="302.33134765625">
                <text:p>302.33134765625</text:p>
              </table:table-cell>
              <table:table-cell office:value-type="float" office:value="289.1865234375">
                <text:p>289.1865234375</text:p>
              </table:table-cell>
              <table:table-cell office:value-type="float" office:value="302.33134765625">
                <text:p>302.33134765625</text:p>
              </table:table-cell>
              <table:table-cell office:value-type="float" office:value="302.33134765625">
                <text:p>302.33134765625</text:p>
              </table:table-cell>
            </table:table-row>
            <table:table-row>
              <table:table-cell office:value-type="string">
                <text:p>2.9 % (gzip3)</text:p>
              </table:table-cell>
              <table:table-cell office:value-type="float" office:value="289.1865234375">
                <text:p>289.1865234375</text:p>
              </table:table-cell>
              <table:table-cell office:value-type="float" office:value="302.33134765625">
                <text:p>302.3313476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89.1865234375">
                <text:p>289.1865234375</text:p>
              </table:table-cell>
              <table:table-cell office:value-type="float" office:value="289.1865234375">
                <text:p>289.1865234375</text:p>
              </table:table-cell>
            </table:table-row>
            <table:table-row>
              <table:table-cell office:value-type="string">
                <text:p>2.3 % (gzip1)</text:p>
              </table:table-cell>
              <table:table-cell office:value-type="float" office:value="302.33134765625">
                <text:p>302.33134765625</text:p>
              </table:table-cell>
              <table:table-cell office:value-type="float" office:value="289.1865234375">
                <text:p>289.186523437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89.1865234375">
                <text:p>289.1865234375</text:p>
              </table:table-cell>
              <table:table-cell office:value-type="float" office:value="289.1865234375">
                <text:p>289.18652343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94cm" svg:y="0.316cm" chart:style-name="ch2">
          <text:p>workers vs. compression - linux rootfs - restore</text:p>
        </chart:title>
        <chart:legend chart:legend-position="end" svg:x="14.875cm" svg:y="3.205cm" style:legend-expansion="high" chart:style-name="ch3"/>
        <chart:plot-area chart:style-name="ch4" table:cell-range-address="notls.R48:notls.W56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notls.R49:notls.R56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notls.S49:notls.S56" chart:label-cell-address="notls.S48:notls.S48" chart:class="chart:bar">
            <chart:data-point chart:repeated="8"/>
          </chart:series>
          <chart:series chart:style-name="ch11" chart:values-cell-range-address="notls.T49:notls.T56" chart:label-cell-address="notls.T48:notls.T48" chart:class="chart:bar">
            <chart:data-point chart:repeated="8"/>
          </chart:series>
          <chart:series chart:style-name="ch12" chart:values-cell-range-address="notls.U49:notls.U56" chart:label-cell-address="notls.U48:notls.U48" chart:class="chart:bar">
            <chart:data-point chart:repeated="8"/>
          </chart:series>
          <chart:series chart:style-name="ch13" chart:values-cell-range-address="notls.V49:notls.V56" chart:label-cell-address="notls.V48:notls.V48" chart:class="chart:bar">
            <chart:data-point chart:repeated="8"/>
          </chart:series>
          <chart:series chart:style-name="ch14" chart:values-cell-range-address="notls.W49:notls.W56" chart:label-cell-address="notls.W48:notls.W48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notls.S48:notls.S48</svg:desc>
                </draw:g>
              </table:table-cell>
              <table:table-cell office:value-type="string">
                <text:p>1</text:p>
                <draw:g>
                  <svg:desc>notls.T48:notls.T48</svg:desc>
                </draw:g>
              </table:table-cell>
              <table:table-cell office:value-type="string">
                <text:p>2</text:p>
                <draw:g>
                  <svg:desc>notls.U48:notls.U48</svg:desc>
                </draw:g>
              </table:table-cell>
              <table:table-cell office:value-type="string">
                <text:p>5</text:p>
                <draw:g>
                  <svg:desc>notls.V48:notls.V48</svg:desc>
                </draw:g>
              </table:table-cell>
              <table:table-cell office:value-type="string">
                <text:p>10</text:p>
                <draw:g>
                  <svg:desc>notls.W48:notls.W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notls.R49:notls.R56</svg:desc>
                </draw:g>
              </table:table-cell>
              <table:table-cell office:value-type="float" office:value="413.4861328125">
                <text:p>413.4861328125</text:p>
                <draw:g>
                  <svg:desc>notls.S49:notls.S56</svg:desc>
                </draw:g>
              </table:table-cell>
              <table:table-cell office:value-type="float" office:value="413.4861328125">
                <text:p>413.4861328125</text:p>
                <draw:g>
                  <svg:desc>notls.T49:notls.T56</svg:desc>
                </draw:g>
              </table:table-cell>
              <table:table-cell office:value-type="float" office:value="413.4861328125">
                <text:p>413.4861328125</text:p>
                <draw:g>
                  <svg:desc>notls.U49:notls.U56</svg:desc>
                </draw:g>
              </table:table-cell>
              <table:table-cell office:value-type="float" office:value="413.4861328125">
                <text:p>413.4861328125</text:p>
                <draw:g>
                  <svg:desc>notls.V49:notls.V56</svg:desc>
                </draw:g>
              </table:table-cell>
              <table:table-cell office:value-type="float" office:value="413.4861328125">
                <text:p>413.4861328125</text:p>
                <draw:g>
                  <svg:desc>notls.W49:notls.W56</svg:desc>
                </draw:g>
              </table:table-cell>
            </table:table-row>
            <table:table-row>
              <table:table-cell office:value-type="string">
                <text:p>46.7 % (lzo)</text:p>
              </table:table-cell>
              <table:table-cell office:value-type="float" office:value="310.11455078125">
                <text:p>310.11455078125</text:p>
              </table:table-cell>
              <table:table-cell office:value-type="float" office:value="310.11455078125">
                <text:p>310.11455078125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310.11455078125">
                <text:p>310.11455078125</text:p>
              </table:table-cell>
            </table:table-row>
            <table:table-row>
              <table:table-cell office:value-type="string">
                <text:p>52.3 % (lz4hc)</text:p>
              </table:table-cell>
              <table:table-cell office:value-type="float" office:value="295.347265625">
                <text:p>295.347265625</text:p>
              </table:table-cell>
              <table:table-cell office:value-type="float" office:value="310.11455078125">
                <text:p>310.11455078125</text:p>
              </table:table-cell>
              <table:table-cell office:value-type="float" office:value="310.11455078125">
                <text:p>310.11455078125</text:p>
              </table:table-cell>
              <table:table-cell office:value-type="float" office:value="295.347265625">
                <text:p>295.347265625</text:p>
              </table:table-cell>
              <table:table-cell office:value-type="float" office:value="295.347265625">
                <text:p>295.347265625</text:p>
              </table:table-cell>
            </table:table-row>
            <table:table-row>
              <table:table-cell office:value-type="string">
                <text:p>45.4 % (lz4)</text:p>
              </table:table-cell>
              <table:table-cell office:value-type="float" office:value="295.347265625">
                <text:p>295.347265625</text:p>
              </table:table-cell>
              <table:table-cell office:value-type="float" office:value="295.347265625">
                <text:p>295.347265625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295.347265625">
                <text:p>295.347265625</text:p>
              </table:table-cell>
              <table:table-cell office:value-type="float" office:value="295.347265625">
                <text:p>295.347265625</text:p>
              </table:table-cell>
            </table:table-row>
            <table:table-row>
              <table:table-cell office:value-type="string">
                <text:p>59.9 % (gzip9)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38.54970703125">
                <text:p>238.54970703125</text:p>
              </table:table-cell>
              <table:table-cell office:value-type="float" office:value="238.54970703125">
                <text:p>238.54970703125</text:p>
              </table:table-cell>
              <table:table-cell office:value-type="float" office:value="221.51044921875">
                <text:p>221.51044921875</text:p>
              </table:table-cell>
            </table:table-row>
            <table:table-row>
              <table:table-cell office:value-type="string">
                <text:p>59.7 % (gzip)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38.54970703125">
                <text:p>238.54970703125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21.51044921875">
                <text:p>221.51044921875</text:p>
              </table:table-cell>
              <table:table-cell office:value-type="float" office:value="193.82158203125">
                <text:p>193.82158203125</text:p>
              </table:table-cell>
            </table:table-row>
            <table:table-row>
              <table:table-cell office:value-type="string">
                <text:p>58.0 % (gzip3)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21.51044921875">
                <text:p>221.51044921875</text:p>
              </table:table-cell>
              <table:table-cell office:value-type="float" office:value="229.71455078125">
                <text:p>229.71455078125</text:p>
              </table:table-cell>
            </table:table-row>
            <table:table-row>
              <table:table-cell office:value-type="string">
                <text:p>56.9 % (gzip1)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21.51044921875">
                <text:p>221.51044921875</text:p>
              </table:table-cell>
              <table:table-cell office:value-type="float" office:value="221.51044921875">
                <text:p>221.51044921875</text:p>
              </table:table-cell>
              <table:table-cell office:value-type="float" office:value="221.51044921875">
                <text:p>221.51044921875</text:p>
              </table:table-cell>
              <table:table-cell office:value-type="float" office:value="221.51044921875">
                <text:p>221.510449218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94cm" svg:y="0.316cm" chart:style-name="ch2">
          <text:p>workers vs. compression - linux kernel sources - restore</text:p>
        </chart:title>
        <chart:legend chart:legend-position="end" svg:x="14.875cm" svg:y="3.205cm" style:legend-expansion="high" chart:style-name="ch3"/>
        <chart:plot-area chart:style-name="ch4" table:cell-range-address="notls.R94:notls.W102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notls.R95:notls.R102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notls.S95:notls.S102" chart:label-cell-address="notls.S94:notls.S94" chart:class="chart:bar">
            <chart:data-point chart:repeated="8"/>
          </chart:series>
          <chart:series chart:style-name="ch11" chart:values-cell-range-address="notls.T95:notls.T102" chart:label-cell-address="notls.T94:notls.T94" chart:class="chart:bar">
            <chart:data-point chart:repeated="8"/>
          </chart:series>
          <chart:series chart:style-name="ch12" chart:values-cell-range-address="notls.U95:notls.U102" chart:label-cell-address="notls.U94:notls.U94" chart:class="chart:bar">
            <chart:data-point chart:repeated="8"/>
          </chart:series>
          <chart:series chart:style-name="ch13" chart:values-cell-range-address="notls.V95:notls.V102" chart:label-cell-address="notls.V94:notls.V94" chart:class="chart:bar">
            <chart:data-point chart:repeated="8"/>
          </chart:series>
          <chart:series chart:style-name="ch14" chart:values-cell-range-address="notls.W95:notls.W102" chart:label-cell-address="notls.W94:notls.W94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notls.S94:notls.S94</svg:desc>
                </draw:g>
              </table:table-cell>
              <table:table-cell office:value-type="string">
                <text:p>1</text:p>
                <draw:g>
                  <svg:desc>notls.T94:notls.T94</svg:desc>
                </draw:g>
              </table:table-cell>
              <table:table-cell office:value-type="string">
                <text:p>2</text:p>
                <draw:g>
                  <svg:desc>notls.U94:notls.U94</svg:desc>
                </draw:g>
              </table:table-cell>
              <table:table-cell office:value-type="string">
                <text:p>5</text:p>
                <draw:g>
                  <svg:desc>notls.V94:notls.V94</svg:desc>
                </draw:g>
              </table:table-cell>
              <table:table-cell office:value-type="string">
                <text:p>10</text:p>
                <draw:g>
                  <svg:desc>notls.W94:notls.W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notls.R95:notls.R102</svg:desc>
                </draw:g>
              </table:table-cell>
              <table:table-cell office:value-type="float" office:value="146.8669921875">
                <text:p>146.8669921875</text:p>
                <draw:g>
                  <svg:desc>notls.S95:notls.S102</svg:desc>
                </draw:g>
              </table:table-cell>
              <table:table-cell office:value-type="float" office:value="165.225390625">
                <text:p>165.225390625</text:p>
                <draw:g>
                  <svg:desc>notls.T95:notls.T102</svg:desc>
                </draw:g>
              </table:table-cell>
              <table:table-cell office:value-type="float" office:value="165.225390625">
                <text:p>165.225390625</text:p>
                <draw:g>
                  <svg:desc>notls.U95:notls.U102</svg:desc>
                </draw:g>
              </table:table-cell>
              <table:table-cell office:value-type="float" office:value="165.225390625">
                <text:p>165.225390625</text:p>
                <draw:g>
                  <svg:desc>notls.V95:notls.V102</svg:desc>
                </draw:g>
              </table:table-cell>
              <table:table-cell office:value-type="float" office:value="146.8669921875">
                <text:p>146.8669921875</text:p>
                <draw:g>
                  <svg:desc>notls.W95:notls.W102</svg:desc>
                </draw:g>
              </table:table-cell>
            </table:table-row>
            <table:table-row>
              <table:table-cell office:value-type="string">
                <text:p>68.8 % (lzo)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74.2 % (lz4hc)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</table:table-row>
            <table:table-row>
              <table:table-cell office:value-type="string">
                <text:p>67.3 % (lz4)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46.8669921875">
                <text:p>146.8669921875</text:p>
              </table:table-cell>
            </table:table-row>
            <table:table-row>
              <table:table-cell office:value-type="string">
                <text:p>80.5 % (gzip9)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80.2 % (gzip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78.0 % (gzip3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76.5 % (gzip1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20.1638671875">
                <text:p>120.16386718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3.952cm" style:legend-expansion="high" chart:style-name="ch2"/>
        <chart:plot-area chart:style-name="ch3" table:cell-range-address="'No TLS acceleration'.B5:'No TLS acceleration'.C10 'No TLS acceleration'.I4:'No TLS acceleration'.J10" chart:data-source-has-labels="both" svg:x="0.32cm" svg:y="0.18cm" svg:width="13.414cm" svg:height="8.64cm">
          <chart:coordinate-region svg:x="1.894cm" svg:y="0.38cm" svg:width="11.84cm" svg:height="7.395cm"/>
          <chart:axis chart:dimension="x" chart:name="primary-x" chart:style-name="ch4" chartooo:axis-type="auto">
            <chartooo:date-scale/>
            <chart:categories table:cell-range-address="'No TLS acceleration'.B5:'No TLS acceleration'.C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 TLS acceleration'.I5:'No TLS acceleration'.I10" chart:label-cell-address="'No TLS acceleration'.I4:'No TLS acceleration'.I4" chart:class="chart:bar">
            <chart:data-point chart:repeated="6"/>
          </chart:series>
          <chart:series chart:style-name="ch8" chart:values-cell-range-address="'No TLS acceleration'.J5:'No TLS acceleration'.J10" chart:label-cell-address="'No TLS acceleration'.J4:'No TLS acceleration'.J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up</text:p>
                <draw:g>
                  <svg:desc>'No TLS acceleration'.I4:'No TLS acceleration'.I4</svg:desc>
                </draw:g>
              </table:table-cell>
              <table:table-cell office:value-type="string">
                <text:p>Restore</text:p>
                <draw:g>
                  <svg:desc>'No TLS acceleration'.J4:'No TLS acceleration'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media LZO TLS</text:p>
                <text:list>
                  <text:list-item>
                    <text:p>multimedia LZO</text:p>
                  </text:list-item>
                  <text:list-item>
                    <text:p>TLS</text:p>
                  </text:list-item>
                </text:list>
                <draw:g>
                  <svg:desc>'No TLS acceleration'.B5:'No TLS acceleration'.C10</svg:desc>
                </draw:g>
              </table:table-cell>
              <table:table-cell office:value-type="float" office:value="665.6208984375">
                <text:p>665.6208984375</text:p>
                <draw:g>
                  <svg:desc>'No TLS acceleration'.I5:'No TLS acceleration'.I10</svg:desc>
                </draw:g>
              </table:table-cell>
              <table:table-cell office:value-type="float" office:value="665.12900390625">
                <text:p>665.12900390625</text:p>
                <draw:g>
                  <svg:desc>'No TLS acceleration'.J5:'No TLS acceleration'.J10</svg:desc>
                </draw:g>
              </table:table-cell>
            </table:table-row>
            <table:table-row>
              <table:table-cell office:value-type="string">
                <text:p>multimedia LZO no tls</text:p>
                <text:list>
                  <text:list-item>
                    <text:p/>
                  </text:list-item>
                  <text:list-item>
                    <text:p>no tls</text:p>
                  </text:list-item>
                </text:list>
              </table:table-cell>
              <table:table-cell office:value-type="float" office:value="1109.3681640625">
                <text:p>1109.3681640625</text:p>
              </table:table-cell>
              <table:table-cell office:value-type="float" office:value="950.18427734375">
                <text:p>950.18427734375</text:p>
              </table:table-cell>
            </table:table-row>
            <table:table-row>
              <table:table-cell office:value-type="string">
                <text:p>rootfs LZO TLS</text:p>
                <text:list>
                  <text:list-item>
                    <text:p>rootfs LZO</text:p>
                  </text:list-item>
                  <text:list-item>
                    <text:p>TLS</text:p>
                  </text:list-item>
                </text:list>
              </table:table-cell>
              <table:table-cell office:value-type="float" office:value="143.75029296875">
                <text:p>143.75029296875</text:p>
              </table:table-cell>
              <table:table-cell office:value-type="float" office:value="258.42880859375">
                <text:p>258.42880859375</text:p>
              </table:table-cell>
            </table:table-row>
            <table:table-row>
              <table:table-cell office:value-type="string">
                <text:p>rootfs LZO no tls</text:p>
                <text:list>
                  <text:list-item>
                    <text:p/>
                  </text:list-item>
                  <text:list-item>
                    <text:p>no tls</text:p>
                  </text:list-item>
                </text:list>
              </table:table-cell>
              <table:table-cell office:value-type="float" office:value="165.31279296875">
                <text:p>165.31279296875</text:p>
              </table:table-cell>
              <table:table-cell office:value-type="float" office:value="326.43642578125">
                <text:p>326.43642578125</text:p>
              </table:table-cell>
            </table:table-row>
            <table:table-row>
              <table:table-cell office:value-type="string">
                <text:p>kernelsource LZO TLS</text:p>
                <text:list>
                  <text:list-item>
                    <text:p>kernelsource LZO</text:p>
                  </text:list-item>
                  <text:list-item>
                    <text:p>TLS</text:p>
                  </text:list-item>
                </text:list>
              </table:table-cell>
              <table:table-cell office:value-type="float" office:value="31.6736328125">
                <text:p>31.673632812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kernelsource LZO no tls</text:p>
                <text:list>
                  <text:list-item>
                    <text:p/>
                  </text:list-item>
                  <text:list-item>
                    <text:p>no tls</text:p>
                  </text:list-item>
                </text:list>
              </table:table-cell>
              <table:table-cell office:value-type="float" office:value="34.3130859375">
                <text:p>34.3130859375</text:p>
              </table:table-cell>
              <table:table-cell office:value-type="float" office:value="132.1802734375">
                <text:p>132.18027343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3.952cm" style:legend-expansion="high" chart:style-name="ch2"/>
        <chart:plot-area chart:style-name="ch3" table:cell-range-address="'No TLS acceleration'.B18:'No TLS acceleration'.C23 'No TLS acceleration'.I17:'No TLS acceleration'.J23" chart:data-source-has-labels="both" svg:x="0.32cm" svg:y="0.18cm" svg:width="13.414cm" svg:height="8.64cm">
          <chart:coordinate-region svg:x="1.894cm" svg:y="0.38cm" svg:width="11.84cm" svg:height="7.395cm"/>
          <chart:axis chart:dimension="x" chart:name="primary-x" chart:style-name="ch4" chartooo:axis-type="auto">
            <chartooo:date-scale/>
            <chart:categories table:cell-range-address="'No TLS acceleration'.B18:'No TLS acceleration'.C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 TLS acceleration'.I18:'No TLS acceleration'.I23" chart:label-cell-address="'No TLS acceleration'.I17:'No TLS acceleration'.I17" chart:class="chart:bar">
            <chart:data-point chart:repeated="6"/>
          </chart:series>
          <chart:series chart:style-name="ch8" chart:values-cell-range-address="'No TLS acceleration'.J18:'No TLS acceleration'.J23" chart:label-cell-address="'No TLS acceleration'.J17:'No TLS acceleration'.J1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up</text:p>
                <draw:g>
                  <svg:desc>'No TLS acceleration'.I17:'No TLS acceleration'.I17</svg:desc>
                </draw:g>
              </table:table-cell>
              <table:table-cell office:value-type="string">
                <text:p>Restore</text:p>
                <draw:g>
                  <svg:desc>'No TLS acceleration'.J17:'No TLS acceleration'.J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media TLS</text:p>
                <text:list>
                  <text:list-item>
                    <text:p>multimedia</text:p>
                  </text:list-item>
                  <text:list-item>
                    <text:p>TLS</text:p>
                  </text:list-item>
                </text:list>
                <draw:g>
                  <svg:desc>'No TLS acceleration'.B18:'No TLS acceleration'.C23</svg:desc>
                </draw:g>
              </table:table-cell>
              <table:table-cell office:value-type="float" office:value="665.130859375">
                <text:p>665.130859375</text:p>
                <draw:g>
                  <svg:desc>'No TLS acceleration'.I18:'No TLS acceleration'.I23</svg:desc>
                </draw:g>
              </table:table-cell>
              <table:table-cell office:value-type="float" office:value="604.6626953125">
                <text:p>604.6626953125</text:p>
                <draw:g>
                  <svg:desc>'No TLS acceleration'.J18:'No TLS acceleration'.J23</svg:desc>
                </draw:g>
              </table:table-cell>
            </table:table-row>
            <table:table-row>
              <table:table-cell office:value-type="string">
                <text:p>multimedia no tls</text:p>
                <text:list>
                  <text:list-item>
                    <text:p/>
                  </text:list-item>
                  <text:list-item>
                    <text:p>no tls</text:p>
                  </text:list-item>
                </text:list>
              </table:table-cell>
              <table:table-cell office:value-type="float" office:value="1108.55146484375">
                <text:p>1108.55146484375</text:p>
              </table:table-cell>
              <table:table-cell office:value-type="float" office:value="831.41123046875">
                <text:p>831.41123046875</text:p>
              </table:table-cell>
            </table:table-row>
            <table:table-row>
              <table:table-cell office:value-type="string">
                <text:p>rootfs TLS</text:p>
                <text:list>
                  <text:list-item>
                    <text:p>rootfs</text:p>
                  </text:list-item>
                  <text:list-item>
                    <text:p>TLS</text:p>
                  </text:list-item>
                </text:list>
              </table:table-cell>
              <table:table-cell office:value-type="float" office:value="270.08271484375">
                <text:p>270.08271484375</text:p>
              </table:table-cell>
              <table:table-cell office:value-type="float" office:value="295.347265625">
                <text:p>295.347265625</text:p>
              </table:table-cell>
            </table:table-row>
            <table:table-row>
              <table:table-cell office:value-type="string">
                <text:p>rootfs no tls</text:p>
                <text:list>
                  <text:list-item>
                    <text:p/>
                  </text:list-item>
                  <text:list-item>
                    <text:p>no tls</text:p>
                  </text:list-item>
                </text:list>
              </table:table-cell>
              <table:table-cell office:value-type="float" office:value="345.1056640625">
                <text:p>345.1056640625</text:p>
              </table:table-cell>
              <table:table-cell office:value-type="float" office:value="413.4861328125">
                <text:p>413.4861328125</text:p>
              </table:table-cell>
            </table:table-row>
            <table:table-row>
              <table:table-cell office:value-type="string">
                <text:p>kernelsource TLS</text:p>
                <text:list>
                  <text:list-item>
                    <text:p>kernelsource</text:p>
                  </text:list-item>
                  <text:list-item>
                    <text:p>TLS</text:p>
                  </text:list-item>
                </text:list>
              </table:table-cell>
              <table:table-cell office:value-type="float" office:value="102.10888671875">
                <text:p>102.1088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kernelsource no tls</text:p>
                <text:list>
                  <text:list-item>
                    <text:p/>
                  </text:list-item>
                  <text:list-item>
                    <text:p>no tls</text:p>
                  </text:list-item>
                </text:list>
              </table:table-cell>
              <table:table-cell office:value-type="float" office:value="110.61796875">
                <text:p>110.61796875</text:p>
              </table:table-cell>
              <table:table-cell office:value-type="float" office:value="165.225390625">
                <text:p>165.2253906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952cm" style:legend-expansion="high" chart:style-name="ch2"/>
        <chart:plot-area chart:style-name="ch3" table:cell-range-address="'Disable Xattr ACL'.A3:'Disable Xattr ACL'.B8 'Disable Xattr ACL'.G2:'Disable Xattr ACL'.H8" chart:data-source-has-labels="both" svg:x="0.32cm" svg:y="0.18cm" svg:width="13.494cm" svg:height="8.64cm">
          <chart:coordinate-region svg:x="1.603cm" svg:y="0.38cm" svg:width="12.211cm" svg:height="7.395cm"/>
          <chart:axis chart:dimension="x" chart:name="primary-x" chart:style-name="ch4" chartooo:axis-type="auto">
            <chartooo:date-scale/>
            <chart:categories table:cell-range-address="'Disable Xattr ACL'.A3:'Disable Xattr ACL'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sable Xattr ACL'.G3:'Disable Xattr ACL'.G8" chart:label-cell-address="'Disable Xattr ACL'.G2:'Disable Xattr ACL'.G2" chart:class="chart:bar">
            <chart:data-point chart:repeated="6"/>
          </chart:series>
          <chart:series chart:style-name="ch8" chart:values-cell-range-address="'Disable Xattr ACL'.H3:'Disable Xattr ACL'.H8" chart:label-cell-address="'Disable Xattr ACL'.H2:'Disable Xattr ACL'.H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up</text:p>
                <draw:g>
                  <svg:desc>'Disable Xattr ACL'.G2:'Disable Xattr ACL'.G2</svg:desc>
                </draw:g>
              </table:table-cell>
              <table:table-cell office:value-type="string">
                <text:p>restore</text:p>
                <draw:g>
                  <svg:desc>'Disable Xattr ACL'.H2:'Disable Xattr ACL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media acl,xattr</text:p>
                <text:list>
                  <text:list-item>
                    <text:p>multimedia</text:p>
                  </text:list-item>
                  <text:list-item>
                    <text:p>acl,xattr</text:p>
                  </text:list-item>
                </text:list>
                <draw:g>
                  <svg:desc>'Disable Xattr ACL'.A3:'Disable Xattr ACL'.B8</svg:desc>
                </draw:g>
              </table:table-cell>
              <table:table-cell office:value-type="float" office:value="604.664453125">
                <text:p>604.664453125</text:p>
                <draw:g>
                  <svg:desc>'Disable Xattr ACL'.G3:'Disable Xattr ACL'.G8</svg:desc>
                </draw:g>
              </table:table-cell>
              <table:table-cell office:value-type="float" office:value="665.12900390625">
                <text:p>665.12900390625</text:p>
                <draw:g>
                  <svg:desc>'Disable Xattr ACL'.H3:'Disable Xattr ACL'.H8</svg:desc>
                </draw:g>
              </table:table-cell>
            </table:table-row>
            <table:table-row>
              <table:table-cell office:value-type="string">
                <text:p>multimedia no acl,xattr</text:p>
                <text:list>
                  <text:list-item>
                    <text:p/>
                  </text:list-item>
                  <text:list-item>
                    <text:p>no acl,xattr</text:p>
                  </text:list-item>
                </text:list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65.12900390625">
                <text:p>665.12900390625</text:p>
              </table:table-cell>
            </table:table-row>
            <table:table-row>
              <table:table-cell office:value-type="string">
                <text:p>rootfs acl,xattr</text:p>
                <text:list>
                  <text:list-item>
                    <text:p>rootfs</text:p>
                  </text:list-item>
                  <text:list-item>
                    <text:p>acl,xattr</text:p>
                  </text:list-item>
                </text:list>
              </table:table-cell>
              <table:table-cell office:value-type="float" office:value="248.47607421875">
                <text:p>248.47607421875</text:p>
              </table:table-cell>
              <table:table-cell office:value-type="float" office:value="238.54970703125">
                <text:p>238.54970703125</text:p>
              </table:table-cell>
            </table:table-row>
            <table:table-row>
              <table:table-cell office:value-type="string">
                <text:p>rootfs no acl,xattr</text:p>
                <text:list>
                  <text:list-item>
                    <text:p/>
                  </text:list-item>
                  <text:list-item>
                    <text:p>no acl,xattr</text:p>
                  </text:list-item>
                </text:list>
              </table:table-cell>
              <table:table-cell office:value-type="float" office:value="295.347265625">
                <text:p>295.347265625</text:p>
              </table:table-cell>
              <table:table-cell office:value-type="float" office:value="326.43642578125">
                <text:p>326.43642578125</text:p>
              </table:table-cell>
            </table:table-row>
            <table:table-row>
              <table:table-cell office:value-type="string">
                <text:p>kernelsource acl,xattr</text:p>
                <text:list>
                  <text:list-item>
                    <text:p>kernelsource</text:p>
                  </text:list-item>
                  <text:list-item>
                    <text:p>acl,xattr</text:p>
                  </text:list-item>
                </text:list>
              </table:table-cell>
              <table:table-cell office:value-type="float" office:value="102.10888671875">
                <text:p>102.108886718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kernelsource no acl,xattr</text:p>
                <text:list>
                  <text:list-item>
                    <text:p/>
                  </text:list-item>
                  <text:list-item>
                    <text:p>no acl,xattr</text:p>
                  </text:list-item>
                </text:list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32.1802734375">
                <text:p>132.180273437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952cm" style:legend-expansion="high" chart:style-name="ch2"/>
        <chart:plot-area chart:style-name="ch3" table:cell-range-address="signatures.A3:signatures.B9 signatures.N2:signatures.O8" chart:data-source-has-labels="both" svg:x="0.32cm" svg:y="0.18cm" svg:width="13.494cm" svg:height="8.64cm">
          <chart:coordinate-region svg:x="1.894cm" svg:y="0.38cm" svg:width="11.92cm" svg:height="7.395cm"/>
          <chart:axis chart:dimension="x" chart:name="primary-x" chart:style-name="ch4" chartooo:axis-type="auto">
            <chartooo:date-scale/>
            <chart:categories table:cell-range-address="signatures.A3:signatures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gnatures.N3:signatures.N8" chart:label-cell-address="signatures.N2:signatures.N2" chart:class="chart:bar">
            <chart:data-point chart:repeated="6"/>
          </chart:series>
          <chart:series chart:style-name="ch8" chart:values-cell-range-address="signatures.O3:signatures.O8" chart:label-cell-address="signatures.O2:signatures.O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up</text:p>
                <draw:g>
                  <svg:desc>signatures.N2:signatures.N2</svg:desc>
                </draw:g>
              </table:table-cell>
              <table:table-cell office:value-type="string">
                <text:p>restore</text:p>
                <draw:g>
                  <svg:desc>signatures.O2:signatures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media no sig.</text:p>
                <text:list>
                  <text:list-item>
                    <text:p>multimedia</text:p>
                  </text:list-item>
                  <text:list-item>
                    <text:p>no sig.</text:p>
                  </text:list-item>
                </text:list>
                <draw:g>
                  <svg:desc>signatures.A3:signatures.B9</svg:desc>
                </draw:g>
              </table:table-cell>
              <table:table-cell office:value-type="float" office:value="1055.76331380208">
                <text:p>1055.76331380208</text:p>
                <draw:g>
                  <svg:desc>signatures.N3:signatures.N8</svg:desc>
                </draw:g>
              </table:table-cell>
              <table:table-cell office:value-type="float" office:value="714.397819010417">
                <text:p>714.397819010417</text:p>
                <draw:g>
                  <svg:desc>signatures.O3:signatures.O8</svg:desc>
                </draw:g>
              </table:table-cell>
            </table:table-row>
            <table:table-row>
              <table:table-cell office:value-type="string">
                <text:p>multimedia md5</text:p>
                <text:list>
                  <text:list-item>
                    <text:p/>
                  </text:list-item>
                  <text:list-item>
                    <text:p>md5</text:p>
                  </text:list-item>
                </text:list>
              </table:table-cell>
              <table:table-cell office:value-type="float" office:value="769.827376302083">
                <text:p>769.827376302083</text:p>
              </table:table-cell>
              <table:table-cell office:value-type="float" office:value="689.763411458333">
                <text:p>689.763411458333</text:p>
              </table:table-cell>
            </table:table-row>
            <table:table-row>
              <table:table-cell office:value-type="string">
                <text:p>multimedia sha1</text:p>
                <text:list>
                  <text:list-item>
                    <text:p/>
                  </text:list-item>
                  <text:list-item>
                    <text:p>sha1</text:p>
                  </text:list-item>
                </text:list>
              </table:table-cell>
              <table:table-cell office:value-type="float" office:value="950.18701171875">
                <text:p>950.18701171875</text:p>
              </table:table-cell>
              <table:table-cell office:value-type="float" office:value="644.973567708333">
                <text:p>644.973567708333</text:p>
              </table:table-cell>
            </table:table-row>
            <table:table-row>
              <table:table-cell office:value-type="string">
                <text:p>multimedia sha256</text:p>
                <text:list>
                  <text:list-item>
                    <text:p/>
                  </text:list-item>
                  <text:list-item>
                    <text:p>sha256</text:p>
                  </text:list-item>
                </text:list>
              </table:table-cell>
              <table:table-cell office:value-type="float" office:value="1002.97516276042">
                <text:p>1002.97516276042</text:p>
              </table:table-cell>
              <table:table-cell office:value-type="float" office:value="644.973567708333">
                <text:p>644.973567708333</text:p>
              </table:table-cell>
            </table:table-row>
            <table:table-row>
              <table:table-cell office:value-type="string">
                <text:p>multimedia sha512</text:p>
                <text:list>
                  <text:list-item>
                    <text:p/>
                  </text:list-item>
                  <text:list-item>
                    <text:p>sha512</text:p>
                  </text:list-item>
                </text:list>
              </table:table-cell>
              <table:table-cell office:value-type="float" office:value="769.827376302083">
                <text:p>769.827376302083</text:p>
              </table:table-cell>
              <table:table-cell office:value-type="float" office:value="644.973567708333">
                <text:p>644.973567708333</text:p>
              </table:table-cell>
            </table:table-row>
            <table:table-row>
              <table:table-cell office:value-type="string">
                <text:p>multimedia xxh128</text:p>
                <text:list>
                  <text:list-item>
                    <text:p/>
                  </text:list-item>
                  <text:list-item>
                    <text:p>xxh128</text:p>
                  </text:list-item>
                </text:list>
              </table:table-cell>
              <table:table-cell office:value-type="float" office:value="525.8513671875">
                <text:p>525.8513671875</text:p>
              </table:table-cell>
              <table:table-cell office:value-type="float" office:value="644.973567708333">
                <text:p>644.9735677083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952cm" style:legend-expansion="high" chart:style-name="ch2"/>
        <chart:plot-area chart:style-name="ch3" table:cell-range-address="signatures.A10:signatures.C15 signatures.N10:signatures.O15" chart:data-source-has-labels="both" svg:x="0.32cm" svg:y="0.18cm" svg:width="13.494cm" svg:height="8.64cm">
          <chart:coordinate-region svg:x="1.603cm" svg:y="0.38cm" svg:width="12.211cm" svg:height="7.395cm"/>
          <chart:axis chart:dimension="x" chart:name="primary-x" chart:style-name="ch4" chartooo:axis-type="auto">
            <chartooo:date-scale/>
            <chart:categories table:cell-range-address="signatures.A10:signatures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gnatures.N10:signatures.N15" loext:label-string="backup" chart:class="chart:bar">
            <chart:data-point chart:repeated="6"/>
          </chart:series>
          <chart:series chart:style-name="ch8" chart:values-cell-range-address="signatures.O10:signatures.O15" loext:label-string="restore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up</text:p>
              </table:table-cell>
              <table:table-cell office:value-type="string">
                <text:p>restore</text:p>
              </table:table-cell>
            </table:table-row>
          </table:table-header-rows>
          <table:table-rows>
            <table:table-row>
              <table:table-cell office:value-type="string">
                <text:p>rootfs no sig.</text:p>
                <text:list>
                  <text:list-item>
                    <text:p>rootfs</text:p>
                  </text:list-item>
                  <text:list-item>
                    <text:p>no sig.</text:p>
                  </text:list-item>
                </text:list>
                <draw:g>
                  <svg:desc>signatures.A10:signatures.C15</svg:desc>
                </draw:g>
              </table:table-cell>
              <table:table-cell office:value-type="float" office:value="278.267024739583">
                <text:p>278.267024739583</text:p>
                <draw:g>
                  <svg:desc>signatures.N10:signatures.N15</svg:desc>
                </draw:g>
              </table:table-cell>
              <table:table-cell office:value-type="float" office:value="300.269694010417">
                <text:p>300.269694010417</text:p>
                <draw:g>
                  <svg:desc>signatures.O10:signatures.O15</svg:desc>
                </draw:g>
              </table:table-cell>
            </table:table-row>
            <table:table-row>
              <table:table-cell office:value-type="string">
                <text:p>rootfs md5</text:p>
                <text:list>
                  <text:list-item>
                    <text:p/>
                  </text:list-item>
                  <text:list-item>
                    <text:p>md5</text:p>
                  </text:list-item>
                </text:list>
              </table:table-cell>
              <table:table-cell office:value-type="float" office:value="221.8537109375">
                <text:p>221.8537109375</text:p>
              </table:table-cell>
              <table:table-cell office:value-type="float" office:value="278.225651041667">
                <text:p>278.225651041667</text:p>
              </table:table-cell>
            </table:table-row>
            <table:table-row>
              <table:table-cell office:value-type="string">
                <text:p>rootfs sha1</text:p>
                <text:list>
                  <text:list-item>
                    <text:p/>
                  </text:list-item>
                  <text:list-item>
                    <text:p>sha1</text:p>
                  </text:list-item>
                </text:list>
              </table:table-cell>
              <table:table-cell office:value-type="float" office:value="255.37822265625">
                <text:p>255.37822265625</text:p>
              </table:table-cell>
              <table:table-cell office:value-type="float" office:value="282.311490885417">
                <text:p>282.311490885417</text:p>
              </table:table-cell>
            </table:table-row>
            <table:table-row>
              <table:table-cell office:value-type="string">
                <text:p>rootfs sha256</text:p>
                <text:list>
                  <text:list-item>
                    <text:p/>
                  </text:list-item>
                  <text:list-item>
                    <text:p>sha256</text:p>
                  </text:list-item>
                </text:list>
              </table:table-cell>
              <table:table-cell office:value-type="float" office:value="248.47607421875">
                <text:p>248.47607421875</text:p>
              </table:table-cell>
              <table:table-cell office:value-type="float" office:value="286.397330729167">
                <text:p>286.397330729167</text:p>
              </table:table-cell>
            </table:table-row>
            <table:table-row>
              <table:table-cell office:value-type="string">
                <text:p>rootfs sha512</text:p>
                <text:list>
                  <text:list-item>
                    <text:p/>
                  </text:list-item>
                  <text:list-item>
                    <text:p>sha512</text:p>
                  </text:list-item>
                </text:list>
              </table:table-cell>
              <table:table-cell office:value-type="float" office:value="219.303645833333">
                <text:p>219.303645833333</text:p>
              </table:table-cell>
              <table:table-cell office:value-type="float" office:value="290.872298177083">
                <text:p>290.872298177083</text:p>
              </table:table-cell>
            </table:table-row>
            <table:table-row>
              <table:table-cell office:value-type="string">
                <text:p>rootfs xxh128</text:p>
                <text:list>
                  <text:list-item>
                    <text:p/>
                  </text:list-item>
                  <text:list-item>
                    <text:p>xxh128</text:p>
                  </text:list-item>
                </text:list>
              </table:table-cell>
              <table:table-cell office:value-type="float" office:value="200.383984375">
                <text:p>200.383984375</text:p>
              </table:table-cell>
              <table:table-cell office:value-type="float" office:value="286.397330729167">
                <text:p>286.3973307291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952cm" style:legend-expansion="high" chart:style-name="ch2"/>
        <chart:plot-area chart:style-name="ch3" table:cell-range-address="signatures.A17:signatures.C22 signatures.N2:signatures.O2 signatures.N17:signatures.O22" chart:data-source-has-labels="both" svg:x="0.32cm" svg:y="0.18cm" svg:width="13.494cm" svg:height="8.64cm">
          <chart:coordinate-region svg:x="1.603cm" svg:y="0.379cm" svg:width="12.211cm" svg:height="7.396cm"/>
          <chart:axis chart:dimension="x" chart:name="primary-x" chart:style-name="ch4" chartooo:axis-type="auto">
            <chartooo:date-scale/>
            <chart:categories table:cell-range-address="signatures.A17:signatures.C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gnatures.N17:signatures.N22" chart:label-cell-address="signatures.N2:signatures.N2" chart:class="chart:bar">
            <chart:data-point chart:repeated="6"/>
          </chart:series>
          <chart:series chart:style-name="ch8" chart:values-cell-range-address="signatures.O17:signatures.O22" chart:label-cell-address="signatures.O2:signatures.O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up</text:p>
                <draw:g>
                  <svg:desc>signatures.N2:signatures.N2</svg:desc>
                </draw:g>
              </table:table-cell>
              <table:table-cell office:value-type="string">
                <text:p>restore</text:p>
                <draw:g>
                  <svg:desc>signatures.O2:signatures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ernel source no sig.</text:p>
                <text:list>
                  <text:list-item>
                    <text:p>kernel source</text:p>
                  </text:list-item>
                  <text:list-item>
                    <text:p>no sig.</text:p>
                  </text:list-item>
                </text:list>
                <draw:g>
                  <svg:desc>signatures.A17:signatures.C22</svg:desc>
                </draw:g>
              </table:table-cell>
              <table:table-cell office:value-type="float" office:value="102.10888671875">
                <text:p>102.10888671875</text:p>
                <draw:g>
                  <svg:desc>signatures.N17:signatures.N22</svg:desc>
                </draw:g>
              </table:table-cell>
              <table:table-cell office:value-type="float" office:value="128.1748046875">
                <text:p>128.1748046875</text:p>
                <draw:g>
                  <svg:desc>signatures.O17:signatures.O22</svg:desc>
                </draw:g>
              </table:table-cell>
            </table:table-row>
            <table:table-row>
              <table:table-cell office:value-type="string">
                <text:p>kernel source md5</text:p>
                <text:list>
                  <text:list-item>
                    <text:p/>
                  </text:list-item>
                  <text:list-item>
                    <text:p>md5</text:p>
                  </text:list-item>
                </text:list>
              </table:table-cell>
              <table:table-cell office:value-type="float" office:value="86.6507161458333">
                <text:p>86.6507161458333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kernel source sha1</text:p>
                <text:list>
                  <text:list-item>
                    <text:p/>
                  </text:list-item>
                  <text:list-item>
                    <text:p>sha1</text:p>
                  </text:list-item>
                </text:list>
              </table:table-cell>
              <table:table-cell office:value-type="float" office:value="92.7083984375">
                <text:p>92.70839843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kernel source sha256</text:p>
                <text:list>
                  <text:list-item>
                    <text:p/>
                  </text:list-item>
                  <text:list-item>
                    <text:p>sha256</text:p>
                  </text:list-item>
                </text:list>
              </table:table-cell>
              <table:table-cell office:value-type="float" office:value="92.7083984375">
                <text:p>92.7083984375</text:p>
              </table:table-cell>
              <table:table-cell office:value-type="float" office:value="120.8314453125">
                <text:p>120.8314453125</text:p>
              </table:table-cell>
            </table:table-row>
            <table:table-row>
              <table:table-cell office:value-type="string">
                <text:p>kernel source sha512</text:p>
                <text:list>
                  <text:list-item>
                    <text:p/>
                  </text:list-item>
                  <text:list-item>
                    <text:p>sha512</text:p>
                  </text:list-item>
                </text:list>
              </table:table-cell>
              <table:table-cell office:value-type="float" office:value="90.6013671875">
                <text:p>90.6013671875</text:p>
              </table:table-cell>
              <table:table-cell office:value-type="float" office:value="116.8259765625">
                <text:p>116.8259765625</text:p>
              </table:table-cell>
            </table:table-row>
            <table:table-row>
              <table:table-cell office:value-type="string">
                <text:p>kernel source xxh128</text:p>
                <text:list>
                  <text:list-item>
                    <text:p/>
                  </text:list-item>
                  <text:list-item>
                    <text:p>xxh128</text:p>
                  </text:list-item>
                </text:list>
              </table:table-cell>
              <table:table-cell office:value-type="float" office:value="82.9634765625">
                <text:p>82.9634765625</text:p>
              </table:table-cell>
              <table:table-cell office:value-type="float" office:value="120.8314453125">
                <text:p>120.831445312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6cm" chart:style-name="ch2">
          <text:p>workers vs. compression - linux rootfs backup</text:p>
        </chart:title>
        <chart:legend chart:legend-position="end" svg:x="14.875cm" svg:y="3.205cm" style:legend-expansion="high" chart:style-name="ch3"/>
        <chart:plot-area chart:style-name="ch4" table:cell-range-address="tls.K48:tls.P56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tls.K49:tls.K56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tls.L49:tls.L56" chart:label-cell-address="tls.L48:tls.L48" chart:class="chart:bar">
            <chart:data-point chart:repeated="8"/>
          </chart:series>
          <chart:series chart:style-name="ch11" chart:values-cell-range-address="tls.M49:tls.M56" chart:label-cell-address="tls.M48:tls.M48" chart:class="chart:bar">
            <chart:data-point chart:repeated="8"/>
          </chart:series>
          <chart:series chart:style-name="ch12" chart:values-cell-range-address="tls.N49:tls.N56" chart:label-cell-address="tls.N48:tls.N48" chart:class="chart:bar">
            <chart:data-point chart:repeated="8"/>
          </chart:series>
          <chart:series chart:style-name="ch13" chart:values-cell-range-address="tls.O49:tls.O56" chart:label-cell-address="tls.O48:tls.O48" chart:class="chart:bar">
            <chart:data-point chart:repeated="8"/>
          </chart:series>
          <chart:series chart:style-name="ch14" chart:values-cell-range-address="tls.P49:tls.P56" chart:label-cell-address="tls.P48:tls.P48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ls.L48:tls.L48</svg:desc>
                </draw:g>
              </table:table-cell>
              <table:table-cell office:value-type="string">
                <text:p>1</text:p>
                <draw:g>
                  <svg:desc>tls.M48:tls.M48</svg:desc>
                </draw:g>
              </table:table-cell>
              <table:table-cell office:value-type="string">
                <text:p>2</text:p>
                <draw:g>
                  <svg:desc>tls.N48:tls.N48</svg:desc>
                </draw:g>
              </table:table-cell>
              <table:table-cell office:value-type="string">
                <text:p>5</text:p>
                <draw:g>
                  <svg:desc>tls.O48:tls.O48</svg:desc>
                </draw:g>
              </table:table-cell>
              <table:table-cell office:value-type="string">
                <text:p>10</text:p>
                <draw:g>
                  <svg:desc>tls.P48:tls.P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tls.K49:tls.K56</svg:desc>
                </draw:g>
              </table:table-cell>
              <table:table-cell office:value-type="float" office:value="270.08271484375">
                <text:p>270.08271484375</text:p>
                <draw:g>
                  <svg:desc>tls.L49:tls.L56</svg:desc>
                </draw:g>
              </table:table-cell>
              <table:table-cell office:value-type="float" office:value="270.08271484375">
                <text:p>270.08271484375</text:p>
                <draw:g>
                  <svg:desc>tls.M49:tls.M56</svg:desc>
                </draw:g>
              </table:table-cell>
              <table:table-cell office:value-type="float" office:value="270.08271484375">
                <text:p>270.08271484375</text:p>
                <draw:g>
                  <svg:desc>tls.N49:tls.N56</svg:desc>
                </draw:g>
              </table:table-cell>
              <table:table-cell office:value-type="float" office:value="282.3591796875">
                <text:p>282.3591796875</text:p>
                <draw:g>
                  <svg:desc>tls.O49:tls.O56</svg:desc>
                </draw:g>
              </table:table-cell>
              <table:table-cell office:value-type="float" office:value="282.3591796875">
                <text:p>282.3591796875</text:p>
                <draw:g>
                  <svg:desc>tls.P49:tls.P56</svg:desc>
                </draw:g>
              </table:table-cell>
            </table:table-row>
            <table:table-row>
              <table:table-cell office:value-type="string">
                <text:p>46,7 % (lzo)</text:p>
              </table:table-cell>
              <table:table-cell office:value-type="float" office:value="127.163671875">
                <text:p>127.163671875</text:p>
              </table:table-cell>
              <table:table-cell office:value-type="float" office:value="132.25029296875">
                <text:p>132.25029296875</text:p>
              </table:table-cell>
              <table:table-cell office:value-type="float" office:value="143.75029296875">
                <text:p>143.75029296875</text:p>
              </table:table-cell>
              <table:table-cell office:value-type="float" office:value="150.284375">
                <text:p>150.284375</text:p>
              </table:table-cell>
              <table:table-cell office:value-type="float" office:value="150.284375">
                <text:p>150.284375</text:p>
              </table:table-cell>
            </table:table-row>
            <table:table-row>
              <table:table-cell office:value-type="string">
                <text:p>45,4 % (lz4)</text:p>
              </table:table-cell>
              <table:table-cell office:value-type="float" office:value="55.5046875">
                <text:p>55.5046875</text:p>
              </table:table-cell>
              <table:table-cell office:value-type="float" office:value="55.5046875">
                <text:p>55.5046875</text:p>
              </table:table-cell>
              <table:table-cell office:value-type="float" office:value="70.53720703125">
                <text:p>70.53720703125</text:p>
              </table:table-cell>
              <table:table-cell office:value-type="float" office:value="84.64462890625">
                <text:p>84.64462890625</text:p>
              </table:table-cell>
              <table:table-cell office:value-type="float" office:value="84.64462890625">
                <text:p>84.64462890625</text:p>
              </table:table-cell>
            </table:table-row>
            <table:table-row>
              <table:table-cell office:value-type="string">
                <text:p>52,3 % (lz4hc)</text:p>
              </table:table-cell>
              <table:table-cell office:value-type="float" office:value="10.84150390625">
                <text:p>10.84150390625</text:p>
              </table:table-cell>
              <table:table-cell office:value-type="float" office:value="10.9619140625">
                <text:p>10.9619140625</text:p>
              </table:table-cell>
              <table:table-cell office:value-type="float" office:value="15.9984375">
                <text:p>15.9984375</text:p>
              </table:table-cell>
              <table:table-cell office:value-type="float" office:value="20.84306640625">
                <text:p>20.84306640625</text:p>
              </table:table-cell>
              <table:table-cell office:value-type="float" office:value="22.4220703125">
                <text:p>22.4220703125</text:p>
              </table:table-cell>
            </table:table-row>
            <table:table-row>
              <table:table-cell office:value-type="string">
                <text:p>56,9 % (gzip1)</text:p>
              </table:table-cell>
              <table:table-cell office:value-type="float" office:value="34.70927734375">
                <text:p>34.70927734375</text:p>
              </table:table-cell>
              <table:table-cell office:value-type="float" office:value="35.166015625">
                <text:p>35.166015625</text:p>
              </table:table-cell>
              <table:table-cell office:value-type="float" office:value="45.29853515625">
                <text:p>45.29853515625</text:p>
              </table:table-cell>
              <table:table-cell office:value-type="float" office:value="54.5431640625">
                <text:p>54.5431640625</text:p>
              </table:table-cell>
              <table:table-cell office:value-type="float" office:value="56.86416015625">
                <text:p>56.86416015625</text:p>
              </table:table-cell>
            </table:table-row>
            <table:table-row>
              <table:table-cell office:value-type="string">
                <text:p>58,0 % (gzip3)</text:p>
              </table:table-cell>
              <table:table-cell office:value-type="float" office:value="26.57041015625">
                <text:p>26.57041015625</text:p>
              </table:table-cell>
              <table:table-cell office:value-type="float" office:value="26.8443359375">
                <text:p>26.8443359375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44.133984375">
                <text:p>44.133984375</text:p>
              </table:table-cell>
              <table:table-cell office:value-type="float" office:value="46.4982421875">
                <text:p>46.4982421875</text:p>
              </table:table-cell>
            </table:table-row>
            <table:table-row>
              <table:table-cell office:value-type="string">
                <text:p>59,7 % (gzip)</text:p>
              </table:table-cell>
              <table:table-cell office:value-type="float" office:value="13.217578125">
                <text:p>13.217578125</text:p>
              </table:table-cell>
              <table:table-cell office:value-type="float" office:value="13.01103515625">
                <text:p>13.01103515625</text:p>
              </table:table-cell>
              <table:table-cell office:value-type="float" office:value="19.365234375">
                <text:p>19.365234375</text:p>
              </table:table-cell>
              <table:table-cell office:value-type="float" office:value="25.23349609375">
                <text:p>25.23349609375</text:p>
              </table:table-cell>
              <table:table-cell office:value-type="float" office:value="27.75693359375">
                <text:p>27.75693359375</text:p>
              </table:table-cell>
            </table:table-row>
            <table:table-row>
              <table:table-cell office:value-type="string">
                <text:p>59,9 % (gzip9)</text:p>
              </table:table-cell>
              <table:table-cell office:value-type="float" office:value="4.2388671875">
                <text:p>4.2388671875</text:p>
              </table:table-cell>
              <table:table-cell office:value-type="float" office:value="4.2388671875">
                <text:p>4.2388671875</text:p>
              </table:table-cell>
              <table:table-cell office:value-type="float" office:value="6.65302734375">
                <text:p>6.65302734375</text:p>
              </table:table-cell>
              <table:table-cell office:value-type="float" office:value="9.28447265625">
                <text:p>9.28447265625</text:p>
              </table:table-cell>
              <table:table-cell office:value-type="float" office:value="10.49892578125">
                <text:p>10.4989257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27cm" svg:y="0.316cm" chart:style-name="ch2">
          <text:p>workers vs. compression - linux kernel sources backup</text:p>
        </chart:title>
        <chart:legend chart:legend-position="end" svg:x="14.875cm" svg:y="3.205cm" style:legend-expansion="high" chart:style-name="ch3"/>
        <chart:plot-area chart:style-name="ch4" table:cell-range-address="tls.K94:tls.P102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tls.K95:tls.K102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tls.L95:tls.L102" chart:label-cell-address="tls.L94:tls.L94" chart:class="chart:bar">
            <chart:data-point chart:repeated="8"/>
          </chart:series>
          <chart:series chart:style-name="ch11" chart:values-cell-range-address="tls.M95:tls.M102" chart:label-cell-address="tls.M94:tls.M94" chart:class="chart:bar">
            <chart:data-point chart:repeated="8"/>
          </chart:series>
          <chart:series chart:style-name="ch12" chart:values-cell-range-address="tls.N95:tls.N102" chart:label-cell-address="tls.N94:tls.N94" chart:class="chart:bar">
            <chart:data-point chart:repeated="8"/>
          </chart:series>
          <chart:series chart:style-name="ch13" chart:values-cell-range-address="tls.O95:tls.O102" chart:label-cell-address="tls.O94:tls.O94" chart:class="chart:bar">
            <chart:data-point chart:repeated="8"/>
          </chart:series>
          <chart:series chart:style-name="ch14" chart:values-cell-range-address="tls.P95:tls.P102" chart:label-cell-address="tls.P94:tls.P94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ls.L94:tls.L94</svg:desc>
                </draw:g>
              </table:table-cell>
              <table:table-cell office:value-type="string">
                <text:p>1</text:p>
                <draw:g>
                  <svg:desc>tls.M94:tls.M94</svg:desc>
                </draw:g>
              </table:table-cell>
              <table:table-cell office:value-type="string">
                <text:p>2</text:p>
                <draw:g>
                  <svg:desc>tls.N94:tls.N94</svg:desc>
                </draw:g>
              </table:table-cell>
              <table:table-cell office:value-type="string">
                <text:p>5</text:p>
                <draw:g>
                  <svg:desc>tls.O94:tls.O94</svg:desc>
                </draw:g>
              </table:table-cell>
              <table:table-cell office:value-type="string">
                <text:p>10</text:p>
                <draw:g>
                  <svg:desc>tls.P94:tls.P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tls.K95:tls.K102</svg:desc>
                </draw:g>
              </table:table-cell>
              <table:table-cell office:value-type="float" office:value="102.10888671875">
                <text:p>102.10888671875</text:p>
                <draw:g>
                  <svg:desc>tls.L95:tls.L102</svg:desc>
                </draw:g>
              </table:table-cell>
              <table:table-cell office:value-type="float" office:value="102.10888671875">
                <text:p>102.10888671875</text:p>
                <draw:g>
                  <svg:desc>tls.M95:tls.M102</svg:desc>
                </draw:g>
              </table:table-cell>
              <table:table-cell office:value-type="float" office:value="102.10888671875">
                <text:p>102.10888671875</text:p>
                <draw:g>
                  <svg:desc>tls.N95:tls.N102</svg:desc>
                </draw:g>
              </table:table-cell>
              <table:table-cell office:value-type="float" office:value="110.61796875">
                <text:p>110.61796875</text:p>
                <draw:g>
                  <svg:desc>tls.O95:tls.O102</svg:desc>
                </draw:g>
              </table:table-cell>
              <table:table-cell office:value-type="float" office:value="102.10888671875">
                <text:p>102.10888671875</text:p>
                <draw:g>
                  <svg:desc>tls.P95:tls.P102</svg:desc>
                </draw:g>
              </table:table-cell>
            </table:table-row>
            <table:table-row>
              <table:table-cell office:value-type="string">
                <text:p>68,8 % (lzo)</text:p>
              </table:table-cell>
              <table:table-cell office:value-type="float" office:value="29.41123046875">
                <text:p>29.4112304687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29.41123046875">
                <text:p>29.41123046875</text:p>
              </table:table-cell>
              <table:table-cell office:value-type="float" office:value="31.6736328125">
                <text:p>31.6736328125</text:p>
              </table:table-cell>
            </table:table-row>
            <table:table-row>
              <table:table-cell office:value-type="string">
                <text:p>67,3 % (lz4)</text:p>
              </table:table-cell>
              <table:table-cell office:value-type="float" office:value="20.594921875">
                <text:p>20.594921875</text:p>
              </table:table-cell>
              <table:table-cell office:value-type="float" office:value="20.594921875">
                <text:p>20.594921875</text:p>
              </table:table-cell>
              <table:table-cell office:value-type="float" office:value="22.76279296875">
                <text:p>22.76279296875</text:p>
              </table:table-cell>
              <table:table-cell office:value-type="float" office:value="22.76279296875">
                <text:p>22.76279296875</text:p>
              </table:table-cell>
              <table:table-cell office:value-type="float" office:value="21.62470703125">
                <text:p>21.62470703125</text:p>
              </table:table-cell>
            </table:table-row>
            <table:table-row>
              <table:table-cell office:value-type="string">
                <text:p>74,2 % (lz4hc)</text:p>
              </table:table-cell>
              <table:table-cell office:value-type="float" office:value="5.25263671875">
                <text:p>5.25263671875</text:p>
              </table:table-cell>
              <table:table-cell office:value-type="float" office:value="4.87744140625">
                <text:p>4.87744140625</text:p>
              </table:table-cell>
              <table:table-cell office:value-type="float" office:value="6.32265625">
                <text:p>6.32265625</text:p>
              </table:table-cell>
              <table:table-cell office:value-type="float" office:value="6.828515625">
                <text:p>6.828515625</text:p>
              </table:table-cell>
              <table:table-cell office:value-type="float" office:value="7.11298828125">
                <text:p>7.11298828125</text:p>
              </table:table-cell>
            </table:table-row>
            <table:table-row>
              <table:table-cell office:value-type="string">
                <text:p>76,5 % (gzip1)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5.5283203125">
                <text:p>15.5283203125</text:p>
              </table:table-cell>
              <table:table-cell office:value-type="float" office:value="15.5283203125">
                <text:p>15.5283203125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6.34560546875">
                <text:p>16.34560546875</text:p>
              </table:table-cell>
            </table:table-row>
            <table:table-row>
              <table:table-cell office:value-type="string">
                <text:p>78,0 % (gzip3)</text:p>
              </table:table-cell>
              <table:table-cell office:value-type="float" office:value="13.851171875">
                <text:p>13.851171875</text:p>
              </table:table-cell>
              <table:table-cell office:value-type="float" office:value="13.22158203125">
                <text:p>13.22158203125</text:p>
              </table:table-cell>
              <table:table-cell office:value-type="float" office:value="13.851171875">
                <text:p>13.851171875</text:p>
              </table:table-cell>
              <table:table-cell office:value-type="float" office:value="13.851171875">
                <text:p>13.851171875</text:p>
              </table:table-cell>
              <table:table-cell office:value-type="float" office:value="14.54375">
                <text:p>14.54375</text:p>
              </table:table-cell>
            </table:table-row>
            <table:table-row>
              <table:table-cell office:value-type="string">
                <text:p>80,2 % (gzip)</text:p>
              </table:table-cell>
              <table:table-cell office:value-type="float" office:value="8.43271484375">
                <text:p>8.43271484375</text:p>
              </table:table-cell>
              <table:table-cell office:value-type="float" office:value="8.169140625">
                <text:p>8.169140625</text:p>
              </table:table-cell>
              <table:table-cell office:value-type="float" office:value="8.71376953125">
                <text:p>8.71376953125</text:p>
              </table:table-cell>
              <table:table-cell office:value-type="float" office:value="8.43271484375">
                <text:p>8.43271484375</text:p>
              </table:table-cell>
              <table:table-cell office:value-type="float" office:value="9.0142578125">
                <text:p>9.0142578125</text:p>
              </table:table-cell>
            </table:table-row>
            <table:table-row>
              <table:table-cell office:value-type="string">
                <text:p>80,5 % (gzip9)</text:p>
              </table:table-cell>
              <table:table-cell office:value-type="float" office:value="5.161328125">
                <text:p>5.161328125</text:p>
              </table:table-cell>
              <table:table-cell office:value-type="float" office:value="5.3763671875">
                <text:p>5.3763671875</text:p>
              </table:table-cell>
              <table:table-cell office:value-type="float" office:value="5.86513671875">
                <text:p>5.86513671875</text:p>
              </table:table-cell>
              <table:table-cell office:value-type="float" office:value="6.14443359375">
                <text:p>6.14443359375</text:p>
              </table:table-cell>
              <table:table-cell office:value-type="float" office:value="6.14443359375">
                <text:p>6.144433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31cm" svg:y="0.316cm" chart:style-name="ch2">
          <text:p>workers vs. compression - multimedia data - restore</text:p>
        </chart:title>
        <chart:legend chart:legend-position="end" svg:x="14.875cm" svg:y="3.205cm" style:legend-expansion="high" chart:style-name="ch3"/>
        <chart:plot-area chart:style-name="ch4" table:cell-range-address="tls.R2:tls.W10" chart:data-source-has-labels="both" svg:x="1.331cm" svg:y="1.275cm" svg:width="13.224cm" svg:height="6.564cm">
          <chart:coordinate-region svg:x="2.138cm" svg:y="1.474cm" svg:width="12.417cm" svg:height="4.394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tls.R3:tls.R10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tls.S3:tls.S10" chart:label-cell-address="tls.S2:tls.S2" chart:class="chart:bar">
            <chart:data-point chart:repeated="8"/>
          </chart:series>
          <chart:series chart:style-name="ch11" chart:values-cell-range-address="tls.T3:tls.T10" chart:label-cell-address="tls.T2:tls.T2" chart:class="chart:bar">
            <chart:data-point chart:repeated="8"/>
          </chart:series>
          <chart:series chart:style-name="ch12" chart:values-cell-range-address="tls.U3:tls.U10" chart:label-cell-address="tls.U2:tls.U2" chart:class="chart:bar">
            <chart:data-point chart:repeated="8"/>
          </chart:series>
          <chart:series chart:style-name="ch13" chart:values-cell-range-address="tls.V3:tls.V10" chart:label-cell-address="tls.V2:tls.V2" chart:class="chart:bar">
            <chart:data-point chart:repeated="8"/>
          </chart:series>
          <chart:series chart:style-name="ch14" chart:values-cell-range-address="tls.W3:tls.W10" chart:label-cell-address="tls.W2:tls.W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ls.S2:tls.S2</svg:desc>
                </draw:g>
              </table:table-cell>
              <table:table-cell office:value-type="string">
                <text:p>1</text:p>
                <draw:g>
                  <svg:desc>tls.T2:tls.T2</svg:desc>
                </draw:g>
              </table:table-cell>
              <table:table-cell office:value-type="string">
                <text:p>2</text:p>
                <draw:g>
                  <svg:desc>tls.U2:tls.U2</svg:desc>
                </draw:g>
              </table:table-cell>
              <table:table-cell office:value-type="string">
                <text:p>5</text:p>
                <draw:g>
                  <svg:desc>tls.V2:tls.V2</svg:desc>
                </draw:g>
              </table:table-cell>
              <table:table-cell office:value-type="string">
                <text:p>10</text:p>
                <draw:g>
                  <svg:desc>tls.W2:tls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tls.R3:tls.R10</svg:desc>
                </draw:g>
              </table:table-cell>
              <table:table-cell office:value-type="float" office:value="665.12900390625">
                <text:p>665.12900390625</text:p>
                <draw:g>
                  <svg:desc>tls.S3:tls.S10</svg:desc>
                </draw:g>
              </table:table-cell>
              <table:table-cell office:value-type="float" office:value="604.6626953125">
                <text:p>604.6626953125</text:p>
                <draw:g>
                  <svg:desc>tls.T3:tls.T10</svg:desc>
                </draw:g>
              </table:table-cell>
              <table:table-cell office:value-type="float" office:value="604.6626953125">
                <text:p>604.6626953125</text:p>
                <draw:g>
                  <svg:desc>tls.U3:tls.U10</svg:desc>
                </draw:g>
              </table:table-cell>
              <table:table-cell office:value-type="float" office:value="604.6626953125">
                <text:p>604.6626953125</text:p>
                <draw:g>
                  <svg:desc>tls.V3:tls.V10</svg:desc>
                </draw:g>
              </table:table-cell>
              <table:table-cell office:value-type="float" office:value="665.12900390625">
                <text:p>665.12900390625</text:p>
                <draw:g>
                  <svg:desc>tls.W3:tls.W10</svg:desc>
                </draw:g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665.12900390625">
                <text:p>665.12900390625</text:p>
              </table:table-cell>
            </table:table-row>
            <table:table-row>
              <table:table-cell office:value-type="string">
                <text:p>1,0 % (lz4)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</table:table-row>
            <table:table-row>
              <table:table-cell office:value-type="string">
                <text:p>1,8 % (lz4hc)</text:p>
              </table:table-cell>
              <table:table-cell office:value-type="float" office:value="554.27421875">
                <text:p>554.2742187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554.27421875">
                <text:p>554.27421875</text:p>
              </table:table-cell>
            </table:table-row>
            <table:table-row>
              <table:table-cell office:value-type="string">
                <text:p>2,3 % (gzip1)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2,9 % (gzip3)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21.70966796875">
                <text:p>221.709667968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55.81884765625">
                <text:p>255.81884765625</text:p>
              </table:table-cell>
            </table:table-row>
            <table:table-row>
              <table:table-cell office:value-type="string">
                <text:p>3,0 % (gzip)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77.137109375">
                <text:p>277.137109375</text:p>
              </table:table-cell>
            </table:table-row>
            <table:table-row>
              <table:table-cell office:value-type="string">
                <text:p>3,0 % (gzip9)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94cm" svg:y="0.316cm" chart:style-name="ch2">
          <text:p>workers vs. compression - linux rootfs - restore</text:p>
        </chart:title>
        <chart:legend chart:legend-position="end" svg:x="14.875cm" svg:y="3.205cm" style:legend-expansion="high" chart:style-name="ch3"/>
        <chart:plot-area chart:style-name="ch4" table:cell-range-address="tls.R48:tls.W56" chart:data-source-has-labels="both" svg:x="1.331cm" svg:y="1.275cm" svg:width="13.224cm" svg:height="6.564cm">
          <chart:coordinate-region svg:x="2.138cm" svg:y="1.474cm" svg:width="12.417cm" svg:height="4.262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tls.R49:tls.R56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tls.S49:tls.S56" chart:label-cell-address="tls.S48:tls.S48" chart:class="chart:bar">
            <chart:data-point chart:repeated="8"/>
          </chart:series>
          <chart:series chart:style-name="ch11" chart:values-cell-range-address="tls.T49:tls.T56" chart:label-cell-address="tls.T48:tls.T48" chart:class="chart:bar">
            <chart:data-point chart:repeated="8"/>
          </chart:series>
          <chart:series chart:style-name="ch12" chart:values-cell-range-address="tls.U49:tls.U56" chart:label-cell-address="tls.U48:tls.U48" chart:class="chart:bar">
            <chart:data-point chart:repeated="8"/>
          </chart:series>
          <chart:series chart:style-name="ch13" chart:values-cell-range-address="tls.V49:tls.V56" chart:label-cell-address="tls.V48:tls.V48" chart:class="chart:bar">
            <chart:data-point chart:repeated="8"/>
          </chart:series>
          <chart:series chart:style-name="ch14" chart:values-cell-range-address="tls.W49:tls.W56" chart:label-cell-address="tls.W48:tls.W48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ls.S48:tls.S48</svg:desc>
                </draw:g>
              </table:table-cell>
              <table:table-cell office:value-type="string">
                <text:p>1</text:p>
                <draw:g>
                  <svg:desc>tls.T48:tls.T48</svg:desc>
                </draw:g>
              </table:table-cell>
              <table:table-cell office:value-type="string">
                <text:p>2</text:p>
                <draw:g>
                  <svg:desc>tls.U48:tls.U48</svg:desc>
                </draw:g>
              </table:table-cell>
              <table:table-cell office:value-type="string">
                <text:p>5</text:p>
                <draw:g>
                  <svg:desc>tls.V48:tls.V48</svg:desc>
                </draw:g>
              </table:table-cell>
              <table:table-cell office:value-type="string">
                <text:p>10</text:p>
                <draw:g>
                  <svg:desc>tls.W48:tls.W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tls.R49:tls.R56</svg:desc>
                </draw:g>
              </table:table-cell>
              <table:table-cell office:value-type="float" office:value="295.347265625">
                <text:p>295.347265625</text:p>
                <draw:g>
                  <svg:desc>tls.S49:tls.S56</svg:desc>
                </draw:g>
              </table:table-cell>
              <table:table-cell office:value-type="float" office:value="310.11455078125">
                <text:p>310.11455078125</text:p>
                <draw:g>
                  <svg:desc>tls.T49:tls.T56</svg:desc>
                </draw:g>
              </table:table-cell>
              <table:table-cell office:value-type="float" office:value="295.347265625">
                <text:p>295.347265625</text:p>
                <draw:g>
                  <svg:desc>tls.U49:tls.U56</svg:desc>
                </draw:g>
              </table:table-cell>
              <table:table-cell office:value-type="float" office:value="310.11455078125">
                <text:p>310.11455078125</text:p>
                <draw:g>
                  <svg:desc>tls.V49:tls.V56</svg:desc>
                </draw:g>
              </table:table-cell>
              <table:table-cell office:value-type="float" office:value="326.43642578125">
                <text:p>326.43642578125</text:p>
                <draw:g>
                  <svg:desc>tls.W49:tls.W56</svg:desc>
                </draw:g>
              </table:table-cell>
            </table:table-row>
            <table:table-row>
              <table:table-cell office:value-type="string">
                <text:p>46,7 % (lzo)</text:p>
              </table:table-cell>
              <table:table-cell office:value-type="float" office:value="269.66484375">
                <text:p>269.66484375</text:p>
              </table:table-cell>
              <table:table-cell office:value-type="float" office:value="269.66484375">
                <text:p>269.6648437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69.66484375">
                <text:p>269.66484375</text:p>
              </table:table-cell>
              <table:table-cell office:value-type="float" office:value="269.66484375">
                <text:p>269.66484375</text:p>
              </table:table-cell>
            </table:table-row>
            <table:table-row>
              <table:table-cell office:value-type="string">
                <text:p>45,4 % (lz4)</text:p>
              </table:table-cell>
              <table:table-cell office:value-type="float" office:value="248.09169921875">
                <text:p>248.09169921875</text:p>
              </table:table-cell>
              <table:table-cell office:value-type="float" office:value="238.54970703125">
                <text:p>238.54970703125</text:p>
              </table:table-cell>
              <table:table-cell office:value-type="float" office:value="248.09169921875">
                <text:p>248.09169921875</text:p>
              </table:table-cell>
              <table:table-cell office:value-type="float" office:value="248.09169921875">
                <text:p>248.09169921875</text:p>
              </table:table-cell>
              <table:table-cell office:value-type="float" office:value="258.42880859375">
                <text:p>258.42880859375</text:p>
              </table:table-cell>
            </table:table-row>
            <table:table-row>
              <table:table-cell office:value-type="string">
                <text:p>52,3 % (lz4hc)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58.42880859375">
                <text:p>258.42880859375</text:p>
              </table:table-cell>
            </table:table-row>
            <table:table-row>
              <table:table-cell office:value-type="string">
                <text:p>56,9 % (gzip1)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0.07392578125">
                <text:p>200.07392578125</text:p>
              </table:table-cell>
            </table:table-row>
            <table:table-row>
              <table:table-cell office:value-type="string">
                <text:p>58,0 % (gzip3)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9,7 % (gzip)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9,9 % (gzip9)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06.74306640625">
                <text:p>206.74306640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94cm" svg:y="0.316cm" chart:style-name="ch2">
          <text:p>workers vs. compression - linux kernel sources - restore</text:p>
        </chart:title>
        <chart:legend chart:legend-position="end" svg:x="14.875cm" svg:y="3.205cm" style:legend-expansion="high" chart:style-name="ch3"/>
        <chart:plot-area chart:style-name="ch4" table:cell-range-address="tls.R94:tls.W102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tls.R95:tls.R102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tls.S95:tls.S102" chart:label-cell-address="tls.S94:tls.S94" chart:class="chart:bar">
            <chart:data-point chart:repeated="8"/>
          </chart:series>
          <chart:series chart:style-name="ch11" chart:values-cell-range-address="tls.T95:tls.T102" chart:label-cell-address="tls.T94:tls.T94" chart:class="chart:bar">
            <chart:data-point chart:repeated="8"/>
          </chart:series>
          <chart:series chart:style-name="ch12" chart:values-cell-range-address="tls.U95:tls.U102" chart:label-cell-address="tls.U94:tls.U94" chart:class="chart:bar">
            <chart:data-point chart:repeated="8"/>
          </chart:series>
          <chart:series chart:style-name="ch13" chart:values-cell-range-address="tls.V95:tls.V102" chart:label-cell-address="tls.V94:tls.V94" chart:class="chart:bar">
            <chart:data-point chart:repeated="8"/>
          </chart:series>
          <chart:series chart:style-name="ch14" chart:values-cell-range-address="tls.W95:tls.W102" chart:label-cell-address="tls.W94:tls.W94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ls.S94:tls.S94</svg:desc>
                </draw:g>
              </table:table-cell>
              <table:table-cell office:value-type="string">
                <text:p>1</text:p>
                <draw:g>
                  <svg:desc>tls.T94:tls.T94</svg:desc>
                </draw:g>
              </table:table-cell>
              <table:table-cell office:value-type="string">
                <text:p>2</text:p>
                <draw:g>
                  <svg:desc>tls.U94:tls.U94</svg:desc>
                </draw:g>
              </table:table-cell>
              <table:table-cell office:value-type="string">
                <text:p>5</text:p>
                <draw:g>
                  <svg:desc>tls.V94:tls.V94</svg:desc>
                </draw:g>
              </table:table-cell>
              <table:table-cell office:value-type="string">
                <text:p>10</text:p>
                <draw:g>
                  <svg:desc>tls.W94:tls.W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tls.R95:tls.R102</svg:desc>
                </draw:g>
              </table:table-cell>
              <table:table-cell office:value-type="float" office:value="132.1802734375">
                <text:p>132.1802734375</text:p>
                <draw:g>
                  <svg:desc>tls.S95:tls.S102</svg:desc>
                </draw:g>
              </table:table-cell>
              <table:table-cell office:value-type="float" office:value="120.1638671875">
                <text:p>120.1638671875</text:p>
                <draw:g>
                  <svg:desc>tls.T95:tls.T102</svg:desc>
                </draw:g>
              </table:table-cell>
              <table:table-cell office:value-type="float" office:value="120.1638671875">
                <text:p>120.1638671875</text:p>
                <draw:g>
                  <svg:desc>tls.U95:tls.U102</svg:desc>
                </draw:g>
              </table:table-cell>
              <table:table-cell office:value-type="float" office:value="132.1802734375">
                <text:p>132.1802734375</text:p>
                <draw:g>
                  <svg:desc>tls.V95:tls.V102</svg:desc>
                </draw:g>
              </table:table-cell>
              <table:table-cell office:value-type="float" office:value="120.1638671875">
                <text:p>120.1638671875</text:p>
                <draw:g>
                  <svg:desc>tls.W95:tls.W102</svg:desc>
                </draw:g>
              </table:table-cell>
            </table:table-row>
            <table:table-row>
              <table:table-cell office:value-type="string">
                <text:p>68,8 % (lzo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67,3 % (lz4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</table:table-row>
            <table:table-row>
              <table:table-cell office:value-type="string">
                <text:p>74,2 % (lz4hc)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76,5 % (gzip1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94.414453125">
                <text:p>94.4144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  <table:table-cell office:value-type="float" office:value="110.1501953125">
                <text:p>110.1501953125</text:p>
              </table:table-cell>
            </table:table-row>
            <table:table-row>
              <table:table-cell office:value-type="string">
                <text:p>78,0 % (gzip3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</table:table-row>
            <table:table-row>
              <table:table-cell office:value-type="string">
                <text:p>80,2 % (gzip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  <table:table-cell office:value-type="float" office:value="110.1501953125">
                <text:p>110.1501953125</text:p>
              </table:table-cell>
            </table:table-row>
            <table:table-row>
              <table:table-cell office:value-type="string">
                <text:p>80,5 % (gzip9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44cm" svg:y="0.319cm" chart:style-name="ch2">
          <text:p>workers vs. compression - multimedia data backup</text:p>
        </chart:title>
        <chart:legend chart:legend-position="end" svg:x="14.875cm" svg:y="3.205cm" style:legend-expansion="high" chart:style-name="ch3"/>
        <chart:plot-area chart:style-name="ch4" table:cell-range-address="notls.K2:notls.P10" chart:data-source-has-labels="both" svg:x="1.331cm" svg:y="1.275cm" svg:width="13.224cm" svg:height="6.564cm">
          <chart:coordinate-region svg:x="2.323cm" svg:y="1.474cm" svg:width="12.232cm" svg:height="4.39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notls.K3:notls.K10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notls.L3:notls.L10" chart:label-cell-address="notls.L2:notls.L2" chart:class="chart:bar">
            <chart:data-point chart:repeated="8"/>
          </chart:series>
          <chart:series chart:style-name="ch11" chart:values-cell-range-address="notls.M3:notls.M10" chart:label-cell-address="notls.M2:notls.M2" chart:class="chart:bar">
            <chart:data-point chart:repeated="8"/>
          </chart:series>
          <chart:series chart:style-name="ch12" chart:values-cell-range-address="notls.N3:notls.N10" chart:label-cell-address="notls.N2:notls.N2" chart:class="chart:bar">
            <chart:data-point chart:repeated="8"/>
          </chart:series>
          <chart:series chart:style-name="ch13" chart:values-cell-range-address="notls.O3:notls.O10" chart:label-cell-address="notls.O2:notls.O2" chart:class="chart:bar">
            <chart:data-point chart:repeated="8"/>
          </chart:series>
          <chart:series chart:style-name="ch14" chart:values-cell-range-address="notls.P3:notls.P10" chart:label-cell-address="notls.P2:notls.P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notls.L2:notls.L2</svg:desc>
                </draw:g>
              </table:table-cell>
              <table:table-cell office:value-type="string">
                <text:p>1</text:p>
                <draw:g>
                  <svg:desc>notls.M2:notls.M2</svg:desc>
                </draw:g>
              </table:table-cell>
              <table:table-cell office:value-type="string">
                <text:p>2</text:p>
                <draw:g>
                  <svg:desc>notls.N2:notls.N2</svg:desc>
                </draw:g>
              </table:table-cell>
              <table:table-cell office:value-type="string">
                <text:p>5</text:p>
                <draw:g>
                  <svg:desc>notls.O2:notls.O2</svg:desc>
                </draw:g>
              </table:table-cell>
              <table:table-cell office:value-type="string">
                <text:p>10</text:p>
                <draw:g>
                  <svg:desc>notls.P2:notls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notls.K3:notls.K10</svg:desc>
                </draw:g>
              </table:table-cell>
              <table:table-cell office:value-type="float" office:value="950.18701171875">
                <text:p>950.18701171875</text:p>
                <draw:g>
                  <svg:desc>notls.L3:notls.L10</svg:desc>
                </draw:g>
              </table:table-cell>
              <table:table-cell office:value-type="float" office:value="950.18701171875">
                <text:p>950.18701171875</text:p>
                <draw:g>
                  <svg:desc>notls.M3:notls.M10</svg:desc>
                </draw:g>
              </table:table-cell>
              <table:table-cell office:value-type="float" office:value="1108.55146484375">
                <text:p>1108.55146484375</text:p>
                <draw:g>
                  <svg:desc>notls.N3:notls.N10</svg:desc>
                </draw:g>
              </table:table-cell>
              <table:table-cell office:value-type="float" office:value="1108.55146484375">
                <text:p>1108.55146484375</text:p>
                <draw:g>
                  <svg:desc>notls.O3:notls.O10</svg:desc>
                </draw:g>
              </table:table-cell>
              <table:table-cell office:value-type="float" office:value="950.18701171875">
                <text:p>950.18701171875</text:p>
                <draw:g>
                  <svg:desc>notls.P3:notls.P10</svg:desc>
                </draw:g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950.88701171875">
                <text:p>950.88701171875</text:p>
              </table:table-cell>
              <table:table-cell office:value-type="float" office:value="950.88701171875">
                <text:p>950.88701171875</text:p>
              </table:table-cell>
              <table:table-cell office:value-type="float" office:value="1109.3681640625">
                <text:p>1109.3681640625</text:p>
              </table:table-cell>
              <table:table-cell office:value-type="float" office:value="950.88701171875">
                <text:p>950.88701171875</text:p>
              </table:table-cell>
              <table:table-cell office:value-type="float" office:value="1109.3681640625">
                <text:p>1109.3681640625</text:p>
              </table:table-cell>
            </table:table-row>
            <table:table-row>
              <table:table-cell office:value-type="string">
                <text:p>1.8 % (lz4hc)</text:p>
              </table:table-cell>
              <table:table-cell office:value-type="float" office:value="56.28095703125">
                <text:p>56.28095703125</text:p>
              </table:table-cell>
              <table:table-cell office:value-type="float" office:value="59.35078125">
                <text:p>59.35078125</text:p>
              </table:table-cell>
              <table:table-cell office:value-type="float" office:value="59.35078125">
                <text:p>59.35078125</text:p>
              </table:table-cell>
              <table:table-cell office:value-type="float" office:value="59.35078125">
                <text:p>59.35078125</text:p>
              </table:table-cell>
              <table:table-cell office:value-type="float" office:value="59.35078125">
                <text:p>59.35078125</text:p>
              </table:table-cell>
            </table:table-row>
            <table:table-row>
              <table:table-cell office:value-type="string">
                <text:p>1.0 % (lz4)</text:p>
              </table:table-cell>
              <table:table-cell office:value-type="float" office:value="329.2171875">
                <text:p>329.2171875</text:p>
              </table:table-cell>
              <table:table-cell office:value-type="float" office:value="346.5443359375">
                <text:p>346.5443359375</text:p>
              </table:table-cell>
              <table:table-cell office:value-type="float" office:value="346.5443359375">
                <text:p>346.5443359375</text:p>
              </table:table-cell>
              <table:table-cell office:value-type="float" office:value="346.5443359375">
                <text:p>346.5443359375</text:p>
              </table:table-cell>
              <table:table-cell office:value-type="float" office:value="365.796875">
                <text:p>365.796875</text:p>
              </table:table-cell>
            </table:table-row>
            <table:table-row>
              <table:table-cell office:value-type="string">
                <text:p>3.0 % (gzip9)</text:p>
              </table:table-cell>
              <table:table-cell office:value-type="float" office:value="72.48173828125">
                <text:p>72.48173828125</text:p>
              </table:table-cell>
              <table:table-cell office:value-type="float" office:value="73.30546875">
                <text:p>73.30546875</text:p>
              </table:table-cell>
              <table:table-cell office:value-type="float" office:value="73.30546875">
                <text:p>73.30546875</text:p>
              </table:table-cell>
              <table:table-cell office:value-type="float" office:value="73.30546875">
                <text:p>73.30546875</text:p>
              </table:table-cell>
              <table:table-cell office:value-type="float" office:value="72.48173828125">
                <text:p>72.48173828125</text:p>
              </table:table-cell>
            </table:table-row>
            <table:table-row>
              <table:table-cell office:value-type="string">
                <text:p>3.0 % (gzip)</text:p>
              </table:table-cell>
              <table:table-cell office:value-type="float" office:value="75.896875">
                <text:p>75.896875</text:p>
              </table:table-cell>
              <table:table-cell office:value-type="float" office:value="75.01435546875">
                <text:p>75.01435546875</text:p>
              </table:table-cell>
              <table:table-cell office:value-type="float" office:value="75.896875">
                <text:p>75.896875</text:p>
              </table:table-cell>
              <table:table-cell office:value-type="float" office:value="75.01435546875">
                <text:p>75.01435546875</text:p>
              </table:table-cell>
              <table:table-cell office:value-type="float" office:value="74.15205078125">
                <text:p>74.15205078125</text:p>
              </table:table-cell>
            </table:table-row>
            <table:table-row>
              <table:table-cell office:value-type="string">
                <text:p>2.9 % (gzip3)</text:p>
              </table:table-cell>
              <table:table-cell office:value-type="float" office:value="89.66806640625">
                <text:p>89.66806640625</text:p>
              </table:table-cell>
              <table:table-cell office:value-type="float" office:value="89.66806640625">
                <text:p>89.66806640625</text:p>
              </table:table-cell>
              <table:table-cell office:value-type="float" office:value="88.43974609375">
                <text:p>88.43974609375</text:p>
              </table:table-cell>
              <table:table-cell office:value-type="float" office:value="88.43974609375">
                <text:p>88.43974609375</text:p>
              </table:table-cell>
              <table:table-cell office:value-type="float" office:value="88.43974609375">
                <text:p>88.43974609375</text:p>
              </table:table-cell>
            </table:table-row>
            <table:table-row>
              <table:table-cell office:value-type="string">
                <text:p>2.3 % (gzip1)</text:p>
              </table:table-cell>
              <table:table-cell office:value-type="float" office:value="91.48798828125">
                <text:p>91.48798828125</text:p>
              </table:table-cell>
              <table:table-cell office:value-type="float" office:value="92.79501953125">
                <text:p>92.79501953125</text:p>
              </table:table-cell>
              <table:table-cell office:value-type="float" office:value="92.79501953125">
                <text:p>92.79501953125</text:p>
              </table:table-cell>
              <table:table-cell office:value-type="float" office:value="92.79501953125">
                <text:p>92.79501953125</text:p>
              </table:table-cell>
              <table:table-cell office:value-type="float" office:value="94.13984375">
                <text:p>94.139843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6cm" chart:style-name="ch2">
          <text:p>workers vs. compression - linux rootfs backup</text:p>
        </chart:title>
        <chart:legend chart:legend-position="end" svg:x="14.875cm" svg:y="3.205cm" style:legend-expansion="high" chart:style-name="ch3"/>
        <chart:plot-area chart:style-name="ch4" table:cell-range-address="notls.K48:notls.P56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notls.K49:notls.K56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notls.L49:notls.L56" chart:label-cell-address="notls.L48:notls.L48" chart:class="chart:bar">
            <chart:data-point chart:repeated="8"/>
          </chart:series>
          <chart:series chart:style-name="ch11" chart:values-cell-range-address="notls.M49:notls.M56" chart:label-cell-address="notls.M48:notls.M48" chart:class="chart:bar">
            <chart:data-point chart:repeated="8"/>
          </chart:series>
          <chart:series chart:style-name="ch12" chart:values-cell-range-address="notls.N49:notls.N56" chart:label-cell-address="notls.N48:notls.N48" chart:class="chart:bar">
            <chart:data-point chart:repeated="8"/>
          </chart:series>
          <chart:series chart:style-name="ch13" chart:values-cell-range-address="notls.O49:notls.O56" chart:label-cell-address="notls.O48:notls.O48" chart:class="chart:bar">
            <chart:data-point chart:repeated="8"/>
          </chart:series>
          <chart:series chart:style-name="ch14" chart:values-cell-range-address="notls.P49:notls.P56" chart:label-cell-address="notls.P48:notls.P48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notls.L48:notls.L48</svg:desc>
                </draw:g>
              </table:table-cell>
              <table:table-cell office:value-type="string">
                <text:p>1</text:p>
                <draw:g>
                  <svg:desc>notls.M48:notls.M48</svg:desc>
                </draw:g>
              </table:table-cell>
              <table:table-cell office:value-type="string">
                <text:p>2</text:p>
                <draw:g>
                  <svg:desc>notls.N48:notls.N48</svg:desc>
                </draw:g>
              </table:table-cell>
              <table:table-cell office:value-type="string">
                <text:p>5</text:p>
                <draw:g>
                  <svg:desc>notls.O48:notls.O48</svg:desc>
                </draw:g>
              </table:table-cell>
              <table:table-cell office:value-type="string">
                <text:p>10</text:p>
                <draw:g>
                  <svg:desc>notls.P48:notls.P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notls.K49:notls.K56</svg:desc>
                </draw:g>
              </table:table-cell>
              <table:table-cell office:value-type="float" office:value="345.1056640625">
                <text:p>345.1056640625</text:p>
                <draw:g>
                  <svg:desc>notls.L49:notls.L56</svg:desc>
                </draw:g>
              </table:table-cell>
              <table:table-cell office:value-type="float" office:value="345.1056640625">
                <text:p>345.1056640625</text:p>
                <draw:g>
                  <svg:desc>notls.M49:notls.M56</svg:desc>
                </draw:g>
              </table:table-cell>
              <table:table-cell office:value-type="float" office:value="345.1056640625">
                <text:p>345.1056640625</text:p>
                <draw:g>
                  <svg:desc>notls.N49:notls.N56</svg:desc>
                </draw:g>
              </table:table-cell>
              <table:table-cell office:value-type="float" office:value="345.1056640625">
                <text:p>345.1056640625</text:p>
                <draw:g>
                  <svg:desc>notls.O49:notls.O56</svg:desc>
                </draw:g>
              </table:table-cell>
              <table:table-cell office:value-type="float" office:value="345.1056640625">
                <text:p>345.1056640625</text:p>
                <draw:g>
                  <svg:desc>notls.P49:notls.P56</svg:desc>
                </draw:g>
              </table:table-cell>
            </table:table-row>
            <table:table-row>
              <table:table-cell office:value-type="string">
                <text:p>46.7 % (lzo)</text:p>
              </table:table-cell>
              <table:table-cell office:value-type="float" office:value="157.4408203125">
                <text:p>157.4408203125</text:p>
              </table:table-cell>
              <table:table-cell office:value-type="float" office:value="150.284375">
                <text:p>150.284375</text:p>
              </table:table-cell>
              <table:table-cell office:value-type="float" office:value="165.31279296875">
                <text:p>165.31279296875</text:p>
              </table:table-cell>
              <table:table-cell office:value-type="float" office:value="165.31279296875">
                <text:p>165.31279296875</text:p>
              </table:table-cell>
              <table:table-cell office:value-type="float" office:value="157.4408203125">
                <text:p>157.4408203125</text:p>
              </table:table-cell>
            </table:table-row>
            <table:table-row>
              <table:table-cell office:value-type="string">
                <text:p>52.3 % (lz4hc)</text:p>
              </table:table-cell>
              <table:table-cell office:value-type="float" office:value="16.26220703125">
                <text:p>16.26220703125</text:p>
              </table:table-cell>
              <table:table-cell office:value-type="float" office:value="16.26220703125">
                <text:p>16.26220703125</text:p>
              </table:table-cell>
              <table:table-cell office:value-type="float" office:value="16.26220703125">
                <text:p>16.26220703125</text:p>
              </table:table-cell>
              <table:table-cell office:value-type="float" office:value="16.08544921875">
                <text:p>16.08544921875</text:p>
              </table:table-cell>
              <table:table-cell office:value-type="float" office:value="16.26220703125">
                <text:p>16.26220703125</text:p>
              </table:table-cell>
            </table:table-row>
            <table:table-row>
              <table:table-cell office:value-type="string">
                <text:p>45.4 % (lz4)</text:p>
              </table:table-cell>
              <table:table-cell office:value-type="float" office:value="76.94970703125">
                <text:p>76.94970703125</text:p>
              </table:table-cell>
              <table:table-cell office:value-type="float" office:value="75.23974609375">
                <text:p>75.23974609375</text:p>
              </table:table-cell>
              <table:table-cell office:value-type="float" office:value="75.23974609375">
                <text:p>75.23974609375</text:p>
              </table:table-cell>
              <table:table-cell office:value-type="float" office:value="75.23974609375">
                <text:p>75.23974609375</text:p>
              </table:table-cell>
              <table:table-cell office:value-type="float" office:value="75.23974609375">
                <text:p>75.23974609375</text:p>
              </table:table-cell>
            </table:table-row>
            <table:table-row>
              <table:table-cell office:value-type="string">
                <text:p>59.9 % (gzip9)</text:p>
              </table:table-cell>
              <table:table-cell office:value-type="float" office:value="6.65302734375">
                <text:p>6.65302734375</text:p>
              </table:table-cell>
              <table:table-cell office:value-type="float" office:value="6.6708984375">
                <text:p>6.6708984375</text:p>
              </table:table-cell>
              <table:table-cell office:value-type="float" office:value="6.6353515625">
                <text:p>6.6353515625</text:p>
              </table:table-cell>
              <table:table-cell office:value-type="float" office:value="6.6353515625">
                <text:p>6.6353515625</text:p>
              </table:table-cell>
              <table:table-cell office:value-type="float" office:value="6.6353515625">
                <text:p>6.6353515625</text:p>
              </table:table-cell>
            </table:table-row>
            <table:table-row>
              <table:table-cell office:value-type="string">
                <text:p>59.7 % (gzip)</text:p>
              </table:table-cell>
              <table:table-cell office:value-type="float" office:value="19.67021484375">
                <text:p>19.67021484375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365234375">
                <text:p>19.365234375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67021484375">
                <text:p>19.67021484375</text:p>
              </table:table-cell>
            </table:table-row>
            <table:table-row>
              <table:table-cell office:value-type="string">
                <text:p>58.0 % (gzip3)</text:p>
              </table:table-cell>
              <table:table-cell office:value-type="float" office:value="37.7376953125">
                <text:p>37.7376953125</text:p>
              </table:table-cell>
              <table:table-cell office:value-type="float" office:value="37.7376953125">
                <text:p>37.7376953125</text:p>
              </table:table-cell>
              <table:table-cell office:value-type="float" office:value="37.7376953125">
                <text:p>37.7376953125</text:p>
              </table:table-cell>
              <table:table-cell office:value-type="float" office:value="37.1986328125">
                <text:p>37.1986328125</text:p>
              </table:table-cell>
              <table:table-cell office:value-type="float" office:value="37.1986328125">
                <text:p>37.1986328125</text:p>
              </table:table-cell>
            </table:table-row>
            <table:table-row>
              <table:table-cell office:value-type="string">
                <text:p>56.9 % (gzip1)</text:p>
              </table:table-cell>
              <table:table-cell office:value-type="float" office:value="47.72529296875">
                <text:p>47.72529296875</text:p>
              </table:table-cell>
              <table:table-cell office:value-type="float" office:value="47.72529296875">
                <text:p>47.72529296875</text:p>
              </table:table-cell>
              <table:table-cell office:value-type="float" office:value="47.72529296875">
                <text:p>47.72529296875</text:p>
              </table:table-cell>
              <table:table-cell office:value-type="float" office:value="47.72529296875">
                <text:p>47.72529296875</text:p>
              </table:table-cell>
              <table:table-cell office:value-type="float" office:value="46.07958984375">
                <text:p>46.079589843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27cm" svg:y="0.316cm" chart:style-name="ch2">
          <text:p>workers vs. compression - linux kernel sources backup</text:p>
        </chart:title>
        <chart:legend chart:legend-position="end" svg:x="14.875cm" svg:y="3.205cm" style:legend-expansion="high" chart:style-name="ch3"/>
        <chart:plot-area chart:style-name="ch4" table:cell-range-address="notls.K94:notls.P102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notls.K95:notls.K102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notls.L95:notls.L102" chart:label-cell-address="notls.L94:notls.L94" chart:class="chart:bar">
            <chart:data-point chart:repeated="8"/>
          </chart:series>
          <chart:series chart:style-name="ch11" chart:values-cell-range-address="notls.M95:notls.M102" chart:label-cell-address="notls.M94:notls.M94" chart:class="chart:bar">
            <chart:data-point chart:repeated="8"/>
          </chart:series>
          <chart:series chart:style-name="ch12" chart:values-cell-range-address="notls.N95:notls.N102" chart:label-cell-address="notls.N94:notls.N94" chart:class="chart:bar">
            <chart:data-point chart:repeated="8"/>
          </chart:series>
          <chart:series chart:style-name="ch13" chart:values-cell-range-address="notls.O95:notls.O102" chart:label-cell-address="notls.O94:notls.O94" chart:class="chart:bar">
            <chart:data-point chart:repeated="8"/>
          </chart:series>
          <chart:series chart:style-name="ch14" chart:values-cell-range-address="notls.P95:notls.P102" chart:label-cell-address="notls.P94:notls.P94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notls.L94:notls.L94</svg:desc>
                </draw:g>
              </table:table-cell>
              <table:table-cell office:value-type="string">
                <text:p>1</text:p>
                <draw:g>
                  <svg:desc>notls.M94:notls.M94</svg:desc>
                </draw:g>
              </table:table-cell>
              <table:table-cell office:value-type="string">
                <text:p>2</text:p>
                <draw:g>
                  <svg:desc>notls.N94:notls.N94</svg:desc>
                </draw:g>
              </table:table-cell>
              <table:table-cell office:value-type="string">
                <text:p>5</text:p>
                <draw:g>
                  <svg:desc>notls.O94:notls.O94</svg:desc>
                </draw:g>
              </table:table-cell>
              <table:table-cell office:value-type="string">
                <text:p>10</text:p>
                <draw:g>
                  <svg:desc>notls.P94:notls.P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notls.K95:notls.K102</svg:desc>
                </draw:g>
              </table:table-cell>
              <table:table-cell office:value-type="float" office:value="120.67412109375">
                <text:p>120.67412109375</text:p>
                <draw:g>
                  <svg:desc>notls.L95:notls.L102</svg:desc>
                </draw:g>
              </table:table-cell>
              <table:table-cell office:value-type="float" office:value="120.67412109375">
                <text:p>120.67412109375</text:p>
                <draw:g>
                  <svg:desc>notls.M95:notls.M102</svg:desc>
                </draw:g>
              </table:table-cell>
              <table:table-cell office:value-type="float" office:value="110.61796875">
                <text:p>110.61796875</text:p>
                <draw:g>
                  <svg:desc>notls.N95:notls.N102</svg:desc>
                </draw:g>
              </table:table-cell>
              <table:table-cell office:value-type="float" office:value="120.67412109375">
                <text:p>120.67412109375</text:p>
                <draw:g>
                  <svg:desc>notls.O95:notls.O102</svg:desc>
                </draw:g>
              </table:table-cell>
              <table:table-cell office:value-type="float" office:value="120.67412109375">
                <text:p>120.67412109375</text:p>
                <draw:g>
                  <svg:desc>notls.P95:notls.P102</svg:desc>
                </draw:g>
              </table:table-cell>
            </table:table-row>
            <table:table-row>
              <table:table-cell office:value-type="string">
                <text:p>68.8 % (lzo)</text:p>
              </table:table-cell>
              <table:table-cell office:value-type="float" office:value="34.3130859375">
                <text:p>34.313085937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4.3130859375">
                <text:p>34.3130859375</text:p>
              </table:table-cell>
              <table:table-cell office:value-type="float" office:value="34.3130859375">
                <text:p>34.3130859375</text:p>
              </table:table-cell>
              <table:table-cell office:value-type="float" office:value="34.3130859375">
                <text:p>34.3130859375</text:p>
              </table:table-cell>
            </table:table-row>
            <table:table-row>
              <table:table-cell office:value-type="string">
                <text:p>74.2 % (lz4hc)</text:p>
              </table:table-cell>
              <table:table-cell office:value-type="float" office:value="6.5658203125">
                <text:p>6.5658203125</text:p>
              </table:table-cell>
              <table:table-cell office:value-type="float" office:value="6.4419921875">
                <text:p>6.4419921875</text:p>
              </table:table-cell>
              <table:table-cell office:value-type="float" office:value="6.69462890625">
                <text:p>6.69462890625</text:p>
              </table:table-cell>
              <table:table-cell office:value-type="float" office:value="6.32265625">
                <text:p>6.32265625</text:p>
              </table:table-cell>
              <table:table-cell office:value-type="float" office:value="6.32265625">
                <text:p>6.32265625</text:p>
              </table:table-cell>
            </table:table-row>
            <table:table-row>
              <table:table-cell office:value-type="string">
                <text:p>67.3 % (lz4)</text:p>
              </table:table-cell>
              <table:table-cell office:value-type="float" office:value="24.02744140625">
                <text:p>24.02744140625</text:p>
              </table:table-cell>
              <table:table-cell office:value-type="float" office:value="24.02744140625">
                <text:p>24.02744140625</text:p>
              </table:table-cell>
              <table:table-cell office:value-type="float" office:value="24.02744140625">
                <text:p>24.02744140625</text:p>
              </table:table-cell>
              <table:table-cell office:value-type="float" office:value="24.02744140625">
                <text:p>24.02744140625</text:p>
              </table:table-cell>
              <table:table-cell office:value-type="float" office:value="22.76279296875">
                <text:p>22.76279296875</text:p>
              </table:table-cell>
            </table:table-row>
            <table:table-row>
              <table:table-cell office:value-type="string">
                <text:p>80.5 % (gzip9)</text:p>
              </table:table-cell>
              <table:table-cell office:value-type="float" office:value="6.14443359375">
                <text:p>6.14443359375</text:p>
              </table:table-cell>
              <table:table-cell office:value-type="float" office:value="6.0015625">
                <text:p>6.00156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14443359375">
                <text:p>6.14443359375</text:p>
              </table:table-cell>
              <table:table-cell office:value-type="float" office:value="6.14443359375">
                <text:p>6.14443359375</text:p>
              </table:table-cell>
            </table:table-row>
            <table:table-row>
              <table:table-cell office:value-type="string">
                <text:p>80.2 % (gzip)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33623046875">
                <text:p>9.33623046875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0142578125">
                <text:p>9.0142578125</text:p>
              </table:table-cell>
            </table:table-row>
            <table:table-row>
              <table:table-cell office:value-type="string">
                <text:p>78.0 % (gzip3)</text:p>
              </table:table-cell>
              <table:table-cell office:value-type="float" office:value="14.54375">
                <text:p>14.54375</text:p>
              </table:table-cell>
              <table:table-cell office:value-type="float" office:value="14.54375">
                <text:p>14.54375</text:p>
              </table:table-cell>
              <table:table-cell office:value-type="float" office:value="15.3091796875">
                <text:p>15.3091796875</text:p>
              </table:table-cell>
              <table:table-cell office:value-type="float" office:value="14.54375">
                <text:p>14.54375</text:p>
              </table:table-cell>
              <table:table-cell office:value-type="float" office:value="15.3091796875">
                <text:p>15.3091796875</text:p>
              </table:table-cell>
            </table:table-row>
            <table:table-row>
              <table:table-cell office:value-type="string">
                <text:p>76.5 % (gzip1)</text:p>
              </table:table-cell>
              <table:table-cell office:value-type="float" office:value="17.2537109375">
                <text:p>17.2537109375</text:p>
              </table:table-cell>
              <table:table-cell office:value-type="float" office:value="17.2537109375">
                <text:p>17.2537109375</text:p>
              </table:table-cell>
              <table:table-cell office:value-type="float" office:value="18.26865234375">
                <text:p>18.26865234375</text:p>
              </table:table-cell>
              <table:table-cell office:value-type="float" office:value="17.2537109375">
                <text:p>17.2537109375</text:p>
              </table:table-cell>
              <table:table-cell office:value-type="float" office:value="18.26865234375">
                <text:p>18.26865234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